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ooo:tab-color="#ffffa6"/>
    </style:style>
    <style:style style:name="ta2" style:family="table" style:master-page-name="Default">
      <style:table-properties table:display="true" style:writing-mode="lr-tb" tableooo:tab-color="#ffe994"/>
    </style:style>
    <style:style style:name="ta3" style:family="table" style:master-page-name="Default">
      <style:table-properties table:display="true" style:writing-mode="lr-tb" tableooo:tab-color="#ffb66c"/>
    </style:style>
    <style:style style:name="ta4" style:family="table" style:master-page-name="Default">
      <style:table-properties table:display="true" style:writing-mode="lr-tb" tableooo:tab-color="#ffaa95"/>
    </style:style>
    <style:style style:name="ta5" style:family="table" style:master-page-name="Default">
      <style:table-properties table:display="true" style:writing-mode="lr-tb" tableooo:tab-color="#ec9ba4"/>
    </style:style>
    <style:style style:name="ta6" style:family="table" style:master-page-name="Default">
      <style:table-properties table:display="true" style:writing-mode="lr-tb" tableooo:tab-color="#b7b3ca"/>
    </style:style>
    <style:style style:name="ta7" style:family="table" style:master-page-name="Default">
      <style:table-properties table:display="true" style:writing-mode="lr-tb" tableooo:tab-color="#afd095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ni1" table:style-name="ta1">
        <table:shapes>
          <draw:frame draw:z-index="0" draw:style-name="gr1" draw:text-style-name="P1" svg:width="6.2988in" svg:height="3.5429in" svg:x="5.8453in" svg:y="3.4165in">
            <draw:object draw:notify-on-update-of-ranges="uni1.G2:uni1.G17 uni1.H1:uni1.H1 uni1.H2:uni1.H17 uni1.I1:uni1.I1 uni1.I2:uni1.I17 uni1.J1:uni1.J1 uni1.J2:uni1.J17 uni1.K1:uni1.K1 uni1.K2:uni1.K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uni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72" calcext:value-type="float">
            <text:p>72</text:p>
          </table:table-cell>
          <table:table-cell table:formula="of:=[.C3]+[.C4]" office:value-type="float" office:value="325" calcext:value-type="float">
            <text:p>325</text:p>
          </table:table-cell>
          <table:table-cell table:formula="of:=[.D3]+[.D4]" office:value-type="float" office:value="140" calcext:value-type="float">
            <text:p>140</text:p>
          </table:table-cell>
          <table:table-cell table:formula="of:=[.E3]+[.E4]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51" calcext:value-type="float">
            <text:p>151</text:p>
          </table:table-cell>
          <table:table-cell table:formula="of:=[.C11]+[.C12]" office:value-type="float" office:value="584" calcext:value-type="float">
            <text:p>584</text:p>
          </table:table-cell>
          <table:table-cell table:formula="of:=[.D11]+[.D12]" office:value-type="float" office:value="257" calcext:value-type="float">
            <text:p>257</text:p>
          </table:table-cell>
          <table:table-cell table:formula="of:=[.E11]+[.E12]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8" calcext:value-type="float">
            <text:p>48</text:p>
          </table:table-cell>
          <table:table-cell office:value-type="float" office:value="301" calcext:value-type="float">
            <text:p>301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285" calcext:value-type="float">
            <text:p>285</text:p>
          </table:table-cell>
          <table:table-cell table:formula="of:=[.C19]+[.C20]" office:value-type="float" office:value="1125" calcext:value-type="float">
            <text:p>1125</text:p>
          </table:table-cell>
          <table:table-cell table:formula="of:=[.D19]+[.D20]" office:value-type="float" office:value="381" calcext:value-type="float">
            <text:p>381</text:p>
          </table:table-cell>
          <table:table-cell table:formula="of:=[.E19]+[.E20]"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652" calcext:value-type="float">
            <text:p>652</text:p>
          </table:table-cell>
          <table:table-cell table:formula="of:=[.C27]+[.C28]" office:value-type="float" office:value="1872" calcext:value-type="float">
            <text:p>1872</text:p>
          </table:table-cell>
          <table:table-cell table:formula="of:=[.D27]+[.D28]" office:value-type="float" office:value="677" calcext:value-type="float">
            <text:p>677</text:p>
          </table:table-cell>
          <table:table-cell table:formula="of:=[.E27]+[.E28]"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650" calcext:value-type="float">
            <text:p>1650</text:p>
          </table:table-cell>
          <table:table-cell table:formula="of:=[.C35]+[.C36]" office:value-type="float" office:value="5192" calcext:value-type="float">
            <text:p>5192</text:p>
          </table:table-cell>
          <table:table-cell table:formula="of:=[.D35]+[.D36]" office:value-type="float" office:value="1459" calcext:value-type="float">
            <text:p>1459</text:p>
          </table:table-cell>
          <table:table-cell table:formula="of:=[.E35]+[.E36]" office:value-type="float" office:value="1244" calcext:value-type="float">
            <text:p>1244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4477" calcext:value-type="float">
            <text:p>4477</text:p>
          </table:table-cell>
          <table:table-cell table:formula="of:=[.C43]+[.C44]" office:value-type="float" office:value="15200" calcext:value-type="float">
            <text:p>15200</text:p>
          </table:table-cell>
          <table:table-cell table:formula="of:=[.D43]+[.D44]" office:value-type="float" office:value="2859" calcext:value-type="float">
            <text:p>2859</text:p>
          </table:table-cell>
          <table:table-cell table:formula="of:=[.E43]+[.E44]" office:value-type="float" office:value="3296" calcext:value-type="float">
            <text:p>3296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144" calcext:value-type="float">
            <text:p>7144</text:p>
          </table:table-cell>
          <table:table-cell table:formula="of:=[.C51]+[.C52]" office:value-type="float" office:value="23460" calcext:value-type="float">
            <text:p>23460</text:p>
          </table:table-cell>
          <table:table-cell table:formula="of:=[.D51]+[.D52]" office:value-type="float" office:value="6642" calcext:value-type="float">
            <text:p>6642</text:p>
          </table:table-cell>
          <table:table-cell table:formula="of:=[.E51]+[.E52]" office:value-type="float" office:value="4596" calcext:value-type="float">
            <text:p>459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9417" calcext:value-type="float">
            <text:p>19417</text:p>
          </table:table-cell>
          <table:table-cell table:formula="of:=[.C59]+[.C60]" office:value-type="float" office:value="71694" calcext:value-type="float">
            <text:p>71694</text:p>
          </table:table-cell>
          <table:table-cell table:formula="of:=[.D59]+[.D60]" office:value-type="float" office:value="13803" calcext:value-type="float">
            <text:p>13803</text:p>
          </table:table-cell>
          <table:table-cell table:formula="of:=[.E59]+[.E60]" office:value-type="float" office:value="13810" calcext:value-type="float">
            <text:p>13810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38980" calcext:value-type="float">
            <text:p>38980</text:p>
          </table:table-cell>
          <table:table-cell table:formula="of:=[.C67]+[.C68]" office:value-type="float" office:value="127695" calcext:value-type="float">
            <text:p>127695</text:p>
          </table:table-cell>
          <table:table-cell table:formula="of:=[.D67]+[.D68]" office:value-type="float" office:value="30679" calcext:value-type="float">
            <text:p>30679</text:p>
          </table:table-cell>
          <table:table-cell table:formula="of:=[.E67]+[.E68]" office:value-type="float" office:value="31347" calcext:value-type="float">
            <text:p>31347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8" calcext:value-type="float">
            <text:p>4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0548" calcext:value-type="float">
            <text:p>80548</text:p>
          </table:table-cell>
          <table:table-cell table:formula="of:=[.C75]+[.C76]" office:value-type="float" office:value="286224" calcext:value-type="float">
            <text:p>286224</text:p>
          </table:table-cell>
          <table:table-cell table:formula="of:=[.D75]+[.D76]" office:value-type="float" office:value="60390" calcext:value-type="float">
            <text:p>60390</text:p>
          </table:table-cell>
          <table:table-cell table:formula="of:=[.E75]+[.E76]" office:value-type="float" office:value="74706" calcext:value-type="float">
            <text:p>74706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3" calcext:value-type="float">
            <text:p>103</text:p>
          </table:table-cell>
          <table:table-cell office:value-type="float" office:value="542" calcext:value-type="float">
            <text:p>542</text:p>
          </table:table-cell>
          <table:table-cell office:value-type="float" office:value="257" calcext:value-type="float">
            <text:p>257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93635" calcext:value-type="float">
            <text:p>193635</text:p>
          </table:table-cell>
          <table:table-cell table:formula="of:=[.C83]+[.C84]" office:value-type="float" office:value="994601" calcext:value-type="float">
            <text:p>994601</text:p>
          </table:table-cell>
          <table:table-cell table:formula="of:=[.D83]+[.D84]" office:value-type="float" office:value="135878" calcext:value-type="float">
            <text:p>135878</text:p>
          </table:table-cell>
          <table:table-cell table:formula="of:=[.E83]+[.E84]" office:value-type="float" office:value="180650" calcext:value-type="float">
            <text:p>180650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00316" calcext:value-type="float">
            <text:p>400316</text:p>
          </table:table-cell>
          <table:table-cell table:formula="of:=[.C91]+[.C92]" office:value-type="float" office:value="2211089" calcext:value-type="float">
            <text:p>2211089</text:p>
          </table:table-cell>
          <table:table-cell table:formula="of:=[.D91]+[.D92]" office:value-type="float" office:value="284868" calcext:value-type="float">
            <text:p>284868</text:p>
          </table:table-cell>
          <table:table-cell table:formula="of:=[.E91]+[.E92]" office:value-type="float" office:value="440758" calcext:value-type="float">
            <text:p>440758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844530" calcext:value-type="float">
            <text:p>844530</text:p>
          </table:table-cell>
          <table:table-cell table:formula="of:=[.C99]+[.C100]" office:value-type="float" office:value="4769385" calcext:value-type="float">
            <text:p>4769385</text:p>
          </table:table-cell>
          <table:table-cell table:formula="of:=[.D99]+[.D100]" office:value-type="float" office:value="653197" calcext:value-type="float">
            <text:p>653197</text:p>
          </table:table-cell>
          <table:table-cell table:formula="of:=[.E99]+[.E100]" office:value-type="float" office:value="946380" calcext:value-type="float">
            <text:p>946380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" calcext:value-type="float">
            <text:p>18</text:p>
          </table:table-cell>
          <table:table-cell office:value-type="float" office:value="194" calcext:value-type="float">
            <text:p>194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154164" calcext:value-type="float">
            <text:p>2154164</text:p>
          </table:table-cell>
          <table:table-cell table:formula="of:=[.C107]+[.C108]" office:value-type="float" office:value="12656304" calcext:value-type="float">
            <text:p>12656304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2731954" calcext:value-type="float">
            <text:p>2731954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4" calcext:value-type="float">
            <text:p>44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819948" calcext:value-type="float">
            <text:p>4819948</text:p>
          </table:table-cell>
          <table:table-cell table:formula="of:=[.C115]+[.C116]" office:value-type="float" office:value="26583700" calcext:value-type="float">
            <text:p>26583700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6402975" calcext:value-type="float">
            <text:p>6402975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036099" calcext:value-type="float">
            <text:p>10036099</text:p>
          </table:table-cell>
          <table:table-cell table:formula="of:=[.C123]+[.C124]" office:value-type="float" office:value="56812088" calcext:value-type="float">
            <text:p>56812088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3785468" calcext:value-type="float">
            <text:p>13785468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97" calcext:value-type="float">
            <text:p>197</text:p>
          </table:table-cell>
          <table:table-cell office:value-type="float" office:value="1060" calcext:value-type="float">
            <text:p>1060</text:p>
          </table:table-cell>
          <table:table-cell office:value-type="float" office:value="381" calcext:value-type="float">
            <text:p>381</text:p>
          </table:table-cell>
          <table:table-cell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1" calcext:value-type="float">
            <text:p>151</text:p>
          </table:table-cell>
          <table:table-cell office:value-type="float" office:value="394" calcext:value-type="float">
            <text:p>394</text:p>
          </table:table-cell>
          <table:table-cell office:value-type="float" office:value="771" calcext:value-type="float">
            <text:p>7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03" calcext:value-type="float">
            <text:p>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7" calcext:value-type="float">
            <text:p>27</text:p>
          </table:table-cell>
          <table:table-cell office:value-type="float" office:value="483" calcext:value-type="float">
            <text:p>483</text:p>
          </table:table-cell>
          <table:table-cell office:value-type="float" office:value="706" calcext:value-type="float">
            <text:p>7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0" calcext:value-type="float">
            <text:p>21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42" calcext:value-type="float">
            <text:p>442</text:p>
          </table:table-cell>
          <table:table-cell office:value-type="float" office:value="1738" calcext:value-type="float">
            <text:p>1738</text:p>
          </table:table-cell>
          <table:table-cell office:value-type="float" office:value="677" calcext:value-type="float">
            <text:p>677</text:p>
          </table:table-cell>
          <table:table-cell office:value-type="float" office:value="483" calcext:value-type="float">
            <text:p>4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79" calcext:value-type="float">
            <text:p>279</text:p>
          </table:table-cell>
          <table:table-cell office:value-type="float" office:value="686" calcext:value-type="float">
            <text:p>686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9" calcext:value-type="float">
            <text:p>49</text:p>
          </table:table-cell>
          <table:table-cell office:value-type="float" office:value="786" calcext:value-type="float">
            <text:p>786</text:p>
          </table:table-cell>
          <table:table-cell office:value-type="float" office:value="1385" calcext:value-type="float">
            <text:p>13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7" calcext:value-type="float">
            <text:p>177</text:p>
          </table:table-cell>
          <table:table-cell office:value-type="float" office:value="464" calcext:value-type="float">
            <text:p>4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76" calcext:value-type="float">
            <text:p>67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74" calcext:value-type="float">
            <text:p>974</text:p>
          </table:table-cell>
          <table:table-cell office:value-type="float" office:value="4911" calcext:value-type="float">
            <text:p>4911</text:p>
          </table:table-cell>
          <table:table-cell office:value-type="float" office:value="1459" calcext:value-type="float">
            <text:p>1459</text:p>
          </table:table-cell>
          <table:table-cell office:value-type="float" office:value="1244" calcext:value-type="float">
            <text:p>12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56" calcext:value-type="float">
            <text:p>756</text:p>
          </table:table-cell>
          <table:table-cell office:value-type="float" office:value="1931" calcext:value-type="float">
            <text:p>1931</text:p>
          </table:table-cell>
          <table:table-cell office:value-type="float" office:value="3693" calcext:value-type="float">
            <text:p>36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6" calcext:value-type="float">
            <text:p>116</text:p>
          </table:table-cell>
          <table:table-cell office:value-type="float" office:value="1886" calcext:value-type="float">
            <text:p>1886</text:p>
          </table:table-cell>
          <table:table-cell office:value-type="float" office:value="4408" calcext:value-type="float">
            <text:p>44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2" calcext:value-type="float">
            <text:p>502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82" calcext:value-type="float">
            <text:p>1782</text:p>
          </table:table-cell>
          <table:table-cell office:value-type="float" office:value="822" calcext:value-type="float">
            <text:p>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95" calcext:value-type="float">
            <text:p>2695</text:p>
          </table:table-cell>
          <table:table-cell office:value-type="float" office:value="14378" calcext:value-type="float">
            <text:p>14378</text:p>
          </table:table-cell>
          <table:table-cell office:value-type="float" office:value="2859" calcext:value-type="float">
            <text:p>2859</text:p>
          </table:table-cell>
          <table:table-cell office:value-type="float" office:value="3296" calcext:value-type="float">
            <text:p>32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85" calcext:value-type="float">
            <text:p>1385</text:p>
          </table:table-cell>
          <table:table-cell office:value-type="float" office:value="5382" calcext:value-type="float">
            <text:p>5382</text:p>
          </table:table-cell>
          <table:table-cell office:value-type="float" office:value="9302" calcext:value-type="float">
            <text:p>93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891" calcext:value-type="float">
            <text:p>3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2" calcext:value-type="float">
            <text:p>232</text:p>
          </table:table-cell>
          <table:table-cell office:value-type="float" office:value="5812" calcext:value-type="float">
            <text:p>5812</text:p>
          </table:table-cell>
          <table:table-cell office:value-type="float" office:value="11067" calcext:value-type="float">
            <text:p>110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55" calcext:value-type="float">
            <text:p>755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83" calcext:value-type="float">
            <text:p>2683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461" calcext:value-type="float">
            <text:p>4461</text:p>
          </table:table-cell>
          <table:table-cell office:value-type="float" office:value="22117" calcext:value-type="float">
            <text:p>22117</text:p>
          </table:table-cell>
          <table:table-cell office:value-type="float" office:value="6642" calcext:value-type="float">
            <text:p>6642</text:p>
          </table:table-cell>
          <table:table-cell office:value-type="float" office:value="4596" calcext:value-type="float">
            <text:p>45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854" calcext:value-type="float">
            <text:p>4854</text:p>
          </table:table-cell>
          <table:table-cell office:value-type="float" office:value="9458" calcext:value-type="float">
            <text:p>9458</text:p>
          </table:table-cell>
          <table:table-cell office:value-type="float" office:value="12909" calcext:value-type="float">
            <text:p>129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409" calcext:value-type="float">
            <text:p>6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22" calcext:value-type="float">
            <text:p>622</text:p>
          </table:table-cell>
          <table:table-cell office:value-type="float" office:value="9802" calcext:value-type="float">
            <text:p>9802</text:p>
          </table:table-cell>
          <table:table-cell office:value-type="float" office:value="18520" calcext:value-type="float">
            <text:p>185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00" calcext:value-type="float">
            <text:p>2000</text:p>
          </table:table-cell>
          <table:table-cell office:value-type="float" office:value="3837" calcext:value-type="float">
            <text:p>38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708" calcext:value-type="float">
            <text:p>7708</text:p>
          </table:table-cell>
          <table:table-cell office:value-type="float" office:value="5649" calcext:value-type="float">
            <text:p>5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709" calcext:value-type="float">
            <text:p>11709</text:p>
          </table:table-cell>
          <table:table-cell office:value-type="float" office:value="66045" calcext:value-type="float">
            <text:p>66045</text:p>
          </table:table-cell>
          <table:table-cell office:value-type="float" office:value="13803" calcext:value-type="float">
            <text:p>13803</text:p>
          </table:table-cell>
          <table:table-cell office:value-type="float" office:value="13810" calcext:value-type="float">
            <text:p>138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719" calcext:value-type="float">
            <text:p>8719</text:p>
          </table:table-cell>
          <table:table-cell office:value-type="float" office:value="21143" calcext:value-type="float">
            <text:p>21143</text:p>
          </table:table-cell>
          <table:table-cell office:value-type="float" office:value="36010" calcext:value-type="float">
            <text:p>360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607" calcext:value-type="float">
            <text:p>27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78" calcext:value-type="float">
            <text:p>1478</text:p>
          </table:table-cell>
          <table:table-cell office:value-type="float" office:value="23186" calcext:value-type="float">
            <text:p>23186</text:p>
          </table:table-cell>
          <table:table-cell office:value-type="float" office:value="47472" calcext:value-type="float">
            <text:p>474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84" calcext:value-type="float">
            <text:p>4584</text:p>
          </table:table-cell>
          <table:table-cell office:value-type="float" office:value="15189" calcext:value-type="float">
            <text:p>15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171" calcext:value-type="float">
            <text:p>14171</text:p>
          </table:table-cell>
          <table:table-cell office:value-type="float" office:value="8522" calcext:value-type="float">
            <text:p>8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4809" calcext:value-type="float">
            <text:p>24809</text:p>
          </table:table-cell>
          <table:table-cell office:value-type="float" office:value="119173" calcext:value-type="float">
            <text:p>119173</text:p>
          </table:table-cell>
          <table:table-cell office:value-type="float" office:value="30679" calcext:value-type="float">
            <text:p>30679</text:p>
          </table:table-cell>
          <table:table-cell office:value-type="float" office:value="31347" calcext:value-type="float">
            <text:p>313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6218" calcext:value-type="float">
            <text:p>16218</text:p>
          </table:table-cell>
          <table:table-cell office:value-type="float" office:value="55300" calcext:value-type="float">
            <text:p>55300</text:p>
          </table:table-cell>
          <table:table-cell office:value-type="float" office:value="67664" calcext:value-type="float">
            <text:p>676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0453" calcext:value-type="float">
            <text:p>40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403" calcext:value-type="float">
            <text:p>3403</text:p>
          </table:table-cell>
          <table:table-cell office:value-type="float" office:value="54436" calcext:value-type="float">
            <text:p>54436</text:p>
          </table:table-cell>
          <table:table-cell office:value-type="float" office:value="88393" calcext:value-type="float">
            <text:p>883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795" calcext:value-type="float">
            <text:p>10795</text:p>
          </table:table-cell>
          <table:table-cell office:value-type="float" office:value="24598" calcext:value-type="float">
            <text:p>24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933" calcext:value-type="float">
            <text:p>31933</text:p>
          </table:table-cell>
          <table:table-cell office:value-type="float" office:value="27395" calcext:value-type="float">
            <text:p>27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8615" calcext:value-type="float">
            <text:p>48615</text:p>
          </table:table-cell>
          <table:table-cell office:value-type="float" office:value="258829" calcext:value-type="float">
            <text:p>258829</text:p>
          </table:table-cell>
          <table:table-cell office:value-type="float" office:value="60390" calcext:value-type="float">
            <text:p>60390</text:p>
          </table:table-cell>
          <table:table-cell office:value-type="float" office:value="74706" calcext:value-type="float">
            <text:p>747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337" calcext:value-type="float">
            <text:p>35337</text:p>
          </table:table-cell>
          <table:table-cell office:value-type="float" office:value="91820" calcext:value-type="float">
            <text:p>91820</text:p>
          </table:table-cell>
          <table:table-cell office:value-type="float" office:value="122861" calcext:value-type="float">
            <text:p>1228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0781" calcext:value-type="float">
            <text:p>907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180" calcext:value-type="float">
            <text:p>7180</text:p>
          </table:table-cell>
          <table:table-cell office:value-type="float" office:value="113628" calcext:value-type="float">
            <text:p>113628</text:p>
          </table:table-cell>
          <table:table-cell office:value-type="float" office:value="193097" calcext:value-type="float">
            <text:p>1930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2983" calcext:value-type="float">
            <text:p>22983</text:p>
          </table:table-cell>
          <table:table-cell office:value-type="float" office:value="67572" calcext:value-type="float">
            <text:p>67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1258" calcext:value-type="float">
            <text:p>81258</text:p>
          </table:table-cell>
          <table:table-cell office:value-type="float" office:value="81898" calcext:value-type="float">
            <text:p>818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2377" calcext:value-type="float">
            <text:p>112377</text:p>
          </table:table-cell>
          <table:table-cell office:value-type="float" office:value="912703" calcext:value-type="float">
            <text:p>912703</text:p>
          </table:table-cell>
          <table:table-cell office:value-type="float" office:value="135878" calcext:value-type="float">
            <text:p>135878</text:p>
          </table:table-cell>
          <table:table-cell office:value-type="float" office:value="180650" calcext:value-type="float">
            <text:p>1806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5768" calcext:value-type="float">
            <text:p>75768</text:p>
          </table:table-cell>
          <table:table-cell office:value-type="float" office:value="266167" calcext:value-type="float">
            <text:p>266167</text:p>
          </table:table-cell>
          <table:table-cell office:value-type="float" office:value="332408" calcext:value-type="float">
            <text:p>3324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32003" calcext:value-type="float">
            <text:p>3320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016" calcext:value-type="float">
            <text:p>16016</text:p>
          </table:table-cell>
          <table:table-cell office:value-type="float" office:value="323156" calcext:value-type="float">
            <text:p>323156</text:p>
          </table:table-cell>
          <table:table-cell office:value-type="float" office:value="530330" calcext:value-type="float">
            <text:p>5303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5120" calcext:value-type="float">
            <text:p>55120</text:p>
          </table:table-cell>
          <table:table-cell office:value-type="float" office:value="210291" calcext:value-type="float">
            <text:p>210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63584" calcext:value-type="float">
            <text:p>163584</text:p>
          </table:table-cell>
          <table:table-cell office:value-type="float" office:value="252719" calcext:value-type="float">
            <text:p>252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6732" calcext:value-type="float">
            <text:p>236732</text:p>
          </table:table-cell>
          <table:table-cell office:value-type="float" office:value="1958370" calcext:value-type="float">
            <text:p>1958370</text:p>
          </table:table-cell>
          <table:table-cell office:value-type="float" office:value="284868" calcext:value-type="float">
            <text:p>284868</text:p>
          </table:table-cell>
          <table:table-cell office:value-type="float" office:value="440758" calcext:value-type="float">
            <text:p>4407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5454" calcext:value-type="float">
            <text:p>155454</text:p>
          </table:table-cell>
          <table:table-cell office:value-type="float" office:value="470199" calcext:value-type="float">
            <text:p>470199</text:p>
          </table:table-cell>
          <table:table-cell office:value-type="float" office:value="691265" calcext:value-type="float">
            <text:p>6912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27884" calcext:value-type="float">
            <text:p>6278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3420" calcext:value-type="float">
            <text:p>33420</text:p>
          </table:table-cell>
          <table:table-cell office:value-type="float" office:value="708568" calcext:value-type="float">
            <text:p>708568</text:p>
          </table:table-cell>
          <table:table-cell office:value-type="float" office:value="1151693" calcext:value-type="float">
            <text:p>11516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9880" calcext:value-type="float">
            <text:p>109880</text:p>
          </table:table-cell>
          <table:table-cell office:value-type="float" office:value="484503" calcext:value-type="float">
            <text:p>484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49103" calcext:value-type="float">
            <text:p>349103</text:p>
          </table:table-cell>
          <table:table-cell office:value-type="float" office:value="512384" calcext:value-type="float">
            <text:p>512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95427" calcext:value-type="float">
            <text:p>495427</text:p>
          </table:table-cell>
          <table:table-cell office:value-type="float" office:value="4257001" calcext:value-type="float">
            <text:p>4257001</text:p>
          </table:table-cell>
          <table:table-cell office:value-type="float" office:value="653197" calcext:value-type="float">
            <text:p>653197</text:p>
          </table:table-cell>
          <table:table-cell office:value-type="float" office:value="946380" calcext:value-type="float">
            <text:p>946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27826" calcext:value-type="float">
            <text:p>327826</text:p>
          </table:table-cell>
          <table:table-cell office:value-type="float" office:value="976058" calcext:value-type="float">
            <text:p>976058</text:p>
          </table:table-cell>
          <table:table-cell office:value-type="float" office:value="1511729" calcext:value-type="float">
            <text:p>15117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11916" calcext:value-type="float">
            <text:p>14119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3436" calcext:value-type="float">
            <text:p>73436</text:p>
          </table:table-cell>
          <table:table-cell office:value-type="float" office:value="1614897" calcext:value-type="float">
            <text:p>1614897</text:p>
          </table:table-cell>
          <table:table-cell office:value-type="float" office:value="2428466" calcext:value-type="float">
            <text:p>24284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3550" calcext:value-type="float">
            <text:p>193550</text:p>
          </table:table-cell>
          <table:table-cell office:value-type="float" office:value="1121822" calcext:value-type="float">
            <text:p>11218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64566" calcext:value-type="float">
            <text:p>864566</text:p>
          </table:table-cell>
          <table:table-cell office:value-type="float" office:value="1285944" calcext:value-type="float">
            <text:p>1285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89598" calcext:value-type="float">
            <text:p>1289598</text:p>
          </table:table-cell>
          <table:table-cell office:value-type="float" office:value="11370360" calcext:value-type="float">
            <text:p>11370360</text:p>
          </table:table-cell>
          <table:table-cell office:value-type="float" office:value="0" calcext:value-type="float">
            <text:p>0</text:p>
          </table:table-cell>
          <table:table-cell office:value-type="float" office:value="2731954" calcext:value-type="float">
            <text:p>27319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68333" calcext:value-type="float">
            <text:p>768333</text:p>
          </table:table-cell>
          <table:table-cell office:value-type="float" office:value="2671414" calcext:value-type="float">
            <text:p>2671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962700" calcext:value-type="float">
            <text:p>3962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4164" calcext:value-type="float">
            <text:p>204164</text:p>
          </table:table-cell>
          <table:table-cell office:value-type="float" office:value="4323802" calcext:value-type="float">
            <text:p>43238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0640" calcext:value-type="float">
            <text:p>480640</text:p>
          </table:table-cell>
          <table:table-cell office:value-type="float" office:value="2540814" calcext:value-type="float">
            <text:p>2540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02732" calcext:value-type="float">
            <text:p>1902732</text:p>
          </table:table-cell>
          <table:table-cell office:value-type="float" office:value="2759564" calcext:value-type="float">
            <text:p>2759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17216" calcext:value-type="float">
            <text:p>2917216</text:p>
          </table:table-cell>
          <table:table-cell office:value-type="float" office:value="23824136" calcext:value-type="float">
            <text:p>23824136</text:p>
          </table:table-cell>
          <table:table-cell office:value-type="float" office:value="0" calcext:value-type="float">
            <text:p>0</text:p>
          </table:table-cell>
          <table:table-cell office:value-type="float" office:value="6402975" calcext:value-type="float">
            <text:p>6402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53568" calcext:value-type="float">
            <text:p>1553568</text:p>
          </table:table-cell>
          <table:table-cell office:value-type="float" office:value="5733002" calcext:value-type="float">
            <text:p>57330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234951" calcext:value-type="float">
            <text:p>7234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18061" calcext:value-type="float">
            <text:p>518061</text:p>
          </table:table-cell>
          <table:table-cell office:value-type="float" office:value="9279369" calcext:value-type="float">
            <text:p>9279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42309" calcext:value-type="float">
            <text:p>1042309</text:p>
          </table:table-cell>
          <table:table-cell office:value-type="float" office:value="6584187" calcext:value-type="float">
            <text:p>65841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871061" calcext:value-type="float">
            <text:p>3871061</text:p>
          </table:table-cell>
          <table:table-cell office:value-type="float" office:value="5658459" calcext:value-type="float">
            <text:p>5658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65038" calcext:value-type="float">
            <text:p>6165038</text:p>
          </table:table-cell>
          <table:table-cell office:value-type="float" office:value="51153629" calcext:value-type="float">
            <text:p>51153629</text:p>
          </table:table-cell>
          <table:table-cell office:value-type="float" office:value="0" calcext:value-type="float">
            <text:p>0</text:p>
          </table:table-cell>
          <table:table-cell office:value-type="float" office:value="13785468" calcext:value-type="float">
            <text:p>13785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47657" calcext:value-type="float">
            <text:p>3047657</text:p>
          </table:table-cell>
          <table:table-cell office:value-type="float" office:value="12015013" calcext:value-type="float">
            <text:p>12015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337005" calcext:value-type="float">
            <text:p>16337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20377" calcext:value-type="float">
            <text:p>920377</text:p>
          </table:table-cell>
          <table:table-cell office:value-type="float" office:value="16936440" calcext:value-type="float">
            <text:p>16936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71416" calcext:value-type="float">
            <text:p>1871416</text:p>
          </table:table-cell>
          <table:table-cell office:value-type="float" office:value="11525331" calcext:value-type="float">
            <text:p>11525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uni2" table:style-name="ta1">
        <table:shapes>
          <draw:frame draw:z-index="0" draw:style-name="gr1" draw:text-style-name="P1" svg:width="6.2988in" svg:height="3.5429in" svg:x="5.8453in" svg:y="3.4165in">
            <draw:object draw:notify-on-update-of-ranges="uni2.G2:uni2.G17 uni2.H1:uni2.H1 uni2.H2:uni2.H17 uni2.I1:uni2.I1 uni2.I2:uni2.I17 uni2.J1:uni2.J1 uni2.J2:uni2.J17 uni2.K1:uni2.K1 uni2.K2:uni2.K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uni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57" calcext:value-type="float">
            <text:p>57</text:p>
          </table:table-cell>
          <table:table-cell table:formula="of:=[.C3]+[.C4]" office:value-type="float" office:value="184" calcext:value-type="float">
            <text:p>184</text:p>
          </table:table-cell>
          <table:table-cell table:formula="of:=[.D3]+[.D4]" office:value-type="float" office:value="87" calcext:value-type="float">
            <text:p>87</text:p>
          </table:table-cell>
          <table:table-cell table:formula="of:=[.E3]+[.E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39" calcext:value-type="float">
            <text:p>139</text:p>
          </table:table-cell>
          <table:table-cell table:formula="of:=[.C11]+[.C12]" office:value-type="float" office:value="440" calcext:value-type="float">
            <text:p>440</text:p>
          </table:table-cell>
          <table:table-cell table:formula="of:=[.D11]+[.D12]" office:value-type="float" office:value="184" calcext:value-type="float">
            <text:p>184</text:p>
          </table:table-cell>
          <table:table-cell table:formula="of:=[.E11]+[.E12]"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" calcext:value-type="float">
            <text:p>36</text:p>
          </table:table-cell>
          <table:table-cell office:value-type="float" office:value="170" calcext:value-type="float">
            <text:p>170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283" calcext:value-type="float">
            <text:p>283</text:p>
          </table:table-cell>
          <table:table-cell table:formula="of:=[.C19]+[.C20]" office:value-type="float" office:value="1090" calcext:value-type="float">
            <text:p>1090</text:p>
          </table:table-cell>
          <table:table-cell table:formula="of:=[.D19]+[.D20]" office:value-type="float" office:value="442" calcext:value-type="float">
            <text:p>442</text:p>
          </table:table-cell>
          <table:table-cell table:formula="of:=[.E19]+[.E20]"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707" calcext:value-type="float">
            <text:p>707</text:p>
          </table:table-cell>
          <table:table-cell table:formula="of:=[.C27]+[.C28]" office:value-type="float" office:value="2683" calcext:value-type="float">
            <text:p>2683</text:p>
          </table:table-cell>
          <table:table-cell table:formula="of:=[.D27]+[.D28]" office:value-type="float" office:value="559" calcext:value-type="float">
            <text:p>559</text:p>
          </table:table-cell>
          <table:table-cell table:formula="of:=[.E27]+[.E28]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998" calcext:value-type="float">
            <text:p>1998</text:p>
          </table:table-cell>
          <table:table-cell table:formula="of:=[.C35]+[.C36]" office:value-type="float" office:value="5261" calcext:value-type="float">
            <text:p>5261</text:p>
          </table:table-cell>
          <table:table-cell table:formula="of:=[.D35]+[.D36]" office:value-type="float" office:value="2009" calcext:value-type="float">
            <text:p>2009</text:p>
          </table:table-cell>
          <table:table-cell table:formula="of:=[.E35]+[.E36]"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4566" calcext:value-type="float">
            <text:p>4566</text:p>
          </table:table-cell>
          <table:table-cell table:formula="of:=[.C43]+[.C44]" office:value-type="float" office:value="14137" calcext:value-type="float">
            <text:p>14137</text:p>
          </table:table-cell>
          <table:table-cell table:formula="of:=[.D43]+[.D44]" office:value-type="float" office:value="3084" calcext:value-type="float">
            <text:p>3084</text:p>
          </table:table-cell>
          <table:table-cell table:formula="of:=[.E43]+[.E44]" office:value-type="float" office:value="3277" calcext:value-type="float">
            <text:p>3277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6194" calcext:value-type="float">
            <text:p>6194</text:p>
          </table:table-cell>
          <table:table-cell table:formula="of:=[.C51]+[.C52]" office:value-type="float" office:value="21271" calcext:value-type="float">
            <text:p>21271</text:p>
          </table:table-cell>
          <table:table-cell table:formula="of:=[.D51]+[.D52]" office:value-type="float" office:value="6304" calcext:value-type="float">
            <text:p>6304</text:p>
          </table:table-cell>
          <table:table-cell table:formula="of:=[.E51]+[.E52]" office:value-type="float" office:value="5603" calcext:value-type="float">
            <text:p>560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6666" calcext:value-type="float">
            <text:p>16666</text:p>
          </table:table-cell>
          <table:table-cell table:formula="of:=[.C59]+[.C60]" office:value-type="float" office:value="72635" calcext:value-type="float">
            <text:p>72635</text:p>
          </table:table-cell>
          <table:table-cell table:formula="of:=[.D59]+[.D60]" office:value-type="float" office:value="13676" calcext:value-type="float">
            <text:p>13676</text:p>
          </table:table-cell>
          <table:table-cell table:formula="of:=[.E59]+[.E60]" office:value-type="float" office:value="13978" calcext:value-type="float">
            <text:p>13978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35536" calcext:value-type="float">
            <text:p>35536</text:p>
          </table:table-cell>
          <table:table-cell table:formula="of:=[.C67]+[.C68]" office:value-type="float" office:value="115566" calcext:value-type="float">
            <text:p>115566</text:p>
          </table:table-cell>
          <table:table-cell table:formula="of:=[.D67]+[.D68]" office:value-type="float" office:value="27754" calcext:value-type="float">
            <text:p>27754</text:p>
          </table:table-cell>
          <table:table-cell table:formula="of:=[.E67]+[.E68]" office:value-type="float" office:value="29888" calcext:value-type="float">
            <text:p>29888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9" calcext:value-type="float">
            <text:p>49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75648" calcext:value-type="float">
            <text:p>75648</text:p>
          </table:table-cell>
          <table:table-cell table:formula="of:=[.C75]+[.C76]" office:value-type="float" office:value="273967" calcext:value-type="float">
            <text:p>273967</text:p>
          </table:table-cell>
          <table:table-cell table:formula="of:=[.D75]+[.D76]" office:value-type="float" office:value="55249" calcext:value-type="float">
            <text:p>55249</text:p>
          </table:table-cell>
          <table:table-cell table:formula="of:=[.E75]+[.E76]" office:value-type="float" office:value="61236" calcext:value-type="float">
            <text:p>61236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0" calcext:value-type="float">
            <text:p>90</text:p>
          </table:table-cell>
          <table:table-cell office:value-type="float" office:value="408" calcext:value-type="float">
            <text:p>408</text:p>
          </table:table-cell>
          <table:table-cell office:value-type="float" office:value="184" calcext:value-type="float">
            <text:p>184</text:p>
          </table:table-cell>
          <table:table-cell office:value-type="float" office:value="107" calcext:value-type="float">
            <text:p>107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87643" calcext:value-type="float">
            <text:p>187643</text:p>
          </table:table-cell>
          <table:table-cell table:formula="of:=[.C83]+[.C84]" office:value-type="float" office:value="879490" calcext:value-type="float">
            <text:p>879490</text:p>
          </table:table-cell>
          <table:table-cell table:formula="of:=[.D83]+[.D84]" office:value-type="float" office:value="134521" calcext:value-type="float">
            <text:p>134521</text:p>
          </table:table-cell>
          <table:table-cell table:formula="of:=[.E83]+[.E84]" office:value-type="float" office:value="175801" calcext:value-type="float">
            <text:p>175801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378964" calcext:value-type="float">
            <text:p>378964</text:p>
          </table:table-cell>
          <table:table-cell table:formula="of:=[.C91]+[.C92]" office:value-type="float" office:value="2006452" calcext:value-type="float">
            <text:p>2006452</text:p>
          </table:table-cell>
          <table:table-cell table:formula="of:=[.D91]+[.D92]" office:value-type="float" office:value="268579" calcext:value-type="float">
            <text:p>268579</text:p>
          </table:table-cell>
          <table:table-cell table:formula="of:=[.E91]+[.E92]" office:value-type="float" office:value="398050" calcext:value-type="float">
            <text:p>398050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783921" calcext:value-type="float">
            <text:p>783921</text:p>
          </table:table-cell>
          <table:table-cell table:formula="of:=[.C99]+[.C100]" office:value-type="float" office:value="4412513" calcext:value-type="float">
            <text:p>4412513</text:p>
          </table:table-cell>
          <table:table-cell table:formula="of:=[.D99]+[.D100]" office:value-type="float" office:value="547653" calcext:value-type="float">
            <text:p>547653</text:p>
          </table:table-cell>
          <table:table-cell table:formula="of:=[.E99]+[.E100]" office:value-type="float" office:value="901627" calcext:value-type="float">
            <text:p>90162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" calcext:value-type="float">
            <text:p>14</text:p>
          </table:table-cell>
          <table:table-cell office:value-type="float" office:value="191" calcext:value-type="float">
            <text:p>191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139976" calcext:value-type="float">
            <text:p>2139976</text:p>
          </table:table-cell>
          <table:table-cell table:formula="of:=[.C107]+[.C108]" office:value-type="float" office:value="11900415" calcext:value-type="float">
            <text:p>11900415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2586285" calcext:value-type="float">
            <text:p>258628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0" calcext:value-type="float">
            <text:p>4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584677" calcext:value-type="float">
            <text:p>4584677</text:p>
          </table:table-cell>
          <table:table-cell table:formula="of:=[.C115]+[.C116]" office:value-type="float" office:value="25588885" calcext:value-type="float">
            <text:p>25588885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5971323" calcext:value-type="float">
            <text:p>597132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9935039" calcext:value-type="float">
            <text:p>9935039</text:p>
          </table:table-cell>
          <table:table-cell table:formula="of:=[.C123]+[.C124]" office:value-type="float" office:value="56534569" calcext:value-type="float">
            <text:p>56534569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3741579" calcext:value-type="float">
            <text:p>13741579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87" calcext:value-type="float">
            <text:p>187</text:p>
          </table:table-cell>
          <table:table-cell office:value-type="float" office:value="1023" calcext:value-type="float">
            <text:p>1023</text:p>
          </table:table-cell>
          <table:table-cell office:value-type="float" office:value="442" calcext:value-type="float">
            <text:p>442</text:p>
          </table:table-cell>
          <table:table-cell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49" calcext:value-type="float">
            <text:p>149</text:p>
          </table:table-cell>
          <table:table-cell office:value-type="float" office:value="389" calcext:value-type="float">
            <text:p>389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" calcext:value-type="float">
            <text:p>23</text:p>
          </table:table-cell>
          <table:table-cell office:value-type="float" office:value="415" calcext:value-type="float">
            <text:p>415</text:p>
          </table:table-cell>
          <table:table-cell office:value-type="float" office:value="607" calcext:value-type="float">
            <text:p>6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2" calcext:value-type="float">
            <text:p>30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05" calcext:value-type="float">
            <text:p>405</text:p>
          </table:table-cell>
          <table:table-cell office:value-type="float" office:value="2514" calcext:value-type="float">
            <text:p>2514</text:p>
          </table:table-cell>
          <table:table-cell office:value-type="float" office:value="559" calcext:value-type="float">
            <text:p>559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7" calcext:value-type="float">
            <text:p>257</text:p>
          </table:table-cell>
          <table:table-cell office:value-type="float" office:value="1002" calcext:value-type="float">
            <text:p>1002</text:p>
          </table:table-cell>
          <table:table-cell office:value-type="float" office:value="1218" calcext:value-type="float">
            <text:p>12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06" calcext:value-type="float">
            <text:p>6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8" calcext:value-type="float">
            <text:p>48</text:p>
          </table:table-cell>
          <table:table-cell office:value-type="float" office:value="929" calcext:value-type="float">
            <text:p>929</text:p>
          </table:table-cell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1" calcext:value-type="float">
            <text:p>21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65" calcext:value-type="float">
            <text:p>665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33" calcext:value-type="float">
            <text:p>1333</text:p>
          </table:table-cell>
          <table:table-cell office:value-type="float" office:value="4951" calcext:value-type="float">
            <text:p>4951</text:p>
          </table:table-cell>
          <table:table-cell office:value-type="float" office:value="2009" calcext:value-type="float">
            <text:p>2009</text:p>
          </table:table-cell>
          <table:table-cell office:value-type="float" office:value="1167" calcext:value-type="float">
            <text:p>1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06" calcext:value-type="float">
            <text:p>1106</text:p>
          </table:table-cell>
          <table:table-cell office:value-type="float" office:value="2320" calcext:value-type="float">
            <text:p>232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7" calcext:value-type="float">
            <text:p>157</text:p>
          </table:table-cell>
          <table:table-cell office:value-type="float" office:value="2443" calcext:value-type="float">
            <text:p>2443</text:p>
          </table:table-cell>
          <table:table-cell office:value-type="float" office:value="4161" calcext:value-type="float">
            <text:p>41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7" calcext:value-type="float">
            <text:p>437</text:p>
          </table:table-cell>
          <table:table-cell office:value-type="float" office:value="1183" calcext:value-type="float">
            <text:p>1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642" calcext:value-type="float">
            <text:p>1642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24" calcext:value-type="float">
            <text:p>2924</text:p>
          </table:table-cell>
          <table:table-cell office:value-type="float" office:value="13346" calcext:value-type="float">
            <text:p>13346</text:p>
          </table:table-cell>
          <table:table-cell office:value-type="float" office:value="3084" calcext:value-type="float">
            <text:p>3084</text:p>
          </table:table-cell>
          <table:table-cell office:value-type="float" office:value="3277" calcext:value-type="float">
            <text:p>32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53" calcext:value-type="float">
            <text:p>2353</text:p>
          </table:table-cell>
          <table:table-cell office:value-type="float" office:value="5003" calcext:value-type="float">
            <text:p>5003</text:p>
          </table:table-cell>
          <table:table-cell office:value-type="float" office:value="8061" calcext:value-type="float">
            <text:p>80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196" calcext:value-type="float">
            <text:p>41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6" calcext:value-type="float">
            <text:p>326</text:p>
          </table:table-cell>
          <table:table-cell office:value-type="float" office:value="5182" calcext:value-type="float">
            <text:p>5182</text:p>
          </table:table-cell>
          <table:table-cell office:value-type="float" office:value="9016" calcext:value-type="float">
            <text:p>90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02" calcext:value-type="float">
            <text:p>1002</text:p>
          </table:table-cell>
          <table:table-cell office:value-type="float" office:value="2304" calcext:value-type="float">
            <text:p>2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23" calcext:value-type="float">
            <text:p>2523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71" calcext:value-type="float">
            <text:p>3671</text:p>
          </table:table-cell>
          <table:table-cell office:value-type="float" office:value="19861" calcext:value-type="float">
            <text:p>19861</text:p>
          </table:table-cell>
          <table:table-cell office:value-type="float" office:value="6304" calcext:value-type="float">
            <text:p>6304</text:p>
          </table:table-cell>
          <table:table-cell office:value-type="float" office:value="5603" calcext:value-type="float">
            <text:p>56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60" calcext:value-type="float">
            <text:p>3060</text:p>
          </table:table-cell>
          <table:table-cell office:value-type="float" office:value="7195" calcext:value-type="float">
            <text:p>7195</text:p>
          </table:table-cell>
          <table:table-cell office:value-type="float" office:value="11373" calcext:value-type="float">
            <text:p>113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944" calcext:value-type="float">
            <text:p>5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85" calcext:value-type="float">
            <text:p>585</text:p>
          </table:table-cell>
          <table:table-cell office:value-type="float" office:value="8521" calcext:value-type="float">
            <text:p>8521</text:p>
          </table:table-cell>
          <table:table-cell office:value-type="float" office:value="18154" calcext:value-type="float">
            <text:p>181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226" calcext:value-type="float">
            <text:p>2226</text:p>
          </table:table-cell>
          <table:table-cell office:value-type="float" office:value="3382" calcext:value-type="float">
            <text:p>3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155" calcext:value-type="float">
            <text:p>7155</text:p>
          </table:table-cell>
          <table:table-cell office:value-type="float" office:value="5458" calcext:value-type="float">
            <text:p>5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511" calcext:value-type="float">
            <text:p>9511</text:p>
          </table:table-cell>
          <table:table-cell office:value-type="float" office:value="67177" calcext:value-type="float">
            <text:p>67177</text:p>
          </table:table-cell>
          <table:table-cell office:value-type="float" office:value="13676" calcext:value-type="float">
            <text:p>13676</text:p>
          </table:table-cell>
          <table:table-cell office:value-type="float" office:value="13978" calcext:value-type="float">
            <text:p>13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197" calcext:value-type="float">
            <text:p>9197</text:p>
          </table:table-cell>
          <table:table-cell office:value-type="float" office:value="30068" calcext:value-type="float">
            <text:p>30068</text:p>
          </table:table-cell>
          <table:table-cell office:value-type="float" office:value="42414" calcext:value-type="float">
            <text:p>424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905" calcext:value-type="float">
            <text:p>17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71" calcext:value-type="float">
            <text:p>1371</text:p>
          </table:table-cell>
          <table:table-cell office:value-type="float" office:value="20977" calcext:value-type="float">
            <text:p>20977</text:p>
          </table:table-cell>
          <table:table-cell office:value-type="float" office:value="41428" calcext:value-type="float">
            <text:p>414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568" calcext:value-type="float">
            <text:p>3568</text:p>
          </table:table-cell>
          <table:table-cell office:value-type="float" office:value="10580" calcext:value-type="float">
            <text:p>10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224" calcext:value-type="float">
            <text:p>14224</text:p>
          </table:table-cell>
          <table:table-cell office:value-type="float" office:value="8740" calcext:value-type="float">
            <text:p>87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312" calcext:value-type="float">
            <text:p>21312</text:p>
          </table:table-cell>
          <table:table-cell office:value-type="float" office:value="106826" calcext:value-type="float">
            <text:p>106826</text:p>
          </table:table-cell>
          <table:table-cell office:value-type="float" office:value="27754" calcext:value-type="float">
            <text:p>27754</text:p>
          </table:table-cell>
          <table:table-cell office:value-type="float" office:value="29888" calcext:value-type="float">
            <text:p>298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603" calcext:value-type="float">
            <text:p>15603</text:p>
          </table:table-cell>
          <table:table-cell office:value-type="float" office:value="48046" calcext:value-type="float">
            <text:p>48046</text:p>
          </table:table-cell>
          <table:table-cell office:value-type="float" office:value="58445" calcext:value-type="float">
            <text:p>584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1344" calcext:value-type="float">
            <text:p>41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17" calcext:value-type="float">
            <text:p>2817</text:p>
          </table:table-cell>
          <table:table-cell office:value-type="float" office:value="46275" calcext:value-type="float">
            <text:p>46275</text:p>
          </table:table-cell>
          <table:table-cell office:value-type="float" office:value="87251" calcext:value-type="float">
            <text:p>872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082" calcext:value-type="float">
            <text:p>11082</text:p>
          </table:table-cell>
          <table:table-cell office:value-type="float" office:value="23183" calcext:value-type="float">
            <text:p>23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766" calcext:value-type="float">
            <text:p>31766</text:p>
          </table:table-cell>
          <table:table-cell office:value-type="float" office:value="22555" calcext:value-type="float">
            <text:p>225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3882" calcext:value-type="float">
            <text:p>43882</text:p>
          </table:table-cell>
          <table:table-cell office:value-type="float" office:value="251412" calcext:value-type="float">
            <text:p>251412</text:p>
          </table:table-cell>
          <table:table-cell office:value-type="float" office:value="55249" calcext:value-type="float">
            <text:p>55249</text:p>
          </table:table-cell>
          <table:table-cell office:value-type="float" office:value="61236" calcext:value-type="float">
            <text:p>612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943" calcext:value-type="float">
            <text:p>31943</text:p>
          </table:table-cell>
          <table:table-cell office:value-type="float" office:value="87874" calcext:value-type="float">
            <text:p>87874</text:p>
          </table:table-cell>
          <table:table-cell office:value-type="float" office:value="116800" calcext:value-type="float">
            <text:p>1168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5041" calcext:value-type="float">
            <text:p>850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270" calcext:value-type="float">
            <text:p>6270</text:p>
          </table:table-cell>
          <table:table-cell office:value-type="float" office:value="101933" calcext:value-type="float">
            <text:p>101933</text:p>
          </table:table-cell>
          <table:table-cell office:value-type="float" office:value="191355" calcext:value-type="float">
            <text:p>1913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829" calcext:value-type="float">
            <text:p>21829</text:p>
          </table:table-cell>
          <table:table-cell office:value-type="float" office:value="55892" calcext:value-type="float">
            <text:p>55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7898" calcext:value-type="float">
            <text:p>77898</text:p>
          </table:table-cell>
          <table:table-cell office:value-type="float" office:value="86800" calcext:value-type="float">
            <text:p>86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9745" calcext:value-type="float">
            <text:p>109745</text:p>
          </table:table-cell>
          <table:table-cell office:value-type="float" office:value="792690" calcext:value-type="float">
            <text:p>792690</text:p>
          </table:table-cell>
          <table:table-cell office:value-type="float" office:value="134521" calcext:value-type="float">
            <text:p>134521</text:p>
          </table:table-cell>
          <table:table-cell office:value-type="float" office:value="175801" calcext:value-type="float">
            <text:p>1758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5663" calcext:value-type="float">
            <text:p>75663</text:p>
          </table:table-cell>
          <table:table-cell office:value-type="float" office:value="227695" calcext:value-type="float">
            <text:p>227695</text:p>
          </table:table-cell>
          <table:table-cell office:value-type="float" office:value="302342" calcext:value-type="float">
            <text:p>3023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7208" calcext:value-type="float">
            <text:p>277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908" calcext:value-type="float">
            <text:p>15908</text:p>
          </table:table-cell>
          <table:table-cell office:value-type="float" office:value="302703" calcext:value-type="float">
            <text:p>302703</text:p>
          </table:table-cell>
          <table:table-cell office:value-type="float" office:value="518901" calcext:value-type="float">
            <text:p>5189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755" calcext:value-type="float">
            <text:p>50755</text:p>
          </table:table-cell>
          <table:table-cell office:value-type="float" office:value="199160" calcext:value-type="float">
            <text:p>199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1243" calcext:value-type="float">
            <text:p>151243</text:p>
          </table:table-cell>
          <table:table-cell office:value-type="float" office:value="196957" calcext:value-type="float">
            <text:p>196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27721" calcext:value-type="float">
            <text:p>227721</text:p>
          </table:table-cell>
          <table:table-cell office:value-type="float" office:value="1809495" calcext:value-type="float">
            <text:p>1809495</text:p>
          </table:table-cell>
          <table:table-cell office:value-type="float" office:value="268579" calcext:value-type="float">
            <text:p>268579</text:p>
          </table:table-cell>
          <table:table-cell office:value-type="float" office:value="398050" calcext:value-type="float">
            <text:p>3980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2921" calcext:value-type="float">
            <text:p>152921</text:p>
          </table:table-cell>
          <table:table-cell office:value-type="float" office:value="470808" calcext:value-type="float">
            <text:p>470808</text:p>
          </table:table-cell>
          <table:table-cell office:value-type="float" office:value="643517" calcext:value-type="float">
            <text:p>6435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20399" calcext:value-type="float">
            <text:p>620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4292" calcext:value-type="float">
            <text:p>34292</text:p>
          </table:table-cell>
          <table:table-cell office:value-type="float" office:value="700234" calcext:value-type="float">
            <text:p>700234</text:p>
          </table:table-cell>
          <table:table-cell office:value-type="float" office:value="1092706" calcext:value-type="float">
            <text:p>10927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7130" calcext:value-type="float">
            <text:p>97130</text:p>
          </table:table-cell>
          <table:table-cell office:value-type="float" office:value="461450" calcext:value-type="float">
            <text:p>461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7452" calcext:value-type="float">
            <text:p>327452</text:p>
          </table:table-cell>
          <table:table-cell office:value-type="float" office:value="452364" calcext:value-type="float">
            <text:p>452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56469" calcext:value-type="float">
            <text:p>456469</text:p>
          </table:table-cell>
          <table:table-cell office:value-type="float" office:value="3960149" calcext:value-type="float">
            <text:p>3960149</text:p>
          </table:table-cell>
          <table:table-cell office:value-type="float" office:value="547653" calcext:value-type="float">
            <text:p>547653</text:p>
          </table:table-cell>
          <table:table-cell office:value-type="float" office:value="901627" calcext:value-type="float">
            <text:p>9016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3160" calcext:value-type="float">
            <text:p>303160</text:p>
          </table:table-cell>
          <table:table-cell office:value-type="float" office:value="970218" calcext:value-type="float">
            <text:p>970218</text:p>
          </table:table-cell>
          <table:table-cell office:value-type="float" office:value="1357969" calcext:value-type="float">
            <text:p>13579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70510" calcext:value-type="float">
            <text:p>1370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4645" calcext:value-type="float">
            <text:p>74645</text:p>
          </table:table-cell>
          <table:table-cell office:value-type="float" office:value="1534314" calcext:value-type="float">
            <text:p>1534314</text:p>
          </table:table-cell>
          <table:table-cell office:value-type="float" office:value="2213106" calcext:value-type="float">
            <text:p>22131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1617" calcext:value-type="float">
            <text:p>191617</text:p>
          </table:table-cell>
          <table:table-cell office:value-type="float" office:value="1004809" calcext:value-type="float">
            <text:p>1004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52907" calcext:value-type="float">
            <text:p>852907</text:p>
          </table:table-cell>
          <table:table-cell office:value-type="float" office:value="1255426" calcext:value-type="float">
            <text:p>12554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87069" calcext:value-type="float">
            <text:p>1287069</text:p>
          </table:table-cell>
          <table:table-cell office:value-type="float" office:value="10644989" calcext:value-type="float">
            <text:p>10644989</text:p>
          </table:table-cell>
          <table:table-cell office:value-type="float" office:value="0" calcext:value-type="float">
            <text:p>0</text:p>
          </table:table-cell>
          <table:table-cell office:value-type="float" office:value="2586285" calcext:value-type="float">
            <text:p>2586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62093" calcext:value-type="float">
            <text:p>762093</text:p>
          </table:table-cell>
          <table:table-cell office:value-type="float" office:value="2568773" calcext:value-type="float">
            <text:p>25687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33917" calcext:value-type="float">
            <text:p>3733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3883" calcext:value-type="float">
            <text:p>203883</text:p>
          </table:table-cell>
          <table:table-cell office:value-type="float" office:value="4102276" calcext:value-type="float">
            <text:p>4102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71744" calcext:value-type="float">
            <text:p>471744</text:p>
          </table:table-cell>
          <table:table-cell office:value-type="float" office:value="2404313" calcext:value-type="float">
            <text:p>2404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02112" calcext:value-type="float">
            <text:p>1802112</text:p>
          </table:table-cell>
          <table:table-cell office:value-type="float" office:value="2686366" calcext:value-type="float">
            <text:p>2686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782565" calcext:value-type="float">
            <text:p>2782565</text:p>
          </table:table-cell>
          <table:table-cell office:value-type="float" office:value="22902519" calcext:value-type="float">
            <text:p>22902519</text:p>
          </table:table-cell>
          <table:table-cell office:value-type="float" office:value="0" calcext:value-type="float">
            <text:p>0</text:p>
          </table:table-cell>
          <table:table-cell office:value-type="float" office:value="5971323" calcext:value-type="float">
            <text:p>59713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28267" calcext:value-type="float">
            <text:p>1528267</text:p>
          </table:table-cell>
          <table:table-cell office:value-type="float" office:value="5359288" calcext:value-type="float">
            <text:p>5359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809841" calcext:value-type="float">
            <text:p>7809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35990" calcext:value-type="float">
            <text:p>435990</text:p>
          </table:table-cell>
          <table:table-cell office:value-type="float" office:value="8843800" calcext:value-type="float">
            <text:p>8843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34816" calcext:value-type="float">
            <text:p>934816</text:p>
          </table:table-cell>
          <table:table-cell office:value-type="float" office:value="5059676" calcext:value-type="float">
            <text:p>5059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761871" calcext:value-type="float">
            <text:p>3761871</text:p>
          </table:table-cell>
          <table:table-cell office:value-type="float" office:value="5637230" calcext:value-type="float">
            <text:p>5637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73168" calcext:value-type="float">
            <text:p>6173168</text:p>
          </table:table-cell>
          <table:table-cell office:value-type="float" office:value="50897339" calcext:value-type="float">
            <text:p>50897339</text:p>
          </table:table-cell>
          <table:table-cell office:value-type="float" office:value="0" calcext:value-type="float">
            <text:p>0</text:p>
          </table:table-cell>
          <table:table-cell office:value-type="float" office:value="13741579" calcext:value-type="float">
            <text:p>13741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47039" calcext:value-type="float">
            <text:p>3047039</text:p>
          </table:table-cell>
          <table:table-cell office:value-type="float" office:value="11408697" calcext:value-type="float">
            <text:p>114086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701758" calcext:value-type="float">
            <text:p>167017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24592" calcext:value-type="float">
            <text:p>924592</text:p>
          </table:table-cell>
          <table:table-cell office:value-type="float" office:value="18036125" calcext:value-type="float">
            <text:p>18036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65020" calcext:value-type="float">
            <text:p>1865020</text:p>
          </table:table-cell>
          <table:table-cell office:value-type="float" office:value="10666715" calcext:value-type="float">
            <text:p>10666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uni3" table:style-name="ta1">
        <table:shapes>
          <draw:frame draw:z-index="0" draw:style-name="gr1" draw:text-style-name="P1" svg:width="6.2988in" svg:height="3.5429in" svg:x="5.8453in" svg:y="3.4165in">
            <draw:object draw:notify-on-update-of-ranges="uni3.G2:uni3.G17 uni3.H1:uni3.H1 uni3.H2:uni3.H17 uni3.I1:uni3.I1 uni3.I2:uni3.I17 uni3.J1:uni3.J1 uni3.J2:uni3.J17 uni3.K1:uni3.K1 uni3.K2:uni3.K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uni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61" calcext:value-type="float">
            <text:p>61</text:p>
          </table:table-cell>
          <table:table-cell table:formula="of:=[.C3]+[.C4]" office:value-type="float" office:value="219" calcext:value-type="float">
            <text:p>219</text:p>
          </table:table-cell>
          <table:table-cell table:formula="of:=[.D3]+[.D4]" office:value-type="float" office:value="105" calcext:value-type="float">
            <text:p>105</text:p>
          </table:table-cell>
          <table:table-cell table:formula="of:=[.E3]+[.E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52" calcext:value-type="float">
            <text:p>152</text:p>
          </table:table-cell>
          <table:table-cell table:formula="of:=[.C11]+[.C12]" office:value-type="float" office:value="554" calcext:value-type="float">
            <text:p>554</text:p>
          </table:table-cell>
          <table:table-cell table:formula="of:=[.D11]+[.D12]" office:value-type="float" office:value="187" calcext:value-type="float">
            <text:p>187</text:p>
          </table:table-cell>
          <table:table-cell table:formula="of:=[.E11]+[.E12]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0" calcext:value-type="float">
            <text:p>40</text:p>
          </table:table-cell>
          <table:table-cell office:value-type="float" office:value="203" calcext:value-type="float">
            <text:p>203</text:p>
          </table:table-cell>
          <table:table-cell office:value-type="float" office:value="105" calcext:value-type="float">
            <text:p>105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272" calcext:value-type="float">
            <text:p>272</text:p>
          </table:table-cell>
          <table:table-cell table:formula="of:=[.C19]+[.C20]" office:value-type="float" office:value="968" calcext:value-type="float">
            <text:p>968</text:p>
          </table:table-cell>
          <table:table-cell table:formula="of:=[.D19]+[.D20]" office:value-type="float" office:value="325" calcext:value-type="float">
            <text:p>325</text:p>
          </table:table-cell>
          <table:table-cell table:formula="of:=[.E19]+[.E20]"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757" calcext:value-type="float">
            <text:p>757</text:p>
          </table:table-cell>
          <table:table-cell table:formula="of:=[.C27]+[.C28]" office:value-type="float" office:value="1993" calcext:value-type="float">
            <text:p>1993</text:p>
          </table:table-cell>
          <table:table-cell table:formula="of:=[.D27]+[.D28]" office:value-type="float" office:value="576" calcext:value-type="float">
            <text:p>576</text:p>
          </table:table-cell>
          <table:table-cell table:formula="of:=[.E27]+[.E28]" office:value-type="float" office:value="562" calcext:value-type="float">
            <text:p>562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029" calcext:value-type="float">
            <text:p>2029</text:p>
          </table:table-cell>
          <table:table-cell table:formula="of:=[.C35]+[.C36]" office:value-type="float" office:value="5492" calcext:value-type="float">
            <text:p>5492</text:p>
          </table:table-cell>
          <table:table-cell table:formula="of:=[.D35]+[.D36]" office:value-type="float" office:value="1544" calcext:value-type="float">
            <text:p>1544</text:p>
          </table:table-cell>
          <table:table-cell table:formula="of:=[.E35]+[.E36]" office:value-type="float" office:value="1216" calcext:value-type="float">
            <text:p>1216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397" calcext:value-type="float">
            <text:p>3397</text:p>
          </table:table-cell>
          <table:table-cell table:formula="of:=[.C43]+[.C44]" office:value-type="float" office:value="13524" calcext:value-type="float">
            <text:p>13524</text:p>
          </table:table-cell>
          <table:table-cell table:formula="of:=[.D43]+[.D44]" office:value-type="float" office:value="3848" calcext:value-type="float">
            <text:p>3848</text:p>
          </table:table-cell>
          <table:table-cell table:formula="of:=[.E43]+[.E44]" office:value-type="float" office:value="2170" calcext:value-type="float">
            <text:p>217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9020" calcext:value-type="float">
            <text:p>9020</text:p>
          </table:table-cell>
          <table:table-cell table:formula="of:=[.C51]+[.C52]" office:value-type="float" office:value="25300" calcext:value-type="float">
            <text:p>25300</text:p>
          </table:table-cell>
          <table:table-cell table:formula="of:=[.D51]+[.D52]" office:value-type="float" office:value="6013" calcext:value-type="float">
            <text:p>6013</text:p>
          </table:table-cell>
          <table:table-cell table:formula="of:=[.E51]+[.E52]" office:value-type="float" office:value="4958" calcext:value-type="float">
            <text:p>495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8114" calcext:value-type="float">
            <text:p>18114</text:p>
          </table:table-cell>
          <table:table-cell table:formula="of:=[.C59]+[.C60]" office:value-type="float" office:value="58327" calcext:value-type="float">
            <text:p>58327</text:p>
          </table:table-cell>
          <table:table-cell table:formula="of:=[.D59]+[.D60]" office:value-type="float" office:value="14087" calcext:value-type="float">
            <text:p>14087</text:p>
          </table:table-cell>
          <table:table-cell table:formula="of:=[.E59]+[.E60]" office:value-type="float" office:value="14553" calcext:value-type="float">
            <text:p>14553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1708" calcext:value-type="float">
            <text:p>41708</text:p>
          </table:table-cell>
          <table:table-cell table:formula="of:=[.C67]+[.C68]" office:value-type="float" office:value="155914" calcext:value-type="float">
            <text:p>155914</text:p>
          </table:table-cell>
          <table:table-cell table:formula="of:=[.D67]+[.D68]" office:value-type="float" office:value="29291" calcext:value-type="float">
            <text:p>29291</text:p>
          </table:table-cell>
          <table:table-cell table:formula="of:=[.E67]+[.E68]" office:value-type="float" office:value="31629" calcext:value-type="float">
            <text:p>31629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72870" calcext:value-type="float">
            <text:p>72870</text:p>
          </table:table-cell>
          <table:table-cell table:formula="of:=[.C75]+[.C76]" office:value-type="float" office:value="308798" calcext:value-type="float">
            <text:p>308798</text:p>
          </table:table-cell>
          <table:table-cell table:formula="of:=[.D75]+[.D76]" office:value-type="float" office:value="55486" calcext:value-type="float">
            <text:p>55486</text:p>
          </table:table-cell>
          <table:table-cell table:formula="of:=[.E75]+[.E76]" office:value-type="float" office:value="68667" calcext:value-type="float">
            <text:p>68667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8" calcext:value-type="float">
            <text:p>98</text:p>
          </table:table-cell>
          <table:table-cell office:value-type="float" office:value="514" calcext:value-type="float">
            <text:p>514</text:p>
          </table:table-cell>
          <table:table-cell office:value-type="float" office:value="187" calcext:value-type="float">
            <text:p>187</text:p>
          </table:table-cell>
          <table:table-cell office:value-type="float" office:value="112" calcext:value-type="float">
            <text:p>112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93614" calcext:value-type="float">
            <text:p>193614</text:p>
          </table:table-cell>
          <table:table-cell table:formula="of:=[.C83]+[.C84]" office:value-type="float" office:value="874238" calcext:value-type="float">
            <text:p>874238</text:p>
          </table:table-cell>
          <table:table-cell table:formula="of:=[.D83]+[.D84]" office:value-type="float" office:value="135367" calcext:value-type="float">
            <text:p>135367</text:p>
          </table:table-cell>
          <table:table-cell table:formula="of:=[.E83]+[.E84]" office:value-type="float" office:value="175285" calcext:value-type="float">
            <text:p>175285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9" calcext:value-type="float">
            <text:p>59</text:p>
          </table:table-cell>
          <table:table-cell office:value-type="float" office:value="192" calcext:value-type="float">
            <text:p>192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375083" calcext:value-type="float">
            <text:p>375083</text:p>
          </table:table-cell>
          <table:table-cell table:formula="of:=[.C91]+[.C92]" office:value-type="float" office:value="1986637" calcext:value-type="float">
            <text:p>1986637</text:p>
          </table:table-cell>
          <table:table-cell table:formula="of:=[.D91]+[.D92]" office:value-type="float" office:value="271820" calcext:value-type="float">
            <text:p>271820</text:p>
          </table:table-cell>
          <table:table-cell table:formula="of:=[.E91]+[.E92]" office:value-type="float" office:value="398001" calcext:value-type="float">
            <text:p>398001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777570" calcext:value-type="float">
            <text:p>777570</text:p>
          </table:table-cell>
          <table:table-cell table:formula="of:=[.C99]+[.C100]" office:value-type="float" office:value="4416430" calcext:value-type="float">
            <text:p>4416430</text:p>
          </table:table-cell>
          <table:table-cell table:formula="of:=[.D99]+[.D100]" office:value-type="float" office:value="547455" calcext:value-type="float">
            <text:p>547455</text:p>
          </table:table-cell>
          <table:table-cell table:formula="of:=[.E99]+[.E100]" office:value-type="float" office:value="903427" calcext:value-type="float">
            <text:p>90342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" calcext:value-type="float">
            <text:p>14</text:p>
          </table:table-cell>
          <table:table-cell office:value-type="float" office:value="221" calcext:value-type="float">
            <text:p>221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075166" calcext:value-type="float">
            <text:p>2075166</text:p>
          </table:table-cell>
          <table:table-cell table:formula="of:=[.C107]+[.C108]" office:value-type="float" office:value="11932806" calcext:value-type="float">
            <text:p>11932806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2589160" calcext:value-type="float">
            <text:p>258916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566774" calcext:value-type="float">
            <text:p>4566774</text:p>
          </table:table-cell>
          <table:table-cell table:formula="of:=[.C115]+[.C116]" office:value-type="float" office:value="25522459" calcext:value-type="float">
            <text:p>25522459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5985777" calcext:value-type="float">
            <text:p>5985777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084866" calcext:value-type="float">
            <text:p>10084866</text:p>
          </table:table-cell>
          <table:table-cell table:formula="of:=[.C123]+[.C124]" office:value-type="float" office:value="56474754" calcext:value-type="float">
            <text:p>56474754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3791448" calcext:value-type="float">
            <text:p>13791448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83" calcext:value-type="float">
            <text:p>183</text:p>
          </table:table-cell>
          <table:table-cell office:value-type="float" office:value="912" calcext:value-type="float">
            <text:p>912</text:p>
          </table:table-cell>
          <table:table-cell office:value-type="float" office:value="325" calcext:value-type="float">
            <text:p>325</text:p>
          </table:table-cell>
          <table:table-cell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0" calcext:value-type="float">
            <text:p>120</text:p>
          </table:table-cell>
          <table:table-cell office:value-type="float" office:value="374" calcext:value-type="float">
            <text:p>374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5" calcext:value-type="float">
            <text:p>25</text:p>
          </table:table-cell>
          <table:table-cell office:value-type="float" office:value="355" calcext:value-type="float">
            <text:p>355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44" calcext:value-type="float">
            <text:p>344</text:p>
          </table:table-cell>
          <table:table-cell office:value-type="float" office:value="136" calcext:value-type="float">
            <text:p>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13" calcext:value-type="float">
            <text:p>413</text:p>
          </table:table-cell>
          <table:table-cell office:value-type="float" office:value="1857" calcext:value-type="float">
            <text:p>1857</text:p>
          </table:table-cell>
          <table:table-cell office:value-type="float" office:value="576" calcext:value-type="float">
            <text:p>576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4" calcext:value-type="float">
            <text:p>254</text:p>
          </table:table-cell>
          <table:table-cell office:value-type="float" office:value="674" calcext:value-type="float">
            <text:p>674</text:p>
          </table:table-cell>
          <table:table-cell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" calcext:value-type="float">
            <text:p>46</text:p>
          </table:table-cell>
          <table:table-cell office:value-type="float" office:value="657" calcext:value-type="float">
            <text:p>657</text:p>
          </table:table-cell>
          <table:table-cell office:value-type="float" office:value="1491" calcext:value-type="float">
            <text:p>14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65" calcext:value-type="float">
            <text:p>16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68" calcext:value-type="float">
            <text:p>668</text:p>
          </table:table-cell>
          <table:table-cell office:value-type="float" office:value="527" calcext:value-type="float">
            <text:p>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61" calcext:value-type="float">
            <text:p>1361</text:p>
          </table:table-cell>
          <table:table-cell office:value-type="float" office:value="4965" calcext:value-type="float">
            <text:p>4965</text:p>
          </table:table-cell>
          <table:table-cell office:value-type="float" office:value="1544" calcext:value-type="float">
            <text:p>1544</text:p>
          </table:table-cell>
          <table:table-cell office:value-type="float" office:value="1216" calcext:value-type="float">
            <text:p>12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89" calcext:value-type="float">
            <text:p>1189</text:p>
          </table:table-cell>
          <table:table-cell office:value-type="float" office:value="1762" calcext:value-type="float">
            <text:p>1762</text:p>
          </table:table-cell>
          <table:table-cell office:value-type="float" office:value="3283" calcext:value-type="float">
            <text:p>32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1" calcext:value-type="float">
            <text:p>151</text:p>
          </table:table-cell>
          <table:table-cell office:value-type="float" office:value="1669" calcext:value-type="float">
            <text:p>1669</text:p>
          </table:table-cell>
          <table:table-cell office:value-type="float" office:value="4363" calcext:value-type="float">
            <text:p>43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99" calcext:value-type="float">
            <text:p>399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13" calcext:value-type="float">
            <text:p>1213</text:p>
          </table:table-cell>
          <table:table-cell office:value-type="float" office:value="864" calcext:value-type="float">
            <text:p>8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84" calcext:value-type="float">
            <text:p>2184</text:p>
          </table:table-cell>
          <table:table-cell office:value-type="float" office:value="12660" calcext:value-type="float">
            <text:p>12660</text:p>
          </table:table-cell>
          <table:table-cell office:value-type="float" office:value="3848" calcext:value-type="float">
            <text:p>3848</text:p>
          </table:table-cell>
          <table:table-cell office:value-type="float" office:value="2170" calcext:value-type="float">
            <text:p>21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47" calcext:value-type="float">
            <text:p>1747</text:p>
          </table:table-cell>
          <table:table-cell office:value-type="float" office:value="4728" calcext:value-type="float">
            <text:p>4728</text:p>
          </table:table-cell>
          <table:table-cell office:value-type="float" office:value="10354" calcext:value-type="float">
            <text:p>10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821" calcext:value-type="float">
            <text:p>3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4" calcext:value-type="float">
            <text:p>244</text:p>
          </table:table-cell>
          <table:table-cell office:value-type="float" office:value="5240" calcext:value-type="float">
            <text:p>5240</text:p>
          </table:table-cell>
          <table:table-cell office:value-type="float" office:value="10142" calcext:value-type="float">
            <text:p>1014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89" calcext:value-type="float">
            <text:p>989</text:p>
          </table:table-cell>
          <table:table-cell office:value-type="float" office:value="2324" calcext:value-type="float">
            <text:p>2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383" calcext:value-type="float">
            <text:p>3383</text:p>
          </table:table-cell>
          <table:table-cell office:value-type="float" office:value="2096" calcext:value-type="float">
            <text:p>2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637" calcext:value-type="float">
            <text:p>5637</text:p>
          </table:table-cell>
          <table:table-cell office:value-type="float" office:value="23204" calcext:value-type="float">
            <text:p>23204</text:p>
          </table:table-cell>
          <table:table-cell office:value-type="float" office:value="6013" calcext:value-type="float">
            <text:p>6013</text:p>
          </table:table-cell>
          <table:table-cell office:value-type="float" office:value="4958" calcext:value-type="float">
            <text:p>49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89" calcext:value-type="float">
            <text:p>3189</text:p>
          </table:table-cell>
          <table:table-cell office:value-type="float" office:value="7824" calcext:value-type="float">
            <text:p>7824</text:p>
          </table:table-cell>
          <table:table-cell office:value-type="float" office:value="14256" calcext:value-type="float">
            <text:p>142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159" calcext:value-type="float">
            <text:p>6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58" calcext:value-type="float">
            <text:p>458</text:p>
          </table:table-cell>
          <table:table-cell office:value-type="float" office:value="9642" calcext:value-type="float">
            <text:p>9642</text:p>
          </table:table-cell>
          <table:table-cell office:value-type="float" office:value="19333" calcext:value-type="float">
            <text:p>193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623" calcext:value-type="float">
            <text:p>1623</text:p>
          </table:table-cell>
          <table:table-cell office:value-type="float" office:value="4938" calcext:value-type="float">
            <text:p>49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182" calcext:value-type="float">
            <text:p>6182</text:p>
          </table:table-cell>
          <table:table-cell office:value-type="float" office:value="4173" calcext:value-type="float">
            <text:p>4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932" calcext:value-type="float">
            <text:p>11932</text:p>
          </table:table-cell>
          <table:table-cell office:value-type="float" office:value="54154" calcext:value-type="float">
            <text:p>54154</text:p>
          </table:table-cell>
          <table:table-cell office:value-type="float" office:value="14087" calcext:value-type="float">
            <text:p>14087</text:p>
          </table:table-cell>
          <table:table-cell office:value-type="float" office:value="14553" calcext:value-type="float">
            <text:p>145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291" calcext:value-type="float">
            <text:p>7291</text:p>
          </table:table-cell>
          <table:table-cell office:value-type="float" office:value="23076" calcext:value-type="float">
            <text:p>23076</text:p>
          </table:table-cell>
          <table:table-cell office:value-type="float" office:value="33793" calcext:value-type="float">
            <text:p>337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795" calcext:value-type="float">
            <text:p>16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25" calcext:value-type="float">
            <text:p>1225</text:p>
          </table:table-cell>
          <table:table-cell office:value-type="float" office:value="23889" calcext:value-type="float">
            <text:p>23889</text:p>
          </table:table-cell>
          <table:table-cell office:value-type="float" office:value="58626" calcext:value-type="float">
            <text:p>586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835" calcext:value-type="float">
            <text:p>5835</text:p>
          </table:table-cell>
          <table:table-cell office:value-type="float" office:value="10745" calcext:value-type="float">
            <text:p>10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344" calcext:value-type="float">
            <text:p>19344</text:p>
          </table:table-cell>
          <table:table-cell office:value-type="float" office:value="14575" calcext:value-type="float">
            <text:p>145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2364" calcext:value-type="float">
            <text:p>22364</text:p>
          </table:table-cell>
          <table:table-cell office:value-type="float" office:value="141339" calcext:value-type="float">
            <text:p>141339</text:p>
          </table:table-cell>
          <table:table-cell office:value-type="float" office:value="29291" calcext:value-type="float">
            <text:p>29291</text:p>
          </table:table-cell>
          <table:table-cell office:value-type="float" office:value="31629" calcext:value-type="float">
            <text:p>316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855" calcext:value-type="float">
            <text:p>15855</text:p>
          </table:table-cell>
          <table:table-cell office:value-type="float" office:value="42504" calcext:value-type="float">
            <text:p>42504</text:p>
          </table:table-cell>
          <table:table-cell office:value-type="float" office:value="58225" calcext:value-type="float">
            <text:p>582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6339" calcext:value-type="float">
            <text:p>363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465" calcext:value-type="float">
            <text:p>3465</text:p>
          </table:table-cell>
          <table:table-cell office:value-type="float" office:value="46317" calcext:value-type="float">
            <text:p>46317</text:p>
          </table:table-cell>
          <table:table-cell office:value-type="float" office:value="86453" calcext:value-type="float">
            <text:p>864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725" calcext:value-type="float">
            <text:p>11725</text:p>
          </table:table-cell>
          <table:table-cell office:value-type="float" office:value="24714" calcext:value-type="float">
            <text:p>24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8911" calcext:value-type="float">
            <text:p>28911</text:p>
          </table:table-cell>
          <table:table-cell office:value-type="float" office:value="27761" calcext:value-type="float">
            <text:p>277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3959" calcext:value-type="float">
            <text:p>43959</text:p>
          </table:table-cell>
          <table:table-cell office:value-type="float" office:value="281037" calcext:value-type="float">
            <text:p>281037</text:p>
          </table:table-cell>
          <table:table-cell office:value-type="float" office:value="55486" calcext:value-type="float">
            <text:p>55486</text:p>
          </table:table-cell>
          <table:table-cell office:value-type="float" office:value="68667" calcext:value-type="float">
            <text:p>686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2192" calcext:value-type="float">
            <text:p>32192</text:p>
          </table:table-cell>
          <table:table-cell office:value-type="float" office:value="92426" calcext:value-type="float">
            <text:p>92426</text:p>
          </table:table-cell>
          <table:table-cell office:value-type="float" office:value="122596" calcext:value-type="float">
            <text:p>1225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4173" calcext:value-type="float">
            <text:p>94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519" calcext:value-type="float">
            <text:p>6519</text:p>
          </table:table-cell>
          <table:table-cell office:value-type="float" office:value="108330" calcext:value-type="float">
            <text:p>108330</text:p>
          </table:table-cell>
          <table:table-cell office:value-type="float" office:value="195159" calcext:value-type="float">
            <text:p>1951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063" calcext:value-type="float">
            <text:p>21063</text:p>
          </table:table-cell>
          <table:table-cell office:value-type="float" office:value="61185" calcext:value-type="float">
            <text:p>611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3629" calcext:value-type="float">
            <text:p>83629</text:p>
          </table:table-cell>
          <table:table-cell office:value-type="float" office:value="78901" calcext:value-type="float">
            <text:p>78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9985" calcext:value-type="float">
            <text:p>109985</text:p>
          </table:table-cell>
          <table:table-cell office:value-type="float" office:value="795337" calcext:value-type="float">
            <text:p>795337</text:p>
          </table:table-cell>
          <table:table-cell office:value-type="float" office:value="135367" calcext:value-type="float">
            <text:p>135367</text:p>
          </table:table-cell>
          <table:table-cell office:value-type="float" office:value="175285" calcext:value-type="float">
            <text:p>1752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6139" calcext:value-type="float">
            <text:p>76139</text:p>
          </table:table-cell>
          <table:table-cell office:value-type="float" office:value="227052" calcext:value-type="float">
            <text:p>227052</text:p>
          </table:table-cell>
          <table:table-cell office:value-type="float" office:value="302107" calcext:value-type="float">
            <text:p>3021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6165" calcext:value-type="float">
            <text:p>2761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146" calcext:value-type="float">
            <text:p>16146</text:p>
          </table:table-cell>
          <table:table-cell office:value-type="float" office:value="308338" calcext:value-type="float">
            <text:p>308338</text:p>
          </table:table-cell>
          <table:table-cell office:value-type="float" office:value="516412" calcext:value-type="float">
            <text:p>5164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979" calcext:value-type="float">
            <text:p>49979</text:p>
          </table:table-cell>
          <table:table-cell office:value-type="float" office:value="194701" calcext:value-type="float">
            <text:p>194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1435" calcext:value-type="float">
            <text:p>151435</text:p>
          </table:table-cell>
          <table:table-cell office:value-type="float" office:value="186718" calcext:value-type="float">
            <text:p>186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23648" calcext:value-type="float">
            <text:p>223648</text:p>
          </table:table-cell>
          <table:table-cell office:value-type="float" office:value="1799919" calcext:value-type="float">
            <text:p>1799919</text:p>
          </table:table-cell>
          <table:table-cell office:value-type="float" office:value="271820" calcext:value-type="float">
            <text:p>271820</text:p>
          </table:table-cell>
          <table:table-cell office:value-type="float" office:value="398001" calcext:value-type="float">
            <text:p>3980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0311" calcext:value-type="float">
            <text:p>150311</text:p>
          </table:table-cell>
          <table:table-cell office:value-type="float" office:value="464579" calcext:value-type="float">
            <text:p>464579</text:p>
          </table:table-cell>
          <table:table-cell office:value-type="float" office:value="634891" calcext:value-type="float">
            <text:p>6348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25582" calcext:value-type="float">
            <text:p>625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3193" calcext:value-type="float">
            <text:p>33193</text:p>
          </table:table-cell>
          <table:table-cell office:value-type="float" office:value="700877" calcext:value-type="float">
            <text:p>700877</text:p>
          </table:table-cell>
          <table:table-cell office:value-type="float" office:value="1097614" calcext:value-type="float">
            <text:p>10976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6125" calcext:value-type="float">
            <text:p>96125</text:p>
          </table:table-cell>
          <table:table-cell office:value-type="float" office:value="456835" calcext:value-type="float">
            <text:p>456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5320" calcext:value-type="float">
            <text:p>325320</text:p>
          </table:table-cell>
          <table:table-cell office:value-type="float" office:value="452636" calcext:value-type="float">
            <text:p>452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52250" calcext:value-type="float">
            <text:p>452250</text:p>
          </table:table-cell>
          <table:table-cell office:value-type="float" office:value="3963794" calcext:value-type="float">
            <text:p>3963794</text:p>
          </table:table-cell>
          <table:table-cell office:value-type="float" office:value="547455" calcext:value-type="float">
            <text:p>547455</text:p>
          </table:table-cell>
          <table:table-cell office:value-type="float" office:value="903427" calcext:value-type="float">
            <text:p>903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6156" calcext:value-type="float">
            <text:p>306156</text:p>
          </table:table-cell>
          <table:table-cell office:value-type="float" office:value="965701" calcext:value-type="float">
            <text:p>965701</text:p>
          </table:table-cell>
          <table:table-cell office:value-type="float" office:value="1362073" calcext:value-type="float">
            <text:p>13620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70854" calcext:value-type="float">
            <text:p>1370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4510" calcext:value-type="float">
            <text:p>74510</text:p>
          </table:table-cell>
          <table:table-cell office:value-type="float" office:value="1539405" calcext:value-type="float">
            <text:p>1539405</text:p>
          </table:table-cell>
          <table:table-cell office:value-type="float" office:value="2221922" calcext:value-type="float">
            <text:p>22219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8337" calcext:value-type="float">
            <text:p>188337</text:p>
          </table:table-cell>
          <table:table-cell office:value-type="float" office:value="1001557" calcext:value-type="float">
            <text:p>1001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60182" calcext:value-type="float">
            <text:p>860182</text:p>
          </table:table-cell>
          <table:table-cell office:value-type="float" office:value="1254694" calcext:value-type="float">
            <text:p>1254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14984" calcext:value-type="float">
            <text:p>1214984</text:p>
          </table:table-cell>
          <table:table-cell office:value-type="float" office:value="10678112" calcext:value-type="float">
            <text:p>10678112</text:p>
          </table:table-cell>
          <table:table-cell office:value-type="float" office:value="0" calcext:value-type="float">
            <text:p>0</text:p>
          </table:table-cell>
          <table:table-cell office:value-type="float" office:value="2589160" calcext:value-type="float">
            <text:p>2589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60846" calcext:value-type="float">
            <text:p>760846</text:p>
          </table:table-cell>
          <table:table-cell office:value-type="float" office:value="2571426" calcext:value-type="float">
            <text:p>25714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37104" calcext:value-type="float">
            <text:p>37371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91232" calcext:value-type="float">
            <text:p>191232</text:p>
          </table:table-cell>
          <table:table-cell office:value-type="float" office:value="4117523" calcext:value-type="float">
            <text:p>4117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9389" calcext:value-type="float">
            <text:p>469389</text:p>
          </table:table-cell>
          <table:table-cell office:value-type="float" office:value="2402717" calcext:value-type="float">
            <text:p>24027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91070" calcext:value-type="float">
            <text:p>1791070</text:p>
          </table:table-cell>
          <table:table-cell office:value-type="float" office:value="2682022" calcext:value-type="float">
            <text:p>268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775704" calcext:value-type="float">
            <text:p>2775704</text:p>
          </table:table-cell>
          <table:table-cell office:value-type="float" office:value="22840437" calcext:value-type="float">
            <text:p>22840437</text:p>
          </table:table-cell>
          <table:table-cell office:value-type="float" office:value="0" calcext:value-type="float">
            <text:p>0</text:p>
          </table:table-cell>
          <table:table-cell office:value-type="float" office:value="5985777" calcext:value-type="float">
            <text:p>59857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26025" calcext:value-type="float">
            <text:p>1526025</text:p>
          </table:table-cell>
          <table:table-cell office:value-type="float" office:value="5365100" calcext:value-type="float">
            <text:p>5365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801892" calcext:value-type="float">
            <text:p>7801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37815" calcext:value-type="float">
            <text:p>437815</text:p>
          </table:table-cell>
          <table:table-cell office:value-type="float" office:value="8715313" calcext:value-type="float">
            <text:p>8715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39862" calcext:value-type="float">
            <text:p>939862</text:p>
          </table:table-cell>
          <table:table-cell office:value-type="float" office:value="5046208" calcext:value-type="float">
            <text:p>50462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909851" calcext:value-type="float">
            <text:p>3909851</text:p>
          </table:table-cell>
          <table:table-cell office:value-type="float" office:value="5618284" calcext:value-type="float">
            <text:p>56182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75015" calcext:value-type="float">
            <text:p>6175015</text:p>
          </table:table-cell>
          <table:table-cell office:value-type="float" office:value="50856470" calcext:value-type="float">
            <text:p>50856470</text:p>
          </table:table-cell>
          <table:table-cell office:value-type="float" office:value="0" calcext:value-type="float">
            <text:p>0</text:p>
          </table:table-cell>
          <table:table-cell office:value-type="float" office:value="13791448" calcext:value-type="float">
            <text:p>137914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50527" calcext:value-type="float">
            <text:p>3050527</text:p>
          </table:table-cell>
          <table:table-cell office:value-type="float" office:value="11371994" calcext:value-type="float">
            <text:p>1137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127507" calcext:value-type="float">
            <text:p>17127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24852" calcext:value-type="float">
            <text:p>924852</text:p>
          </table:table-cell>
          <table:table-cell office:value-type="float" office:value="17824624" calcext:value-type="float">
            <text:p>17824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64286" calcext:value-type="float">
            <text:p>1864286</text:p>
          </table:table-cell>
          <table:table-cell office:value-type="float" office:value="11217194" calcext:value-type="float">
            <text:p>112171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td1" table:style-name="ta2">
        <table:shapes>
          <draw:frame draw:z-index="0" draw:style-name="gr1" draw:text-style-name="P1" svg:width="6.2988in" svg:height="3.5429in" svg:x="5.8453in" svg:y="3.4165in">
            <draw:object draw:notify-on-update-of-ranges="std1.G2:std1.G17 std1.H1:std1.H1 std1.H2:std1.H17 std1.I1:std1.I1 std1.I2:std1.I17 std1.J1:std1.J1 std1.J2:std1.J17 std1.K1:std1.K1 std1.K2:std1.K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std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56" calcext:value-type="float">
            <text:p>56</text:p>
          </table:table-cell>
          <table:table-cell table:formula="of:=[.C3]+[.C4]" office:value-type="float" office:value="218" calcext:value-type="float">
            <text:p>218</text:p>
          </table:table-cell>
          <table:table-cell table:formula="of:=[.D3]+[.D4]" office:value-type="float" office:value="88" calcext:value-type="float">
            <text:p>88</text:p>
          </table:table-cell>
          <table:table-cell table:formula="of:=[.E3]+[.E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53" calcext:value-type="float">
            <text:p>153</text:p>
          </table:table-cell>
          <table:table-cell table:formula="of:=[.C11]+[.C12]" office:value-type="float" office:value="489" calcext:value-type="float">
            <text:p>489</text:p>
          </table:table-cell>
          <table:table-cell table:formula="of:=[.D11]+[.D12]" office:value-type="float" office:value="172" calcext:value-type="float">
            <text:p>172</text:p>
          </table:table-cell>
          <table:table-cell table:formula="of:=[.E11]+[.E12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8" calcext:value-type="float">
            <text:p>38</text:p>
          </table:table-cell>
          <table:table-cell office:value-type="float" office:value="200" calcext:value-type="float">
            <text:p>200</text:p>
          </table:table-cell>
          <table:table-cell office:value-type="float" office:value="88" calcext:value-type="float">
            <text:p>88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377" calcext:value-type="float">
            <text:p>377</text:p>
          </table:table-cell>
          <table:table-cell table:formula="of:=[.C19]+[.C20]" office:value-type="float" office:value="914" calcext:value-type="float">
            <text:p>914</text:p>
          </table:table-cell>
          <table:table-cell table:formula="of:=[.D19]+[.D20]" office:value-type="float" office:value="400" calcext:value-type="float">
            <text:p>400</text:p>
          </table:table-cell>
          <table:table-cell table:formula="of:=[.E19]+[.E20]"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680" calcext:value-type="float">
            <text:p>680</text:p>
          </table:table-cell>
          <table:table-cell table:formula="of:=[.C27]+[.C28]" office:value-type="float" office:value="2096" calcext:value-type="float">
            <text:p>2096</text:p>
          </table:table-cell>
          <table:table-cell table:formula="of:=[.D27]+[.D28]" office:value-type="float" office:value="608" calcext:value-type="float">
            <text:p>608</text:p>
          </table:table-cell>
          <table:table-cell table:formula="of:=[.E27]+[.E28]"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714" calcext:value-type="float">
            <text:p>1714</text:p>
          </table:table-cell>
          <table:table-cell table:formula="of:=[.C35]+[.C36]" office:value-type="float" office:value="5117" calcext:value-type="float">
            <text:p>5117</text:p>
          </table:table-cell>
          <table:table-cell table:formula="of:=[.D35]+[.D36]" office:value-type="float" office:value="1407" calcext:value-type="float">
            <text:p>1407</text:p>
          </table:table-cell>
          <table:table-cell table:formula="of:=[.E35]+[.E36]" office:value-type="float" office:value="1217" calcext:value-type="float">
            <text:p>121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362" calcext:value-type="float">
            <text:p>3362</text:p>
          </table:table-cell>
          <table:table-cell table:formula="of:=[.C43]+[.C44]" office:value-type="float" office:value="12944" calcext:value-type="float">
            <text:p>12944</text:p>
          </table:table-cell>
          <table:table-cell table:formula="of:=[.D43]+[.D44]" office:value-type="float" office:value="3749" calcext:value-type="float">
            <text:p>3749</text:p>
          </table:table-cell>
          <table:table-cell table:formula="of:=[.E43]+[.E44]" office:value-type="float" office:value="2583" calcext:value-type="float">
            <text:p>2583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6110" calcext:value-type="float">
            <text:p>6110</text:p>
          </table:table-cell>
          <table:table-cell table:formula="of:=[.C51]+[.C52]" office:value-type="float" office:value="21402" calcext:value-type="float">
            <text:p>21402</text:p>
          </table:table-cell>
          <table:table-cell table:formula="of:=[.D51]+[.D52]" office:value-type="float" office:value="6953" calcext:value-type="float">
            <text:p>6953</text:p>
          </table:table-cell>
          <table:table-cell table:formula="of:=[.E51]+[.E52]" office:value-type="float" office:value="4928" calcext:value-type="float">
            <text:p>492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7994" calcext:value-type="float">
            <text:p>17994</text:p>
          </table:table-cell>
          <table:table-cell table:formula="of:=[.C59]+[.C60]" office:value-type="float" office:value="64252" calcext:value-type="float">
            <text:p>64252</text:p>
          </table:table-cell>
          <table:table-cell table:formula="of:=[.D59]+[.D60]" office:value-type="float" office:value="14286" calcext:value-type="float">
            <text:p>14286</text:p>
          </table:table-cell>
          <table:table-cell table:formula="of:=[.E59]+[.E60]" office:value-type="float" office:value="15355" calcext:value-type="float">
            <text:p>15355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37459" calcext:value-type="float">
            <text:p>37459</text:p>
          </table:table-cell>
          <table:table-cell table:formula="of:=[.C67]+[.C68]" office:value-type="float" office:value="113586" calcext:value-type="float">
            <text:p>113586</text:p>
          </table:table-cell>
          <table:table-cell table:formula="of:=[.D67]+[.D68]" office:value-type="float" office:value="28367" calcext:value-type="float">
            <text:p>28367</text:p>
          </table:table-cell>
          <table:table-cell table:formula="of:=[.E67]+[.E68]" office:value-type="float" office:value="28498" calcext:value-type="float">
            <text:p>28498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2315" calcext:value-type="float">
            <text:p>82315</text:p>
          </table:table-cell>
          <table:table-cell table:formula="of:=[.C75]+[.C76]" office:value-type="float" office:value="275249" calcext:value-type="float">
            <text:p>275249</text:p>
          </table:table-cell>
          <table:table-cell table:formula="of:=[.D75]+[.D76]" office:value-type="float" office:value="54426" calcext:value-type="float">
            <text:p>54426</text:p>
          </table:table-cell>
          <table:table-cell table:formula="of:=[.E75]+[.E76]" office:value-type="float" office:value="64974" calcext:value-type="float">
            <text:p>64974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8" calcext:value-type="float">
            <text:p>108</text:p>
          </table:table-cell>
          <table:table-cell office:value-type="float" office:value="447" calcext:value-type="float">
            <text:p>447</text:p>
          </table:table-cell>
          <table:table-cell office:value-type="float" office:value="172" calcext:value-type="float">
            <text:p>172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91456" calcext:value-type="float">
            <text:p>191456</text:p>
          </table:table-cell>
          <table:table-cell table:formula="of:=[.C83]+[.C84]" office:value-type="float" office:value="881943" calcext:value-type="float">
            <text:p>881943</text:p>
          </table:table-cell>
          <table:table-cell table:formula="of:=[.D83]+[.D84]" office:value-type="float" office:value="133569" calcext:value-type="float">
            <text:p>133569</text:p>
          </table:table-cell>
          <table:table-cell table:formula="of:=[.E83]+[.E84]" office:value-type="float" office:value="170283" calcext:value-type="float">
            <text:p>170283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10676" calcext:value-type="float">
            <text:p>410676</text:p>
          </table:table-cell>
          <table:table-cell table:formula="of:=[.C91]+[.C92]" office:value-type="float" office:value="2004107" calcext:value-type="float">
            <text:p>2004107</text:p>
          </table:table-cell>
          <table:table-cell table:formula="of:=[.D91]+[.D92]" office:value-type="float" office:value="267820" calcext:value-type="float">
            <text:p>267820</text:p>
          </table:table-cell>
          <table:table-cell table:formula="of:=[.E91]+[.E92]" office:value-type="float" office:value="398725" calcext:value-type="float">
            <text:p>398725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832067" calcext:value-type="float">
            <text:p>832067</text:p>
          </table:table-cell>
          <table:table-cell table:formula="of:=[.C99]+[.C100]" office:value-type="float" office:value="4431734" calcext:value-type="float">
            <text:p>4431734</text:p>
          </table:table-cell>
          <table:table-cell table:formula="of:=[.D99]+[.D100]" office:value-type="float" office:value="543055" calcext:value-type="float">
            <text:p>543055</text:p>
          </table:table-cell>
          <table:table-cell table:formula="of:=[.E99]+[.E100]" office:value-type="float" office:value="888075" calcext:value-type="float">
            <text:p>888075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" calcext:value-type="float">
            <text:p>12</text:p>
          </table:table-cell>
          <table:table-cell office:value-type="float" office:value="191" calcext:value-type="float">
            <text:p>191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258893" calcext:value-type="float">
            <text:p>2258893</text:p>
          </table:table-cell>
          <table:table-cell table:formula="of:=[.C107]+[.C108]" office:value-type="float" office:value="11931519" calcext:value-type="float">
            <text:p>11931519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2551242" calcext:value-type="float">
            <text:p>2551242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892584" calcext:value-type="float">
            <text:p>4892584</text:p>
          </table:table-cell>
          <table:table-cell table:formula="of:=[.C115]+[.C116]" office:value-type="float" office:value="25657422" calcext:value-type="float">
            <text:p>25657422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5703559" calcext:value-type="float">
            <text:p>570355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083993" calcext:value-type="float">
            <text:p>10083993</text:p>
          </table:table-cell>
          <table:table-cell table:formula="of:=[.C123]+[.C124]" office:value-type="float" office:value="56679590" calcext:value-type="float">
            <text:p>56679590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3812063" calcext:value-type="float">
            <text:p>13812063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2" calcext:value-type="float">
            <text:p>252</text:p>
          </table:table-cell>
          <table:table-cell office:value-type="float" office:value="845" calcext:value-type="float">
            <text:p>845</text:p>
          </table:table-cell>
          <table:table-cell office:value-type="float" office:value="400" calcext:value-type="float">
            <text:p>400</text:p>
          </table:table-cell>
          <table:table-cell office:value-type="float" office:value="289" calcext:value-type="float">
            <text:p>2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0" calcext:value-type="float">
            <text:p>120</text:p>
          </table:table-cell>
          <table:table-cell office:value-type="float" office:value="364" calcext:value-type="float">
            <text:p>364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5" calcext:value-type="float">
            <text:p>25</text:p>
          </table:table-cell>
          <table:table-cell office:value-type="float" office:value="407" calcext:value-type="float">
            <text:p>407</text:p>
          </table:table-cell>
          <table:table-cell office:value-type="float" office:value="616" calcext:value-type="float">
            <text:p>6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4" calcext:value-type="float">
            <text:p>84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99" calcext:value-type="float">
            <text:p>299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81" calcext:value-type="float">
            <text:p>381</text:p>
          </table:table-cell>
          <table:table-cell office:value-type="float" office:value="1962" calcext:value-type="float">
            <text:p>1962</text:p>
          </table:table-cell>
          <table:table-cell office:value-type="float" office:value="608" calcext:value-type="float">
            <text:p>608</text:p>
          </table:table-cell>
          <table:table-cell office:value-type="float" office:value="590" calcext:value-type="float">
            <text:p>5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32" calcext:value-type="float">
            <text:p>332</text:p>
          </table:table-cell>
          <table:table-cell office:value-type="float" office:value="726" calcext:value-type="float">
            <text:p>726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86" calcext:value-type="float">
            <text:p>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" calcext:value-type="float">
            <text:p>46</text:p>
          </table:table-cell>
          <table:table-cell office:value-type="float" office:value="814" calcext:value-type="float">
            <text:p>814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4" calcext:value-type="float">
            <text:p>184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22" calcext:value-type="float">
            <text:p>62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92" calcext:value-type="float">
            <text:p>1092</text:p>
          </table:table-cell>
          <table:table-cell office:value-type="float" office:value="4783" calcext:value-type="float">
            <text:p>4783</text:p>
          </table:table-cell>
          <table:table-cell office:value-type="float" office:value="1407" calcext:value-type="float">
            <text:p>1407</text:p>
          </table:table-cell>
          <table:table-cell office:value-type="float" office:value="1217" calcext:value-type="float">
            <text:p>1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93" calcext:value-type="float">
            <text:p>793</text:p>
          </table:table-cell>
          <table:table-cell office:value-type="float" office:value="1880" calcext:value-type="float">
            <text:p>1880</text:p>
          </table:table-cell>
          <table:table-cell office:value-type="float" office:value="3456" calcext:value-type="float">
            <text:p>34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24" calcext:value-type="float">
            <text:p>1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2" calcext:value-type="float">
            <text:p>132</text:p>
          </table:table-cell>
          <table:table-cell office:value-type="float" office:value="2131" calcext:value-type="float">
            <text:p>2131</text:p>
          </table:table-cell>
          <table:table-cell office:value-type="float" office:value="3684" calcext:value-type="float">
            <text:p>36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5" calcext:value-type="float">
            <text:p>455</text:p>
          </table:table-cell>
          <table:table-cell office:value-type="float" office:value="859" calcext:value-type="float">
            <text:p>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53" calcext:value-type="float">
            <text:p>1253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09" calcext:value-type="float">
            <text:p>2109</text:p>
          </table:table-cell>
          <table:table-cell office:value-type="float" office:value="12099" calcext:value-type="float">
            <text:p>12099</text:p>
          </table:table-cell>
          <table:table-cell office:value-type="float" office:value="3749" calcext:value-type="float">
            <text:p>3749</text:p>
          </table:table-cell>
          <table:table-cell office:value-type="float" office:value="2583" calcext:value-type="float">
            <text:p>25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02" calcext:value-type="float">
            <text:p>1702</text:p>
          </table:table-cell>
          <table:table-cell office:value-type="float" office:value="5039" calcext:value-type="float">
            <text:p>5039</text:p>
          </table:table-cell>
          <table:table-cell office:value-type="float" office:value="10630" calcext:value-type="float">
            <text:p>106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21" calcext:value-type="float">
            <text:p>35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26" calcext:value-type="float">
            <text:p>226</text:p>
          </table:table-cell>
          <table:table-cell office:value-type="float" office:value="5144" calcext:value-type="float">
            <text:p>5144</text:p>
          </table:table-cell>
          <table:table-cell office:value-type="float" office:value="8586" calcext:value-type="float">
            <text:p>85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64" calcext:value-type="float">
            <text:p>964</text:p>
          </table:table-cell>
          <table:table-cell office:value-type="float" office:value="2320" calcext:value-type="float">
            <text:p>2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51" calcext:value-type="float">
            <text:p>2351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759" calcext:value-type="float">
            <text:p>3759</text:p>
          </table:table-cell>
          <table:table-cell office:value-type="float" office:value="19948" calcext:value-type="float">
            <text:p>19948</text:p>
          </table:table-cell>
          <table:table-cell office:value-type="float" office:value="6953" calcext:value-type="float">
            <text:p>6953</text:p>
          </table:table-cell>
          <table:table-cell office:value-type="float" office:value="4928" calcext:value-type="float">
            <text:p>49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810" calcext:value-type="float">
            <text:p>2810</text:p>
          </table:table-cell>
          <table:table-cell office:value-type="float" office:value="6871" calcext:value-type="float">
            <text:p>6871</text:p>
          </table:table-cell>
          <table:table-cell office:value-type="float" office:value="11366" calcext:value-type="float">
            <text:p>113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76" calcext:value-type="float">
            <text:p>476</text:p>
          </table:table-cell>
          <table:table-cell office:value-type="float" office:value="8749" calcext:value-type="float">
            <text:p>8749</text:p>
          </table:table-cell>
          <table:table-cell office:value-type="float" office:value="16062" calcext:value-type="float">
            <text:p>160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52" calcext:value-type="float">
            <text:p>1852</text:p>
          </table:table-cell>
          <table:table-cell office:value-type="float" office:value="3304" calcext:value-type="float">
            <text:p>3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053" calcext:value-type="float">
            <text:p>6053</text:p>
          </table:table-cell>
          <table:table-cell office:value-type="float" office:value="5270" calcext:value-type="float">
            <text:p>52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941" calcext:value-type="float">
            <text:p>11941</text:p>
          </table:table-cell>
          <table:table-cell office:value-type="float" office:value="58982" calcext:value-type="float">
            <text:p>58982</text:p>
          </table:table-cell>
          <table:table-cell office:value-type="float" office:value="14286" calcext:value-type="float">
            <text:p>14286</text:p>
          </table:table-cell>
          <table:table-cell office:value-type="float" office:value="15355" calcext:value-type="float">
            <text:p>153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051" calcext:value-type="float">
            <text:p>7051</text:p>
          </table:table-cell>
          <table:table-cell office:value-type="float" office:value="17462" calcext:value-type="float">
            <text:p>17462</text:p>
          </table:table-cell>
          <table:table-cell office:value-type="float" office:value="31360" calcext:value-type="float">
            <text:p>313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276" calcext:value-type="float">
            <text:p>17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96" calcext:value-type="float">
            <text:p>1196</text:p>
          </table:table-cell>
          <table:table-cell office:value-type="float" office:value="23396" calcext:value-type="float">
            <text:p>23396</text:p>
          </table:table-cell>
          <table:table-cell office:value-type="float" office:value="42035" calcext:value-type="float">
            <text:p>420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82" calcext:value-type="float">
            <text:p>4982</text:p>
          </table:table-cell>
          <table:table-cell office:value-type="float" office:value="10094" calcext:value-type="float">
            <text:p>100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760" calcext:value-type="float">
            <text:p>14760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2699" calcext:value-type="float">
            <text:p>22699</text:p>
          </table:table-cell>
          <table:table-cell office:value-type="float" office:value="106331" calcext:value-type="float">
            <text:p>106331</text:p>
          </table:table-cell>
          <table:table-cell office:value-type="float" office:value="28367" calcext:value-type="float">
            <text:p>28367</text:p>
          </table:table-cell>
          <table:table-cell office:value-type="float" office:value="28498" calcext:value-type="float">
            <text:p>284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4954" calcext:value-type="float">
            <text:p>14954</text:p>
          </table:table-cell>
          <table:table-cell office:value-type="float" office:value="42451" calcext:value-type="float">
            <text:p>42451</text:p>
          </table:table-cell>
          <table:table-cell office:value-type="float" office:value="57356" calcext:value-type="float">
            <text:p>573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015" calcext:value-type="float">
            <text:p>35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51" calcext:value-type="float">
            <text:p>3251</text:p>
          </table:table-cell>
          <table:table-cell office:value-type="float" office:value="65980" calcext:value-type="float">
            <text:p>65980</text:p>
          </table:table-cell>
          <table:table-cell office:value-type="float" office:value="86115" calcext:value-type="float">
            <text:p>86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40" calcext:value-type="float">
            <text:p>9140</text:p>
          </table:table-cell>
          <table:table-cell office:value-type="float" office:value="23820" calcext:value-type="float">
            <text:p>238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5541" calcext:value-type="float">
            <text:p>35541</text:p>
          </table:table-cell>
          <table:table-cell office:value-type="float" office:value="22878" calcext:value-type="float">
            <text:p>228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6774" calcext:value-type="float">
            <text:p>46774</text:p>
          </table:table-cell>
          <table:table-cell office:value-type="float" office:value="252371" calcext:value-type="float">
            <text:p>252371</text:p>
          </table:table-cell>
          <table:table-cell office:value-type="float" office:value="54426" calcext:value-type="float">
            <text:p>54426</text:p>
          </table:table-cell>
          <table:table-cell office:value-type="float" office:value="64974" calcext:value-type="float">
            <text:p>6497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462" calcext:value-type="float">
            <text:p>29462</text:p>
          </table:table-cell>
          <table:table-cell office:value-type="float" office:value="86447" calcext:value-type="float">
            <text:p>86447</text:p>
          </table:table-cell>
          <table:table-cell office:value-type="float" office:value="119523" calcext:value-type="float">
            <text:p>1195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4226" calcext:value-type="float">
            <text:p>84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314" calcext:value-type="float">
            <text:p>6314</text:p>
          </table:table-cell>
          <table:table-cell office:value-type="float" office:value="100727" calcext:value-type="float">
            <text:p>100727</text:p>
          </table:table-cell>
          <table:table-cell office:value-type="float" office:value="191263" calcext:value-type="float">
            <text:p>1912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9259" calcext:value-type="float">
            <text:p>29259</text:p>
          </table:table-cell>
          <table:table-cell office:value-type="float" office:value="55627" calcext:value-type="float">
            <text:p>55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8294" calcext:value-type="float">
            <text:p>78294</text:p>
          </table:table-cell>
          <table:table-cell office:value-type="float" office:value="76069" calcext:value-type="float">
            <text:p>76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3162" calcext:value-type="float">
            <text:p>113162</text:p>
          </table:table-cell>
          <table:table-cell office:value-type="float" office:value="805874" calcext:value-type="float">
            <text:p>805874</text:p>
          </table:table-cell>
          <table:table-cell office:value-type="float" office:value="133569" calcext:value-type="float">
            <text:p>133569</text:p>
          </table:table-cell>
          <table:table-cell office:value-type="float" office:value="170283" calcext:value-type="float">
            <text:p>1702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5544" calcext:value-type="float">
            <text:p>75544</text:p>
          </table:table-cell>
          <table:table-cell office:value-type="float" office:value="225144" calcext:value-type="float">
            <text:p>225144</text:p>
          </table:table-cell>
          <table:table-cell office:value-type="float" office:value="305479" calcext:value-type="float">
            <text:p>3054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9193" calcext:value-type="float">
            <text:p>269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806" calcext:value-type="float">
            <text:p>15806</text:p>
          </table:table-cell>
          <table:table-cell office:value-type="float" office:value="305451" calcext:value-type="float">
            <text:p>305451</text:p>
          </table:table-cell>
          <table:table-cell office:value-type="float" office:value="521037" calcext:value-type="float">
            <text:p>5210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4883" calcext:value-type="float">
            <text:p>54883</text:p>
          </table:table-cell>
          <table:table-cell office:value-type="float" office:value="203841" calcext:value-type="float">
            <text:p>2038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8807" calcext:value-type="float">
            <text:p>158807</text:p>
          </table:table-cell>
          <table:table-cell office:value-type="float" office:value="186450" calcext:value-type="float">
            <text:p>186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1869" calcext:value-type="float">
            <text:p>251869</text:p>
          </table:table-cell>
          <table:table-cell office:value-type="float" office:value="1817657" calcext:value-type="float">
            <text:p>1817657</text:p>
          </table:table-cell>
          <table:table-cell office:value-type="float" office:value="267820" calcext:value-type="float">
            <text:p>267820</text:p>
          </table:table-cell>
          <table:table-cell office:value-type="float" office:value="398725" calcext:value-type="float">
            <text:p>3987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1614" calcext:value-type="float">
            <text:p>151614</text:p>
          </table:table-cell>
          <table:table-cell office:value-type="float" office:value="463621" calcext:value-type="float">
            <text:p>463621</text:p>
          </table:table-cell>
          <table:table-cell office:value-type="float" office:value="639671" calcext:value-type="float">
            <text:p>6396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14788" calcext:value-type="float">
            <text:p>614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183" calcext:value-type="float">
            <text:p>32183</text:p>
          </table:table-cell>
          <table:table-cell office:value-type="float" office:value="689526" calcext:value-type="float">
            <text:p>689526</text:p>
          </table:table-cell>
          <table:table-cell office:value-type="float" office:value="1094012" calcext:value-type="float">
            <text:p>10940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9889" calcext:value-type="float">
            <text:p>99889</text:p>
          </table:table-cell>
          <table:table-cell office:value-type="float" office:value="461748" calcext:value-type="float">
            <text:p>461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4782" calcext:value-type="float">
            <text:p>324782</text:p>
          </table:table-cell>
          <table:table-cell office:value-type="float" office:value="449806" calcext:value-type="float">
            <text:p>4498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07285" calcext:value-type="float">
            <text:p>507285</text:p>
          </table:table-cell>
          <table:table-cell office:value-type="float" office:value="3981928" calcext:value-type="float">
            <text:p>3981928</text:p>
          </table:table-cell>
          <table:table-cell office:value-type="float" office:value="543055" calcext:value-type="float">
            <text:p>543055</text:p>
          </table:table-cell>
          <table:table-cell office:value-type="float" office:value="888075" calcext:value-type="float">
            <text:p>888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0290" calcext:value-type="float">
            <text:p>300290</text:p>
          </table:table-cell>
          <table:table-cell office:value-type="float" office:value="957091" calcext:value-type="float">
            <text:p>957091</text:p>
          </table:table-cell>
          <table:table-cell office:value-type="float" office:value="1361360" calcext:value-type="float">
            <text:p>13613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3581" calcext:value-type="float">
            <text:p>13435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6608" calcext:value-type="float">
            <text:p>66608</text:p>
          </table:table-cell>
          <table:table-cell office:value-type="float" office:value="1527839" calcext:value-type="float">
            <text:p>1527839</text:p>
          </table:table-cell>
          <table:table-cell office:value-type="float" office:value="2268269" calcext:value-type="float">
            <text:p>22682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0822" calcext:value-type="float">
            <text:p>190822</text:p>
          </table:table-cell>
          <table:table-cell office:value-type="float" office:value="1004338" calcext:value-type="float">
            <text:p>10043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85859" calcext:value-type="float">
            <text:p>885859</text:p>
          </table:table-cell>
          <table:table-cell office:value-type="float" office:value="1254906" calcext:value-type="float">
            <text:p>12549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73034" calcext:value-type="float">
            <text:p>1373034</text:p>
          </table:table-cell>
          <table:table-cell office:value-type="float" office:value="10676613" calcext:value-type="float">
            <text:p>10676613</text:p>
          </table:table-cell>
          <table:table-cell office:value-type="float" office:value="0" calcext:value-type="float">
            <text:p>0</text:p>
          </table:table-cell>
          <table:table-cell office:value-type="float" office:value="2551242" calcext:value-type="float">
            <text:p>2551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57555" calcext:value-type="float">
            <text:p>757555</text:p>
          </table:table-cell>
          <table:table-cell office:value-type="float" office:value="2556560" calcext:value-type="float">
            <text:p>2556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04252" calcext:value-type="float">
            <text:p>3704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9659" calcext:value-type="float">
            <text:p>189659</text:p>
          </table:table-cell>
          <table:table-cell office:value-type="float" office:value="4046011" calcext:value-type="float">
            <text:p>4046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2481" calcext:value-type="float">
            <text:p>482481</text:p>
          </table:table-cell>
          <table:table-cell office:value-type="float" office:value="2394729" calcext:value-type="float">
            <text:p>23947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34191" calcext:value-type="float">
            <text:p>1834191</text:p>
          </table:table-cell>
          <table:table-cell office:value-type="float" office:value="2678917" calcext:value-type="float">
            <text:p>2678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58393" calcext:value-type="float">
            <text:p>3058393</text:p>
          </table:table-cell>
          <table:table-cell office:value-type="float" office:value="22978505" calcext:value-type="float">
            <text:p>22978505</text:p>
          </table:table-cell>
          <table:table-cell office:value-type="float" office:value="0" calcext:value-type="float">
            <text:p>0</text:p>
          </table:table-cell>
          <table:table-cell office:value-type="float" office:value="5703559" calcext:value-type="float">
            <text:p>570355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20993" calcext:value-type="float">
            <text:p>1520993</text:p>
          </table:table-cell>
          <table:table-cell office:value-type="float" office:value="5365947" calcext:value-type="float">
            <text:p>53659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651514" calcext:value-type="float">
            <text:p>7651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98117" calcext:value-type="float">
            <text:p>398117</text:p>
          </table:table-cell>
          <table:table-cell office:value-type="float" office:value="8542262" calcext:value-type="float">
            <text:p>85422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37232" calcext:value-type="float">
            <text:p>937232</text:p>
          </table:table-cell>
          <table:table-cell office:value-type="float" office:value="5019401" calcext:value-type="float">
            <text:p>50194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979747" calcext:value-type="float">
            <text:p>3979747</text:p>
          </table:table-cell>
          <table:table-cell office:value-type="float" office:value="5572134" calcext:value-type="float">
            <text:p>55721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04246" calcext:value-type="float">
            <text:p>6104246</text:p>
          </table:table-cell>
          <table:table-cell office:value-type="float" office:value="51107456" calcext:value-type="float">
            <text:p>51107456</text:p>
          </table:table-cell>
          <table:table-cell office:value-type="float" office:value="0" calcext:value-type="float">
            <text:p>0</text:p>
          </table:table-cell>
          <table:table-cell office:value-type="float" office:value="13812063" calcext:value-type="float">
            <text:p>138120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46545" calcext:value-type="float">
            <text:p>3046545</text:p>
          </table:table-cell>
          <table:table-cell office:value-type="float" office:value="11340167" calcext:value-type="float">
            <text:p>11340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384895" calcext:value-type="float">
            <text:p>16384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62005" calcext:value-type="float">
            <text:p>862005</text:p>
          </table:table-cell>
          <table:table-cell office:value-type="float" office:value="17999398" calcext:value-type="float">
            <text:p>179993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61789" calcext:value-type="float">
            <text:p>1861789</text:p>
          </table:table-cell>
          <table:table-cell office:value-type="float" office:value="11094240" calcext:value-type="float">
            <text:p>11094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td2" table:style-name="ta2">
        <table:shapes>
          <draw:frame draw:z-index="0" draw:style-name="gr1" draw:text-style-name="P1" svg:width="6.2988in" svg:height="3.5429in" svg:x="5.8453in" svg:y="3.4165in">
            <draw:object draw:notify-on-update-of-ranges="std2.G2:std2.G17 std2.H1:std2.H1 std2.H2:std2.H17 std2.I1:std2.I1 std2.I2:std2.I17 std2.J1:std2.J1 std2.J2:std2.J17 std2.K1:std2.K1 std2.K2:std2.K1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std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51" calcext:value-type="float">
            <text:p>51</text:p>
          </table:table-cell>
          <table:table-cell table:formula="of:=[.C3]+[.C4]" office:value-type="float" office:value="191" calcext:value-type="float">
            <text:p>191</text:p>
          </table:table-cell>
          <table:table-cell table:formula="of:=[.D3]+[.D4]" office:value-type="float" office:value="71" calcext:value-type="float">
            <text:p>71</text:p>
          </table:table-cell>
          <table:table-cell table:formula="of:=[.E3]+[.E4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52" calcext:value-type="float">
            <text:p>152</text:p>
          </table:table-cell>
          <table:table-cell table:formula="of:=[.C11]+[.C12]" office:value-type="float" office:value="454" calcext:value-type="float">
            <text:p>454</text:p>
          </table:table-cell>
          <table:table-cell table:formula="of:=[.D11]+[.D12]" office:value-type="float" office:value="167" calcext:value-type="float">
            <text:p>167</text:p>
          </table:table-cell>
          <table:table-cell table:formula="of:=[.E11]+[.E12]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4" calcext:value-type="float">
            <text:p>34</text:p>
          </table:table-cell>
          <table:table-cell office:value-type="float" office:value="177" calcext:value-type="float">
            <text:p>177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366" calcext:value-type="float">
            <text:p>366</text:p>
          </table:table-cell>
          <table:table-cell table:formula="of:=[.C19]+[.C20]" office:value-type="float" office:value="894" calcext:value-type="float">
            <text:p>894</text:p>
          </table:table-cell>
          <table:table-cell table:formula="of:=[.D19]+[.D20]" office:value-type="float" office:value="331" calcext:value-type="float">
            <text:p>331</text:p>
          </table:table-cell>
          <table:table-cell table:formula="of:=[.E19]+[.E20]"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714" calcext:value-type="float">
            <text:p>714</text:p>
          </table:table-cell>
          <table:table-cell table:formula="of:=[.C27]+[.C28]" office:value-type="float" office:value="2034" calcext:value-type="float">
            <text:p>2034</text:p>
          </table:table-cell>
          <table:table-cell table:formula="of:=[.D27]+[.D28]" office:value-type="float" office:value="572" calcext:value-type="float">
            <text:p>572</text:p>
          </table:table-cell>
          <table:table-cell table:formula="of:=[.E27]+[.E28]" office:value-type="float" office:value="453" calcext:value-type="float">
            <text:p>45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848" calcext:value-type="float">
            <text:p>1848</text:p>
          </table:table-cell>
          <table:table-cell table:formula="of:=[.C35]+[.C36]" office:value-type="float" office:value="4967" calcext:value-type="float">
            <text:p>4967</text:p>
          </table:table-cell>
          <table:table-cell table:formula="of:=[.D35]+[.D36]" office:value-type="float" office:value="1719" calcext:value-type="float">
            <text:p>1719</text:p>
          </table:table-cell>
          <table:table-cell table:formula="of:=[.E35]+[.E36]" office:value-type="float" office:value="1218" calcext:value-type="float">
            <text:p>1218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4364" calcext:value-type="float">
            <text:p>4364</text:p>
          </table:table-cell>
          <table:table-cell table:formula="of:=[.C43]+[.C44]" office:value-type="float" office:value="13908" calcext:value-type="float">
            <text:p>13908</text:p>
          </table:table-cell>
          <table:table-cell table:formula="of:=[.D43]+[.D44]" office:value-type="float" office:value="3833" calcext:value-type="float">
            <text:p>3833</text:p>
          </table:table-cell>
          <table:table-cell table:formula="of:=[.E43]+[.E44]"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289" calcext:value-type="float">
            <text:p>7289</text:p>
          </table:table-cell>
          <table:table-cell table:formula="of:=[.C51]+[.C52]" office:value-type="float" office:value="20825" calcext:value-type="float">
            <text:p>20825</text:p>
          </table:table-cell>
          <table:table-cell table:formula="of:=[.D51]+[.D52]" office:value-type="float" office:value="5633" calcext:value-type="float">
            <text:p>5633</text:p>
          </table:table-cell>
          <table:table-cell table:formula="of:=[.E51]+[.E52]" office:value-type="float" office:value="4373" calcext:value-type="float">
            <text:p>437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8452" calcext:value-type="float">
            <text:p>18452</text:p>
          </table:table-cell>
          <table:table-cell table:formula="of:=[.C59]+[.C60]" office:value-type="float" office:value="56118" calcext:value-type="float">
            <text:p>56118</text:p>
          </table:table-cell>
          <table:table-cell table:formula="of:=[.D59]+[.D60]" office:value-type="float" office:value="14829" calcext:value-type="float">
            <text:p>14829</text:p>
          </table:table-cell>
          <table:table-cell table:formula="of:=[.E59]+[.E60]" office:value-type="float" office:value="14892" calcext:value-type="float">
            <text:p>14892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37393" calcext:value-type="float">
            <text:p>37393</text:p>
          </table:table-cell>
          <table:table-cell table:formula="of:=[.C67]+[.C68]" office:value-type="float" office:value="128714" calcext:value-type="float">
            <text:p>128714</text:p>
          </table:table-cell>
          <table:table-cell table:formula="of:=[.D67]+[.D68]" office:value-type="float" office:value="29085" calcext:value-type="float">
            <text:p>29085</text:p>
          </table:table-cell>
          <table:table-cell table:formula="of:=[.E67]+[.E68]" office:value-type="float" office:value="33803" calcext:value-type="float">
            <text:p>3380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77445" calcext:value-type="float">
            <text:p>77445</text:p>
          </table:table-cell>
          <table:table-cell table:formula="of:=[.C75]+[.C76]" office:value-type="float" office:value="269574" calcext:value-type="float">
            <text:p>269574</text:p>
          </table:table-cell>
          <table:table-cell table:formula="of:=[.D75]+[.D76]" office:value-type="float" office:value="56058" calcext:value-type="float">
            <text:p>56058</text:p>
          </table:table-cell>
          <table:table-cell table:formula="of:=[.E75]+[.E76]" office:value-type="float" office:value="62446" calcext:value-type="float">
            <text:p>62446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4" calcext:value-type="float">
            <text:p>104</text:p>
          </table:table-cell>
          <table:table-cell office:value-type="float" office:value="422" calcext:value-type="float">
            <text:p>422</text:p>
          </table:table-cell>
          <table:table-cell office:value-type="float" office:value="167" calcext:value-type="float">
            <text:p>167</text:p>
          </table:table-cell>
          <table:table-cell office:value-type="float" office:value="93" calcext:value-type="float">
            <text:p>93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91251" calcext:value-type="float">
            <text:p>191251</text:p>
          </table:table-cell>
          <table:table-cell table:formula="of:=[.C83]+[.C84]" office:value-type="float" office:value="890232" calcext:value-type="float">
            <text:p>890232</text:p>
          </table:table-cell>
          <table:table-cell table:formula="of:=[.D83]+[.D84]" office:value-type="float" office:value="133111" calcext:value-type="float">
            <text:p>133111</text:p>
          </table:table-cell>
          <table:table-cell table:formula="of:=[.E83]+[.E84]" office:value-type="float" office:value="169035" calcext:value-type="float">
            <text:p>169035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04063" calcext:value-type="float">
            <text:p>404063</text:p>
          </table:table-cell>
          <table:table-cell table:formula="of:=[.C91]+[.C92]" office:value-type="float" office:value="1999802" calcext:value-type="float">
            <text:p>1999802</text:p>
          </table:table-cell>
          <table:table-cell table:formula="of:=[.D91]+[.D92]" office:value-type="float" office:value="270325" calcext:value-type="float">
            <text:p>270325</text:p>
          </table:table-cell>
          <table:table-cell table:formula="of:=[.E91]+[.E92]" office:value-type="float" office:value="395124" calcext:value-type="float">
            <text:p>395124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831312" calcext:value-type="float">
            <text:p>831312</text:p>
          </table:table-cell>
          <table:table-cell table:formula="of:=[.C99]+[.C100]" office:value-type="float" office:value="4408589" calcext:value-type="float">
            <text:p>4408589</text:p>
          </table:table-cell>
          <table:table-cell table:formula="of:=[.D99]+[.D100]" office:value-type="float" office:value="539806" calcext:value-type="float">
            <text:p>539806</text:p>
          </table:table-cell>
          <table:table-cell table:formula="of:=[.E99]+[.E100]" office:value-type="float" office:value="875107" calcext:value-type="float">
            <text:p>87510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302" calcext:value-type="float">
            <text:p>30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192094" calcext:value-type="float">
            <text:p>2192094</text:p>
          </table:table-cell>
          <table:table-cell table:formula="of:=[.C107]+[.C108]" office:value-type="float" office:value="11935432" calcext:value-type="float">
            <text:p>11935432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2552318" calcext:value-type="float">
            <text:p>2552318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909877" calcext:value-type="float">
            <text:p>4909877</text:p>
          </table:table-cell>
          <table:table-cell table:formula="of:=[.C115]+[.C116]" office:value-type="float" office:value="25740382" calcext:value-type="float">
            <text:p>25740382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5743302" calcext:value-type="float">
            <text:p>5743302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093894" calcext:value-type="float">
            <text:p>10093894</text:p>
          </table:table-cell>
          <table:table-cell table:formula="of:=[.C123]+[.C124]" office:value-type="float" office:value="56813260" calcext:value-type="float">
            <text:p>56813260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3382915" calcext:value-type="float">
            <text:p>13382915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05" calcext:value-type="float">
            <text:p>205</text:p>
          </table:table-cell>
          <table:table-cell office:value-type="float" office:value="838" calcext:value-type="float">
            <text:p>838</text:p>
          </table:table-cell>
          <table:table-cell office:value-type="float" office:value="331" calcext:value-type="float">
            <text:p>331</text:p>
          </table:table-cell>
          <table:table-cell office:value-type="float" office:value="226" calcext:value-type="float">
            <text:p>2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4" calcext:value-type="float">
            <text:p>124</text:p>
          </table:table-cell>
          <table:table-cell office:value-type="float" office:value="305" calcext:value-type="float">
            <text:p>305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" calcext:value-type="float">
            <text:p>24</text:p>
          </table:table-cell>
          <table:table-cell office:value-type="float" office:value="343" calcext:value-type="float">
            <text:p>343</text:p>
          </table:table-cell>
          <table:table-cell office:value-type="float" office:value="582" calcext:value-type="float">
            <text:p>5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" calcext:value-type="float">
            <text:p>9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49" calcext:value-type="float">
            <text:p>249</text:p>
          </table:table-cell>
          <table:table-cell office:value-type="float" office:value="137" calcext:value-type="float">
            <text:p>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65" calcext:value-type="float">
            <text:p>465</text:p>
          </table:table-cell>
          <table:table-cell office:value-type="float" office:value="1897" calcext:value-type="float">
            <text:p>1897</text:p>
          </table:table-cell>
          <table:table-cell office:value-type="float" office:value="572" calcext:value-type="float">
            <text:p>572</text:p>
          </table:table-cell>
          <table:table-cell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7" calcext:value-type="float">
            <text:p>317</text:p>
          </table:table-cell>
          <table:table-cell office:value-type="float" office:value="680" calcext:value-type="float">
            <text:p>680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1" calcext:value-type="float">
            <text:p>5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5" calcext:value-type="float">
            <text:p>45</text:p>
          </table:table-cell>
          <table:table-cell office:value-type="float" office:value="677" calcext:value-type="float">
            <text:p>677</text:p>
          </table:table-cell>
          <table:table-cell office:value-type="float" office:value="1266" calcext:value-type="float">
            <text:p>12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6" calcext:value-type="float">
            <text:p>206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72" calcext:value-type="float">
            <text:p>772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76" calcext:value-type="float">
            <text:p>1076</text:p>
          </table:table-cell>
          <table:table-cell office:value-type="float" office:value="4606" calcext:value-type="float">
            <text:p>4606</text:p>
          </table:table-cell>
          <table:table-cell office:value-type="float" office:value="1719" calcext:value-type="float">
            <text:p>1719</text:p>
          </table:table-cell>
          <table:table-cell office:value-type="float" office:value="1218" calcext:value-type="float">
            <text:p>1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25" calcext:value-type="float">
            <text:p>1025</text:p>
          </table:table-cell>
          <table:table-cell office:value-type="float" office:value="1866" calcext:value-type="float">
            <text:p>1866</text:p>
          </table:table-cell>
          <table:table-cell office:value-type="float" office:value="3127" calcext:value-type="float">
            <text:p>31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78" calcext:value-type="float">
            <text:p>15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2" calcext:value-type="float">
            <text:p>152</text:p>
          </table:table-cell>
          <table:table-cell office:value-type="float" office:value="1865" calcext:value-type="float">
            <text:p>1865</text:p>
          </table:table-cell>
          <table:table-cell office:value-type="float" office:value="3591" calcext:value-type="float">
            <text:p>35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74" calcext:value-type="float">
            <text:p>474</text:p>
          </table:table-cell>
          <table:table-cell office:value-type="float" office:value="968" calcext:value-type="float">
            <text:p>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42" calcext:value-type="float">
            <text:p>1442</text:p>
          </table:table-cell>
          <table:table-cell office:value-type="float" office:value="793" calcext:value-type="float">
            <text:p>7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22" calcext:value-type="float">
            <text:p>2922</text:p>
          </table:table-cell>
          <table:table-cell office:value-type="float" office:value="13115" calcext:value-type="float">
            <text:p>13115</text:p>
          </table:table-cell>
          <table:table-cell office:value-type="float" office:value="3833" calcext:value-type="float">
            <text:p>3833</text:p>
          </table:table-cell>
          <table:table-cell office:value-type="float" office:value="3310" calcext:value-type="float">
            <text:p>33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607" calcext:value-type="float">
            <text:p>1607</text:p>
          </table:table-cell>
          <table:table-cell office:value-type="float" office:value="5102" calcext:value-type="float">
            <text:p>5102</text:p>
          </table:table-cell>
          <table:table-cell office:value-type="float" office:value="10401" calcext:value-type="float">
            <text:p>104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5" calcext:value-type="float">
            <text:p>235</text:p>
          </table:table-cell>
          <table:table-cell office:value-type="float" office:value="5392" calcext:value-type="float">
            <text:p>5392</text:p>
          </table:table-cell>
          <table:table-cell office:value-type="float" office:value="10582" calcext:value-type="float">
            <text:p>105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95" calcext:value-type="float">
            <text:p>695</text:p>
          </table:table-cell>
          <table:table-cell office:value-type="float" office:value="2343" calcext:value-type="float">
            <text:p>2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498" calcext:value-type="float">
            <text:p>2498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791" calcext:value-type="float">
            <text:p>4791</text:p>
          </table:table-cell>
          <table:table-cell office:value-type="float" office:value="19475" calcext:value-type="float">
            <text:p>19475</text:p>
          </table:table-cell>
          <table:table-cell office:value-type="float" office:value="5633" calcext:value-type="float">
            <text:p>5633</text:p>
          </table:table-cell>
          <table:table-cell office:value-type="float" office:value="4373" calcext:value-type="float">
            <text:p>43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85" calcext:value-type="float">
            <text:p>2985</text:p>
          </table:table-cell>
          <table:table-cell office:value-type="float" office:value="8074" calcext:value-type="float">
            <text:p>8074</text:p>
          </table:table-cell>
          <table:table-cell office:value-type="float" office:value="12207" calcext:value-type="float">
            <text:p>122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035" calcext:value-type="float">
            <text:p>6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05" calcext:value-type="float">
            <text:p>505</text:p>
          </table:table-cell>
          <table:table-cell office:value-type="float" office:value="7132" calcext:value-type="float">
            <text:p>7132</text:p>
          </table:table-cell>
          <table:table-cell office:value-type="float" office:value="16537" calcext:value-type="float">
            <text:p>165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279" calcext:value-type="float">
            <text:p>1279</text:p>
          </table:table-cell>
          <table:table-cell office:value-type="float" office:value="3830" calcext:value-type="float">
            <text:p>3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396" calcext:value-type="float">
            <text:p>6396</text:p>
          </table:table-cell>
          <table:table-cell office:value-type="float" office:value="3994" calcext:value-type="float">
            <text:p>3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056" calcext:value-type="float">
            <text:p>12056</text:p>
          </table:table-cell>
          <table:table-cell office:value-type="float" office:value="52124" calcext:value-type="float">
            <text:p>52124</text:p>
          </table:table-cell>
          <table:table-cell office:value-type="float" office:value="14829" calcext:value-type="float">
            <text:p>14829</text:p>
          </table:table-cell>
          <table:table-cell office:value-type="float" office:value="14892" calcext:value-type="float">
            <text:p>148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546" calcext:value-type="float">
            <text:p>7546</text:p>
          </table:table-cell>
          <table:table-cell office:value-type="float" office:value="20417" calcext:value-type="float">
            <text:p>20417</text:p>
          </table:table-cell>
          <table:table-cell office:value-type="float" office:value="33639" calcext:value-type="float">
            <text:p>3363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316" calcext:value-type="float">
            <text:p>163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21" calcext:value-type="float">
            <text:p>1321</text:p>
          </table:table-cell>
          <table:table-cell office:value-type="float" office:value="21053" calcext:value-type="float">
            <text:p>21053</text:p>
          </table:table-cell>
          <table:table-cell office:value-type="float" office:value="41817" calcext:value-type="float">
            <text:p>418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98" calcext:value-type="float">
            <text:p>4998</text:p>
          </table:table-cell>
          <table:table-cell office:value-type="float" office:value="9095" calcext:value-type="float">
            <text:p>9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055" calcext:value-type="float">
            <text:p>15055</text:p>
          </table:table-cell>
          <table:table-cell office:value-type="float" office:value="12850" calcext:value-type="float">
            <text:p>12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2338" calcext:value-type="float">
            <text:p>22338</text:p>
          </table:table-cell>
          <table:table-cell office:value-type="float" office:value="115864" calcext:value-type="float">
            <text:p>115864</text:p>
          </table:table-cell>
          <table:table-cell office:value-type="float" office:value="29085" calcext:value-type="float">
            <text:p>29085</text:p>
          </table:table-cell>
          <table:table-cell office:value-type="float" office:value="33803" calcext:value-type="float">
            <text:p>33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104" calcext:value-type="float">
            <text:p>15104</text:p>
          </table:table-cell>
          <table:table-cell office:value-type="float" office:value="42449" calcext:value-type="float">
            <text:p>42449</text:p>
          </table:table-cell>
          <table:table-cell office:value-type="float" office:value="61649" calcext:value-type="float">
            <text:p>616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298" calcext:value-type="float">
            <text:p>372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90" calcext:value-type="float">
            <text:p>2890</text:p>
          </table:table-cell>
          <table:table-cell office:value-type="float" office:value="64103" calcext:value-type="float">
            <text:p>64103</text:p>
          </table:table-cell>
          <table:table-cell office:value-type="float" office:value="87913" calcext:value-type="float">
            <text:p>879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994" calcext:value-type="float">
            <text:p>8994</text:p>
          </table:table-cell>
          <table:table-cell office:value-type="float" office:value="23644" calcext:value-type="float">
            <text:p>23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723" calcext:value-type="float">
            <text:p>32723</text:p>
          </table:table-cell>
          <table:table-cell office:value-type="float" office:value="22565" calcext:value-type="float">
            <text:p>225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4722" calcext:value-type="float">
            <text:p>44722</text:p>
          </table:table-cell>
          <table:table-cell office:value-type="float" office:value="247009" calcext:value-type="float">
            <text:p>247009</text:p>
          </table:table-cell>
          <table:table-cell office:value-type="float" office:value="56058" calcext:value-type="float">
            <text:p>56058</text:p>
          </table:table-cell>
          <table:table-cell office:value-type="float" office:value="62446" calcext:value-type="float">
            <text:p>62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629" calcext:value-type="float">
            <text:p>29629</text:p>
          </table:table-cell>
          <table:table-cell office:value-type="float" office:value="86404" calcext:value-type="float">
            <text:p>86404</text:p>
          </table:table-cell>
          <table:table-cell office:value-type="float" office:value="121655" calcext:value-type="float">
            <text:p>1216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1531" calcext:value-type="float">
            <text:p>815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905" calcext:value-type="float">
            <text:p>5905</text:p>
          </table:table-cell>
          <table:table-cell office:value-type="float" office:value="101131" calcext:value-type="float">
            <text:p>101131</text:p>
          </table:table-cell>
          <table:table-cell office:value-type="float" office:value="191660" calcext:value-type="float">
            <text:p>1916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2268" calcext:value-type="float">
            <text:p>22268</text:p>
          </table:table-cell>
          <table:table-cell office:value-type="float" office:value="57388" calcext:value-type="float">
            <text:p>57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9019" calcext:value-type="float">
            <text:p>79019</text:p>
          </table:table-cell>
          <table:table-cell office:value-type="float" office:value="77460" calcext:value-type="float">
            <text:p>77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2232" calcext:value-type="float">
            <text:p>112232</text:p>
          </table:table-cell>
          <table:table-cell office:value-type="float" office:value="812772" calcext:value-type="float">
            <text:p>812772</text:p>
          </table:table-cell>
          <table:table-cell office:value-type="float" office:value="133111" calcext:value-type="float">
            <text:p>133111</text:p>
          </table:table-cell>
          <table:table-cell office:value-type="float" office:value="169035" calcext:value-type="float">
            <text:p>1690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4784" calcext:value-type="float">
            <text:p>74784</text:p>
          </table:table-cell>
          <table:table-cell office:value-type="float" office:value="224752" calcext:value-type="float">
            <text:p>224752</text:p>
          </table:table-cell>
          <table:table-cell office:value-type="float" office:value="310985" calcext:value-type="float">
            <text:p>3109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8818" calcext:value-type="float">
            <text:p>2688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743" calcext:value-type="float">
            <text:p>15743</text:p>
          </table:table-cell>
          <table:table-cell office:value-type="float" office:value="306511" calcext:value-type="float">
            <text:p>306511</text:p>
          </table:table-cell>
          <table:table-cell office:value-type="float" office:value="513726" calcext:value-type="float">
            <text:p>5137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1006" calcext:value-type="float">
            <text:p>51006</text:p>
          </table:table-cell>
          <table:table-cell office:value-type="float" office:value="195070" calcext:value-type="float">
            <text:p>1950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5382" calcext:value-type="float">
            <text:p>155382</text:p>
          </table:table-cell>
          <table:table-cell office:value-type="float" office:value="186488" calcext:value-type="float">
            <text:p>1864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48681" calcext:value-type="float">
            <text:p>248681</text:p>
          </table:table-cell>
          <table:table-cell office:value-type="float" office:value="1813314" calcext:value-type="float">
            <text:p>1813314</text:p>
          </table:table-cell>
          <table:table-cell office:value-type="float" office:value="270325" calcext:value-type="float">
            <text:p>270325</text:p>
          </table:table-cell>
          <table:table-cell office:value-type="float" office:value="395124" calcext:value-type="float">
            <text:p>3951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0317" calcext:value-type="float">
            <text:p>150317</text:p>
          </table:table-cell>
          <table:table-cell office:value-type="float" office:value="464625" calcext:value-type="float">
            <text:p>464625</text:p>
          </table:table-cell>
          <table:table-cell office:value-type="float" office:value="636585" calcext:value-type="float">
            <text:p>6365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20518" calcext:value-type="float">
            <text:p>620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3751" calcext:value-type="float">
            <text:p>33751</text:p>
          </table:table-cell>
          <table:table-cell office:value-type="float" office:value="688836" calcext:value-type="float">
            <text:p>688836</text:p>
          </table:table-cell>
          <table:table-cell office:value-type="float" office:value="1102497" calcext:value-type="float">
            <text:p>11024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883" calcext:value-type="float">
            <text:p>95883</text:p>
          </table:table-cell>
          <table:table-cell office:value-type="float" office:value="454832" calcext:value-type="float">
            <text:p>454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2820" calcext:value-type="float">
            <text:p>322820</text:p>
          </table:table-cell>
          <table:table-cell office:value-type="float" office:value="453562" calcext:value-type="float">
            <text:p>453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08492" calcext:value-type="float">
            <text:p>508492</text:p>
          </table:table-cell>
          <table:table-cell office:value-type="float" office:value="3955027" calcext:value-type="float">
            <text:p>3955027</text:p>
          </table:table-cell>
          <table:table-cell office:value-type="float" office:value="539806" calcext:value-type="float">
            <text:p>539806</text:p>
          </table:table-cell>
          <table:table-cell office:value-type="float" office:value="875107" calcext:value-type="float">
            <text:p>8751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3047" calcext:value-type="float">
            <text:p>303047</text:p>
          </table:table-cell>
          <table:table-cell office:value-type="float" office:value="963488" calcext:value-type="float">
            <text:p>963488</text:p>
          </table:table-cell>
          <table:table-cell office:value-type="float" office:value="1389783" calcext:value-type="float">
            <text:p>13897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7344" calcext:value-type="float">
            <text:p>1347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6876" calcext:value-type="float">
            <text:p>66876</text:p>
          </table:table-cell>
          <table:table-cell office:value-type="float" office:value="1524228" calcext:value-type="float">
            <text:p>1524228</text:p>
          </table:table-cell>
          <table:table-cell office:value-type="float" office:value="2253356" calcext:value-type="float">
            <text:p>22533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8810" calcext:value-type="float">
            <text:p>188810</text:p>
          </table:table-cell>
          <table:table-cell office:value-type="float" office:value="1003031" calcext:value-type="float">
            <text:p>1003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86028" calcext:value-type="float">
            <text:p>886028</text:p>
          </table:table-cell>
          <table:table-cell office:value-type="float" office:value="1255154" calcext:value-type="float">
            <text:p>1255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06066" calcext:value-type="float">
            <text:p>1306066</text:p>
          </table:table-cell>
          <table:table-cell office:value-type="float" office:value="10680278" calcext:value-type="float">
            <text:p>10680278</text:p>
          </table:table-cell>
          <table:table-cell office:value-type="float" office:value="0" calcext:value-type="float">
            <text:p>0</text:p>
          </table:table-cell>
          <table:table-cell office:value-type="float" office:value="2552318" calcext:value-type="float">
            <text:p>25523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60930" calcext:value-type="float">
            <text:p>760930</text:p>
          </table:table-cell>
          <table:table-cell office:value-type="float" office:value="2557071" calcext:value-type="float">
            <text:p>25570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04564" calcext:value-type="float">
            <text:p>3704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90988" calcext:value-type="float">
            <text:p>190988</text:p>
          </table:table-cell>
          <table:table-cell office:value-type="float" office:value="4060662" calcext:value-type="float">
            <text:p>40606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8458" calcext:value-type="float">
            <text:p>468458</text:p>
          </table:table-cell>
          <table:table-cell office:value-type="float" office:value="2397261" calcext:value-type="float">
            <text:p>2397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36104" calcext:value-type="float">
            <text:p>1836104</text:p>
          </table:table-cell>
          <table:table-cell office:value-type="float" office:value="2691751" calcext:value-type="float">
            <text:p>2691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73773" calcext:value-type="float">
            <text:p>3073773</text:p>
          </table:table-cell>
          <table:table-cell office:value-type="float" office:value="23048631" calcext:value-type="float">
            <text:p>23048631</text:p>
          </table:table-cell>
          <table:table-cell office:value-type="float" office:value="0" calcext:value-type="float">
            <text:p>0</text:p>
          </table:table-cell>
          <table:table-cell office:value-type="float" office:value="5743302" calcext:value-type="float">
            <text:p>57433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32643" calcext:value-type="float">
            <text:p>1532643</text:p>
          </table:table-cell>
          <table:table-cell office:value-type="float" office:value="5384637" calcext:value-type="float">
            <text:p>5384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823130" calcext:value-type="float">
            <text:p>7823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00822" calcext:value-type="float">
            <text:p>400822</text:p>
          </table:table-cell>
          <table:table-cell office:value-type="float" office:value="8605820" calcext:value-type="float">
            <text:p>86058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37164" calcext:value-type="float">
            <text:p>937164</text:p>
          </table:table-cell>
          <table:table-cell office:value-type="float" office:value="5046681" calcext:value-type="float">
            <text:p>5046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984231" calcext:value-type="float">
            <text:p>3984231</text:p>
          </table:table-cell>
          <table:table-cell office:value-type="float" office:value="5609061" calcext:value-type="float">
            <text:p>5609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09663" calcext:value-type="float">
            <text:p>6109663</text:p>
          </table:table-cell>
          <table:table-cell office:value-type="float" office:value="51204199" calcext:value-type="float">
            <text:p>51204199</text:p>
          </table:table-cell>
          <table:table-cell office:value-type="float" office:value="0" calcext:value-type="float">
            <text:p>0</text:p>
          </table:table-cell>
          <table:table-cell office:value-type="float" office:value="13382915" calcext:value-type="float">
            <text:p>133829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45826" calcext:value-type="float">
            <text:p>3045826</text:p>
          </table:table-cell>
          <table:table-cell office:value-type="float" office:value="11413230" calcext:value-type="float">
            <text:p>114132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401559" calcext:value-type="float">
            <text:p>16401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61988" calcext:value-type="float">
            <text:p>861988</text:p>
          </table:table-cell>
          <table:table-cell office:value-type="float" office:value="18044567" calcext:value-type="float">
            <text:p>180445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67308" calcext:value-type="float">
            <text:p>1867308</text:p>
          </table:table-cell>
          <table:table-cell office:value-type="float" office:value="10780733" calcext:value-type="float">
            <text:p>10780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td3" table:style-name="ta2">
        <table:shapes>
          <draw:frame draw:z-index="0" draw:style-name="gr1" draw:text-style-name="P1" svg:width="6.2988in" svg:height="3.5429in" svg:x="5.8453in" svg:y="3.4165in">
            <draw:object draw:notify-on-update-of-ranges="std3.G2:std3.G17 std3.H1:std3.H1 std3.H2:std3.H17 std3.I1:std3.I1 std3.I2:std3.I17 std3.J1:std3.J1 std3.J2:std3.J17 std3.K1:std3.K1 std3.K2:std3.K17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std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70" calcext:value-type="float">
            <text:p>70</text:p>
          </table:table-cell>
          <table:table-cell table:formula="of:=[.C3]+[.C4]" office:value-type="float" office:value="233" calcext:value-type="float">
            <text:p>233</text:p>
          </table:table-cell>
          <table:table-cell table:formula="of:=[.D3]+[.D4]" office:value-type="float" office:value="92" calcext:value-type="float">
            <text:p>92</text:p>
          </table:table-cell>
          <table:table-cell table:formula="of:=[.E3]+[.E4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59" calcext:value-type="float">
            <text:p>159</text:p>
          </table:table-cell>
          <table:table-cell table:formula="of:=[.C11]+[.C12]" office:value-type="float" office:value="451" calcext:value-type="float">
            <text:p>451</text:p>
          </table:table-cell>
          <table:table-cell table:formula="of:=[.D11]+[.D12]" office:value-type="float" office:value="166" calcext:value-type="float">
            <text:p>166</text:p>
          </table:table-cell>
          <table:table-cell table:formula="of:=[.E11]+[.E12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4" calcext:value-type="float">
            <text:p>44</text:p>
          </table:table-cell>
          <table:table-cell office:value-type="float" office:value="218" calcext:value-type="float">
            <text:p>218</text:p>
          </table:table-cell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325" calcext:value-type="float">
            <text:p>325</text:p>
          </table:table-cell>
          <table:table-cell table:formula="of:=[.C19]+[.C20]" office:value-type="float" office:value="898" calcext:value-type="float">
            <text:p>898</text:p>
          </table:table-cell>
          <table:table-cell table:formula="of:=[.D19]+[.D20]" office:value-type="float" office:value="333" calcext:value-type="float">
            <text:p>333</text:p>
          </table:table-cell>
          <table:table-cell table:formula="of:=[.E19]+[.E20]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6" calcext:value-type="float">
            <text:p>26</text:p>
          </table:table-cell>
          <table:table-cell office:value-type="float" office:value="68" calcext:value-type="float">
            <text:p>68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631" calcext:value-type="float">
            <text:p>631</text:p>
          </table:table-cell>
          <table:table-cell table:formula="of:=[.C27]+[.C28]" office:value-type="float" office:value="1825" calcext:value-type="float">
            <text:p>1825</text:p>
          </table:table-cell>
          <table:table-cell table:formula="of:=[.D27]+[.D28]" office:value-type="float" office:value="689" calcext:value-type="float">
            <text:p>689</text:p>
          </table:table-cell>
          <table:table-cell table:formula="of:=[.E27]+[.E28]" office:value-type="float" office:value="497" calcext:value-type="float">
            <text:p>497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525" calcext:value-type="float">
            <text:p>1525</text:p>
          </table:table-cell>
          <table:table-cell table:formula="of:=[.C35]+[.C36]" office:value-type="float" office:value="4769" calcext:value-type="float">
            <text:p>4769</text:p>
          </table:table-cell>
          <table:table-cell table:formula="of:=[.D35]+[.D36]" office:value-type="float" office:value="1509" calcext:value-type="float">
            <text:p>1509</text:p>
          </table:table-cell>
          <table:table-cell table:formula="of:=[.E35]+[.E36]" office:value-type="float" office:value="1115" calcext:value-type="float">
            <text:p>1115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91" calcext:value-type="float">
            <text:p>91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4369" calcext:value-type="float">
            <text:p>4369</text:p>
          </table:table-cell>
          <table:table-cell table:formula="of:=[.C43]+[.C44]" office:value-type="float" office:value="10175" calcext:value-type="float">
            <text:p>10175</text:p>
          </table:table-cell>
          <table:table-cell table:formula="of:=[.D43]+[.D44]" office:value-type="float" office:value="3023" calcext:value-type="float">
            <text:p>3023</text:p>
          </table:table-cell>
          <table:table-cell table:formula="of:=[.E43]+[.E44]" office:value-type="float" office:value="3036" calcext:value-type="float">
            <text:p>3036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6244" calcext:value-type="float">
            <text:p>6244</text:p>
          </table:table-cell>
          <table:table-cell table:formula="of:=[.C51]+[.C52]" office:value-type="float" office:value="27279" calcext:value-type="float">
            <text:p>27279</text:p>
          </table:table-cell>
          <table:table-cell table:formula="of:=[.D51]+[.D52]" office:value-type="float" office:value="7523" calcext:value-type="float">
            <text:p>7523</text:p>
          </table:table-cell>
          <table:table-cell table:formula="of:=[.E51]+[.E52]" office:value-type="float" office:value="5496" calcext:value-type="float">
            <text:p>549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7860" calcext:value-type="float">
            <text:p>17860</text:p>
          </table:table-cell>
          <table:table-cell table:formula="of:=[.C59]+[.C60]" office:value-type="float" office:value="59495" calcext:value-type="float">
            <text:p>59495</text:p>
          </table:table-cell>
          <table:table-cell table:formula="of:=[.D59]+[.D60]" office:value-type="float" office:value="14019" calcext:value-type="float">
            <text:p>14019</text:p>
          </table:table-cell>
          <table:table-cell table:formula="of:=[.E59]+[.E60]" office:value-type="float" office:value="14069" calcext:value-type="float">
            <text:p>14069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37913" calcext:value-type="float">
            <text:p>37913</text:p>
          </table:table-cell>
          <table:table-cell table:formula="of:=[.C67]+[.C68]" office:value-type="float" office:value="143686" calcext:value-type="float">
            <text:p>143686</text:p>
          </table:table-cell>
          <table:table-cell table:formula="of:=[.D67]+[.D68]" office:value-type="float" office:value="27614" calcext:value-type="float">
            <text:p>27614</text:p>
          </table:table-cell>
          <table:table-cell table:formula="of:=[.E67]+[.E68]" office:value-type="float" office:value="28614" calcext:value-type="float">
            <text:p>28614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75132" calcext:value-type="float">
            <text:p>75132</text:p>
          </table:table-cell>
          <table:table-cell table:formula="of:=[.C75]+[.C76]" office:value-type="float" office:value="299385" calcext:value-type="float">
            <text:p>299385</text:p>
          </table:table-cell>
          <table:table-cell table:formula="of:=[.D75]+[.D76]" office:value-type="float" office:value="57340" calcext:value-type="float">
            <text:p>57340</text:p>
          </table:table-cell>
          <table:table-cell table:formula="of:=[.E75]+[.E76]" office:value-type="float" office:value="66528" calcext:value-type="float">
            <text:p>66528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0" calcext:value-type="float">
            <text:p>100</text:p>
          </table:table-cell>
          <table:table-cell office:value-type="float" office:value="422" calcext:value-type="float">
            <text:p>422</text:p>
          </table:table-cell>
          <table:table-cell office:value-type="float" office:value="166" calcext:value-type="float">
            <text:p>166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90381" calcext:value-type="float">
            <text:p>190381</text:p>
          </table:table-cell>
          <table:table-cell table:formula="of:=[.C83]+[.C84]" office:value-type="float" office:value="871184" calcext:value-type="float">
            <text:p>871184</text:p>
          </table:table-cell>
          <table:table-cell table:formula="of:=[.D83]+[.D84]" office:value-type="float" office:value="136702" calcext:value-type="float">
            <text:p>136702</text:p>
          </table:table-cell>
          <table:table-cell table:formula="of:=[.E83]+[.E84]" office:value-type="float" office:value="172338" calcext:value-type="float">
            <text:p>172338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3" calcext:value-type="float">
            <text:p>63</text:p>
          </table:table-cell>
          <table:table-cell office:value-type="float" office:value="155" calcext:value-type="float">
            <text:p>155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05051" calcext:value-type="float">
            <text:p>405051</text:p>
          </table:table-cell>
          <table:table-cell table:formula="of:=[.C91]+[.C92]" office:value-type="float" office:value="2009505" calcext:value-type="float">
            <text:p>2009505</text:p>
          </table:table-cell>
          <table:table-cell table:formula="of:=[.D91]+[.D92]" office:value-type="float" office:value="268682" calcext:value-type="float">
            <text:p>268682</text:p>
          </table:table-cell>
          <table:table-cell table:formula="of:=[.E91]+[.E92]" office:value-type="float" office:value="390686" calcext:value-type="float">
            <text:p>390686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833793" calcext:value-type="float">
            <text:p>833793</text:p>
          </table:table-cell>
          <table:table-cell table:formula="of:=[.C99]+[.C100]" office:value-type="float" office:value="4413692" calcext:value-type="float">
            <text:p>4413692</text:p>
          </table:table-cell>
          <table:table-cell table:formula="of:=[.D99]+[.D100]" office:value-type="float" office:value="543339" calcext:value-type="float">
            <text:p>543339</text:p>
          </table:table-cell>
          <table:table-cell table:formula="of:=[.E99]+[.E100]" office:value-type="float" office:value="877545" calcext:value-type="float">
            <text:p>877545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" calcext:value-type="float">
            <text:p>12</text:p>
          </table:table-cell>
          <table:table-cell office:value-type="float" office:value="184" calcext:value-type="float">
            <text:p>184</text:p>
          </table:table-cell>
          <table:table-cell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185503" calcext:value-type="float">
            <text:p>2185503</text:p>
          </table:table-cell>
          <table:table-cell table:formula="of:=[.C107]+[.C108]" office:value-type="float" office:value="11967801" calcext:value-type="float">
            <text:p>11967801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2541311" calcext:value-type="float">
            <text:p>2541311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" calcext:value-type="float">
            <text:p>46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916235" calcext:value-type="float">
            <text:p>4916235</text:p>
          </table:table-cell>
          <table:table-cell table:formula="of:=[.C115]+[.C116]" office:value-type="float" office:value="25880098" calcext:value-type="float">
            <text:p>25880098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5787363" calcext:value-type="float">
            <text:p>578736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029737" calcext:value-type="float">
            <text:p>10029737</text:p>
          </table:table-cell>
          <table:table-cell table:formula="of:=[.C123]+[.C124]" office:value-type="float" office:value="57436959" calcext:value-type="float">
            <text:p>57436959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3517295" calcext:value-type="float">
            <text:p>13517295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9" calcext:value-type="float">
            <text:p>119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06" calcext:value-type="float">
            <text:p>206</text:p>
          </table:table-cell>
          <table:table-cell office:value-type="float" office:value="835" calcext:value-type="float">
            <text:p>835</text:p>
          </table:table-cell>
          <table:table-cell office:value-type="float" office:value="333" calcext:value-type="float">
            <text:p>333</text:p>
          </table:table-cell>
          <table:table-cell office:value-type="float" office:value="255" calcext:value-type="float">
            <text:p>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9" calcext:value-type="float">
            <text:p>109</text:p>
          </table:table-cell>
          <table:table-cell office:value-type="float" office:value="318" calcext:value-type="float">
            <text:p>318</text:p>
          </table:table-cell>
          <table:table-cell office:value-type="float" office:value="537" calcext:value-type="float">
            <text:p>5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5" calcext:value-type="float">
            <text:p>25</text:p>
          </table:table-cell>
          <table:table-cell office:value-type="float" office:value="342" calcext:value-type="float">
            <text:p>34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1" calcext:value-type="float">
            <text:p>25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80" calcext:value-type="float">
            <text:p>380</text:p>
          </table:table-cell>
          <table:table-cell office:value-type="float" office:value="1708" calcext:value-type="float">
            <text:p>1708</text:p>
          </table:table-cell>
          <table:table-cell office:value-type="float" office:value="689" calcext:value-type="float">
            <text:p>689</text:p>
          </table:table-cell>
          <table:table-cell office:value-type="float" office:value="497" calcext:value-type="float">
            <text:p>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1" calcext:value-type="float">
            <text:p>291</text:p>
          </table:table-cell>
          <table:table-cell office:value-type="float" office:value="746" calcext:value-type="float">
            <text:p>746</text:p>
          </table:table-cell>
          <table:table-cell office:value-type="float" office:value="1410" calcext:value-type="float">
            <text:p>14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15" calcext:value-type="float">
            <text:p>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9" calcext:value-type="float">
            <text:p>49</text:p>
          </table:table-cell>
          <table:table-cell office:value-type="float" office:value="652" calcext:value-type="float">
            <text:p>652</text:p>
          </table:table-cell>
          <table:table-cell office:value-type="float" office:value="1296" calcext:value-type="float">
            <text:p>12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63" calcext:value-type="float">
            <text:p>163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93" calcext:value-type="float">
            <text:p>593</text:p>
          </table:table-cell>
          <table:table-cell office:value-type="float" office:value="350" calcext:value-type="float">
            <text:p>3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32" calcext:value-type="float">
            <text:p>932</text:p>
          </table:table-cell>
          <table:table-cell office:value-type="float" office:value="4419" calcext:value-type="float">
            <text:p>4419</text:p>
          </table:table-cell>
          <table:table-cell office:value-type="float" office:value="1509" calcext:value-type="float">
            <text:p>1509</text:p>
          </table:table-cell>
          <table:table-cell office:value-type="float" office:value="1115" calcext:value-type="float">
            <text:p>111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82" calcext:value-type="float">
            <text:p>682</text:p>
          </table:table-cell>
          <table:table-cell office:value-type="float" office:value="1712" calcext:value-type="float">
            <text:p>1712</text:p>
          </table:table-cell>
          <table:table-cell office:value-type="float" office:value="3476" calcext:value-type="float">
            <text:p>34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59" calcext:value-type="float">
            <text:p>14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1" calcext:value-type="float">
            <text:p>131</text:p>
          </table:table-cell>
          <table:table-cell office:value-type="float" office:value="1916" calcext:value-type="float">
            <text:p>1916</text:p>
          </table:table-cell>
          <table:table-cell office:value-type="float" office:value="4212" calcext:value-type="float">
            <text:p>42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70" calcext:value-type="float">
            <text:p>370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70" calcext:value-type="float">
            <text:p>1570</text:p>
          </table:table-cell>
          <table:table-cell office:value-type="float" office:value="552" calcext:value-type="float">
            <text:p>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799" calcext:value-type="float">
            <text:p>2799</text:p>
          </table:table-cell>
          <table:table-cell office:value-type="float" office:value="9623" calcext:value-type="float">
            <text:p>9623</text:p>
          </table:table-cell>
          <table:table-cell office:value-type="float" office:value="3023" calcext:value-type="float">
            <text:p>3023</text:p>
          </table:table-cell>
          <table:table-cell office:value-type="float" office:value="3036" calcext:value-type="float">
            <text:p>30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196" calcext:value-type="float">
            <text:p>2196</text:p>
          </table:table-cell>
          <table:table-cell office:value-type="float" office:value="3800" calcext:value-type="float">
            <text:p>3800</text:p>
          </table:table-cell>
          <table:table-cell office:value-type="float" office:value="6569" calcext:value-type="float">
            <text:p>65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077" calcext:value-type="float">
            <text:p>30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2" calcext:value-type="float">
            <text:p>312</text:p>
          </table:table-cell>
          <table:table-cell office:value-type="float" office:value="4064" calcext:value-type="float">
            <text:p>4064</text:p>
          </table:table-cell>
          <table:table-cell office:value-type="float" office:value="9209" calcext:value-type="float">
            <text:p>92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4" calcext:value-type="float">
            <text:p>914</text:p>
          </table:table-cell>
          <table:table-cell office:value-type="float" office:value="1914" calcext:value-type="float">
            <text:p>1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17" calcext:value-type="float">
            <text:p>2317</text:p>
          </table:table-cell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27" calcext:value-type="float">
            <text:p>3927</text:p>
          </table:table-cell>
          <table:table-cell office:value-type="float" office:value="25839" calcext:value-type="float">
            <text:p>25839</text:p>
          </table:table-cell>
          <table:table-cell office:value-type="float" office:value="7523" calcext:value-type="float">
            <text:p>7523</text:p>
          </table:table-cell>
          <table:table-cell office:value-type="float" office:value="5496" calcext:value-type="float">
            <text:p>54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954" calcext:value-type="float">
            <text:p>3954</text:p>
          </table:table-cell>
          <table:table-cell office:value-type="float" office:value="10746" calcext:value-type="float">
            <text:p>10746</text:p>
          </table:table-cell>
          <table:table-cell office:value-type="float" office:value="11178" calcext:value-type="float">
            <text:p>111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616" calcext:value-type="float">
            <text:p>5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13" calcext:value-type="float">
            <text:p>813</text:p>
          </table:table-cell>
          <table:table-cell office:value-type="float" office:value="9958" calcext:value-type="float">
            <text:p>9958</text:p>
          </table:table-cell>
          <table:table-cell office:value-type="float" office:value="19086" calcext:value-type="float">
            <text:p>190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74" calcext:value-type="float">
            <text:p>2374</text:p>
          </table:table-cell>
          <table:table-cell office:value-type="float" office:value="3631" calcext:value-type="float">
            <text:p>36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356" calcext:value-type="float">
            <text:p>6356</text:p>
          </table:table-cell>
          <table:table-cell office:value-type="float" office:value="4972" calcext:value-type="float">
            <text:p>49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504" calcext:value-type="float">
            <text:p>11504</text:p>
          </table:table-cell>
          <table:table-cell office:value-type="float" office:value="54523" calcext:value-type="float">
            <text:p>54523</text:p>
          </table:table-cell>
          <table:table-cell office:value-type="float" office:value="14019" calcext:value-type="float">
            <text:p>14019</text:p>
          </table:table-cell>
          <table:table-cell office:value-type="float" office:value="14069" calcext:value-type="float">
            <text:p>14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908" calcext:value-type="float">
            <text:p>7908</text:p>
          </table:table-cell>
          <table:table-cell office:value-type="float" office:value="17282" calcext:value-type="float">
            <text:p>17282</text:p>
          </table:table-cell>
          <table:table-cell office:value-type="float" office:value="33979" calcext:value-type="float">
            <text:p>339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983" calcext:value-type="float">
            <text:p>15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34" calcext:value-type="float">
            <text:p>1434</text:p>
          </table:table-cell>
          <table:table-cell office:value-type="float" office:value="22336" calcext:value-type="float">
            <text:p>22336</text:p>
          </table:table-cell>
          <table:table-cell office:value-type="float" office:value="50010" calcext:value-type="float">
            <text:p>500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39" calcext:value-type="float">
            <text:p>4539</text:p>
          </table:table-cell>
          <table:table-cell office:value-type="float" office:value="9311" calcext:value-type="float">
            <text:p>93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359" calcext:value-type="float">
            <text:p>14359</text:p>
          </table:table-cell>
          <table:table-cell office:value-type="float" office:value="7660" calcext:value-type="float">
            <text:p>7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554" calcext:value-type="float">
            <text:p>23554</text:p>
          </table:table-cell>
          <table:table-cell office:value-type="float" office:value="136026" calcext:value-type="float">
            <text:p>136026</text:p>
          </table:table-cell>
          <table:table-cell office:value-type="float" office:value="27614" calcext:value-type="float">
            <text:p>27614</text:p>
          </table:table-cell>
          <table:table-cell office:value-type="float" office:value="28614" calcext:value-type="float">
            <text:p>286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812" calcext:value-type="float">
            <text:p>17812</text:p>
          </table:table-cell>
          <table:table-cell office:value-type="float" office:value="44732" calcext:value-type="float">
            <text:p>44732</text:p>
          </table:table-cell>
          <table:table-cell office:value-type="float" office:value="59802" calcext:value-type="float">
            <text:p>598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554" calcext:value-type="float">
            <text:p>58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89" calcext:value-type="float">
            <text:p>2889</text:p>
          </table:table-cell>
          <table:table-cell office:value-type="float" office:value="45905" calcext:value-type="float">
            <text:p>45905</text:p>
          </table:table-cell>
          <table:table-cell office:value-type="float" office:value="87687" calcext:value-type="float">
            <text:p>876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83" calcext:value-type="float">
            <text:p>9483</text:p>
          </table:table-cell>
          <table:table-cell office:value-type="float" office:value="26191" calcext:value-type="float">
            <text:p>26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9192" calcext:value-type="float">
            <text:p>29192</text:p>
          </table:table-cell>
          <table:table-cell office:value-type="float" office:value="24504" calcext:value-type="float">
            <text:p>24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5940" calcext:value-type="float">
            <text:p>45940</text:p>
          </table:table-cell>
          <table:table-cell office:value-type="float" office:value="274881" calcext:value-type="float">
            <text:p>274881</text:p>
          </table:table-cell>
          <table:table-cell office:value-type="float" office:value="57340" calcext:value-type="float">
            <text:p>57340</text:p>
          </table:table-cell>
          <table:table-cell office:value-type="float" office:value="66528" calcext:value-type="float">
            <text:p>665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746" calcext:value-type="float">
            <text:p>35746</text:p>
          </table:table-cell>
          <table:table-cell office:value-type="float" office:value="94155" calcext:value-type="float">
            <text:p>94155</text:p>
          </table:table-cell>
          <table:table-cell office:value-type="float" office:value="120407" calcext:value-type="float">
            <text:p>120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8564" calcext:value-type="float">
            <text:p>885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498" calcext:value-type="float">
            <text:p>6498</text:p>
          </table:table-cell>
          <table:table-cell office:value-type="float" office:value="107148" calcext:value-type="float">
            <text:p>107148</text:p>
          </table:table-cell>
          <table:table-cell office:value-type="float" office:value="192171" calcext:value-type="float">
            <text:p>1921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665" calcext:value-type="float">
            <text:p>21665</text:p>
          </table:table-cell>
          <table:table-cell office:value-type="float" office:value="61029" calcext:value-type="float">
            <text:p>610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7572" calcext:value-type="float">
            <text:p>77572</text:p>
          </table:table-cell>
          <table:table-cell office:value-type="float" office:value="77660" calcext:value-type="float">
            <text:p>77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2809" calcext:value-type="float">
            <text:p>112809</text:p>
          </table:table-cell>
          <table:table-cell office:value-type="float" office:value="793524" calcext:value-type="float">
            <text:p>793524</text:p>
          </table:table-cell>
          <table:table-cell office:value-type="float" office:value="136702" calcext:value-type="float">
            <text:p>136702</text:p>
          </table:table-cell>
          <table:table-cell office:value-type="float" office:value="172338" calcext:value-type="float">
            <text:p>1723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4082" calcext:value-type="float">
            <text:p>74082</text:p>
          </table:table-cell>
          <table:table-cell office:value-type="float" office:value="240477" calcext:value-type="float">
            <text:p>240477</text:p>
          </table:table-cell>
          <table:table-cell office:value-type="float" office:value="304783" calcext:value-type="float">
            <text:p>3047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9209" calcext:value-type="float">
            <text:p>269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651" calcext:value-type="float">
            <text:p>15651</text:p>
          </table:table-cell>
          <table:table-cell office:value-type="float" office:value="299429" calcext:value-type="float">
            <text:p>299429</text:p>
          </table:table-cell>
          <table:table-cell office:value-type="float" office:value="515114" calcext:value-type="float">
            <text:p>5151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626" calcext:value-type="float">
            <text:p>50626</text:p>
          </table:table-cell>
          <table:table-cell office:value-type="float" office:value="194323" calcext:value-type="float">
            <text:p>194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5637" calcext:value-type="float">
            <text:p>155637</text:p>
          </table:table-cell>
          <table:table-cell office:value-type="float" office:value="186511" calcext:value-type="float">
            <text:p>186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49414" calcext:value-type="float">
            <text:p>249414</text:p>
          </table:table-cell>
          <table:table-cell office:value-type="float" office:value="1822994" calcext:value-type="float">
            <text:p>1822994</text:p>
          </table:table-cell>
          <table:table-cell office:value-type="float" office:value="268682" calcext:value-type="float">
            <text:p>268682</text:p>
          </table:table-cell>
          <table:table-cell office:value-type="float" office:value="390686" calcext:value-type="float">
            <text:p>3906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3666" calcext:value-type="float">
            <text:p>153666</text:p>
          </table:table-cell>
          <table:table-cell office:value-type="float" office:value="468767" calcext:value-type="float">
            <text:p>468767</text:p>
          </table:table-cell>
          <table:table-cell office:value-type="float" office:value="638848" calcext:value-type="float">
            <text:p>6388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19371" calcext:value-type="float">
            <text:p>619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4729" calcext:value-type="float">
            <text:p>34729</text:p>
          </table:table-cell>
          <table:table-cell office:value-type="float" office:value="689681" calcext:value-type="float">
            <text:p>689681</text:p>
          </table:table-cell>
          <table:table-cell office:value-type="float" office:value="1102018" calcext:value-type="float">
            <text:p>11020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7460" calcext:value-type="float">
            <text:p>97460</text:p>
          </table:table-cell>
          <table:table-cell office:value-type="float" office:value="459721" calcext:value-type="float">
            <text:p>4597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3476" calcext:value-type="float">
            <text:p>323476</text:p>
          </table:table-cell>
          <table:table-cell office:value-type="float" office:value="452307" calcext:value-type="float">
            <text:p>452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10317" calcext:value-type="float">
            <text:p>510317</text:p>
          </table:table-cell>
          <table:table-cell office:value-type="float" office:value="3961385" calcext:value-type="float">
            <text:p>3961385</text:p>
          </table:table-cell>
          <table:table-cell office:value-type="float" office:value="543339" calcext:value-type="float">
            <text:p>543339</text:p>
          </table:table-cell>
          <table:table-cell office:value-type="float" office:value="877545" calcext:value-type="float">
            <text:p>8775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1253" calcext:value-type="float">
            <text:p>301253</text:p>
          </table:table-cell>
          <table:table-cell office:value-type="float" office:value="955841" calcext:value-type="float">
            <text:p>955841</text:p>
          </table:table-cell>
          <table:table-cell office:value-type="float" office:value="1399624" calcext:value-type="float">
            <text:p>13996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6748" calcext:value-type="float">
            <text:p>1346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6796" calcext:value-type="float">
            <text:p>66796</text:p>
          </table:table-cell>
          <table:table-cell office:value-type="float" office:value="1519079" calcext:value-type="float">
            <text:p>1519079</text:p>
          </table:table-cell>
          <table:table-cell office:value-type="float" office:value="2268992" calcext:value-type="float">
            <text:p>22689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8117" calcext:value-type="float">
            <text:p>188117</text:p>
          </table:table-cell>
          <table:table-cell office:value-type="float" office:value="1003499" calcext:value-type="float">
            <text:p>1003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84212" calcext:value-type="float">
            <text:p>884212</text:p>
          </table:table-cell>
          <table:table-cell office:value-type="float" office:value="1257697" calcext:value-type="float">
            <text:p>12576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01291" calcext:value-type="float">
            <text:p>1301291</text:p>
          </table:table-cell>
          <table:table-cell office:value-type="float" office:value="10710104" calcext:value-type="float">
            <text:p>10710104</text:p>
          </table:table-cell>
          <table:table-cell office:value-type="float" office:value="0" calcext:value-type="float">
            <text:p>0</text:p>
          </table:table-cell>
          <table:table-cell office:value-type="float" office:value="2541311" calcext:value-type="float">
            <text:p>25413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62800" calcext:value-type="float">
            <text:p>762800</text:p>
          </table:table-cell>
          <table:table-cell office:value-type="float" office:value="2582073" calcext:value-type="float">
            <text:p>2582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19225" calcext:value-type="float">
            <text:p>3719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9619" calcext:value-type="float">
            <text:p>189619</text:p>
          </table:table-cell>
          <table:table-cell office:value-type="float" office:value="4156292" calcext:value-type="float">
            <text:p>4156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72832" calcext:value-type="float">
            <text:p>472832</text:p>
          </table:table-cell>
          <table:table-cell office:value-type="float" office:value="2408410" calcext:value-type="float">
            <text:p>2408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39076" calcext:value-type="float">
            <text:p>1839076</text:p>
          </table:table-cell>
          <table:table-cell office:value-type="float" office:value="2718427" calcext:value-type="float">
            <text:p>27184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77159" calcext:value-type="float">
            <text:p>3077159</text:p>
          </table:table-cell>
          <table:table-cell office:value-type="float" office:value="23161671" calcext:value-type="float">
            <text:p>23161671</text:p>
          </table:table-cell>
          <table:table-cell office:value-type="float" office:value="0" calcext:value-type="float">
            <text:p>0</text:p>
          </table:table-cell>
          <table:table-cell office:value-type="float" office:value="5787363" calcext:value-type="float">
            <text:p>57873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27902" calcext:value-type="float">
            <text:p>1527902</text:p>
          </table:table-cell>
          <table:table-cell office:value-type="float" office:value="5429178" calcext:value-type="float">
            <text:p>5429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747292" calcext:value-type="float">
            <text:p>7747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08797" calcext:value-type="float">
            <text:p>408797</text:p>
          </table:table-cell>
          <table:table-cell office:value-type="float" office:value="8671494" calcext:value-type="float">
            <text:p>86714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8166" calcext:value-type="float">
            <text:p>948166</text:p>
          </table:table-cell>
          <table:table-cell office:value-type="float" office:value="5096353" calcext:value-type="float">
            <text:p>5096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902653" calcext:value-type="float">
            <text:p>3902653</text:p>
          </table:table-cell>
          <table:table-cell office:value-type="float" office:value="5658768" calcext:value-type="float">
            <text:p>56587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27084" calcext:value-type="float">
            <text:p>6127084</text:p>
          </table:table-cell>
          <table:table-cell office:value-type="float" office:value="51778191" calcext:value-type="float">
            <text:p>51778191</text:p>
          </table:table-cell>
          <table:table-cell office:value-type="float" office:value="0" calcext:value-type="float">
            <text:p>0</text:p>
          </table:table-cell>
          <table:table-cell office:value-type="float" office:value="13517295" calcext:value-type="float">
            <text:p>13517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58740" calcext:value-type="float">
            <text:p>3058740</text:p>
          </table:table-cell>
          <table:table-cell office:value-type="float" office:value="11475347" calcext:value-type="float">
            <text:p>11475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730153" calcext:value-type="float">
            <text:p>16730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70929" calcext:value-type="float">
            <text:p>870929</text:p>
          </table:table-cell>
          <table:table-cell office:value-type="float" office:value="18145207" calcext:value-type="float">
            <text:p>18145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80666" calcext:value-type="float">
            <text:p>1880666</text:p>
          </table:table-cell>
          <table:table-cell office:value-type="float" office:value="10784533" calcext:value-type="float">
            <text:p>107845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gam1" table:style-name="ta3">
        <table:shapes>
          <draw:frame draw:z-index="0" draw:style-name="gr1" draw:text-style-name="P1" svg:width="6.2988in" svg:height="3.5429in" svg:x="5.8453in" svg:y="3.4165in">
            <draw:object draw:notify-on-update-of-ranges="gam1.G2:gam1.G17 gam1.H1:gam1.H1 gam1.H2:gam1.H17 gam1.I1:gam1.I1 gam1.I2:gam1.I17 gam1.J1:gam1.J1 gam1.J2:gam1.J17 gam1.K1:gam1.K1 gam1.K2:gam1.K1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gam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68" calcext:value-type="float">
            <text:p>68</text:p>
          </table:table-cell>
          <table:table-cell table:formula="of:=[.C3]+[.C4]" office:value-type="float" office:value="227" calcext:value-type="float">
            <text:p>227</text:p>
          </table:table-cell>
          <table:table-cell table:formula="of:=[.D3]+[.D4]" office:value-type="float" office:value="101" calcext:value-type="float">
            <text:p>101</text:p>
          </table:table-cell>
          <table:table-cell table:formula="of:=[.E3]+[.E4]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89" calcext:value-type="float">
            <text:p>189</text:p>
          </table:table-cell>
          <table:table-cell table:formula="of:=[.C11]+[.C12]" office:value-type="float" office:value="518" calcext:value-type="float">
            <text:p>518</text:p>
          </table:table-cell>
          <table:table-cell table:formula="of:=[.D11]+[.D12]" office:value-type="float" office:value="228" calcext:value-type="float">
            <text:p>228</text:p>
          </table:table-cell>
          <table:table-cell table:formula="of:=[.E11]+[.E12]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8" calcext:value-type="float">
            <text:p>38</text:p>
          </table:table-cell>
          <table:table-cell office:value-type="float" office:value="212" calcext:value-type="float">
            <text:p>212</text:p>
          </table:table-cell>
          <table:table-cell office:value-type="float" office:value="101" calcext:value-type="float">
            <text:p>101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393" calcext:value-type="float">
            <text:p>393</text:p>
          </table:table-cell>
          <table:table-cell table:formula="of:=[.C19]+[.C20]" office:value-type="float" office:value="1126" calcext:value-type="float">
            <text:p>1126</text:p>
          </table:table-cell>
          <table:table-cell table:formula="of:=[.D19]+[.D20]" office:value-type="float" office:value="485" calcext:value-type="float">
            <text:p>485</text:p>
          </table:table-cell>
          <table:table-cell table:formula="of:=[.E19]+[.E20]"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4" calcext:value-type="float">
            <text:p>34</text:p>
          </table:table-cell>
          <table:table-cell office:value-type="float" office:value="92" calcext:value-type="float">
            <text:p>92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674" calcext:value-type="float">
            <text:p>674</text:p>
          </table:table-cell>
          <table:table-cell table:formula="of:=[.C27]+[.C28]" office:value-type="float" office:value="2292" calcext:value-type="float">
            <text:p>2292</text:p>
          </table:table-cell>
          <table:table-cell table:formula="of:=[.D27]+[.D28]" office:value-type="float" office:value="1028" calcext:value-type="float">
            <text:p>1028</text:p>
          </table:table-cell>
          <table:table-cell table:formula="of:=[.E27]+[.E28]"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911" calcext:value-type="float">
            <text:p>1911</text:p>
          </table:table-cell>
          <table:table-cell table:formula="of:=[.C35]+[.C36]" office:value-type="float" office:value="6947" calcext:value-type="float">
            <text:p>6947</text:p>
          </table:table-cell>
          <table:table-cell table:formula="of:=[.D35]+[.D36]" office:value-type="float" office:value="3455" calcext:value-type="float">
            <text:p>3455</text:p>
          </table:table-cell>
          <table:table-cell table:formula="of:=[.E35]+[.E36]" office:value-type="float" office:value="1123" calcext:value-type="float">
            <text:p>1123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844" calcext:value-type="float">
            <text:p>3844</text:p>
          </table:table-cell>
          <table:table-cell table:formula="of:=[.C43]+[.C44]" office:value-type="float" office:value="18007" calcext:value-type="float">
            <text:p>18007</text:p>
          </table:table-cell>
          <table:table-cell table:formula="of:=[.D43]+[.D44]" office:value-type="float" office:value="9370" calcext:value-type="float">
            <text:p>9370</text:p>
          </table:table-cell>
          <table:table-cell table:formula="of:=[.E43]+[.E44]" office:value-type="float" office:value="2156" calcext:value-type="float">
            <text:p>2156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354" calcext:value-type="float">
            <text:p>7354</text:p>
          </table:table-cell>
          <table:table-cell table:formula="of:=[.C51]+[.C52]" office:value-type="float" office:value="28357" calcext:value-type="float">
            <text:p>28357</text:p>
          </table:table-cell>
          <table:table-cell table:formula="of:=[.D51]+[.D52]" office:value-type="float" office:value="18586" calcext:value-type="float">
            <text:p>18586</text:p>
          </table:table-cell>
          <table:table-cell table:formula="of:=[.E51]+[.E52]" office:value-type="float" office:value="5196" calcext:value-type="float">
            <text:p>519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9562" calcext:value-type="float">
            <text:p>19562</text:p>
          </table:table-cell>
          <table:table-cell table:formula="of:=[.C59]+[.C60]" office:value-type="float" office:value="71552" calcext:value-type="float">
            <text:p>71552</text:p>
          </table:table-cell>
          <table:table-cell table:formula="of:=[.D59]+[.D60]" office:value-type="float" office:value="72659" calcext:value-type="float">
            <text:p>72659</text:p>
          </table:table-cell>
          <table:table-cell table:formula="of:=[.E59]+[.E60]" office:value-type="float" office:value="12824" calcext:value-type="float">
            <text:p>12824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51042" calcext:value-type="float">
            <text:p>51042</text:p>
          </table:table-cell>
          <table:table-cell table:formula="of:=[.C67]+[.C68]" office:value-type="float" office:value="141757" calcext:value-type="float">
            <text:p>141757</text:p>
          </table:table-cell>
          <table:table-cell table:formula="of:=[.D67]+[.D68]" office:value-type="float" office:value="211552" calcext:value-type="float">
            <text:p>211552</text:p>
          </table:table-cell>
          <table:table-cell table:formula="of:=[.E67]+[.E68]" office:value-type="float" office:value="31923" calcext:value-type="float">
            <text:p>3192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106350" calcext:value-type="float">
            <text:p>106350</text:p>
          </table:table-cell>
          <table:table-cell table:formula="of:=[.C75]+[.C76]" office:value-type="float" office:value="368720" calcext:value-type="float">
            <text:p>368720</text:p>
          </table:table-cell>
          <table:table-cell table:formula="of:=[.D75]+[.D76]" office:value-type="float" office:value="711706" calcext:value-type="float">
            <text:p>711706</text:p>
          </table:table-cell>
          <table:table-cell table:formula="of:=[.E75]+[.E76]" office:value-type="float" office:value="84281" calcext:value-type="float">
            <text:p>84281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8" calcext:value-type="float">
            <text:p>98</text:p>
          </table:table-cell>
          <table:table-cell office:value-type="float" office:value="482" calcext:value-type="float">
            <text:p>482</text:p>
          </table:table-cell>
          <table:table-cell office:value-type="float" office:value="228" calcext:value-type="float">
            <text:p>228</text:p>
          </table:table-cell>
          <table:table-cell office:value-type="float" office:value="122" calcext:value-type="float">
            <text:p>122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316160" calcext:value-type="float">
            <text:p>316160</text:p>
          </table:table-cell>
          <table:table-cell table:formula="of:=[.C83]+[.C84]" office:value-type="float" office:value="1016206" calcext:value-type="float">
            <text:p>1016206</text:p>
          </table:table-cell>
          <table:table-cell table:formula="of:=[.D83]+[.D84]" office:value-type="float" office:value="3035779" calcext:value-type="float">
            <text:p>3035779</text:p>
          </table:table-cell>
          <table:table-cell table:formula="of:=[.E83]+[.E84]" office:value-type="float" office:value="621902" calcext:value-type="float">
            <text:p>621902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9" calcext:value-type="float">
            <text:p>99</text:p>
          </table:table-cell>
          <table:table-cell office:value-type="float" office:value="211" calcext:value-type="float">
            <text:p>211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570231" calcext:value-type="float">
            <text:p>570231</text:p>
          </table:table-cell>
          <table:table-cell table:formula="of:=[.C91]+[.C92]" office:value-type="float" office:value="2309304" calcext:value-type="float">
            <text:p>2309304</text:p>
          </table:table-cell>
          <table:table-cell table:formula="of:=[.D91]+[.D92]" office:value-type="float" office:value="12400843" calcext:value-type="float">
            <text:p>12400843</text:p>
          </table:table-cell>
          <table:table-cell table:formula="of:=[.E91]+[.E92]" office:value-type="float" office:value="936813" calcext:value-type="float">
            <text:p>93681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197841" calcext:value-type="float">
            <text:p>1197841</text:p>
          </table:table-cell>
          <table:table-cell table:formula="of:=[.C99]+[.C100]" office:value-type="float" office:value="5068585" calcext:value-type="float">
            <text:p>5068585</text:p>
          </table:table-cell>
          <table:table-cell table:formula="of:=[.D99]+[.D100]" office:value-type="float" office:value="52323874" calcext:value-type="float">
            <text:p>52323874</text:p>
          </table:table-cell>
          <table:table-cell table:formula="of:=[.E99]+[.E100]" office:value-type="float" office:value="8235257" calcext:value-type="float">
            <text:p>823525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842152" calcext:value-type="float">
            <text:p>2842152</text:p>
          </table:table-cell>
          <table:table-cell table:formula="of:=[.C107]+[.C108]" office:value-type="float" office:value="13666292" calcext:value-type="float">
            <text:p>13666292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39873534" calcext:value-type="float">
            <text:p>39873534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" calcext:value-type="float">
            <text:p>4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6307822" calcext:value-type="float">
            <text:p>6307822</text:p>
          </table:table-cell>
          <table:table-cell table:formula="of:=[.C115]+[.C116]" office:value-type="float" office:value="29088398" calcext:value-type="float">
            <text:p>29088398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146392853" calcext:value-type="float">
            <text:p>14639285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9821658" calcext:value-type="float">
            <text:p>19821658</text:p>
          </table:table-cell>
          <table:table-cell table:formula="of:=[.C123]+[.C124]" office:value-type="float" office:value="64244026" calcext:value-type="float">
            <text:p>64244026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1" calcext:value-type="float">
            <text:p>201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92" calcext:value-type="float">
            <text:p>192</text:p>
          </table:table-cell>
          <table:table-cell office:value-type="float" office:value="1057" calcext:value-type="float">
            <text:p>1057</text:p>
          </table:table-cell>
          <table:table-cell office:value-type="float" office:value="485" calcext:value-type="float">
            <text:p>485</text:p>
          </table:table-cell>
          <table:table-cell office:value-type="float" office:value="225" calcext:value-type="float">
            <text:p>2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9" calcext:value-type="float">
            <text:p>159</text:p>
          </table:table-cell>
          <table:table-cell office:value-type="float" office:value="421" calcext:value-type="float">
            <text:p>421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" calcext:value-type="float">
            <text:p>24</text:p>
          </table:table-cell>
          <table:table-cell office:value-type="float" office:value="370" calcext:value-type="float">
            <text:p>370</text:p>
          </table:table-cell>
          <table:table-cell office:value-type="float" office:value="601" calcext:value-type="float">
            <text:p>6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5" calcext:value-type="float">
            <text:p>115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79" calcext:value-type="float">
            <text:p>379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5" calcext:value-type="float">
            <text:p>295</text:p>
          </table:table-cell>
          <table:table-cell office:value-type="float" office:value="2164" calcext:value-type="float">
            <text:p>2164</text:p>
          </table:table-cell>
          <table:table-cell office:value-type="float" office:value="1028" calcext:value-type="float">
            <text:p>1028</text:p>
          </table:table-cell>
          <table:table-cell office:value-type="float" office:value="365" calcext:value-type="float">
            <text:p>3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12" calcext:value-type="float">
            <text:p>412</text:p>
          </table:table-cell>
          <table:table-cell office:value-type="float" office:value="951" calcext:value-type="float">
            <text:p>951</text:p>
          </table:table-cell>
          <table:table-cell office:value-type="float" office:value="2193" calcext:value-type="float">
            <text:p>21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6" calcext:value-type="float">
            <text:p>5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5" calcext:value-type="float">
            <text:p>45</text:p>
          </table:table-cell>
          <table:table-cell office:value-type="float" office:value="901" calcext:value-type="float">
            <text:p>901</text:p>
          </table:table-cell>
          <table:table-cell office:value-type="float" office:value="1601" calcext:value-type="float">
            <text:p>16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62" calcext:value-type="float">
            <text:p>162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04" calcext:value-type="float">
            <text:p>804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07" calcext:value-type="float">
            <text:p>1107</text:p>
          </table:table-cell>
          <table:table-cell office:value-type="float" office:value="6664" calcext:value-type="float">
            <text:p>6664</text:p>
          </table:table-cell>
          <table:table-cell office:value-type="float" office:value="3455" calcext:value-type="float">
            <text:p>3455</text:p>
          </table:table-cell>
          <table:table-cell office:value-type="float" office:value="1123" calcext:value-type="float">
            <text:p>1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00" calcext:value-type="float">
            <text:p>1500</text:p>
          </table:table-cell>
          <table:table-cell office:value-type="float" office:value="2622" calcext:value-type="float">
            <text:p>2622</text:p>
          </table:table-cell>
          <table:table-cell office:value-type="float" office:value="6333" calcext:value-type="float">
            <text:p>63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23" calcext:value-type="float">
            <text:p>1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7" calcext:value-type="float">
            <text:p>147</text:p>
          </table:table-cell>
          <table:table-cell office:value-type="float" office:value="2175" calcext:value-type="float">
            <text:p>2175</text:p>
          </table:table-cell>
          <table:table-cell office:value-type="float" office:value="4725" calcext:value-type="float">
            <text:p>47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40" calcext:value-type="float">
            <text:p>440</text:p>
          </table:table-cell>
          <table:table-cell office:value-type="float" office:value="1199" calcext:value-type="float">
            <text:p>1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75" calcext:value-type="float">
            <text:p>1875</text:p>
          </table:table-cell>
          <table:table-cell office:value-type="float" office:value="796" calcext:value-type="float">
            <text:p>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969" calcext:value-type="float">
            <text:p>1969</text:p>
          </table:table-cell>
          <table:table-cell office:value-type="float" office:value="17211" calcext:value-type="float">
            <text:p>17211</text:p>
          </table:table-cell>
          <table:table-cell office:value-type="float" office:value="9370" calcext:value-type="float">
            <text:p>9370</text:p>
          </table:table-cell>
          <table:table-cell office:value-type="float" office:value="2156" calcext:value-type="float">
            <text:p>21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72" calcext:value-type="float">
            <text:p>2572</text:p>
          </table:table-cell>
          <table:table-cell office:value-type="float" office:value="6558" calcext:value-type="float">
            <text:p>6558</text:p>
          </table:table-cell>
          <table:table-cell office:value-type="float" office:value="19469" calcext:value-type="float">
            <text:p>194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985" calcext:value-type="float">
            <text:p>39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4" calcext:value-type="float">
            <text:p>294</text:p>
          </table:table-cell>
          <table:table-cell office:value-type="float" office:value="4299" calcext:value-type="float">
            <text:p>4299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57" calcext:value-type="float">
            <text:p>857</text:p>
          </table:table-cell>
          <table:table-cell office:value-type="float" office:value="2503" calcext:value-type="float">
            <text:p>25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757" calcext:value-type="float">
            <text:p>3757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597" calcext:value-type="float">
            <text:p>3597</text:p>
          </table:table-cell>
          <table:table-cell office:value-type="float" office:value="27072" calcext:value-type="float">
            <text:p>27072</text:p>
          </table:table-cell>
          <table:table-cell office:value-type="float" office:value="18586" calcext:value-type="float">
            <text:p>18586</text:p>
          </table:table-cell>
          <table:table-cell office:value-type="float" office:value="5196" calcext:value-type="float">
            <text:p>519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511" calcext:value-type="float">
            <text:p>4511</text:p>
          </table:table-cell>
          <table:table-cell office:value-type="float" office:value="11516" calcext:value-type="float">
            <text:p>11516</text:p>
          </table:table-cell>
          <table:table-cell office:value-type="float" office:value="32365" calcext:value-type="float">
            <text:p>323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991" calcext:value-type="float">
            <text:p>59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43" calcext:value-type="float">
            <text:p>543</text:p>
          </table:table-cell>
          <table:table-cell office:value-type="float" office:value="8166" calcext:value-type="float">
            <text:p>8166</text:p>
          </table:table-cell>
          <table:table-cell office:value-type="float" office:value="21941" calcext:value-type="float">
            <text:p>219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334" calcext:value-type="float">
            <text:p>1334</text:p>
          </table:table-cell>
          <table:table-cell office:value-type="float" office:value="3348" calcext:value-type="float">
            <text:p>3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221" calcext:value-type="float">
            <text:p>10221</text:p>
          </table:table-cell>
          <table:table-cell office:value-type="float" office:value="4386" calcext:value-type="float">
            <text:p>4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341" calcext:value-type="float">
            <text:p>9341</text:p>
          </table:table-cell>
          <table:table-cell office:value-type="float" office:value="67166" calcext:value-type="float">
            <text:p>67166</text:p>
          </table:table-cell>
          <table:table-cell office:value-type="float" office:value="72659" calcext:value-type="float">
            <text:p>72659</text:p>
          </table:table-cell>
          <table:table-cell office:value-type="float" office:value="12824" calcext:value-type="float">
            <text:p>12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915" calcext:value-type="float">
            <text:p>12915</text:p>
          </table:table-cell>
          <table:table-cell office:value-type="float" office:value="28204" calcext:value-type="float">
            <text:p>28204</text:p>
          </table:table-cell>
          <table:table-cell office:value-type="float" office:value="63079" calcext:value-type="float">
            <text:p>630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159" calcext:value-type="float">
            <text:p>16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18" calcext:value-type="float">
            <text:p>1518</text:p>
          </table:table-cell>
          <table:table-cell office:value-type="float" office:value="22712" calcext:value-type="float">
            <text:p>22712</text:p>
          </table:table-cell>
          <table:table-cell office:value-type="float" office:value="43138" calcext:value-type="float">
            <text:p>431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87" calcext:value-type="float">
            <text:p>4687</text:p>
          </table:table-cell>
          <table:table-cell office:value-type="float" office:value="11358" calcext:value-type="float">
            <text:p>11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636" calcext:value-type="float">
            <text:p>22636</text:p>
          </table:table-cell>
          <table:table-cell office:value-type="float" office:value="10215" calcext:value-type="float">
            <text:p>10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406" calcext:value-type="float">
            <text:p>28406</text:p>
          </table:table-cell>
          <table:table-cell office:value-type="float" office:value="131542" calcext:value-type="float">
            <text:p>131542</text:p>
          </table:table-cell>
          <table:table-cell office:value-type="float" office:value="211552" calcext:value-type="float">
            <text:p>211552</text:p>
          </table:table-cell>
          <table:table-cell office:value-type="float" office:value="31923" calcext:value-type="float">
            <text:p>319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065" calcext:value-type="float">
            <text:p>22065</text:p>
          </table:table-cell>
          <table:table-cell office:value-type="float" office:value="55434" calcext:value-type="float">
            <text:p>55434</text:p>
          </table:table-cell>
          <table:table-cell office:value-type="float" office:value="286341" calcext:value-type="float">
            <text:p>2863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982" calcext:value-type="float">
            <text:p>35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67" calcext:value-type="float">
            <text:p>3167</text:p>
          </table:table-cell>
          <table:table-cell office:value-type="float" office:value="49309" calcext:value-type="float">
            <text:p>49309</text:p>
          </table:table-cell>
          <table:table-cell office:value-type="float" office:value="97035" calcext:value-type="float">
            <text:p>970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379" calcext:value-type="float">
            <text:p>11379</text:p>
          </table:table-cell>
          <table:table-cell office:value-type="float" office:value="24529" calcext:value-type="float">
            <text:p>24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3491" calcext:value-type="float">
            <text:p>43491</text:p>
          </table:table-cell>
          <table:table-cell office:value-type="float" office:value="22777" calcext:value-type="float">
            <text:p>22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2859" calcext:value-type="float">
            <text:p>62859</text:p>
          </table:table-cell>
          <table:table-cell office:value-type="float" office:value="345943" calcext:value-type="float">
            <text:p>345943</text:p>
          </table:table-cell>
          <table:table-cell office:value-type="float" office:value="711706" calcext:value-type="float">
            <text:p>711706</text:p>
          </table:table-cell>
          <table:table-cell office:value-type="float" office:value="84281" calcext:value-type="float">
            <text:p>842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3811" calcext:value-type="float">
            <text:p>43811</text:p>
          </table:table-cell>
          <table:table-cell office:value-type="float" office:value="111254" calcext:value-type="float">
            <text:p>111254</text:p>
          </table:table-cell>
          <table:table-cell office:value-type="float" office:value="686407" calcext:value-type="float">
            <text:p>686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3179" calcext:value-type="float">
            <text:p>83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668" calcext:value-type="float">
            <text:p>7668</text:p>
          </table:table-cell>
          <table:table-cell office:value-type="float" office:value="100395" calcext:value-type="float">
            <text:p>100395</text:p>
          </table:table-cell>
          <table:table-cell office:value-type="float" office:value="225422" calcext:value-type="float">
            <text:p>2254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4575" calcext:value-type="float">
            <text:p>24575</text:p>
          </table:table-cell>
          <table:table-cell office:value-type="float" office:value="64598" calcext:value-type="float">
            <text:p>64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9879" calcext:value-type="float">
            <text:p>119879</text:p>
          </table:table-cell>
          <table:table-cell office:value-type="float" office:value="69082" calcext:value-type="float">
            <text:p>690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96281" calcext:value-type="float">
            <text:p>196281</text:p>
          </table:table-cell>
          <table:table-cell office:value-type="float" office:value="947124" calcext:value-type="float">
            <text:p>947124</text:p>
          </table:table-cell>
          <table:table-cell office:value-type="float" office:value="3035779" calcext:value-type="float">
            <text:p>3035779</text:p>
          </table:table-cell>
          <table:table-cell office:value-type="float" office:value="621902" calcext:value-type="float">
            <text:p>621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7497" calcext:value-type="float">
            <text:p>107497</text:p>
          </table:table-cell>
          <table:table-cell office:value-type="float" office:value="282207" calcext:value-type="float">
            <text:p>282207</text:p>
          </table:table-cell>
          <table:table-cell office:value-type="float" office:value="1465860" calcext:value-type="float">
            <text:p>14658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0372" calcext:value-type="float">
            <text:p>270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2381" calcext:value-type="float">
            <text:p>22381</text:p>
          </table:table-cell>
          <table:table-cell office:value-type="float" office:value="307658" calcext:value-type="float">
            <text:p>307658</text:p>
          </table:table-cell>
          <table:table-cell office:value-type="float" office:value="634286" calcext:value-type="float">
            <text:p>6342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124" calcext:value-type="float">
            <text:p>50124</text:p>
          </table:table-cell>
          <table:table-cell office:value-type="float" office:value="202726" calcext:value-type="float">
            <text:p>2027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0617" calcext:value-type="float">
            <text:p>260617</text:p>
          </table:table-cell>
          <table:table-cell office:value-type="float" office:value="190142" calcext:value-type="float">
            <text:p>190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9614" calcext:value-type="float">
            <text:p>309614</text:p>
          </table:table-cell>
          <table:table-cell office:value-type="float" office:value="2119162" calcext:value-type="float">
            <text:p>2119162</text:p>
          </table:table-cell>
          <table:table-cell office:value-type="float" office:value="12400843" calcext:value-type="float">
            <text:p>12400843</text:p>
          </table:table-cell>
          <table:table-cell office:value-type="float" office:value="936813" calcext:value-type="float">
            <text:p>936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12653" calcext:value-type="float">
            <text:p>212653</text:p>
          </table:table-cell>
          <table:table-cell office:value-type="float" office:value="580023" calcext:value-type="float">
            <text:p>580023</text:p>
          </table:table-cell>
          <table:table-cell office:value-type="float" office:value="3756555" calcext:value-type="float">
            <text:p>375655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08484" calcext:value-type="float">
            <text:p>608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4890" calcext:value-type="float">
            <text:p>44890</text:p>
          </table:table-cell>
          <table:table-cell office:value-type="float" office:value="700482" calcext:value-type="float">
            <text:p>700482</text:p>
          </table:table-cell>
          <table:table-cell office:value-type="float" office:value="1442009" calcext:value-type="float">
            <text:p>14420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586" calcext:value-type="float">
            <text:p>95586</text:p>
          </table:table-cell>
          <table:table-cell office:value-type="float" office:value="485613" calcext:value-type="float">
            <text:p>4856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19263" calcext:value-type="float">
            <text:p>519263</text:p>
          </table:table-cell>
          <table:table-cell office:value-type="float" office:value="459685" calcext:value-type="float">
            <text:p>4596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78578" calcext:value-type="float">
            <text:p>678578</text:p>
          </table:table-cell>
          <table:table-cell office:value-type="float" office:value="4608900" calcext:value-type="float">
            <text:p>4608900</text:p>
          </table:table-cell>
          <table:table-cell office:value-type="float" office:value="52323874" calcext:value-type="float">
            <text:p>52323874</text:p>
          </table:table-cell>
          <table:table-cell office:value-type="float" office:value="8235257" calcext:value-type="float">
            <text:p>8235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22999" calcext:value-type="float">
            <text:p>422999</text:p>
          </table:table-cell>
          <table:table-cell office:value-type="float" office:value="1174835" calcext:value-type="float">
            <text:p>1174835</text:p>
          </table:table-cell>
          <table:table-cell office:value-type="float" office:value="14000782" calcext:value-type="float">
            <text:p>140007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4616" calcext:value-type="float">
            <text:p>1344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8035" calcext:value-type="float">
            <text:p>98035</text:p>
          </table:table-cell>
          <table:table-cell office:value-type="float" office:value="1556173" calcext:value-type="float">
            <text:p>1556173</text:p>
          </table:table-cell>
          <table:table-cell office:value-type="float" office:value="3162613" calcext:value-type="float">
            <text:p>31626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8983" calcext:value-type="float">
            <text:p>188983</text:p>
          </table:table-cell>
          <table:table-cell office:value-type="float" office:value="1032220" calcext:value-type="float">
            <text:p>1032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313793" calcext:value-type="float">
            <text:p>1313793</text:p>
          </table:table-cell>
          <table:table-cell office:value-type="float" office:value="1270820" calcext:value-type="float">
            <text:p>12708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528359" calcext:value-type="float">
            <text:p>1528359</text:p>
          </table:table-cell>
          <table:table-cell office:value-type="float" office:value="12395472" calcext:value-type="float">
            <text:p>12395472</text:p>
          </table:table-cell>
          <table:table-cell office:value-type="float" office:value="0" calcext:value-type="float">
            <text:p>0</text:p>
          </table:table-cell>
          <table:table-cell office:value-type="float" office:value="39873534" calcext:value-type="float">
            <text:p>398735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25761" calcext:value-type="float">
            <text:p>1025761</text:p>
          </table:table-cell>
          <table:table-cell office:value-type="float" office:value="3054887" calcext:value-type="float">
            <text:p>3054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693490" calcext:value-type="float">
            <text:p>3693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60420" calcext:value-type="float">
            <text:p>260420</text:p>
          </table:table-cell>
          <table:table-cell office:value-type="float" office:value="4097800" calcext:value-type="float">
            <text:p>4097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5242" calcext:value-type="float">
            <text:p>465242</text:p>
          </table:table-cell>
          <table:table-cell office:value-type="float" office:value="2456254" calcext:value-type="float">
            <text:p>2456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971038" calcext:value-type="float">
            <text:p>2971038</text:p>
          </table:table-cell>
          <table:table-cell office:value-type="float" office:value="2705162" calcext:value-type="float">
            <text:p>2705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336784" calcext:value-type="float">
            <text:p>3336784</text:p>
          </table:table-cell>
          <table:table-cell office:value-type="float" office:value="26383236" calcext:value-type="float">
            <text:p>26383236</text:p>
          </table:table-cell>
          <table:table-cell office:value-type="float" office:value="0" calcext:value-type="float">
            <text:p>0</text:p>
          </table:table-cell>
          <table:table-cell office:value-type="float" office:value="146392853" calcext:value-type="float">
            <text:p>1463928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31937" calcext:value-type="float">
            <text:p>2031937</text:p>
          </table:table-cell>
          <table:table-cell office:value-type="float" office:value="6305490" calcext:value-type="float">
            <text:p>6305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883201" calcext:value-type="float">
            <text:p>7883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13838" calcext:value-type="float">
            <text:p>613838</text:p>
          </table:table-cell>
          <table:table-cell office:value-type="float" office:value="8718890" calcext:value-type="float">
            <text:p>87188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38952" calcext:value-type="float">
            <text:p>938952</text:p>
          </table:table-cell>
          <table:table-cell office:value-type="float" office:value="5121365" calcext:value-type="float">
            <text:p>51213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149443" calcext:value-type="float">
            <text:p>6149443</text:p>
          </table:table-cell>
          <table:table-cell office:value-type="float" office:value="5646256" calcext:value-type="float">
            <text:p>56462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672215" calcext:value-type="float">
            <text:p>13672215</text:p>
          </table:table-cell>
          <table:table-cell office:value-type="float" office:value="58597770" calcext:value-type="float">
            <text:p>585977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990471" calcext:value-type="float">
            <text:p>3990471</text:p>
          </table:table-cell>
          <table:table-cell office:value-type="float" office:value="13166727" calcext:value-type="float">
            <text:p>13166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467652" calcext:value-type="float">
            <text:p>164676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72118" calcext:value-type="float">
            <text:p>1272118</text:p>
          </table:table-cell>
          <table:table-cell office:value-type="float" office:value="18228371" calcext:value-type="float">
            <text:p>18228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57162" calcext:value-type="float">
            <text:p>1857162</text:p>
          </table:table-cell>
          <table:table-cell office:value-type="float" office:value="10919595" calcext:value-type="float">
            <text:p>10919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gam2" table:style-name="ta3">
        <table:shapes>
          <draw:frame draw:z-index="0" draw:style-name="gr1" draw:text-style-name="P1" svg:width="6.2988in" svg:height="3.5429in" svg:x="5.8453in" svg:y="3.4165in">
            <draw:object draw:notify-on-update-of-ranges="gam2.G2:gam2.G17 gam2.H1:gam2.H1 gam2.H2:gam2.H17 gam2.I1:gam2.I1 gam2.I2:gam2.I17 gam2.J1:gam2.J1 gam2.J2:gam2.J17 gam2.K1:gam2.K1 gam2.K2:gam2.K1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gam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68" calcext:value-type="float">
            <text:p>68</text:p>
          </table:table-cell>
          <table:table-cell table:formula="of:=[.C3]+[.C4]" office:value-type="float" office:value="282" calcext:value-type="float">
            <text:p>282</text:p>
          </table:table-cell>
          <table:table-cell table:formula="of:=[.D3]+[.D4]" office:value-type="float" office:value="126" calcext:value-type="float">
            <text:p>126</text:p>
          </table:table-cell>
          <table:table-cell table:formula="of:=[.E3]+[.E4]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63" calcext:value-type="float">
            <text:p>163</text:p>
          </table:table-cell>
          <table:table-cell table:formula="of:=[.C11]+[.C12]" office:value-type="float" office:value="533" calcext:value-type="float">
            <text:p>533</text:p>
          </table:table-cell>
          <table:table-cell table:formula="of:=[.D11]+[.D12]" office:value-type="float" office:value="234" calcext:value-type="float">
            <text:p>234</text:p>
          </table:table-cell>
          <table:table-cell table:formula="of:=[.E11]+[.E12]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346" calcext:value-type="float">
            <text:p>346</text:p>
          </table:table-cell>
          <table:table-cell table:formula="of:=[.C19]+[.C20]" office:value-type="float" office:value="1031" calcext:value-type="float">
            <text:p>1031</text:p>
          </table:table-cell>
          <table:table-cell table:formula="of:=[.D19]+[.D20]" office:value-type="float" office:value="465" calcext:value-type="float">
            <text:p>465</text:p>
          </table:table-cell>
          <table:table-cell table:formula="of:=[.E19]+[.E20]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3" calcext:value-type="float">
            <text:p>43</text:p>
          </table:table-cell>
          <table:table-cell office:value-type="float" office:value="92" calcext:value-type="float">
            <text:p>92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655" calcext:value-type="float">
            <text:p>655</text:p>
          </table:table-cell>
          <table:table-cell table:formula="of:=[.C27]+[.C28]" office:value-type="float" office:value="2113" calcext:value-type="float">
            <text:p>2113</text:p>
          </table:table-cell>
          <table:table-cell table:formula="of:=[.D27]+[.D28]" office:value-type="float" office:value="969" calcext:value-type="float">
            <text:p>969</text:p>
          </table:table-cell>
          <table:table-cell table:formula="of:=[.E27]+[.E28]" office:value-type="float" office:value="423" calcext:value-type="float">
            <text:p>42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061" calcext:value-type="float">
            <text:p>2061</text:p>
          </table:table-cell>
          <table:table-cell table:formula="of:=[.C35]+[.C36]" office:value-type="float" office:value="5922" calcext:value-type="float">
            <text:p>5922</text:p>
          </table:table-cell>
          <table:table-cell table:formula="of:=[.D35]+[.D36]" office:value-type="float" office:value="4202" calcext:value-type="float">
            <text:p>4202</text:p>
          </table:table-cell>
          <table:table-cell table:formula="of:=[.E35]+[.E36]" office:value-type="float" office:value="1097" calcext:value-type="float">
            <text:p>109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810" calcext:value-type="float">
            <text:p>3810</text:p>
          </table:table-cell>
          <table:table-cell table:formula="of:=[.C43]+[.C44]" office:value-type="float" office:value="16492" calcext:value-type="float">
            <text:p>16492</text:p>
          </table:table-cell>
          <table:table-cell table:formula="of:=[.D43]+[.D44]" office:value-type="float" office:value="7705" calcext:value-type="float">
            <text:p>7705</text:p>
          </table:table-cell>
          <table:table-cell table:formula="of:=[.E43]+[.E44]" office:value-type="float" office:value="2180" calcext:value-type="float">
            <text:p>218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6869" calcext:value-type="float">
            <text:p>6869</text:p>
          </table:table-cell>
          <table:table-cell table:formula="of:=[.C51]+[.C52]" office:value-type="float" office:value="24105" calcext:value-type="float">
            <text:p>24105</text:p>
          </table:table-cell>
          <table:table-cell table:formula="of:=[.D51]+[.D52]" office:value-type="float" office:value="20448" calcext:value-type="float">
            <text:p>20448</text:p>
          </table:table-cell>
          <table:table-cell table:formula="of:=[.E51]+[.E52]" office:value-type="float" office:value="4454" calcext:value-type="float">
            <text:p>4454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21313" calcext:value-type="float">
            <text:p>21313</text:p>
          </table:table-cell>
          <table:table-cell table:formula="of:=[.C59]+[.C60]" office:value-type="float" office:value="62886" calcext:value-type="float">
            <text:p>62886</text:p>
          </table:table-cell>
          <table:table-cell table:formula="of:=[.D59]+[.D60]" office:value-type="float" office:value="78341" calcext:value-type="float">
            <text:p>78341</text:p>
          </table:table-cell>
          <table:table-cell table:formula="of:=[.E59]+[.E60]" office:value-type="float" office:value="13379" calcext:value-type="float">
            <text:p>13379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3232" calcext:value-type="float">
            <text:p>43232</text:p>
          </table:table-cell>
          <table:table-cell table:formula="of:=[.C67]+[.C68]" office:value-type="float" office:value="153416" calcext:value-type="float">
            <text:p>153416</text:p>
          </table:table-cell>
          <table:table-cell table:formula="of:=[.D67]+[.D68]" office:value-type="float" office:value="229812" calcext:value-type="float">
            <text:p>229812</text:p>
          </table:table-cell>
          <table:table-cell table:formula="of:=[.E67]+[.E68]" office:value-type="float" office:value="32497" calcext:value-type="float">
            <text:p>32497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3173" calcext:value-type="float">
            <text:p>83173</text:p>
          </table:table-cell>
          <table:table-cell table:formula="of:=[.C75]+[.C76]" office:value-type="float" office:value="328485" calcext:value-type="float">
            <text:p>328485</text:p>
          </table:table-cell>
          <table:table-cell table:formula="of:=[.D75]+[.D76]" office:value-type="float" office:value="791238" calcext:value-type="float">
            <text:p>791238</text:p>
          </table:table-cell>
          <table:table-cell table:formula="of:=[.E75]+[.E76]" office:value-type="float" office:value="100978" calcext:value-type="float">
            <text:p>100978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4" calcext:value-type="float">
            <text:p>94</text:p>
          </table:table-cell>
          <table:table-cell office:value-type="float" office:value="498" calcext:value-type="float">
            <text:p>498</text:p>
          </table:table-cell>
          <table:table-cell office:value-type="float" office:value="234" calcext:value-type="float">
            <text:p>234</text:p>
          </table:table-cell>
          <table:table-cell office:value-type="float" office:value="92" calcext:value-type="float">
            <text:p>92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27064" calcext:value-type="float">
            <text:p>227064</text:p>
          </table:table-cell>
          <table:table-cell table:formula="of:=[.C83]+[.C84]" office:value-type="float" office:value="945353" calcext:value-type="float">
            <text:p>945353</text:p>
          </table:table-cell>
          <table:table-cell table:formula="of:=[.D83]+[.D84]" office:value-type="float" office:value="0" calcext:value-type="float">
            <text:p>0</text:p>
          </table:table-cell>
          <table:table-cell table:formula="of:=[.E83]+[.E84]" office:value-type="float" office:value="907080" calcext:value-type="float">
            <text:p>907080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8" calcext:value-type="float">
            <text:p>98</text:p>
          </table:table-cell>
          <table:table-cell office:value-type="float" office:value="202" calcext:value-type="float">
            <text:p>202</text:p>
          </table:table-cell>
          <table:table-cell office:value-type="float" office:value="298" calcext:value-type="float">
            <text:p>29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67174" calcext:value-type="float">
            <text:p>467174</text:p>
          </table:table-cell>
          <table:table-cell table:formula="of:=[.C91]+[.C92]" office:value-type="float" office:value="2160994" calcext:value-type="float">
            <text:p>2160994</text:p>
          </table:table-cell>
          <table:table-cell table:formula="of:=[.D91]+[.D92]" office:value-type="float" office:value="0" calcext:value-type="float">
            <text:p>0</text:p>
          </table:table-cell>
          <table:table-cell table:formula="of:=[.E91]+[.E92]" office:value-type="float" office:value="1966454" calcext:value-type="float">
            <text:p>1966454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994601" calcext:value-type="float">
            <text:p>994601</text:p>
          </table:table-cell>
          <table:table-cell table:formula="of:=[.C99]+[.C100]" office:value-type="float" office:value="4803058" calcext:value-type="float">
            <text:p>4803058</text:p>
          </table:table-cell>
          <table:table-cell table:formula="of:=[.D99]+[.D100]" office:value-type="float" office:value="0" calcext:value-type="float">
            <text:p>0</text:p>
          </table:table-cell>
          <table:table-cell table:formula="of:=[.E99]+[.E100]" office:value-type="float" office:value="35559101" calcext:value-type="float">
            <text:p>35559101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" calcext:value-type="float">
            <text:p>12</text:p>
          </table:table-cell>
          <table:table-cell office:value-type="float" office:value="203" calcext:value-type="float">
            <text:p>203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533608" calcext:value-type="float">
            <text:p>2533608</text:p>
          </table:table-cell>
          <table:table-cell table:formula="of:=[.C107]+[.C108]" office:value-type="float" office:value="12897352" calcext:value-type="float">
            <text:p>12897352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620426638" calcext:value-type="float">
            <text:p>620426638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0" calcext:value-type="float">
            <text:p>60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5629268" calcext:value-type="float">
            <text:p>5629268</text:p>
          </table:table-cell>
          <table:table-cell table:formula="of:=[.C115]+[.C116]" office:value-type="float" office:value="27389794" calcext:value-type="float">
            <text:p>27389794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1707285" calcext:value-type="float">
            <text:p>11707285</text:p>
          </table:table-cell>
          <table:table-cell table:formula="of:=[.C123]+[.C124]" office:value-type="float" office:value="60466937" calcext:value-type="float">
            <text:p>60466937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61" calcext:value-type="float">
            <text:p>161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85" calcext:value-type="float">
            <text:p>185</text:p>
          </table:table-cell>
          <table:table-cell office:value-type="float" office:value="961" calcext:value-type="float">
            <text:p>961</text:p>
          </table:table-cell>
          <table:table-cell office:value-type="float" office:value="465" calcext:value-type="float">
            <text:p>465</text:p>
          </table:table-cell>
          <table:table-cell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3" calcext:value-type="float">
            <text:p>173</text:p>
          </table:table-cell>
          <table:table-cell office:value-type="float" office:value="386" calcext:value-type="float">
            <text:p>386</text:p>
          </table:table-cell>
          <table:table-cell office:value-type="float" office:value="677" calcext:value-type="float">
            <text:p>6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" calcext:value-type="float">
            <text:p>24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8" calcext:value-type="float">
            <text:p>108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39" calcext:value-type="float">
            <text:p>339</text:p>
          </table:table-cell>
          <table:table-cell office:value-type="float" office:value="157" calcext:value-type="float">
            <text:p>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16" calcext:value-type="float">
            <text:p>316</text:p>
          </table:table-cell>
          <table:table-cell office:value-type="float" office:value="1956" calcext:value-type="float">
            <text:p>1956</text:p>
          </table:table-cell>
          <table:table-cell office:value-type="float" office:value="969" calcext:value-type="float">
            <text:p>969</text:p>
          </table:table-cell>
          <table:table-cell office:value-type="float" office:value="423" calcext:value-type="float">
            <text:p>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4" calcext:value-type="float">
            <text:p>364</text:p>
          </table:table-cell>
          <table:table-cell office:value-type="float" office:value="827" calcext:value-type="float">
            <text:p>827</text:p>
          </table:table-cell>
          <table:table-cell office:value-type="float" office:value="1682" calcext:value-type="float">
            <text:p>16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" calcext:value-type="float">
            <text:p>46</text:p>
          </table:table-cell>
          <table:table-cell office:value-type="float" office:value="740" calcext:value-type="float">
            <text:p>74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1" calcext:value-type="float">
            <text:p>181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61" calcext:value-type="float">
            <text:p>1061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00" calcext:value-type="float">
            <text:p>1000</text:p>
          </table:table-cell>
          <table:table-cell office:value-type="float" office:value="5530" calcext:value-type="float">
            <text:p>5530</text:p>
          </table:table-cell>
          <table:table-cell office:value-type="float" office:value="4202" calcext:value-type="float">
            <text:p>4202</text:p>
          </table:table-cell>
          <table:table-cell office:value-type="float" office:value="1097" calcext:value-type="float">
            <text:p>1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491" calcext:value-type="float">
            <text:p>1491</text:p>
          </table:table-cell>
          <table:table-cell office:value-type="float" office:value="2639" calcext:value-type="float">
            <text:p>2639</text:p>
          </table:table-cell>
          <table:table-cell office:value-type="float" office:value="7461" calcext:value-type="float">
            <text:p>74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6" calcext:value-type="float">
            <text:p>176</text:p>
          </table:table-cell>
          <table:table-cell office:value-type="float" office:value="2555" calcext:value-type="float">
            <text:p>2555</text:p>
          </table:table-cell>
          <table:table-cell office:value-type="float" office:value="3607" calcext:value-type="float">
            <text:p>36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26" calcext:value-type="float">
            <text:p>426</text:p>
          </table:table-cell>
          <table:table-cell office:value-type="float" office:value="1214" calcext:value-type="float">
            <text:p>1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78" calcext:value-type="float">
            <text:p>2078</text:p>
          </table:table-cell>
          <table:table-cell office:value-type="float" office:value="792" calcext:value-type="float">
            <text:p>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32" calcext:value-type="float">
            <text:p>1732</text:p>
          </table:table-cell>
          <table:table-cell office:value-type="float" office:value="15700" calcext:value-type="float">
            <text:p>15700</text:p>
          </table:table-cell>
          <table:table-cell office:value-type="float" office:value="7705" calcext:value-type="float">
            <text:p>7705</text:p>
          </table:table-cell>
          <table:table-cell office:value-type="float" office:value="2180" calcext:value-type="float">
            <text:p>2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38" calcext:value-type="float">
            <text:p>2338</text:p>
          </table:table-cell>
          <table:table-cell office:value-type="float" office:value="6548" calcext:value-type="float">
            <text:p>6548</text:p>
          </table:table-cell>
          <table:table-cell office:value-type="float" office:value="19034" calcext:value-type="float">
            <text:p>190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019" calcext:value-type="float">
            <text:p>40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6" calcext:value-type="float">
            <text:p>316</text:p>
          </table:table-cell>
          <table:table-cell office:value-type="float" office:value="5043" calcext:value-type="float">
            <text:p>5043</text:p>
          </table:table-cell>
          <table:table-cell office:value-type="float" office:value="7084" calcext:value-type="float">
            <text:p>70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59" calcext:value-type="float">
            <text:p>659</text:p>
          </table:table-cell>
          <table:table-cell office:value-type="float" office:value="1654" calcext:value-type="float">
            <text:p>16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486" calcext:value-type="float">
            <text:p>3486</text:p>
          </table:table-cell>
          <table:table-cell office:value-type="float" office:value="1278" calcext:value-type="float">
            <text:p>12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383" calcext:value-type="float">
            <text:p>3383</text:p>
          </table:table-cell>
          <table:table-cell office:value-type="float" office:value="22827" calcext:value-type="float">
            <text:p>22827</text:p>
          </table:table-cell>
          <table:table-cell office:value-type="float" office:value="20448" calcext:value-type="float">
            <text:p>20448</text:p>
          </table:table-cell>
          <table:table-cell office:value-type="float" office:value="4454" calcext:value-type="float">
            <text:p>4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486" calcext:value-type="float">
            <text:p>4486</text:p>
          </table:table-cell>
          <table:table-cell office:value-type="float" office:value="10014" calcext:value-type="float">
            <text:p>10014</text:p>
          </table:table-cell>
          <table:table-cell office:value-type="float" office:value="34912" calcext:value-type="float">
            <text:p>3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786" calcext:value-type="float">
            <text:p>57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03" calcext:value-type="float">
            <text:p>703</text:p>
          </table:table-cell>
          <table:table-cell office:value-type="float" office:value="8056" calcext:value-type="float">
            <text:p>8056</text:p>
          </table:table-cell>
          <table:table-cell office:value-type="float" office:value="16506" calcext:value-type="float">
            <text:p>165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459" calcext:value-type="float">
            <text:p>1459</text:p>
          </table:table-cell>
          <table:table-cell office:value-type="float" office:value="3490" calcext:value-type="float">
            <text:p>3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974" calcext:value-type="float">
            <text:p>11974</text:p>
          </table:table-cell>
          <table:table-cell office:value-type="float" office:value="5081" calcext:value-type="float">
            <text:p>5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339" calcext:value-type="float">
            <text:p>9339</text:p>
          </table:table-cell>
          <table:table-cell office:value-type="float" office:value="57805" calcext:value-type="float">
            <text:p>57805</text:p>
          </table:table-cell>
          <table:table-cell office:value-type="float" office:value="78341" calcext:value-type="float">
            <text:p>78341</text:p>
          </table:table-cell>
          <table:table-cell office:value-type="float" office:value="13379" calcext:value-type="float">
            <text:p>133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633" calcext:value-type="float">
            <text:p>12633</text:p>
          </table:table-cell>
          <table:table-cell office:value-type="float" office:value="24226" calcext:value-type="float">
            <text:p>24226</text:p>
          </table:table-cell>
          <table:table-cell office:value-type="float" office:value="55062" calcext:value-type="float">
            <text:p>550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670" calcext:value-type="float">
            <text:p>176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16" calcext:value-type="float">
            <text:p>1816</text:p>
          </table:table-cell>
          <table:table-cell office:value-type="float" office:value="20507" calcext:value-type="float">
            <text:p>20507</text:p>
          </table:table-cell>
          <table:table-cell office:value-type="float" office:value="40485" calcext:value-type="float">
            <text:p>4048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102" calcext:value-type="float">
            <text:p>5102</text:p>
          </table:table-cell>
          <table:table-cell office:value-type="float" office:value="10709" calcext:value-type="float">
            <text:p>107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436" calcext:value-type="float">
            <text:p>22436</text:p>
          </table:table-cell>
          <table:table-cell office:value-type="float" office:value="8526" calcext:value-type="float">
            <text:p>8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0796" calcext:value-type="float">
            <text:p>20796</text:p>
          </table:table-cell>
          <table:table-cell office:value-type="float" office:value="144890" calcext:value-type="float">
            <text:p>144890</text:p>
          </table:table-cell>
          <table:table-cell office:value-type="float" office:value="229812" calcext:value-type="float">
            <text:p>229812</text:p>
          </table:table-cell>
          <table:table-cell office:value-type="float" office:value="32497" calcext:value-type="float">
            <text:p>324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665" calcext:value-type="float">
            <text:p>20665</text:p>
          </table:table-cell>
          <table:table-cell office:value-type="float" office:value="50366" calcext:value-type="float">
            <text:p>50366</text:p>
          </table:table-cell>
          <table:table-cell office:value-type="float" office:value="264844" calcext:value-type="float">
            <text:p>2648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651" calcext:value-type="float">
            <text:p>37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604" calcext:value-type="float">
            <text:p>3604</text:p>
          </table:table-cell>
          <table:table-cell office:value-type="float" office:value="50764" calcext:value-type="float">
            <text:p>50764</text:p>
          </table:table-cell>
          <table:table-cell office:value-type="float" office:value="88891" calcext:value-type="float">
            <text:p>888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908" calcext:value-type="float">
            <text:p>9908</text:p>
          </table:table-cell>
          <table:table-cell office:value-type="float" office:value="23438" calcext:value-type="float">
            <text:p>23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3721" calcext:value-type="float">
            <text:p>43721</text:p>
          </table:table-cell>
          <table:table-cell office:value-type="float" office:value="27417" calcext:value-type="float">
            <text:p>27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452" calcext:value-type="float">
            <text:p>39452</text:p>
          </table:table-cell>
          <table:table-cell office:value-type="float" office:value="301068" calcext:value-type="float">
            <text:p>301068</text:p>
          </table:table-cell>
          <table:table-cell office:value-type="float" office:value="791238" calcext:value-type="float">
            <text:p>791238</text:p>
          </table:table-cell>
          <table:table-cell office:value-type="float" office:value="100978" calcext:value-type="float">
            <text:p>1009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9968" calcext:value-type="float">
            <text:p>39968</text:p>
          </table:table-cell>
          <table:table-cell office:value-type="float" office:value="101906" calcext:value-type="float">
            <text:p>101906</text:p>
          </table:table-cell>
          <table:table-cell office:value-type="float" office:value="551644" calcext:value-type="float">
            <text:p>5516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6694" calcext:value-type="float">
            <text:p>866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683" calcext:value-type="float">
            <text:p>8683</text:p>
          </table:table-cell>
          <table:table-cell office:value-type="float" office:value="94993" calcext:value-type="float">
            <text:p>94993</text:p>
          </table:table-cell>
          <table:table-cell office:value-type="float" office:value="203252" calcext:value-type="float">
            <text:p>2032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358" calcext:value-type="float">
            <text:p>19358</text:p>
          </table:table-cell>
          <table:table-cell office:value-type="float" office:value="55093" calcext:value-type="float">
            <text:p>55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2608" calcext:value-type="float">
            <text:p>122608</text:p>
          </table:table-cell>
          <table:table-cell office:value-type="float" office:value="69975" calcext:value-type="float">
            <text:p>69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4456" calcext:value-type="float">
            <text:p>104456</text:p>
          </table:table-cell>
          <table:table-cell office:value-type="float" office:value="875378" calcext:value-type="float">
            <text:p>875378</text:p>
          </table:table-cell>
          <table:table-cell office:value-type="float" office:value="0" calcext:value-type="float">
            <text:p>0</text:p>
          </table:table-cell>
          <table:table-cell office:value-type="float" office:value="907080" calcext:value-type="float">
            <text:p>9070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1827" calcext:value-type="float">
            <text:p>101827</text:p>
          </table:table-cell>
          <table:table-cell office:value-type="float" office:value="261527" calcext:value-type="float">
            <text:p>261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5662" calcext:value-type="float">
            <text:p>2756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559" calcext:value-type="float">
            <text:p>24559</text:p>
          </table:table-cell>
          <table:table-cell office:value-type="float" office:value="290127" calcext:value-type="float">
            <text:p>290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386" calcext:value-type="float">
            <text:p>49386</text:p>
          </table:table-cell>
          <table:table-cell office:value-type="float" office:value="190879" calcext:value-type="float">
            <text:p>190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1332" calcext:value-type="float">
            <text:p>251332</text:p>
          </table:table-cell>
          <table:table-cell office:value-type="float" office:value="189036" calcext:value-type="float">
            <text:p>189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5842" calcext:value-type="float">
            <text:p>215842</text:p>
          </table:table-cell>
          <table:table-cell office:value-type="float" office:value="1971958" calcext:value-type="float">
            <text:p>1971958</text:p>
          </table:table-cell>
          <table:table-cell office:value-type="float" office:value="0" calcext:value-type="float">
            <text:p>0</text:p>
          </table:table-cell>
          <table:table-cell office:value-type="float" office:value="1966454" calcext:value-type="float">
            <text:p>19664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5180" calcext:value-type="float">
            <text:p>195180</text:p>
          </table:table-cell>
          <table:table-cell office:value-type="float" office:value="528453" calcext:value-type="float">
            <text:p>528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75616" calcext:value-type="float">
            <text:p>675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1659" calcext:value-type="float">
            <text:p>51659</text:p>
          </table:table-cell>
          <table:table-cell office:value-type="float" office:value="668207" calcext:value-type="float">
            <text:p>6682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6498" calcext:value-type="float">
            <text:p>96498</text:p>
          </table:table-cell>
          <table:table-cell office:value-type="float" office:value="449637" calcext:value-type="float">
            <text:p>449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28080" calcext:value-type="float">
            <text:p>528080</text:p>
          </table:table-cell>
          <table:table-cell office:value-type="float" office:value="470631" calcext:value-type="float">
            <text:p>4706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66521" calcext:value-type="float">
            <text:p>466521</text:p>
          </table:table-cell>
          <table:table-cell office:value-type="float" office:value="4332427" calcext:value-type="float">
            <text:p>4332427</text:p>
          </table:table-cell>
          <table:table-cell office:value-type="float" office:value="0" calcext:value-type="float">
            <text:p>0</text:p>
          </table:table-cell>
          <table:table-cell office:value-type="float" office:value="35559101" calcext:value-type="float">
            <text:p>355591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3076" calcext:value-type="float">
            <text:p>383076</text:p>
          </table:table-cell>
          <table:table-cell office:value-type="float" office:value="1092748" calcext:value-type="float">
            <text:p>1092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44943" calcext:value-type="float">
            <text:p>1444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05865" calcext:value-type="float">
            <text:p>105865</text:p>
          </table:table-cell>
          <table:table-cell office:value-type="float" office:value="1505012" calcext:value-type="float">
            <text:p>1505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6648" calcext:value-type="float">
            <text:p>186648</text:p>
          </table:table-cell>
          <table:table-cell office:value-type="float" office:value="965451" calcext:value-type="float">
            <text:p>9654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341886" calcext:value-type="float">
            <text:p>1341886</text:p>
          </table:table-cell>
          <table:table-cell office:value-type="float" office:value="1271232" calcext:value-type="float">
            <text:p>12712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91722" calcext:value-type="float">
            <text:p>1191722</text:p>
          </table:table-cell>
          <table:table-cell office:value-type="float" office:value="11626120" calcext:value-type="float">
            <text:p>11626120</text:p>
          </table:table-cell>
          <table:table-cell office:value-type="float" office:value="0" calcext:value-type="float">
            <text:p>0</text:p>
          </table:table-cell>
          <table:table-cell office:value-type="float" office:value="620426638" calcext:value-type="float">
            <text:p>6204266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42043" calcext:value-type="float">
            <text:p>942043</text:p>
          </table:table-cell>
          <table:table-cell office:value-type="float" office:value="2796342" calcext:value-type="float">
            <text:p>2796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378968" calcext:value-type="float">
            <text:p>4378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77587" calcext:value-type="float">
            <text:p>277587</text:p>
          </table:table-cell>
          <table:table-cell office:value-type="float" office:value="3984766" calcext:value-type="float">
            <text:p>3984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7346" calcext:value-type="float">
            <text:p>457346</text:p>
          </table:table-cell>
          <table:table-cell office:value-type="float" office:value="2327190" calcext:value-type="float">
            <text:p>2327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09474" calcext:value-type="float">
            <text:p>3009474</text:p>
          </table:table-cell>
          <table:table-cell office:value-type="float" office:value="2704075" calcext:value-type="float">
            <text:p>2704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19794" calcext:value-type="float">
            <text:p>2619794</text:p>
          </table:table-cell>
          <table:table-cell office:value-type="float" office:value="24685719" calcext:value-type="float">
            <text:p>24685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39825" calcext:value-type="float">
            <text:p>1839825</text:p>
          </table:table-cell>
          <table:table-cell office:value-type="float" office:value="5624600" calcext:value-type="float">
            <text:p>5624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450473" calcext:value-type="float">
            <text:p>9450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94257" calcext:value-type="float">
            <text:p>594257</text:p>
          </table:table-cell>
          <table:table-cell office:value-type="float" office:value="8983324" calcext:value-type="float">
            <text:p>89833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8052" calcext:value-type="float">
            <text:p>918052</text:p>
          </table:table-cell>
          <table:table-cell office:value-type="float" office:value="5865348" calcext:value-type="float">
            <text:p>5865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239377" calcext:value-type="float">
            <text:p>6239377</text:p>
          </table:table-cell>
          <table:table-cell office:value-type="float" office:value="5664384" calcext:value-type="float">
            <text:p>5664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467908" calcext:value-type="float">
            <text:p>5467908</text:p>
          </table:table-cell>
          <table:table-cell office:value-type="float" office:value="54802553" calcext:value-type="float">
            <text:p>548025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21690" calcext:value-type="float">
            <text:p>3621690</text:p>
          </table:table-cell>
          <table:table-cell office:value-type="float" office:value="11789276" calcext:value-type="float">
            <text:p>117892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444791" calcext:value-type="float">
            <text:p>214447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95468" calcext:value-type="float">
            <text:p>1195468</text:p>
          </table:table-cell>
          <table:table-cell office:value-type="float" office:value="18987650" calcext:value-type="float">
            <text:p>18987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19908" calcext:value-type="float">
            <text:p>1819908</text:p>
          </table:table-cell>
          <table:table-cell office:value-type="float" office:value="12695062" calcext:value-type="float">
            <text:p>12695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gam3" table:style-name="ta3">
        <table:shapes>
          <draw:frame draw:z-index="0" draw:style-name="gr1" draw:text-style-name="P1" svg:width="6.2988in" svg:height="3.5429in" svg:x="5.8453in" svg:y="3.4165in">
            <draw:object draw:notify-on-update-of-ranges="gam3.G2:gam3.G17 gam3.H1:gam3.H1 gam3.H2:gam3.H17 gam3.I1:gam3.I1 gam3.I2:gam3.I17 gam3.J1:gam3.J1 gam3.J2:gam3.J17 gam3.K1:gam3.K1 gam3.K2:gam3.K1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gam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75" calcext:value-type="float">
            <text:p>75</text:p>
          </table:table-cell>
          <table:table-cell table:formula="of:=[.C3]+[.C4]" office:value-type="float" office:value="289" calcext:value-type="float">
            <text:p>289</text:p>
          </table:table-cell>
          <table:table-cell table:formula="of:=[.D3]+[.D4]" office:value-type="float" office:value="128" calcext:value-type="float">
            <text:p>128</text:p>
          </table:table-cell>
          <table:table-cell table:formula="of:=[.E3]+[.E4]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58" calcext:value-type="float">
            <text:p>158</text:p>
          </table:table-cell>
          <table:table-cell table:formula="of:=[.C11]+[.C12]" office:value-type="float" office:value="543" calcext:value-type="float">
            <text:p>543</text:p>
          </table:table-cell>
          <table:table-cell table:formula="of:=[.D11]+[.D12]" office:value-type="float" office:value="222" calcext:value-type="float">
            <text:p>222</text:p>
          </table:table-cell>
          <table:table-cell table:formula="of:=[.E11]+[.E12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3" calcext:value-type="float">
            <text:p>43</text:p>
          </table:table-cell>
          <table:table-cell office:value-type="float" office:value="268" calcext:value-type="float">
            <text:p>268</text:p>
          </table:table-cell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357" calcext:value-type="float">
            <text:p>357</text:p>
          </table:table-cell>
          <table:table-cell table:formula="of:=[.C19]+[.C20]" office:value-type="float" office:value="1093" calcext:value-type="float">
            <text:p>1093</text:p>
          </table:table-cell>
          <table:table-cell table:formula="of:=[.D19]+[.D20]" office:value-type="float" office:value="462" calcext:value-type="float">
            <text:p>462</text:p>
          </table:table-cell>
          <table:table-cell table:formula="of:=[.E19]+[.E20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5" calcext:value-type="float">
            <text:p>45</text:p>
          </table:table-cell>
          <table:table-cell office:value-type="float" office:value="93" calcext:value-type="float">
            <text:p>9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608" calcext:value-type="float">
            <text:p>608</text:p>
          </table:table-cell>
          <table:table-cell table:formula="of:=[.C27]+[.C28]" office:value-type="float" office:value="2181" calcext:value-type="float">
            <text:p>2181</text:p>
          </table:table-cell>
          <table:table-cell table:formula="of:=[.D27]+[.D28]" office:value-type="float" office:value="863" calcext:value-type="float">
            <text:p>863</text:p>
          </table:table-cell>
          <table:table-cell table:formula="of:=[.E27]+[.E28]"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476" calcext:value-type="float">
            <text:p>2476</text:p>
          </table:table-cell>
          <table:table-cell table:formula="of:=[.C35]+[.C36]" office:value-type="float" office:value="5792" calcext:value-type="float">
            <text:p>5792</text:p>
          </table:table-cell>
          <table:table-cell table:formula="of:=[.D35]+[.D36]" office:value-type="float" office:value="3507" calcext:value-type="float">
            <text:p>3507</text:p>
          </table:table-cell>
          <table:table-cell table:formula="of:=[.E35]+[.E36]" office:value-type="float" office:value="1541" calcext:value-type="float">
            <text:p>1541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5400" calcext:value-type="float">
            <text:p>5400</text:p>
          </table:table-cell>
          <table:table-cell table:formula="of:=[.C43]+[.C44]" office:value-type="float" office:value="17920" calcext:value-type="float">
            <text:p>17920</text:p>
          </table:table-cell>
          <table:table-cell table:formula="of:=[.D43]+[.D44]" office:value-type="float" office:value="9582" calcext:value-type="float">
            <text:p>9582</text:p>
          </table:table-cell>
          <table:table-cell table:formula="of:=[.E43]+[.E44]" office:value-type="float" office:value="3108" calcext:value-type="float">
            <text:p>3108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8586" calcext:value-type="float">
            <text:p>8586</text:p>
          </table:table-cell>
          <table:table-cell table:formula="of:=[.C51]+[.C52]" office:value-type="float" office:value="24874" calcext:value-type="float">
            <text:p>24874</text:p>
          </table:table-cell>
          <table:table-cell table:formula="of:=[.D51]+[.D52]" office:value-type="float" office:value="20699" calcext:value-type="float">
            <text:p>20699</text:p>
          </table:table-cell>
          <table:table-cell table:formula="of:=[.E51]+[.E52]" office:value-type="float" office:value="5761" calcext:value-type="float">
            <text:p>576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9575" calcext:value-type="float">
            <text:p>19575</text:p>
          </table:table-cell>
          <table:table-cell table:formula="of:=[.C59]+[.C60]" office:value-type="float" office:value="69008" calcext:value-type="float">
            <text:p>69008</text:p>
          </table:table-cell>
          <table:table-cell table:formula="of:=[.D59]+[.D60]" office:value-type="float" office:value="93512" calcext:value-type="float">
            <text:p>93512</text:p>
          </table:table-cell>
          <table:table-cell table:formula="of:=[.E59]+[.E60]" office:value-type="float" office:value="13041" calcext:value-type="float">
            <text:p>13041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3940" calcext:value-type="float">
            <text:p>43940</text:p>
          </table:table-cell>
          <table:table-cell table:formula="of:=[.C67]+[.C68]" office:value-type="float" office:value="149595" calcext:value-type="float">
            <text:p>149595</text:p>
          </table:table-cell>
          <table:table-cell table:formula="of:=[.D67]+[.D68]" office:value-type="float" office:value="241581" calcext:value-type="float">
            <text:p>241581</text:p>
          </table:table-cell>
          <table:table-cell table:formula="of:=[.E67]+[.E68]" office:value-type="float" office:value="33263" calcext:value-type="float">
            <text:p>3326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4085" calcext:value-type="float">
            <text:p>84085</text:p>
          </table:table-cell>
          <table:table-cell table:formula="of:=[.C75]+[.C76]" office:value-type="float" office:value="319701" calcext:value-type="float">
            <text:p>319701</text:p>
          </table:table-cell>
          <table:table-cell table:formula="of:=[.D75]+[.D76]" office:value-type="float" office:value="771805" calcext:value-type="float">
            <text:p>771805</text:p>
          </table:table-cell>
          <table:table-cell table:formula="of:=[.E75]+[.E76]" office:value-type="float" office:value="100153" calcext:value-type="float">
            <text:p>100153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2" calcext:value-type="float">
            <text:p>92</text:p>
          </table:table-cell>
          <table:table-cell office:value-type="float" office:value="506" calcext:value-type="float">
            <text:p>506</text:p>
          </table:table-cell>
          <table:table-cell office:value-type="float" office:value="222" calcext:value-type="float">
            <text:p>222</text:p>
          </table:table-cell>
          <table:table-cell office:value-type="float" office:value="88" calcext:value-type="float">
            <text:p>88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23647" calcext:value-type="float">
            <text:p>223647</text:p>
          </table:table-cell>
          <table:table-cell table:formula="of:=[.C83]+[.C84]" office:value-type="float" office:value="949576" calcext:value-type="float">
            <text:p>949576</text:p>
          </table:table-cell>
          <table:table-cell table:formula="of:=[.D83]+[.D84]" office:value-type="float" office:value="0" calcext:value-type="float">
            <text:p>0</text:p>
          </table:table-cell>
          <table:table-cell table:formula="of:=[.E83]+[.E84]" office:value-type="float" office:value="903252" calcext:value-type="float">
            <text:p>903252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4" calcext:value-type="float">
            <text:p>104</text:p>
          </table:table-cell>
          <table:table-cell office:value-type="float" office:value="189" calcext:value-type="float">
            <text:p>189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66013" calcext:value-type="float">
            <text:p>466013</text:p>
          </table:table-cell>
          <table:table-cell table:formula="of:=[.C91]+[.C92]" office:value-type="float" office:value="2162135" calcext:value-type="float">
            <text:p>2162135</text:p>
          </table:table-cell>
          <table:table-cell table:formula="of:=[.D91]+[.D92]" office:value-type="float" office:value="0" calcext:value-type="float">
            <text:p>0</text:p>
          </table:table-cell>
          <table:table-cell table:formula="of:=[.E91]+[.E92]" office:value-type="float" office:value="1976025" calcext:value-type="float">
            <text:p>1976025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993688" calcext:value-type="float">
            <text:p>993688</text:p>
          </table:table-cell>
          <table:table-cell table:formula="of:=[.C99]+[.C100]" office:value-type="float" office:value="4825235" calcext:value-type="float">
            <text:p>4825235</text:p>
          </table:table-cell>
          <table:table-cell table:formula="of:=[.D99]+[.D100]" office:value-type="float" office:value="0" calcext:value-type="float">
            <text:p>0</text:p>
          </table:table-cell>
          <table:table-cell table:formula="of:=[.E99]+[.E100]" office:value-type="float" office:value="36340078" calcext:value-type="float">
            <text:p>36340078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" calcext:value-type="float">
            <text:p>13</text:p>
          </table:table-cell>
          <table:table-cell office:value-type="float" office:value="178" calcext:value-type="float">
            <text:p>178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677017" calcext:value-type="float">
            <text:p>2677017</text:p>
          </table:table-cell>
          <table:table-cell table:formula="of:=[.C107]+[.C108]" office:value-type="float" office:value="12899634" calcext:value-type="float">
            <text:p>12899634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636913112" calcext:value-type="float">
            <text:p>636913112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" calcext:value-type="float">
            <text:p>43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5838369" calcext:value-type="float">
            <text:p>5838369</text:p>
          </table:table-cell>
          <table:table-cell table:formula="of:=[.C115]+[.C116]" office:value-type="float" office:value="29759127" calcext:value-type="float">
            <text:p>29759127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1602287" calcext:value-type="float">
            <text:p>11602287</text:p>
          </table:table-cell>
          <table:table-cell table:formula="of:=[.C123]+[.C124]" office:value-type="float" office:value="64285053" calcext:value-type="float">
            <text:p>64285053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6" calcext:value-type="float">
            <text:p>176</text:p>
          </table:table-cell>
          <table:table-cell office:value-type="float" office:value="1029" calcext:value-type="float">
            <text:p>1029</text:p>
          </table:table-cell>
          <table:table-cell office:value-type="float" office:value="462" calcext:value-type="float">
            <text:p>462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8" calcext:value-type="float">
            <text:p>178</text:p>
          </table:table-cell>
          <table:table-cell office:value-type="float" office:value="424" calcext:value-type="float">
            <text:p>424</text:p>
          </table:table-cell>
          <table:table-cell office:value-type="float" office:value="720" calcext:value-type="float">
            <text:p>7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7" calcext:value-type="float">
            <text:p>27</text:p>
          </table:table-cell>
          <table:table-cell office:value-type="float" office:value="408" calcext:value-type="float">
            <text:p>408</text:p>
          </table:table-cell>
          <table:table-cell office:value-type="float" office:value="598" calcext:value-type="float">
            <text:p>5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4" calcext:value-type="float">
            <text:p>114</text:p>
          </table:table-cell>
          <table:table-cell office:value-type="float" office:value="193" calcext:value-type="float">
            <text:p>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5" calcext:value-type="float">
            <text:p>305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3" calcext:value-type="float">
            <text:p>303</text:p>
          </table:table-cell>
          <table:table-cell office:value-type="float" office:value="2058" calcext:value-type="float">
            <text:p>2058</text:p>
          </table:table-cell>
          <table:table-cell office:value-type="float" office:value="863" calcext:value-type="float">
            <text:p>863</text:p>
          </table:table-cell>
          <table:table-cell office:value-type="float" office:value="393" calcext:value-type="float">
            <text:p>39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73" calcext:value-type="float">
            <text:p>373</text:p>
          </table:table-cell>
          <table:table-cell office:value-type="float" office:value="907" calcext:value-type="float">
            <text:p>907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66" calcext:value-type="float">
            <text:p>5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5" calcext:value-type="float">
            <text:p>65</text:p>
          </table:table-cell>
          <table:table-cell office:value-type="float" office:value="769" calcext:value-type="float">
            <text:p>769</text:p>
          </table:table-cell>
          <table:table-cell office:value-type="float" office:value="1351" calcext:value-type="float">
            <text:p>13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43" calcext:value-type="float">
            <text:p>143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62" calcext:value-type="float">
            <text:p>1262</text:p>
          </table:table-cell>
          <table:table-cell office:value-type="float" office:value="363" calcext:value-type="float">
            <text:p>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14" calcext:value-type="float">
            <text:p>1214</text:p>
          </table:table-cell>
          <table:table-cell office:value-type="float" office:value="5429" calcext:value-type="float">
            <text:p>5429</text:p>
          </table:table-cell>
          <table:table-cell office:value-type="float" office:value="3507" calcext:value-type="float">
            <text:p>3507</text:p>
          </table:table-cell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73" calcext:value-type="float">
            <text:p>1573</text:p>
          </table:table-cell>
          <table:table-cell office:value-type="float" office:value="2473" calcext:value-type="float">
            <text:p>2473</text:p>
          </table:table-cell>
          <table:table-cell office:value-type="float" office:value="7999" calcext:value-type="float">
            <text:p>799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8" calcext:value-type="float">
            <text:p>178</text:p>
          </table:table-cell>
          <table:table-cell office:value-type="float" office:value="1932" calcext:value-type="float">
            <text:p>1932</text:p>
          </table:table-cell>
          <table:table-cell office:value-type="float" office:value="5057" calcext:value-type="float">
            <text:p>505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48" calcext:value-type="float">
            <text:p>448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27" calcext:value-type="float">
            <text:p>3127</text:p>
          </table:table-cell>
          <table:table-cell office:value-type="float" office:value="851" calcext:value-type="float">
            <text:p>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273" calcext:value-type="float">
            <text:p>2273</text:p>
          </table:table-cell>
          <table:table-cell office:value-type="float" office:value="17069" calcext:value-type="float">
            <text:p>17069</text:p>
          </table:table-cell>
          <table:table-cell office:value-type="float" office:value="9582" calcext:value-type="float">
            <text:p>9582</text:p>
          </table:table-cell>
          <table:table-cell office:value-type="float" office:value="3108" calcext:value-type="float">
            <text:p>31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18" calcext:value-type="float">
            <text:p>2218</text:p>
          </table:table-cell>
          <table:table-cell office:value-type="float" office:value="7042" calcext:value-type="float">
            <text:p>7042</text:p>
          </table:table-cell>
          <table:table-cell office:value-type="float" office:value="17493" calcext:value-type="float">
            <text:p>174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105" calcext:value-type="float">
            <text:p>4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66" calcext:value-type="float">
            <text:p>266</text:p>
          </table:table-cell>
          <table:table-cell office:value-type="float" office:value="5344" calcext:value-type="float">
            <text:p>5344</text:p>
          </table:table-cell>
          <table:table-cell office:value-type="float" office:value="9997" calcext:value-type="float">
            <text:p>99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2" calcext:value-type="float">
            <text:p>912</text:p>
          </table:table-cell>
          <table:table-cell office:value-type="float" office:value="1559" calcext:value-type="float">
            <text:p>1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975" calcext:value-type="float">
            <text:p>4975</text:p>
          </table:table-cell>
          <table:table-cell office:value-type="float" office:value="1657" calcext:value-type="float">
            <text:p>16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11" calcext:value-type="float">
            <text:p>3611</text:p>
          </table:table-cell>
          <table:table-cell office:value-type="float" office:value="23217" calcext:value-type="float">
            <text:p>23217</text:p>
          </table:table-cell>
          <table:table-cell office:value-type="float" office:value="20699" calcext:value-type="float">
            <text:p>20699</text:p>
          </table:table-cell>
          <table:table-cell office:value-type="float" office:value="5761" calcext:value-type="float">
            <text:p>57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431" calcext:value-type="float">
            <text:p>4431</text:p>
          </table:table-cell>
          <table:table-cell office:value-type="float" office:value="10625" calcext:value-type="float">
            <text:p>10625</text:p>
          </table:table-cell>
          <table:table-cell office:value-type="float" office:value="21036" calcext:value-type="float">
            <text:p>210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616" calcext:value-type="float">
            <text:p>66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71" calcext:value-type="float">
            <text:p>571</text:p>
          </table:table-cell>
          <table:table-cell office:value-type="float" office:value="8373" calcext:value-type="float">
            <text:p>8373</text:p>
          </table:table-cell>
          <table:table-cell office:value-type="float" office:value="15700" calcext:value-type="float">
            <text:p>157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388" calcext:value-type="float">
            <text:p>1388</text:p>
          </table:table-cell>
          <table:table-cell office:value-type="float" office:value="3469" calcext:value-type="float">
            <text:p>3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581" calcext:value-type="float">
            <text:p>9581</text:p>
          </table:table-cell>
          <table:table-cell office:value-type="float" office:value="4407" calcext:value-type="float">
            <text:p>4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994" calcext:value-type="float">
            <text:p>9994</text:p>
          </table:table-cell>
          <table:table-cell office:value-type="float" office:value="64601" calcext:value-type="float">
            <text:p>64601</text:p>
          </table:table-cell>
          <table:table-cell office:value-type="float" office:value="93512" calcext:value-type="float">
            <text:p>93512</text:p>
          </table:table-cell>
          <table:table-cell office:value-type="float" office:value="13041" calcext:value-type="float">
            <text:p>130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562" calcext:value-type="float">
            <text:p>11562</text:p>
          </table:table-cell>
          <table:table-cell office:value-type="float" office:value="28235" calcext:value-type="float">
            <text:p>28235</text:p>
          </table:table-cell>
          <table:table-cell office:value-type="float" office:value="74467" calcext:value-type="float">
            <text:p>744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907" calcext:value-type="float">
            <text:p>169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76" calcext:value-type="float">
            <text:p>1776</text:p>
          </table:table-cell>
          <table:table-cell office:value-type="float" office:value="22878" calcext:value-type="float">
            <text:p>22878</text:p>
          </table:table-cell>
          <table:table-cell office:value-type="float" office:value="44340" calcext:value-type="float">
            <text:p>443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517" calcext:value-type="float">
            <text:p>3517</text:p>
          </table:table-cell>
          <table:table-cell office:value-type="float" office:value="12251" calcext:value-type="float">
            <text:p>12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600" calcext:value-type="float">
            <text:p>20600</text:p>
          </table:table-cell>
          <table:table-cell office:value-type="float" office:value="13957" calcext:value-type="float">
            <text:p>139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340" calcext:value-type="float">
            <text:p>23340</text:p>
          </table:table-cell>
          <table:table-cell office:value-type="float" office:value="135638" calcext:value-type="float">
            <text:p>135638</text:p>
          </table:table-cell>
          <table:table-cell office:value-type="float" office:value="241581" calcext:value-type="float">
            <text:p>241581</text:p>
          </table:table-cell>
          <table:table-cell office:value-type="float" office:value="33263" calcext:value-type="float">
            <text:p>332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342" calcext:value-type="float">
            <text:p>23342</text:p>
          </table:table-cell>
          <table:table-cell office:value-type="float" office:value="51321" calcext:value-type="float">
            <text:p>51321</text:p>
          </table:table-cell>
          <table:table-cell office:value-type="float" office:value="318649" calcext:value-type="float">
            <text:p>3186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8413" calcext:value-type="float">
            <text:p>38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72" calcext:value-type="float">
            <text:p>6072</text:p>
          </table:table-cell>
          <table:table-cell office:value-type="float" office:value="43662" calcext:value-type="float">
            <text:p>43662</text:p>
          </table:table-cell>
          <table:table-cell office:value-type="float" office:value="94304" calcext:value-type="float">
            <text:p>943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809" calcext:value-type="float">
            <text:p>11809</text:p>
          </table:table-cell>
          <table:table-cell office:value-type="float" office:value="29511" calcext:value-type="float">
            <text:p>295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4815" calcext:value-type="float">
            <text:p>44815</text:p>
          </table:table-cell>
          <table:table-cell office:value-type="float" office:value="26615" calcext:value-type="float">
            <text:p>266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270" calcext:value-type="float">
            <text:p>39270</text:p>
          </table:table-cell>
          <table:table-cell office:value-type="float" office:value="293086" calcext:value-type="float">
            <text:p>293086</text:p>
          </table:table-cell>
          <table:table-cell office:value-type="float" office:value="771805" calcext:value-type="float">
            <text:p>771805</text:p>
          </table:table-cell>
          <table:table-cell office:value-type="float" office:value="100153" calcext:value-type="float">
            <text:p>10015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0179" calcext:value-type="float">
            <text:p>40179</text:p>
          </table:table-cell>
          <table:table-cell office:value-type="float" office:value="104249" calcext:value-type="float">
            <text:p>104249</text:p>
          </table:table-cell>
          <table:table-cell office:value-type="float" office:value="819816" calcext:value-type="float">
            <text:p>8198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7016" calcext:value-type="float">
            <text:p>87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981" calcext:value-type="float">
            <text:p>8981</text:p>
          </table:table-cell>
          <table:table-cell office:value-type="float" office:value="95707" calcext:value-type="float">
            <text:p>95707</text:p>
          </table:table-cell>
          <table:table-cell office:value-type="float" office:value="201609" calcext:value-type="float">
            <text:p>2016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992" calcext:value-type="float">
            <text:p>20992</text:p>
          </table:table-cell>
          <table:table-cell office:value-type="float" office:value="55136" calcext:value-type="float">
            <text:p>55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9317" calcext:value-type="float">
            <text:p>119317</text:p>
          </table:table-cell>
          <table:table-cell office:value-type="float" office:value="69982" calcext:value-type="float">
            <text:p>69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4330" calcext:value-type="float">
            <text:p>104330</text:p>
          </table:table-cell>
          <table:table-cell office:value-type="float" office:value="879594" calcext:value-type="float">
            <text:p>879594</text:p>
          </table:table-cell>
          <table:table-cell office:value-type="float" office:value="0" calcext:value-type="float">
            <text:p>0</text:p>
          </table:table-cell>
          <table:table-cell office:value-type="float" office:value="903252" calcext:value-type="float">
            <text:p>9032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1132" calcext:value-type="float">
            <text:p>101132</text:p>
          </table:table-cell>
          <table:table-cell office:value-type="float" office:value="261637" calcext:value-type="float">
            <text:p>261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7847" calcext:value-type="float">
            <text:p>2778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475" calcext:value-type="float">
            <text:p>24475</text:p>
          </table:table-cell>
          <table:table-cell office:value-type="float" office:value="288931" calcext:value-type="float">
            <text:p>2889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592" calcext:value-type="float">
            <text:p>49592</text:p>
          </table:table-cell>
          <table:table-cell office:value-type="float" office:value="199239" calcext:value-type="float">
            <text:p>1992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2003" calcext:value-type="float">
            <text:p>252003</text:p>
          </table:table-cell>
          <table:table-cell office:value-type="float" office:value="188788" calcext:value-type="float">
            <text:p>1887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4010" calcext:value-type="float">
            <text:p>214010</text:p>
          </table:table-cell>
          <table:table-cell office:value-type="float" office:value="1973347" calcext:value-type="float">
            <text:p>1973347</text:p>
          </table:table-cell>
          <table:table-cell office:value-type="float" office:value="0" calcext:value-type="float">
            <text:p>0</text:p>
          </table:table-cell>
          <table:table-cell office:value-type="float" office:value="1976025" calcext:value-type="float">
            <text:p>197602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3401" calcext:value-type="float">
            <text:p>193401</text:p>
          </table:table-cell>
          <table:table-cell office:value-type="float" office:value="530021" calcext:value-type="float">
            <text:p>5300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48151" calcext:value-type="float">
            <text:p>648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1358" calcext:value-type="float">
            <text:p>51358</text:p>
          </table:table-cell>
          <table:table-cell office:value-type="float" office:value="675945" calcext:value-type="float">
            <text:p>675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3997" calcext:value-type="float">
            <text:p>93997</text:p>
          </table:table-cell>
          <table:table-cell office:value-type="float" office:value="446589" calcext:value-type="float">
            <text:p>446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23550" calcext:value-type="float">
            <text:p>523550</text:p>
          </table:table-cell>
          <table:table-cell office:value-type="float" office:value="480952" calcext:value-type="float">
            <text:p>4809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70138" calcext:value-type="float">
            <text:p>470138</text:p>
          </table:table-cell>
          <table:table-cell office:value-type="float" office:value="4344283" calcext:value-type="float">
            <text:p>4344283</text:p>
          </table:table-cell>
          <table:table-cell office:value-type="float" office:value="0" calcext:value-type="float">
            <text:p>0</text:p>
          </table:table-cell>
          <table:table-cell office:value-type="float" office:value="36340078" calcext:value-type="float">
            <text:p>363400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3063" calcext:value-type="float">
            <text:p>383063</text:p>
          </table:table-cell>
          <table:table-cell office:value-type="float" office:value="1074859" calcext:value-type="float">
            <text:p>10748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48153" calcext:value-type="float">
            <text:p>14481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0777" calcext:value-type="float">
            <text:p>110777</text:p>
          </table:table-cell>
          <table:table-cell office:value-type="float" office:value="1498519" calcext:value-type="float">
            <text:p>14985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3473" calcext:value-type="float">
            <text:p>183473</text:p>
          </table:table-cell>
          <table:table-cell office:value-type="float" office:value="965267" calcext:value-type="float">
            <text:p>965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54987" calcext:value-type="float">
            <text:p>1454987</text:p>
          </table:table-cell>
          <table:table-cell office:value-type="float" office:value="1275049" calcext:value-type="float">
            <text:p>12750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22030" calcext:value-type="float">
            <text:p>1222030</text:p>
          </table:table-cell>
          <table:table-cell office:value-type="float" office:value="11624585" calcext:value-type="float">
            <text:p>11624585</text:p>
          </table:table-cell>
          <table:table-cell office:value-type="float" office:value="0" calcext:value-type="float">
            <text:p>0</text:p>
          </table:table-cell>
          <table:table-cell office:value-type="float" office:value="636913112" calcext:value-type="float">
            <text:p>6369131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58829" calcext:value-type="float">
            <text:p>958829</text:p>
          </table:table-cell>
          <table:table-cell office:value-type="float" office:value="2792240" calcext:value-type="float">
            <text:p>2792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385078" calcext:value-type="float">
            <text:p>4385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5616" calcext:value-type="float">
            <text:p>285616</text:p>
          </table:table-cell>
          <table:table-cell office:value-type="float" office:value="3990247" calcext:value-type="float">
            <text:p>39902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8689" calcext:value-type="float">
            <text:p>458689</text:p>
          </table:table-cell>
          <table:table-cell office:value-type="float" office:value="2321650" calcext:value-type="float">
            <text:p>2321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09998" calcext:value-type="float">
            <text:p>3109998</text:p>
          </table:table-cell>
          <table:table-cell office:value-type="float" office:value="2738092" calcext:value-type="float">
            <text:p>2738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728371" calcext:value-type="float">
            <text:p>2728371</text:p>
          </table:table-cell>
          <table:table-cell office:value-type="float" office:value="27021035" calcext:value-type="float">
            <text:p>2702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04560" calcext:value-type="float">
            <text:p>2004560</text:p>
          </table:table-cell>
          <table:table-cell office:value-type="float" office:value="5875061" calcext:value-type="float">
            <text:p>5875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008723" calcext:value-type="float">
            <text:p>10008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10269" calcext:value-type="float">
            <text:p>610269</text:p>
          </table:table-cell>
          <table:table-cell office:value-type="float" office:value="9539191" calcext:value-type="float">
            <text:p>9539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26112" calcext:value-type="float">
            <text:p>1026112</text:p>
          </table:table-cell>
          <table:table-cell office:value-type="float" office:value="6352297" calcext:value-type="float">
            <text:p>6352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175031" calcext:value-type="float">
            <text:p>6175031</text:p>
          </table:table-cell>
          <table:table-cell office:value-type="float" office:value="5901766" calcext:value-type="float">
            <text:p>59017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427256" calcext:value-type="float">
            <text:p>5427256</text:p>
          </table:table-cell>
          <table:table-cell office:value-type="float" office:value="58383287" calcext:value-type="float">
            <text:p>583832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01314" calcext:value-type="float">
            <text:p>3601314</text:p>
          </table:table-cell>
          <table:table-cell office:value-type="float" office:value="11680676" calcext:value-type="float">
            <text:p>11680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087168" calcext:value-type="float">
            <text:p>210871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81976" calcext:value-type="float">
            <text:p>1181976</text:p>
          </table:table-cell>
          <table:table-cell office:value-type="float" office:value="18653527" calcext:value-type="float">
            <text:p>18653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97755" calcext:value-type="float">
            <text:p>1797755</text:p>
          </table:table-cell>
          <table:table-cell office:value-type="float" office:value="12302105" calcext:value-type="float">
            <text:p>123021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ym1" table:style-name="ta4">
        <table:shapes>
          <draw:frame draw:z-index="0" draw:style-name="gr1" draw:text-style-name="P1" svg:width="6.2988in" svg:height="3.5429in" svg:x="5.8453in" svg:y="3.4165in">
            <draw:object draw:notify-on-update-of-ranges="sym1.G2:sym1.G17 sym1.H1:sym1.H1 sym1.H2:sym1.H17 sym1.I1:sym1.I1 sym1.I2:sym1.I17 sym1.J1:sym1.J1 sym1.J2:sym1.J17 sym1.K1:sym1.K1 sym1.K2:sym1.K1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sym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534" calcext:value-type="float">
            <text:p>534</text:p>
          </table:table-cell>
          <table:table-cell table:formula="of:=[.C3]+[.C4]" office:value-type="float" office:value="574" calcext:value-type="float">
            <text:p>574</text:p>
          </table:table-cell>
          <table:table-cell table:formula="of:=[.D3]+[.D4]" office:value-type="float" office:value="589" calcext:value-type="float">
            <text:p>589</text:p>
          </table:table-cell>
          <table:table-cell table:formula="of:=[.E3]+[.E4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053" calcext:value-type="float">
            <text:p>1053</text:p>
          </table:table-cell>
          <table:table-cell table:formula="of:=[.C11]+[.C12]" office:value-type="float" office:value="1276" calcext:value-type="float">
            <text:p>1276</text:p>
          </table:table-cell>
          <table:table-cell table:formula="of:=[.D11]+[.D12]" office:value-type="float" office:value="1300" calcext:value-type="float">
            <text:p>1300</text:p>
          </table:table-cell>
          <table:table-cell table:formula="of:=[.E11]+[.E12]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07" calcext:value-type="float">
            <text:p>507</text:p>
          </table:table-cell>
          <table:table-cell office:value-type="float" office:value="554" calcext:value-type="float">
            <text:p>554</text:p>
          </table:table-cell>
          <table:table-cell office:value-type="float" office:value="589" calcext:value-type="float">
            <text:p>58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1995" calcext:value-type="float">
            <text:p>1995</text:p>
          </table:table-cell>
          <table:table-cell table:formula="of:=[.C19]+[.C20]" office:value-type="float" office:value="2715" calcext:value-type="float">
            <text:p>2715</text:p>
          </table:table-cell>
          <table:table-cell table:formula="of:=[.D19]+[.D20]" office:value-type="float" office:value="2815" calcext:value-type="float">
            <text:p>2815</text:p>
          </table:table-cell>
          <table:table-cell table:formula="of:=[.E19]+[.E20]"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2931" calcext:value-type="float">
            <text:p>2931</text:p>
          </table:table-cell>
          <table:table-cell table:formula="of:=[.C27]+[.C28]" office:value-type="float" office:value="4765" calcext:value-type="float">
            <text:p>4765</text:p>
          </table:table-cell>
          <table:table-cell table:formula="of:=[.D27]+[.D28]" office:value-type="float" office:value="6208" calcext:value-type="float">
            <text:p>6208</text:p>
          </table:table-cell>
          <table:table-cell table:formula="of:=[.E27]+[.E28]" office:value-type="float" office:value="431" calcext:value-type="float">
            <text:p>431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0069" calcext:value-type="float">
            <text:p>10069</text:p>
          </table:table-cell>
          <table:table-cell table:formula="of:=[.C35]+[.C36]" office:value-type="float" office:value="10547" calcext:value-type="float">
            <text:p>10547</text:p>
          </table:table-cell>
          <table:table-cell table:formula="of:=[.D35]+[.D36]" office:value-type="float" office:value="11556" calcext:value-type="float">
            <text:p>11556</text:p>
          </table:table-cell>
          <table:table-cell table:formula="of:=[.E35]+[.E36]" office:value-type="float" office:value="1238" calcext:value-type="float">
            <text:p>1238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12595" calcext:value-type="float">
            <text:p>12595</text:p>
          </table:table-cell>
          <table:table-cell table:formula="of:=[.C43]+[.C44]" office:value-type="float" office:value="18178" calcext:value-type="float">
            <text:p>18178</text:p>
          </table:table-cell>
          <table:table-cell table:formula="of:=[.D43]+[.D44]" office:value-type="float" office:value="19727" calcext:value-type="float">
            <text:p>19727</text:p>
          </table:table-cell>
          <table:table-cell table:formula="of:=[.E43]+[.E44]" office:value-type="float" office:value="1799" calcext:value-type="float">
            <text:p>1799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1" calcext:value-type="float">
            <text:p>181</text:p>
          </table:table-cell>
          <table:table-cell office:value-type="float" office:value="219" calcext:value-type="float">
            <text:p>2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22564" calcext:value-type="float">
            <text:p>22564</text:p>
          </table:table-cell>
          <table:table-cell table:formula="of:=[.C51]+[.C52]" office:value-type="float" office:value="41053" calcext:value-type="float">
            <text:p>41053</text:p>
          </table:table-cell>
          <table:table-cell table:formula="of:=[.D51]+[.D52]" office:value-type="float" office:value="40268" calcext:value-type="float">
            <text:p>40268</text:p>
          </table:table-cell>
          <table:table-cell table:formula="of:=[.E51]+[.E52]" office:value-type="float" office:value="3409" calcext:value-type="float">
            <text:p>340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61788" calcext:value-type="float">
            <text:p>61788</text:p>
          </table:table-cell>
          <table:table-cell table:formula="of:=[.C59]+[.C60]" office:value-type="float" office:value="103101" calcext:value-type="float">
            <text:p>103101</text:p>
          </table:table-cell>
          <table:table-cell table:formula="of:=[.D59]+[.D60]" office:value-type="float" office:value="98681" calcext:value-type="float">
            <text:p>98681</text:p>
          </table:table-cell>
          <table:table-cell table:formula="of:=[.E59]+[.E60]" office:value-type="float" office:value="3983" calcext:value-type="float">
            <text:p>3983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101096" calcext:value-type="float">
            <text:p>101096</text:p>
          </table:table-cell>
          <table:table-cell table:formula="of:=[.C67]+[.C68]" office:value-type="float" office:value="171938" calcext:value-type="float">
            <text:p>171938</text:p>
          </table:table-cell>
          <table:table-cell table:formula="of:=[.D67]+[.D68]" office:value-type="float" office:value="227548" calcext:value-type="float">
            <text:p>227548</text:p>
          </table:table-cell>
          <table:table-cell table:formula="of:=[.E67]+[.E68]" office:value-type="float" office:value="10067" calcext:value-type="float">
            <text:p>10067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3" calcext:value-type="float">
            <text:p>6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187251" calcext:value-type="float">
            <text:p>187251</text:p>
          </table:table-cell>
          <table:table-cell table:formula="of:=[.C75]+[.C76]" office:value-type="float" office:value="419803" calcext:value-type="float">
            <text:p>419803</text:p>
          </table:table-cell>
          <table:table-cell table:formula="of:=[.D75]+[.D76]" office:value-type="float" office:value="591616" calcext:value-type="float">
            <text:p>591616</text:p>
          </table:table-cell>
          <table:table-cell table:formula="of:=[.E75]+[.E76]" office:value-type="float" office:value="21773" calcext:value-type="float">
            <text:p>21773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90" calcext:value-type="float">
            <text:p>990</text:p>
          </table:table-cell>
          <table:table-cell office:value-type="float" office:value="1236" calcext:value-type="float">
            <text:p>1236</text:p>
          </table:table-cell>
          <table:table-cell office:value-type="float" office:value="1300" calcext:value-type="float">
            <text:p>1300</text:p>
          </table:table-cell>
          <table:table-cell office:value-type="float" office:value="116" calcext:value-type="float">
            <text:p>116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446008" calcext:value-type="float">
            <text:p>446008</text:p>
          </table:table-cell>
          <table:table-cell table:formula="of:=[.C83]+[.C84]" office:value-type="float" office:value="1092464" calcext:value-type="float">
            <text:p>1092464</text:p>
          </table:table-cell>
          <table:table-cell table:formula="of:=[.D83]+[.D84]" office:value-type="float" office:value="2214489" calcext:value-type="float">
            <text:p>2214489</text:p>
          </table:table-cell>
          <table:table-cell table:formula="of:=[.E83]+[.E84]" office:value-type="float" office:value="69369" calcext:value-type="float">
            <text:p>69369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3" calcext:value-type="float">
            <text:p>83</text:p>
          </table:table-cell>
          <table:table-cell office:value-type="float" office:value="202" calcext:value-type="float">
            <text:p>20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919366" calcext:value-type="float">
            <text:p>919366</text:p>
          </table:table-cell>
          <table:table-cell table:formula="of:=[.C91]+[.C92]" office:value-type="float" office:value="2432837" calcext:value-type="float">
            <text:p>2432837</text:p>
          </table:table-cell>
          <table:table-cell table:formula="of:=[.D91]+[.D92]" office:value-type="float" office:value="6240071" calcext:value-type="float">
            <text:p>6240071</text:p>
          </table:table-cell>
          <table:table-cell table:formula="of:=[.E91]+[.E92]" office:value-type="float" office:value="421212" calcext:value-type="float">
            <text:p>421212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734988" calcext:value-type="float">
            <text:p>1734988</text:p>
          </table:table-cell>
          <table:table-cell table:formula="of:=[.C99]+[.C100]" office:value-type="float" office:value="5160378" calcext:value-type="float">
            <text:p>5160378</text:p>
          </table:table-cell>
          <table:table-cell table:formula="of:=[.D99]+[.D100]" office:value-type="float" office:value="19690501" calcext:value-type="float">
            <text:p>19690501</text:p>
          </table:table-cell>
          <table:table-cell table:formula="of:=[.E99]+[.E100]" office:value-type="float" office:value="552803" calcext:value-type="float">
            <text:p>552803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" calcext:value-type="float">
            <text:p>13</text:p>
          </table:table-cell>
          <table:table-cell office:value-type="float" office:value="212" calcext:value-type="float">
            <text:p>212</text:p>
          </table:table-cell>
          <table:table-cell office:value-type="float" office:value="271" calcext:value-type="float">
            <text:p>27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4403149" calcext:value-type="float">
            <text:p>4403149</text:p>
          </table:table-cell>
          <table:table-cell table:formula="of:=[.C107]+[.C108]" office:value-type="float" office:value="13772245" calcext:value-type="float">
            <text:p>13772245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448681" calcext:value-type="float">
            <text:p>1448681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25" calcext:value-type="float">
            <text:p>325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9220766" calcext:value-type="float">
            <text:p>9220766</text:p>
          </table:table-cell>
          <table:table-cell table:formula="of:=[.C115]+[.C116]" office:value-type="float" office:value="28997353" calcext:value-type="float">
            <text:p>28997353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5444461" calcext:value-type="float">
            <text:p>544446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8487863" calcext:value-type="float">
            <text:p>18487863</text:p>
          </table:table-cell>
          <table:table-cell table:formula="of:=[.C123]+[.C124]" office:value-type="float" office:value="63387239" calcext:value-type="float">
            <text:p>63387239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18389300" calcext:value-type="float">
            <text:p>1838930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866" calcext:value-type="float">
            <text:p>1866</text:p>
          </table:table-cell>
          <table:table-cell office:value-type="float" office:value="2637" calcext:value-type="float">
            <text:p>2637</text:p>
          </table:table-cell>
          <table:table-cell office:value-type="float" office:value="2815" calcext:value-type="float">
            <text:p>2815</text:p>
          </table:table-cell>
          <table:table-cell office:value-type="float" office:value="231" calcext:value-type="float">
            <text:p>2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6" calcext:value-type="float">
            <text:p>306</text:p>
          </table:table-cell>
          <table:table-cell office:value-type="float" office:value="535" calcext:value-type="float">
            <text:p>535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" calcext:value-type="float">
            <text:p>29</text:p>
          </table:table-cell>
          <table:table-cell office:value-type="float" office:value="421" calcext:value-type="float">
            <text:p>421</text:p>
          </table:table-cell>
          <table:table-cell office:value-type="float" office:value="712" calcext:value-type="float">
            <text:p>7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90" calcext:value-type="float">
            <text:p>590</text:p>
          </table:table-cell>
          <table:table-cell office:value-type="float" office:value="679" calcext:value-type="float">
            <text:p>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97" calcext:value-type="float">
            <text:p>297</text:p>
          </table:table-cell>
          <table:table-cell office:value-type="float" office:value="167" calcext:value-type="float">
            <text:p>1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34" calcext:value-type="float">
            <text:p>2634</text:p>
          </table:table-cell>
          <table:table-cell office:value-type="float" office:value="4598" calcext:value-type="float">
            <text:p>4598</text:p>
          </table:table-cell>
          <table:table-cell office:value-type="float" office:value="6208" calcext:value-type="float">
            <text:p>6208</text:p>
          </table:table-cell>
          <table:table-cell office:value-type="float" office:value="431" calcext:value-type="float">
            <text:p>43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18" calcext:value-type="float">
            <text:p>518</text:p>
          </table:table-cell>
          <table:table-cell office:value-type="float" office:value="1093" calcext:value-type="float">
            <text:p>1093</text:p>
          </table:table-cell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02" calcext:value-type="float">
            <text:p>13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6" calcext:value-type="float">
            <text:p>56</text:p>
          </table:table-cell>
          <table:table-cell office:value-type="float" office:value="899" calcext:value-type="float">
            <text:p>899</text:p>
          </table:table-cell>
          <table:table-cell office:value-type="float" office:value="1463" calcext:value-type="float">
            <text:p>14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20" calcext:value-type="float">
            <text:p>1120</text:p>
          </table:table-cell>
          <table:table-cell office:value-type="float" office:value="1304" calcext:value-type="float">
            <text:p>1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43" calcext:value-type="float">
            <text:p>943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126" calcext:value-type="float">
            <text:p>9126</text:p>
          </table:table-cell>
          <table:table-cell office:value-type="float" office:value="10141" calcext:value-type="float">
            <text:p>10141</text:p>
          </table:table-cell>
          <table:table-cell office:value-type="float" office:value="11556" calcext:value-type="float">
            <text:p>11556</text:p>
          </table:table-cell>
          <table:table-cell office:value-type="float" office:value="1238" calcext:value-type="float">
            <text:p>12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55" calcext:value-type="float">
            <text:p>1555</text:p>
          </table:table-cell>
          <table:table-cell office:value-type="float" office:value="2252" calcext:value-type="float">
            <text:p>2252</text:p>
          </table:table-cell>
          <table:table-cell office:value-type="float" office:value="8237" calcext:value-type="float">
            <text:p>82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9" calcext:value-type="float">
            <text:p>129</text:p>
          </table:table-cell>
          <table:table-cell office:value-type="float" office:value="1905" calcext:value-type="float">
            <text:p>1905</text:p>
          </table:table-cell>
          <table:table-cell office:value-type="float" office:value="5327" calcext:value-type="float">
            <text:p>53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77" calcext:value-type="float">
            <text:p>2177</text:p>
          </table:table-cell>
          <table:table-cell office:value-type="float" office:value="2285" calcext:value-type="float">
            <text:p>2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90" calcext:value-type="float">
            <text:p>1990</text:p>
          </table:table-cell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605" calcext:value-type="float">
            <text:p>10605</text:p>
          </table:table-cell>
          <table:table-cell office:value-type="float" office:value="17608" calcext:value-type="float">
            <text:p>17608</text:p>
          </table:table-cell>
          <table:table-cell office:value-type="float" office:value="19727" calcext:value-type="float">
            <text:p>19727</text:p>
          </table:table-cell>
          <table:table-cell office:value-type="float" office:value="1799" calcext:value-type="float">
            <text:p>17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876" calcext:value-type="float">
            <text:p>2876</text:p>
          </table:table-cell>
          <table:table-cell office:value-type="float" office:value="4264" calcext:value-type="float">
            <text:p>4264</text:p>
          </table:table-cell>
          <table:table-cell office:value-type="float" office:value="12910" calcext:value-type="float">
            <text:p>129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09" calcext:value-type="float">
            <text:p>37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1" calcext:value-type="float">
            <text:p>311</text:p>
          </table:table-cell>
          <table:table-cell office:value-type="float" office:value="5096" calcext:value-type="float">
            <text:p>5096</text:p>
          </table:table-cell>
          <table:table-cell office:value-type="float" office:value="8766" calcext:value-type="float">
            <text:p>876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218" calcext:value-type="float">
            <text:p>4218</text:p>
          </table:table-cell>
          <table:table-cell office:value-type="float" office:value="3948" calcext:value-type="float">
            <text:p>39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45" calcext:value-type="float">
            <text:p>3045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9519" calcext:value-type="float">
            <text:p>19519</text:p>
          </table:table-cell>
          <table:table-cell office:value-type="float" office:value="39658" calcext:value-type="float">
            <text:p>39658</text:p>
          </table:table-cell>
          <table:table-cell office:value-type="float" office:value="40268" calcext:value-type="float">
            <text:p>40268</text:p>
          </table:table-cell>
          <table:table-cell office:value-type="float" office:value="3409" calcext:value-type="float">
            <text:p>34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79" calcext:value-type="float">
            <text:p>3879</text:p>
          </table:table-cell>
          <table:table-cell office:value-type="float" office:value="8436" calcext:value-type="float">
            <text:p>8436</text:p>
          </table:table-cell>
          <table:table-cell office:value-type="float" office:value="18007" calcext:value-type="float">
            <text:p>180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209" calcext:value-type="float">
            <text:p>5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31" calcext:value-type="float">
            <text:p>431</text:p>
          </table:table-cell>
          <table:table-cell office:value-type="float" office:value="8431" calcext:value-type="float">
            <text:p>8431</text:p>
          </table:table-cell>
          <table:table-cell office:value-type="float" office:value="16369" calcext:value-type="float">
            <text:p>163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296" calcext:value-type="float">
            <text:p>5296</text:p>
          </table:table-cell>
          <table:table-cell office:value-type="float" office:value="9226" calcext:value-type="float">
            <text:p>92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880" calcext:value-type="float">
            <text:p>7880</text:p>
          </table:table-cell>
          <table:table-cell office:value-type="float" office:value="3314" calcext:value-type="float">
            <text:p>33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3908" calcext:value-type="float">
            <text:p>53908</text:p>
          </table:table-cell>
          <table:table-cell office:value-type="float" office:value="99787" calcext:value-type="float">
            <text:p>99787</text:p>
          </table:table-cell>
          <table:table-cell office:value-type="float" office:value="98681" calcext:value-type="float">
            <text:p>98681</text:p>
          </table:table-cell>
          <table:table-cell office:value-type="float" office:value="3983" calcext:value-type="float">
            <text:p>398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444" calcext:value-type="float">
            <text:p>9444</text:p>
          </table:table-cell>
          <table:table-cell office:value-type="float" office:value="23215" calcext:value-type="float">
            <text:p>23215</text:p>
          </table:table-cell>
          <table:table-cell office:value-type="float" office:value="52126" calcext:value-type="float">
            <text:p>5212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178" calcext:value-type="float">
            <text:p>171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76" calcext:value-type="float">
            <text:p>1276</text:p>
          </table:table-cell>
          <table:table-cell office:value-type="float" office:value="19675" calcext:value-type="float">
            <text:p>19675</text:p>
          </table:table-cell>
          <table:table-cell office:value-type="float" office:value="47111" calcext:value-type="float">
            <text:p>471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4154" calcext:value-type="float">
            <text:p>14154</text:p>
          </table:table-cell>
          <table:table-cell office:value-type="float" office:value="19336" calcext:value-type="float">
            <text:p>19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820" calcext:value-type="float">
            <text:p>22820</text:p>
          </table:table-cell>
          <table:table-cell office:value-type="float" office:value="7643" calcext:value-type="float">
            <text:p>7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8276" calcext:value-type="float">
            <text:p>78276</text:p>
          </table:table-cell>
          <table:table-cell office:value-type="float" office:value="164295" calcext:value-type="float">
            <text:p>164295</text:p>
          </table:table-cell>
          <table:table-cell office:value-type="float" office:value="227548" calcext:value-type="float">
            <text:p>227548</text:p>
          </table:table-cell>
          <table:table-cell office:value-type="float" office:value="10067" calcext:value-type="float">
            <text:p>100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456" calcext:value-type="float">
            <text:p>17456</text:p>
          </table:table-cell>
          <table:table-cell office:value-type="float" office:value="46324" calcext:value-type="float">
            <text:p>46324</text:p>
          </table:table-cell>
          <table:table-cell office:value-type="float" office:value="146928" calcext:value-type="float">
            <text:p>14692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1961" calcext:value-type="float">
            <text:p>31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775" calcext:value-type="float">
            <text:p>2775</text:p>
          </table:table-cell>
          <table:table-cell office:value-type="float" office:value="43180" calcext:value-type="float">
            <text:p>43180</text:p>
          </table:table-cell>
          <table:table-cell office:value-type="float" office:value="99587" calcext:value-type="float">
            <text:p>995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7125" calcext:value-type="float">
            <text:p>27125</text:p>
          </table:table-cell>
          <table:table-cell office:value-type="float" office:value="43597" calcext:value-type="float">
            <text:p>435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7797" calcext:value-type="float">
            <text:p>37797</text:p>
          </table:table-cell>
          <table:table-cell office:value-type="float" office:value="22942" calcext:value-type="float">
            <text:p>22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9454" calcext:value-type="float">
            <text:p>149454</text:p>
          </table:table-cell>
          <table:table-cell office:value-type="float" office:value="396861" calcext:value-type="float">
            <text:p>396861</text:p>
          </table:table-cell>
          <table:table-cell office:value-type="float" office:value="591616" calcext:value-type="float">
            <text:p>591616</text:p>
          </table:table-cell>
          <table:table-cell office:value-type="float" office:value="21773" calcext:value-type="float">
            <text:p>217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4995" calcext:value-type="float">
            <text:p>34995</text:p>
          </table:table-cell>
          <table:table-cell office:value-type="float" office:value="94833" calcext:value-type="float">
            <text:p>94833</text:p>
          </table:table-cell>
          <table:table-cell office:value-type="float" office:value="452427" calcext:value-type="float">
            <text:p>4524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9951" calcext:value-type="float">
            <text:p>79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249" calcext:value-type="float">
            <text:p>6249</text:p>
          </table:table-cell>
          <table:table-cell office:value-type="float" office:value="101754" calcext:value-type="float">
            <text:p>101754</text:p>
          </table:table-cell>
          <table:table-cell office:value-type="float" office:value="229093" calcext:value-type="float">
            <text:p>2290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1039" calcext:value-type="float">
            <text:p>51039</text:p>
          </table:table-cell>
          <table:table-cell office:value-type="float" office:value="98330" calcext:value-type="float">
            <text:p>983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4542" calcext:value-type="float">
            <text:p>94542</text:p>
          </table:table-cell>
          <table:table-cell office:value-type="float" office:value="48032" calcext:value-type="float">
            <text:p>48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51466" calcext:value-type="float">
            <text:p>351466</text:p>
          </table:table-cell>
          <table:table-cell office:value-type="float" office:value="1044432" calcext:value-type="float">
            <text:p>1044432</text:p>
          </table:table-cell>
          <table:table-cell office:value-type="float" office:value="2214489" calcext:value-type="float">
            <text:p>2214489</text:p>
          </table:table-cell>
          <table:table-cell office:value-type="float" office:value="69369" calcext:value-type="float">
            <text:p>693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7872" calcext:value-type="float">
            <text:p>87872</text:p>
          </table:table-cell>
          <table:table-cell office:value-type="float" office:value="239025" calcext:value-type="float">
            <text:p>239025</text:p>
          </table:table-cell>
          <table:table-cell office:value-type="float" office:value="1143044" calcext:value-type="float">
            <text:p>1143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54070" calcext:value-type="float">
            <text:p>2540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153" calcext:value-type="float">
            <text:p>16153</text:p>
          </table:table-cell>
          <table:table-cell office:value-type="float" office:value="291770" calcext:value-type="float">
            <text:p>291770</text:p>
          </table:table-cell>
          <table:table-cell office:value-type="float" office:value="654222" calcext:value-type="float">
            <text:p>6542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4614" calcext:value-type="float">
            <text:p>114614</text:p>
          </table:table-cell>
          <table:table-cell office:value-type="float" office:value="278304" calcext:value-type="float">
            <text:p>2783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8950" calcext:value-type="float">
            <text:p>208950</text:p>
          </table:table-cell>
          <table:table-cell office:value-type="float" office:value="110392" calcext:value-type="float">
            <text:p>110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10416" calcext:value-type="float">
            <text:p>710416</text:p>
          </table:table-cell>
          <table:table-cell office:value-type="float" office:value="2322445" calcext:value-type="float">
            <text:p>2322445</text:p>
          </table:table-cell>
          <table:table-cell office:value-type="float" office:value="6240071" calcext:value-type="float">
            <text:p>6240071</text:p>
          </table:table-cell>
          <table:table-cell office:value-type="float" office:value="421212" calcext:value-type="float">
            <text:p>4212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3696" calcext:value-type="float">
            <text:p>173696</text:p>
          </table:table-cell>
          <table:table-cell office:value-type="float" office:value="477824" calcext:value-type="float">
            <text:p>477824</text:p>
          </table:table-cell>
          <table:table-cell office:value-type="float" office:value="3744091" calcext:value-type="float">
            <text:p>37440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92329" calcext:value-type="float">
            <text:p>5923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7739" calcext:value-type="float">
            <text:p>37739</text:p>
          </table:table-cell>
          <table:table-cell office:value-type="float" office:value="665723" calcext:value-type="float">
            <text:p>665723</text:p>
          </table:table-cell>
          <table:table-cell office:value-type="float" office:value="1459915" calcext:value-type="float">
            <text:p>14599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9577" calcext:value-type="float">
            <text:p>219577</text:p>
          </table:table-cell>
          <table:table-cell office:value-type="float" office:value="629412" calcext:value-type="float">
            <text:p>629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96460" calcext:value-type="float">
            <text:p>396460</text:p>
          </table:table-cell>
          <table:table-cell office:value-type="float" office:value="257084" calcext:value-type="float">
            <text:p>2570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38528" calcext:value-type="float">
            <text:p>1338528</text:p>
          </table:table-cell>
          <table:table-cell office:value-type="float" office:value="4903294" calcext:value-type="float">
            <text:p>4903294</text:p>
          </table:table-cell>
          <table:table-cell office:value-type="float" office:value="19690501" calcext:value-type="float">
            <text:p>19690501</text:p>
          </table:table-cell>
          <table:table-cell office:value-type="float" office:value="552803" calcext:value-type="float">
            <text:p>5528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42901" calcext:value-type="float">
            <text:p>342901</text:p>
          </table:table-cell>
          <table:table-cell office:value-type="float" office:value="975175" calcext:value-type="float">
            <text:p>975175</text:p>
          </table:table-cell>
          <table:table-cell office:value-type="float" office:value="11646372" calcext:value-type="float">
            <text:p>116463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00962" calcext:value-type="float">
            <text:p>1300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7756" calcext:value-type="float">
            <text:p>77756</text:p>
          </table:table-cell>
          <table:table-cell office:value-type="float" office:value="1481958" calcext:value-type="float">
            <text:p>1481958</text:p>
          </table:table-cell>
          <table:table-cell office:value-type="float" office:value="3224408" calcext:value-type="float">
            <text:p>32244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16665" calcext:value-type="float">
            <text:p>416665</text:p>
          </table:table-cell>
          <table:table-cell office:value-type="float" office:value="1304349" calcext:value-type="float">
            <text:p>1304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14129" calcext:value-type="float">
            <text:p>1114129</text:p>
          </table:table-cell>
          <table:table-cell office:value-type="float" office:value="669144" calcext:value-type="float">
            <text:p>669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289020" calcext:value-type="float">
            <text:p>3289020</text:p>
          </table:table-cell>
          <table:table-cell office:value-type="float" office:value="13103101" calcext:value-type="float">
            <text:p>13103101</text:p>
          </table:table-cell>
          <table:table-cell office:value-type="float" office:value="0" calcext:value-type="float">
            <text:p>0</text:p>
          </table:table-cell>
          <table:table-cell office:value-type="float" office:value="1448681" calcext:value-type="float">
            <text:p>14486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54534" calcext:value-type="float">
            <text:p>854534</text:p>
          </table:table-cell>
          <table:table-cell office:value-type="float" office:value="2572411" calcext:value-type="float">
            <text:p>2572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61757" calcext:value-type="float">
            <text:p>3561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7114" calcext:value-type="float">
            <text:p>237114</text:p>
          </table:table-cell>
          <table:table-cell office:value-type="float" office:value="4014707" calcext:value-type="float">
            <text:p>40147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88830" calcext:value-type="float">
            <text:p>988830</text:p>
          </table:table-cell>
          <table:table-cell office:value-type="float" office:value="3096807" calcext:value-type="float">
            <text:p>3096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52703" calcext:value-type="float">
            <text:p>2552703</text:p>
          </table:table-cell>
          <table:table-cell office:value-type="float" office:value="1442060" calcext:value-type="float">
            <text:p>14420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668063" calcext:value-type="float">
            <text:p>6668063</text:p>
          </table:table-cell>
          <table:table-cell office:value-type="float" office:value="27555293" calcext:value-type="float">
            <text:p>27555293</text:p>
          </table:table-cell>
          <table:table-cell office:value-type="float" office:value="0" calcext:value-type="float">
            <text:p>0</text:p>
          </table:table-cell>
          <table:table-cell office:value-type="float" office:value="5444461" calcext:value-type="float">
            <text:p>544446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01973" calcext:value-type="float">
            <text:p>1701973</text:p>
          </table:table-cell>
          <table:table-cell office:value-type="float" office:value="5364143" calcext:value-type="float">
            <text:p>5364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434529" calcext:value-type="float">
            <text:p>7434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01608" calcext:value-type="float">
            <text:p>501608</text:p>
          </table:table-cell>
          <table:table-cell office:value-type="float" office:value="8406610" calcext:value-type="float">
            <text:p>84066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14881" calcext:value-type="float">
            <text:p>1914881</text:p>
          </table:table-cell>
          <table:table-cell office:value-type="float" office:value="6281372" calcext:value-type="float">
            <text:p>6281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034164" calcext:value-type="float">
            <text:p>5034164</text:p>
          </table:table-cell>
          <table:table-cell office:value-type="float" office:value="2977831" calcext:value-type="float">
            <text:p>2977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453699" calcext:value-type="float">
            <text:p>13453699</text:p>
          </table:table-cell>
          <table:table-cell office:value-type="float" office:value="60409408" calcext:value-type="float">
            <text:p>60409408</text:p>
          </table:table-cell>
          <table:table-cell office:value-type="float" office:value="0" calcext:value-type="float">
            <text:p>0</text:p>
          </table:table-cell>
          <table:table-cell office:value-type="float" office:value="18389300" calcext:value-type="float">
            <text:p>18389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17021" calcext:value-type="float">
            <text:p>3517021</text:p>
          </table:table-cell>
          <table:table-cell office:value-type="float" office:value="11345891" calcext:value-type="float">
            <text:p>113458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563666" calcext:value-type="float">
            <text:p>15563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34090" calcext:value-type="float">
            <text:p>1234090</text:p>
          </table:table-cell>
          <table:table-cell office:value-type="float" office:value="17640573" calcext:value-type="float">
            <text:p>17640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16476" calcext:value-type="float">
            <text:p>3816476</text:p>
          </table:table-cell>
          <table:table-cell office:value-type="float" office:value="13153175" calcext:value-type="float">
            <text:p>13153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ym2" table:style-name="ta4">
        <table:shapes>
          <draw:frame draw:z-index="0" draw:style-name="gr1" draw:text-style-name="P1" svg:width="6.2988in" svg:height="3.5429in" svg:x="5.8453in" svg:y="3.4165in">
            <draw:object draw:notify-on-update-of-ranges="sym2.G2:sym2.G17 sym2.H1:sym2.H1 sym2.H2:sym2.H17 sym2.I1:sym2.I1 sym2.I2:sym2.I17 sym2.J1:sym2.J1 sym2.J2:sym2.J17 sym2.K1:sym2.K1 sym2.K2:sym2.K17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sym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186" calcext:value-type="float">
            <text:p>186</text:p>
          </table:table-cell>
          <table:table-cell table:formula="of:=[.C3]+[.C4]" office:value-type="float" office:value="348" calcext:value-type="float">
            <text:p>348</text:p>
          </table:table-cell>
          <table:table-cell table:formula="of:=[.D3]+[.D4]" office:value-type="float" office:value="638" calcext:value-type="float">
            <text:p>638</text:p>
          </table:table-cell>
          <table:table-cell table:formula="of:=[.E3]+[.E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455" calcext:value-type="float">
            <text:p>455</text:p>
          </table:table-cell>
          <table:table-cell table:formula="of:=[.C11]+[.C12]" office:value-type="float" office:value="900" calcext:value-type="float">
            <text:p>900</text:p>
          </table:table-cell>
          <table:table-cell table:formula="of:=[.D11]+[.D12]" office:value-type="float" office:value="1648" calcext:value-type="float">
            <text:p>1648</text:p>
          </table:table-cell>
          <table:table-cell table:formula="of:=[.E11]+[.E12]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4" calcext:value-type="float">
            <text:p>164</text:p>
          </table:table-cell>
          <table:table-cell office:value-type="float" office:value="328" calcext:value-type="float">
            <text:p>328</text:p>
          </table:table-cell>
          <table:table-cell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701" calcext:value-type="float">
            <text:p>701</text:p>
          </table:table-cell>
          <table:table-cell table:formula="of:=[.C19]+[.C20]" office:value-type="float" office:value="1701" calcext:value-type="float">
            <text:p>1701</text:p>
          </table:table-cell>
          <table:table-cell table:formula="of:=[.D19]+[.D20]" office:value-type="float" office:value="2377" calcext:value-type="float">
            <text:p>2377</text:p>
          </table:table-cell>
          <table:table-cell table:formula="of:=[.E19]+[.E20]"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" calcext:value-type="float">
            <text:p>22</text:p>
          </table:table-cell>
          <table:table-cell office:value-type="float" office:value="71" calcext:value-type="float">
            <text:p>7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060" calcext:value-type="float">
            <text:p>1060</text:p>
          </table:table-cell>
          <table:table-cell table:formula="of:=[.C27]+[.C28]" office:value-type="float" office:value="2257" calcext:value-type="float">
            <text:p>2257</text:p>
          </table:table-cell>
          <table:table-cell table:formula="of:=[.D27]+[.D28]" office:value-type="float" office:value="3029" calcext:value-type="float">
            <text:p>3029</text:p>
          </table:table-cell>
          <table:table-cell table:formula="of:=[.E27]+[.E28]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492" calcext:value-type="float">
            <text:p>2492</text:p>
          </table:table-cell>
          <table:table-cell table:formula="of:=[.C35]+[.C36]" office:value-type="float" office:value="8434" calcext:value-type="float">
            <text:p>8434</text:p>
          </table:table-cell>
          <table:table-cell table:formula="of:=[.D35]+[.D36]" office:value-type="float" office:value="10125" calcext:value-type="float">
            <text:p>10125</text:p>
          </table:table-cell>
          <table:table-cell table:formula="of:=[.E35]+[.E36]" office:value-type="float" office:value="963" calcext:value-type="float">
            <text:p>963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6451" calcext:value-type="float">
            <text:p>6451</text:p>
          </table:table-cell>
          <table:table-cell table:formula="of:=[.C43]+[.C44]" office:value-type="float" office:value="11554" calcext:value-type="float">
            <text:p>11554</text:p>
          </table:table-cell>
          <table:table-cell table:formula="of:=[.D43]+[.D44]" office:value-type="float" office:value="14882" calcext:value-type="float">
            <text:p>14882</text:p>
          </table:table-cell>
          <table:table-cell table:formula="of:=[.E43]+[.E44]" office:value-type="float" office:value="2141" calcext:value-type="float">
            <text:p>2141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9" calcext:value-type="float">
            <text:p>59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10679" calcext:value-type="float">
            <text:p>10679</text:p>
          </table:table-cell>
          <table:table-cell table:formula="of:=[.C51]+[.C52]" office:value-type="float" office:value="32111" calcext:value-type="float">
            <text:p>32111</text:p>
          </table:table-cell>
          <table:table-cell table:formula="of:=[.D51]+[.D52]" office:value-type="float" office:value="30588" calcext:value-type="float">
            <text:p>30588</text:p>
          </table:table-cell>
          <table:table-cell table:formula="of:=[.E51]+[.E52]" office:value-type="float" office:value="3286" calcext:value-type="float">
            <text:p>328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23300" calcext:value-type="float">
            <text:p>23300</text:p>
          </table:table-cell>
          <table:table-cell table:formula="of:=[.C59]+[.C60]" office:value-type="float" office:value="63675" calcext:value-type="float">
            <text:p>63675</text:p>
          </table:table-cell>
          <table:table-cell table:formula="of:=[.D59]+[.D60]" office:value-type="float" office:value="81111" calcext:value-type="float">
            <text:p>81111</text:p>
          </table:table-cell>
          <table:table-cell table:formula="of:=[.E59]+[.E60]" office:value-type="float" office:value="9442" calcext:value-type="float">
            <text:p>9442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6927" calcext:value-type="float">
            <text:p>46927</text:p>
          </table:table-cell>
          <table:table-cell table:formula="of:=[.C67]+[.C68]" office:value-type="float" office:value="131877" calcext:value-type="float">
            <text:p>131877</text:p>
          </table:table-cell>
          <table:table-cell table:formula="of:=[.D67]+[.D68]" office:value-type="float" office:value="189790" calcext:value-type="float">
            <text:p>189790</text:p>
          </table:table-cell>
          <table:table-cell table:formula="of:=[.E67]+[.E68]" office:value-type="float" office:value="20419" calcext:value-type="float">
            <text:p>20419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94173" calcext:value-type="float">
            <text:p>94173</text:p>
          </table:table-cell>
          <table:table-cell table:formula="of:=[.C75]+[.C76]" office:value-type="float" office:value="310242" calcext:value-type="float">
            <text:p>310242</text:p>
          </table:table-cell>
          <table:table-cell table:formula="of:=[.D75]+[.D76]" office:value-type="float" office:value="517419" calcext:value-type="float">
            <text:p>517419</text:p>
          </table:table-cell>
          <table:table-cell table:formula="of:=[.E75]+[.E76]" office:value-type="float" office:value="39230" calcext:value-type="float">
            <text:p>39230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1" calcext:value-type="float">
            <text:p>391</text:p>
          </table:table-cell>
          <table:table-cell office:value-type="float" office:value="855" calcext:value-type="float">
            <text:p>855</text:p>
          </table:table-cell>
          <table:table-cell office:value-type="float" office:value="1648" calcext:value-type="float">
            <text:p>1648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28487" calcext:value-type="float">
            <text:p>228487</text:p>
          </table:table-cell>
          <table:table-cell table:formula="of:=[.C83]+[.C84]" office:value-type="float" office:value="882304" calcext:value-type="float">
            <text:p>882304</text:p>
          </table:table-cell>
          <table:table-cell table:formula="of:=[.D83]+[.D84]" office:value-type="float" office:value="1873607" calcext:value-type="float">
            <text:p>1873607</text:p>
          </table:table-cell>
          <table:table-cell table:formula="of:=[.E83]+[.E84]" office:value-type="float" office:value="102120" calcext:value-type="float">
            <text:p>102120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6" calcext:value-type="float">
            <text:p>96</text:p>
          </table:table-cell>
          <table:table-cell office:value-type="float" office:value="214" calcext:value-type="float">
            <text:p>214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75145" calcext:value-type="float">
            <text:p>475145</text:p>
          </table:table-cell>
          <table:table-cell table:formula="of:=[.C91]+[.C92]" office:value-type="float" office:value="1985491" calcext:value-type="float">
            <text:p>1985491</text:p>
          </table:table-cell>
          <table:table-cell table:formula="of:=[.D91]+[.D92]" office:value-type="float" office:value="5744887" calcext:value-type="float">
            <text:p>5744887</text:p>
          </table:table-cell>
          <table:table-cell table:formula="of:=[.E91]+[.E92]" office:value-type="float" office:value="206382" calcext:value-type="float">
            <text:p>206382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1" calcext:value-type="float">
            <text:p>1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001230" calcext:value-type="float">
            <text:p>1001230</text:p>
          </table:table-cell>
          <table:table-cell table:formula="of:=[.C99]+[.C100]" office:value-type="float" office:value="4346732" calcext:value-type="float">
            <text:p>4346732</text:p>
          </table:table-cell>
          <table:table-cell table:formula="of:=[.D99]+[.D100]" office:value-type="float" office:value="19022896" calcext:value-type="float">
            <text:p>19022896</text:p>
          </table:table-cell>
          <table:table-cell table:formula="of:=[.E99]+[.E100]" office:value-type="float" office:value="451778" calcext:value-type="float">
            <text:p>451778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" calcext:value-type="float">
            <text:p>16</text:p>
          </table:table-cell>
          <table:table-cell office:value-type="float" office:value="219" calcext:value-type="float">
            <text:p>219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559622" calcext:value-type="float">
            <text:p>2559622</text:p>
          </table:table-cell>
          <table:table-cell table:formula="of:=[.C107]+[.C108]" office:value-type="float" office:value="11759485" calcext:value-type="float">
            <text:p>11759485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194272" calcext:value-type="float">
            <text:p>1194272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5775255" calcext:value-type="float">
            <text:p>5775255</text:p>
          </table:table-cell>
          <table:table-cell table:formula="of:=[.C115]+[.C116]" office:value-type="float" office:value="24989603" calcext:value-type="float">
            <text:p>24989603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2543726" calcext:value-type="float">
            <text:p>254372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2260968" calcext:value-type="float">
            <text:p>12260968</text:p>
          </table:table-cell>
          <table:table-cell table:formula="of:=[.C123]+[.C124]" office:value-type="float" office:value="55346462" calcext:value-type="float">
            <text:p>55346462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5584060" calcext:value-type="float">
            <text:p>558406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48" calcext:value-type="float">
            <text:p>548</text:p>
          </table:table-cell>
          <table:table-cell office:value-type="float" office:value="1616" calcext:value-type="float">
            <text:p>1616</text:p>
          </table:table-cell>
          <table:table-cell office:value-type="float" office:value="2377" calcext:value-type="float">
            <text:p>2377</text:p>
          </table:table-cell>
          <table:table-cell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7" calcext:value-type="float">
            <text:p>197</text:p>
          </table:table-cell>
          <table:table-cell office:value-type="float" office:value="497" calcext:value-type="float">
            <text:p>497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6" calcext:value-type="float">
            <text:p>26</text:p>
          </table:table-cell>
          <table:table-cell office:value-type="float" office:value="422" calcext:value-type="float">
            <text:p>422</text:p>
          </table:table-cell>
          <table:table-cell office:value-type="float" office:value="744" calcext:value-type="float">
            <text:p>7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4" calcext:value-type="float">
            <text:p>204</text:p>
          </table:table-cell>
          <table:table-cell office:value-type="float" office:value="354" calcext:value-type="float">
            <text:p>3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7" calcext:value-type="float">
            <text:p>22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833" calcext:value-type="float">
            <text:p>833</text:p>
          </table:table-cell>
          <table:table-cell office:value-type="float" office:value="2122" calcext:value-type="float">
            <text:p>2122</text:p>
          </table:table-cell>
          <table:table-cell office:value-type="float" office:value="3029" calcext:value-type="float">
            <text:p>3029</text:p>
          </table:table-cell>
          <table:table-cell office:value-type="float" office:value="320" calcext:value-type="float">
            <text:p>3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20" calcext:value-type="float">
            <text:p>420</text:p>
          </table:table-cell>
          <table:table-cell office:value-type="float" office:value="712" calcext:value-type="float">
            <text:p>712</text:p>
          </table:table-cell>
          <table:table-cell office:value-type="float" office:value="1902" calcext:value-type="float">
            <text:p>19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5" calcext:value-type="float">
            <text:p>45</text:p>
          </table:table-cell>
          <table:table-cell office:value-type="float" office:value="628" calcext:value-type="float">
            <text:p>628</text:p>
          </table:table-cell>
          <table:table-cell office:value-type="float" office:value="1769" calcext:value-type="float">
            <text:p>17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29" calcext:value-type="float">
            <text:p>329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91" calcext:value-type="float">
            <text:p>691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801" calcext:value-type="float">
            <text:p>1801</text:p>
          </table:table-cell>
          <table:table-cell office:value-type="float" office:value="8022" calcext:value-type="float">
            <text:p>8022</text:p>
          </table:table-cell>
          <table:table-cell office:value-type="float" office:value="10125" calcext:value-type="float">
            <text:p>10125</text:p>
          </table:table-cell>
          <table:table-cell office:value-type="float" office:value="963" calcext:value-type="float">
            <text:p>9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65" calcext:value-type="float">
            <text:p>1065</text:p>
          </table:table-cell>
          <table:table-cell office:value-type="float" office:value="2894" calcext:value-type="float">
            <text:p>2894</text:p>
          </table:table-cell>
          <table:table-cell office:value-type="float" office:value="6232" calcext:value-type="float">
            <text:p>62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95" calcext:value-type="float">
            <text:p>17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09" calcext:value-type="float">
            <text:p>109</text:p>
          </table:table-cell>
          <table:table-cell office:value-type="float" office:value="2231" calcext:value-type="float">
            <text:p>2231</text:p>
          </table:table-cell>
          <table:table-cell office:value-type="float" office:value="5410" calcext:value-type="float">
            <text:p>54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36" calcext:value-type="float">
            <text:p>636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92" calcext:value-type="float">
            <text:p>1892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559" calcext:value-type="float">
            <text:p>4559</text:p>
          </table:table-cell>
          <table:table-cell office:value-type="float" office:value="10895" calcext:value-type="float">
            <text:p>10895</text:p>
          </table:table-cell>
          <table:table-cell office:value-type="float" office:value="14882" calcext:value-type="float">
            <text:p>14882</text:p>
          </table:table-cell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74" calcext:value-type="float">
            <text:p>2574</text:p>
          </table:table-cell>
          <table:table-cell office:value-type="float" office:value="4427" calcext:value-type="float">
            <text:p>4427</text:p>
          </table:table-cell>
          <table:table-cell office:value-type="float" office:value="11883" calcext:value-type="float">
            <text:p>118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8" calcext:value-type="float">
            <text:p>298</text:p>
          </table:table-cell>
          <table:table-cell office:value-type="float" office:value="3915" calcext:value-type="float">
            <text:p>3915</text:p>
          </table:table-cell>
          <table:table-cell office:value-type="float" office:value="10916" calcext:value-type="float">
            <text:p>109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531" calcext:value-type="float">
            <text:p>1531</text:p>
          </table:table-cell>
          <table:table-cell office:value-type="float" office:value="1994" calcext:value-type="float">
            <text:p>1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868" calcext:value-type="float">
            <text:p>2868</text:p>
          </table:table-cell>
          <table:table-cell office:value-type="float" office:value="1783" calcext:value-type="float">
            <text:p>1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811" calcext:value-type="float">
            <text:p>7811</text:p>
          </table:table-cell>
          <table:table-cell office:value-type="float" office:value="30328" calcext:value-type="float">
            <text:p>30328</text:p>
          </table:table-cell>
          <table:table-cell office:value-type="float" office:value="30588" calcext:value-type="float">
            <text:p>30588</text:p>
          </table:table-cell>
          <table:table-cell office:value-type="float" office:value="3286" calcext:value-type="float">
            <text:p>3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260" calcext:value-type="float">
            <text:p>3260</text:p>
          </table:table-cell>
          <table:table-cell office:value-type="float" office:value="8595" calcext:value-type="float">
            <text:p>8595</text:p>
          </table:table-cell>
          <table:table-cell office:value-type="float" office:value="16375" calcext:value-type="float">
            <text:p>1637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686" calcext:value-type="float">
            <text:p>56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18" calcext:value-type="float">
            <text:p>418</text:p>
          </table:table-cell>
          <table:table-cell office:value-type="float" office:value="7878" calcext:value-type="float">
            <text:p>7878</text:p>
          </table:table-cell>
          <table:table-cell office:value-type="float" office:value="15690" calcext:value-type="float">
            <text:p>156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47" calcext:value-type="float">
            <text:p>1947</text:p>
          </table:table-cell>
          <table:table-cell office:value-type="float" office:value="3971" calcext:value-type="float">
            <text:p>3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820" calcext:value-type="float">
            <text:p>7820</text:p>
          </table:table-cell>
          <table:table-cell office:value-type="float" office:value="4552" calcext:value-type="float">
            <text:p>45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5480" calcext:value-type="float">
            <text:p>15480</text:p>
          </table:table-cell>
          <table:table-cell office:value-type="float" office:value="59123" calcext:value-type="float">
            <text:p>59123</text:p>
          </table:table-cell>
          <table:table-cell office:value-type="float" office:value="81111" calcext:value-type="float">
            <text:p>81111</text:p>
          </table:table-cell>
          <table:table-cell office:value-type="float" office:value="9442" calcext:value-type="float">
            <text:p>94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783" calcext:value-type="float">
            <text:p>8783</text:p>
          </table:table-cell>
          <table:table-cell office:value-type="float" office:value="20084" calcext:value-type="float">
            <text:p>20084</text:p>
          </table:table-cell>
          <table:table-cell office:value-type="float" office:value="55569" calcext:value-type="float">
            <text:p>555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315" calcext:value-type="float">
            <text:p>15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62" calcext:value-type="float">
            <text:p>1262</text:p>
          </table:table-cell>
          <table:table-cell office:value-type="float" office:value="20467" calcext:value-type="float">
            <text:p>20467</text:p>
          </table:table-cell>
          <table:table-cell office:value-type="float" office:value="42220" calcext:value-type="float">
            <text:p>422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633" calcext:value-type="float">
            <text:p>5633</text:p>
          </table:table-cell>
          <table:table-cell office:value-type="float" office:value="12708" calcext:value-type="float">
            <text:p>12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249" calcext:value-type="float">
            <text:p>17249</text:p>
          </table:table-cell>
          <table:table-cell office:value-type="float" office:value="8545" calcext:value-type="float">
            <text:p>85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678" calcext:value-type="float">
            <text:p>29678</text:p>
          </table:table-cell>
          <table:table-cell office:value-type="float" office:value="123332" calcext:value-type="float">
            <text:p>123332</text:p>
          </table:table-cell>
          <table:table-cell office:value-type="float" office:value="189790" calcext:value-type="float">
            <text:p>189790</text:p>
          </table:table-cell>
          <table:table-cell office:value-type="float" office:value="20419" calcext:value-type="float">
            <text:p>204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6470" calcext:value-type="float">
            <text:p>16470</text:p>
          </table:table-cell>
          <table:table-cell office:value-type="float" office:value="45688" calcext:value-type="float">
            <text:p>45688</text:p>
          </table:table-cell>
          <table:table-cell office:value-type="float" office:value="131460" calcext:value-type="float">
            <text:p>1314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2845" calcext:value-type="float">
            <text:p>32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683" calcext:value-type="float">
            <text:p>2683</text:p>
          </table:table-cell>
          <table:table-cell office:value-type="float" office:value="42327" calcext:value-type="float">
            <text:p>42327</text:p>
          </table:table-cell>
          <table:table-cell office:value-type="float" office:value="95143" calcext:value-type="float">
            <text:p>951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765" calcext:value-type="float">
            <text:p>11765</text:p>
          </table:table-cell>
          <table:table-cell office:value-type="float" office:value="27301" calcext:value-type="float">
            <text:p>273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8213" calcext:value-type="float">
            <text:p>38213</text:p>
          </table:table-cell>
          <table:table-cell office:value-type="float" office:value="25092" calcext:value-type="float">
            <text:p>25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5960" calcext:value-type="float">
            <text:p>55960</text:p>
          </table:table-cell>
          <table:table-cell office:value-type="float" office:value="285150" calcext:value-type="float">
            <text:p>285150</text:p>
          </table:table-cell>
          <table:table-cell office:value-type="float" office:value="517419" calcext:value-type="float">
            <text:p>517419</text:p>
          </table:table-cell>
          <table:table-cell office:value-type="float" office:value="39230" calcext:value-type="float">
            <text:p>392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450" calcext:value-type="float">
            <text:p>31450</text:p>
          </table:table-cell>
          <table:table-cell office:value-type="float" office:value="88607" calcext:value-type="float">
            <text:p>88607</text:p>
          </table:table-cell>
          <table:table-cell office:value-type="float" office:value="377422" calcext:value-type="float">
            <text:p>3774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7448" calcext:value-type="float">
            <text:p>77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34" calcext:value-type="float">
            <text:p>6034</text:p>
          </table:table-cell>
          <table:table-cell office:value-type="float" office:value="94859" calcext:value-type="float">
            <text:p>94859</text:p>
          </table:table-cell>
          <table:table-cell office:value-type="float" office:value="224514" calcext:value-type="float">
            <text:p>2245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493" calcext:value-type="float">
            <text:p>23493</text:p>
          </table:table-cell>
          <table:table-cell office:value-type="float" office:value="64752" calcext:value-type="float">
            <text:p>647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2752" calcext:value-type="float">
            <text:p>92752</text:p>
          </table:table-cell>
          <table:table-cell office:value-type="float" office:value="53032" calcext:value-type="float">
            <text:p>530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5735" calcext:value-type="float">
            <text:p>135735</text:p>
          </table:table-cell>
          <table:table-cell office:value-type="float" office:value="829272" calcext:value-type="float">
            <text:p>829272</text:p>
          </table:table-cell>
          <table:table-cell office:value-type="float" office:value="1873607" calcext:value-type="float">
            <text:p>1873607</text:p>
          </table:table-cell>
          <table:table-cell office:value-type="float" office:value="102120" calcext:value-type="float">
            <text:p>1021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9672" calcext:value-type="float">
            <text:p>79672</text:p>
          </table:table-cell>
          <table:table-cell office:value-type="float" office:value="224455" calcext:value-type="float">
            <text:p>224455</text:p>
          </table:table-cell>
          <table:table-cell office:value-type="float" office:value="1252148" calcext:value-type="float">
            <text:p>12521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49013" calcext:value-type="float">
            <text:p>2490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395" calcext:value-type="float">
            <text:p>16395</text:p>
          </table:table-cell>
          <table:table-cell office:value-type="float" office:value="281056" calcext:value-type="float">
            <text:p>281056</text:p>
          </table:table-cell>
          <table:table-cell office:value-type="float" office:value="627948" calcext:value-type="float">
            <text:p>6279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5313" calcext:value-type="float">
            <text:p>55313</text:p>
          </table:table-cell>
          <table:table-cell office:value-type="float" office:value="207211" calcext:value-type="float">
            <text:p>2072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8806" calcext:value-type="float">
            <text:p>188806</text:p>
          </table:table-cell>
          <table:table-cell office:value-type="float" office:value="108380" calcext:value-type="float">
            <text:p>108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6339" calcext:value-type="float">
            <text:p>286339</text:p>
          </table:table-cell>
          <table:table-cell office:value-type="float" office:value="1877111" calcext:value-type="float">
            <text:p>1877111</text:p>
          </table:table-cell>
          <table:table-cell office:value-type="float" office:value="5744887" calcext:value-type="float">
            <text:p>5744887</text:p>
          </table:table-cell>
          <table:table-cell office:value-type="float" office:value="206382" calcext:value-type="float">
            <text:p>2063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7619" calcext:value-type="float">
            <text:p>157619</text:p>
          </table:table-cell>
          <table:table-cell office:value-type="float" office:value="459742" calcext:value-type="float">
            <text:p>459742</text:p>
          </table:table-cell>
          <table:table-cell office:value-type="float" office:value="4957709" calcext:value-type="float">
            <text:p>495770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7253" calcext:value-type="float">
            <text:p>587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5786" calcext:value-type="float">
            <text:p>35786</text:p>
          </table:table-cell>
          <table:table-cell office:value-type="float" office:value="673547" calcext:value-type="float">
            <text:p>673547</text:p>
          </table:table-cell>
          <table:table-cell office:value-type="float" office:value="1401552" calcext:value-type="float">
            <text:p>14015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5028" calcext:value-type="float">
            <text:p>105028</text:p>
          </table:table-cell>
          <table:table-cell office:value-type="float" office:value="492955" calcext:value-type="float">
            <text:p>4929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30302" calcext:value-type="float">
            <text:p>430302</text:p>
          </table:table-cell>
          <table:table-cell office:value-type="float" office:value="249093" calcext:value-type="float">
            <text:p>2490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70928" calcext:value-type="float">
            <text:p>570928</text:p>
          </table:table-cell>
          <table:table-cell office:value-type="float" office:value="4097639" calcext:value-type="float">
            <text:p>4097639</text:p>
          </table:table-cell>
          <table:table-cell office:value-type="float" office:value="19022896" calcext:value-type="float">
            <text:p>19022896</text:p>
          </table:table-cell>
          <table:table-cell office:value-type="float" office:value="451778" calcext:value-type="float">
            <text:p>4517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5140" calcext:value-type="float">
            <text:p>315140</text:p>
          </table:table-cell>
          <table:table-cell office:value-type="float" office:value="940142" calcext:value-type="float">
            <text:p>940142</text:p>
          </table:table-cell>
          <table:table-cell office:value-type="float" office:value="9823644" calcext:value-type="float">
            <text:p>98236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37632" calcext:value-type="float">
            <text:p>1237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6862" calcext:value-type="float">
            <text:p>76862</text:p>
          </table:table-cell>
          <table:table-cell office:value-type="float" office:value="1441059" calcext:value-type="float">
            <text:p>1441059</text:p>
          </table:table-cell>
          <table:table-cell office:value-type="float" office:value="3058269" calcext:value-type="float">
            <text:p>30582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4242" calcext:value-type="float">
            <text:p>204242</text:p>
          </table:table-cell>
          <table:table-cell office:value-type="float" office:value="1030486" calcext:value-type="float">
            <text:p>10304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18560" calcext:value-type="float">
            <text:p>1118560</text:p>
          </table:table-cell>
          <table:table-cell office:value-type="float" office:value="659004" calcext:value-type="float">
            <text:p>659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41062" calcext:value-type="float">
            <text:p>1441062</text:p>
          </table:table-cell>
          <table:table-cell office:value-type="float" office:value="11100481" calcext:value-type="float">
            <text:p>11100481</text:p>
          </table:table-cell>
          <table:table-cell office:value-type="float" office:value="0" calcext:value-type="float">
            <text:p>0</text:p>
          </table:table-cell>
          <table:table-cell office:value-type="float" office:value="1194272" calcext:value-type="float">
            <text:p>119427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88993" calcext:value-type="float">
            <text:p>788993</text:p>
          </table:table-cell>
          <table:table-cell office:value-type="float" office:value="2485502" calcext:value-type="float">
            <text:p>24855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464066" calcext:value-type="float">
            <text:p>34640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97702" calcext:value-type="float">
            <text:p>197702</text:p>
          </table:table-cell>
          <table:table-cell office:value-type="float" office:value="3882151" calcext:value-type="float">
            <text:p>3882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3368" calcext:value-type="float">
            <text:p>493368</text:p>
          </table:table-cell>
          <table:table-cell office:value-type="float" office:value="2456119" calcext:value-type="float">
            <text:p>24561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75265" calcext:value-type="float">
            <text:p>2575265</text:p>
          </table:table-cell>
          <table:table-cell office:value-type="float" office:value="1416526" calcext:value-type="float">
            <text:p>1416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199990" calcext:value-type="float">
            <text:p>3199990</text:p>
          </table:table-cell>
          <table:table-cell office:value-type="float" office:value="23573077" calcext:value-type="float">
            <text:p>23573077</text:p>
          </table:table-cell>
          <table:table-cell office:value-type="float" office:value="0" calcext:value-type="float">
            <text:p>0</text:p>
          </table:table-cell>
          <table:table-cell office:value-type="float" office:value="2543726" calcext:value-type="float">
            <text:p>25437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77558" calcext:value-type="float">
            <text:p>1577558</text:p>
          </table:table-cell>
          <table:table-cell office:value-type="float" office:value="5170513" calcext:value-type="float">
            <text:p>51705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224290" calcext:value-type="float">
            <text:p>7224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88415" calcext:value-type="float">
            <text:p>488415</text:p>
          </table:table-cell>
          <table:table-cell office:value-type="float" office:value="8123063" calcext:value-type="float">
            <text:p>8123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75101" calcext:value-type="float">
            <text:p>975101</text:p>
          </table:table-cell>
          <table:table-cell office:value-type="float" office:value="5060980" calcext:value-type="float">
            <text:p>50609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969905" calcext:value-type="float">
            <text:p>4969905</text:p>
          </table:table-cell>
          <table:table-cell office:value-type="float" office:value="2927871" calcext:value-type="float">
            <text:p>2927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291063" calcext:value-type="float">
            <text:p>7291063</text:p>
          </table:table-cell>
          <table:table-cell office:value-type="float" office:value="52418591" calcext:value-type="float">
            <text:p>52418591</text:p>
          </table:table-cell>
          <table:table-cell office:value-type="float" office:value="0" calcext:value-type="float">
            <text:p>0</text:p>
          </table:table-cell>
          <table:table-cell office:value-type="float" office:value="5584060" calcext:value-type="float">
            <text:p>55840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30114" calcext:value-type="float">
            <text:p>3130114</text:p>
          </table:table-cell>
          <table:table-cell office:value-type="float" office:value="10981055" calcext:value-type="float">
            <text:p>109810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979254" calcext:value-type="float">
            <text:p>14979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16416" calcext:value-type="float">
            <text:p>1116416</text:p>
          </table:table-cell>
          <table:table-cell office:value-type="float" office:value="17255937" calcext:value-type="float">
            <text:p>17255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12231" calcext:value-type="float">
            <text:p>1912231</text:p>
          </table:table-cell>
          <table:table-cell office:value-type="float" office:value="10645224" calcext:value-type="float">
            <text:p>10645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sym3" table:style-name="ta4">
        <table:shapes>
          <draw:frame draw:z-index="0" draw:style-name="gr1" draw:text-style-name="P1" svg:width="6.2988in" svg:height="3.5429in" svg:x="5.8453in" svg:y="3.4165in">
            <draw:object draw:notify-on-update-of-ranges="sym3.G2:sym3.G17 sym3.H1:sym3.H1 sym3.H2:sym3.H17 sym3.I1:sym3.I1 sym3.I2:sym3.I17 sym3.J1:sym3.J1 sym3.J2:sym3.J17 sym3.K1:sym3.K1 sym3.K2:sym3.K17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sym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195" calcext:value-type="float">
            <text:p>195</text:p>
          </table:table-cell>
          <table:table-cell table:formula="of:=[.C3]+[.C4]" office:value-type="float" office:value="356" calcext:value-type="float">
            <text:p>356</text:p>
          </table:table-cell>
          <table:table-cell table:formula="of:=[.D3]+[.D4]" office:value-type="float" office:value="515" calcext:value-type="float">
            <text:p>515</text:p>
          </table:table-cell>
          <table:table-cell table:formula="of:=[.E3]+[.E4]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383" calcext:value-type="float">
            <text:p>383</text:p>
          </table:table-cell>
          <table:table-cell table:formula="of:=[.C11]+[.C12]" office:value-type="float" office:value="713" calcext:value-type="float">
            <text:p>713</text:p>
          </table:table-cell>
          <table:table-cell table:formula="of:=[.D11]+[.D12]" office:value-type="float" office:value="1049" calcext:value-type="float">
            <text:p>1049</text:p>
          </table:table-cell>
          <table:table-cell table:formula="of:=[.E11]+[.E12]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6" calcext:value-type="float">
            <text:p>176</text:p>
          </table:table-cell>
          <table:table-cell office:value-type="float" office:value="337" calcext:value-type="float">
            <text:p>337</text:p>
          </table:table-cell>
          <table:table-cell office:value-type="float" office:value="515" calcext:value-type="float">
            <text:p>515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781" calcext:value-type="float">
            <text:p>781</text:p>
          </table:table-cell>
          <table:table-cell table:formula="of:=[.C19]+[.C20]" office:value-type="float" office:value="1561" calcext:value-type="float">
            <text:p>1561</text:p>
          </table:table-cell>
          <table:table-cell table:formula="of:=[.D19]+[.D20]" office:value-type="float" office:value="2789" calcext:value-type="float">
            <text:p>2789</text:p>
          </table:table-cell>
          <table:table-cell table:formula="of:=[.E19]+[.E20]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208" calcext:value-type="float">
            <text:p>1208</text:p>
          </table:table-cell>
          <table:table-cell table:formula="of:=[.C27]+[.C28]" office:value-type="float" office:value="3259" calcext:value-type="float">
            <text:p>3259</text:p>
          </table:table-cell>
          <table:table-cell table:formula="of:=[.D27]+[.D28]" office:value-type="float" office:value="4903" calcext:value-type="float">
            <text:p>4903</text:p>
          </table:table-cell>
          <table:table-cell table:formula="of:=[.E27]+[.E28]"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332" calcext:value-type="float">
            <text:p>2332</text:p>
          </table:table-cell>
          <table:table-cell table:formula="of:=[.C35]+[.C36]" office:value-type="float" office:value="7976" calcext:value-type="float">
            <text:p>7976</text:p>
          </table:table-cell>
          <table:table-cell table:formula="of:=[.D35]+[.D36]" office:value-type="float" office:value="11241" calcext:value-type="float">
            <text:p>11241</text:p>
          </table:table-cell>
          <table:table-cell table:formula="of:=[.E35]+[.E36]"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5198" calcext:value-type="float">
            <text:p>5198</text:p>
          </table:table-cell>
          <table:table-cell table:formula="of:=[.C43]+[.C44]" office:value-type="float" office:value="13066" calcext:value-type="float">
            <text:p>13066</text:p>
          </table:table-cell>
          <table:table-cell table:formula="of:=[.D43]+[.D44]" office:value-type="float" office:value="16105" calcext:value-type="float">
            <text:p>16105</text:p>
          </table:table-cell>
          <table:table-cell table:formula="of:=[.E43]+[.E44]" office:value-type="float" office:value="1564" calcext:value-type="float">
            <text:p>1564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9" calcext:value-type="float">
            <text:p>69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8629" calcext:value-type="float">
            <text:p>8629</text:p>
          </table:table-cell>
          <table:table-cell table:formula="of:=[.C51]+[.C52]" office:value-type="float" office:value="25397" calcext:value-type="float">
            <text:p>25397</text:p>
          </table:table-cell>
          <table:table-cell table:formula="of:=[.D51]+[.D52]" office:value-type="float" office:value="31247" calcext:value-type="float">
            <text:p>31247</text:p>
          </table:table-cell>
          <table:table-cell table:formula="of:=[.E51]+[.E52]" office:value-type="float" office:value="3298" calcext:value-type="float">
            <text:p>329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25042" calcext:value-type="float">
            <text:p>25042</text:p>
          </table:table-cell>
          <table:table-cell table:formula="of:=[.C59]+[.C60]" office:value-type="float" office:value="63984" calcext:value-type="float">
            <text:p>63984</text:p>
          </table:table-cell>
          <table:table-cell table:formula="of:=[.D59]+[.D60]" office:value-type="float" office:value="105884" calcext:value-type="float">
            <text:p>105884</text:p>
          </table:table-cell>
          <table:table-cell table:formula="of:=[.E59]+[.E60]" office:value-type="float" office:value="8636" calcext:value-type="float">
            <text:p>8636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7417" calcext:value-type="float">
            <text:p>47417</text:p>
          </table:table-cell>
          <table:table-cell table:formula="of:=[.C67]+[.C68]" office:value-type="float" office:value="134078" calcext:value-type="float">
            <text:p>134078</text:p>
          </table:table-cell>
          <table:table-cell table:formula="of:=[.D67]+[.D68]" office:value-type="float" office:value="202849" calcext:value-type="float">
            <text:p>202849</text:p>
          </table:table-cell>
          <table:table-cell table:formula="of:=[.E67]+[.E68]" office:value-type="float" office:value="18485" calcext:value-type="float">
            <text:p>18485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92921" calcext:value-type="float">
            <text:p>92921</text:p>
          </table:table-cell>
          <table:table-cell table:formula="of:=[.C75]+[.C76]" office:value-type="float" office:value="334942" calcext:value-type="float">
            <text:p>334942</text:p>
          </table:table-cell>
          <table:table-cell table:formula="of:=[.D75]+[.D76]" office:value-type="float" office:value="534706" calcext:value-type="float">
            <text:p>534706</text:p>
          </table:table-cell>
          <table:table-cell table:formula="of:=[.E75]+[.E76]" office:value-type="float" office:value="40882" calcext:value-type="float">
            <text:p>40882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22" calcext:value-type="float">
            <text:p>322</text:p>
          </table:table-cell>
          <table:table-cell office:value-type="float" office:value="665" calcext:value-type="float">
            <text:p>665</text:p>
          </table:table-cell>
          <table:table-cell office:value-type="float" office:value="1049" calcext:value-type="float">
            <text:p>1049</text:p>
          </table:table-cell>
          <table:table-cell office:value-type="float" office:value="89" calcext:value-type="float">
            <text:p>89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32145" calcext:value-type="float">
            <text:p>232145</text:p>
          </table:table-cell>
          <table:table-cell table:formula="of:=[.C83]+[.C84]" office:value-type="float" office:value="878098" calcext:value-type="float">
            <text:p>878098</text:p>
          </table:table-cell>
          <table:table-cell table:formula="of:=[.D83]+[.D84]" office:value-type="float" office:value="1871953" calcext:value-type="float">
            <text:p>1871953</text:p>
          </table:table-cell>
          <table:table-cell table:formula="of:=[.E83]+[.E84]" office:value-type="float" office:value="104479" calcext:value-type="float">
            <text:p>104479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9" calcext:value-type="float">
            <text:p>79</text:p>
          </table:table-cell>
          <table:table-cell office:value-type="float" office:value="222" calcext:value-type="float">
            <text:p>222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85142" calcext:value-type="float">
            <text:p>485142</text:p>
          </table:table-cell>
          <table:table-cell table:formula="of:=[.C91]+[.C92]" office:value-type="float" office:value="1979286" calcext:value-type="float">
            <text:p>1979286</text:p>
          </table:table-cell>
          <table:table-cell table:formula="of:=[.D91]+[.D92]" office:value-type="float" office:value="5828269" calcext:value-type="float">
            <text:p>5828269</text:p>
          </table:table-cell>
          <table:table-cell table:formula="of:=[.E91]+[.E92]" office:value-type="float" office:value="214546" calcext:value-type="float">
            <text:p>214546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998542" calcext:value-type="float">
            <text:p>998542</text:p>
          </table:table-cell>
          <table:table-cell table:formula="of:=[.C99]+[.C100]" office:value-type="float" office:value="4344456" calcext:value-type="float">
            <text:p>4344456</text:p>
          </table:table-cell>
          <table:table-cell table:formula="of:=[.D99]+[.D100]" office:value-type="float" office:value="19057733" calcext:value-type="float">
            <text:p>19057733</text:p>
          </table:table-cell>
          <table:table-cell table:formula="of:=[.E99]+[.E100]" office:value-type="float" office:value="433333" calcext:value-type="float">
            <text:p>433333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" calcext:value-type="float">
            <text:p>13</text:p>
          </table:table-cell>
          <table:table-cell office:value-type="float" office:value="224" calcext:value-type="float">
            <text:p>224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557925" calcext:value-type="float">
            <text:p>2557925</text:p>
          </table:table-cell>
          <table:table-cell table:formula="of:=[.C107]+[.C108]" office:value-type="float" office:value="11760483" calcext:value-type="float">
            <text:p>11760483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186871" calcext:value-type="float">
            <text:p>1186871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23" calcext:value-type="float">
            <text:p>123</text:p>
          </table:table-cell>
          <table:table-cell office:value-type="float" office:value="187" calcext:value-type="float">
            <text:p>18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5772276" calcext:value-type="float">
            <text:p>5772276</text:p>
          </table:table-cell>
          <table:table-cell table:formula="of:=[.C115]+[.C116]" office:value-type="float" office:value="25038755" calcext:value-type="float">
            <text:p>25038755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2531195" calcext:value-type="float">
            <text:p>2531195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2304417" calcext:value-type="float">
            <text:p>12304417</text:p>
          </table:table-cell>
          <table:table-cell table:formula="of:=[.C123]+[.C124]" office:value-type="float" office:value="55384013" calcext:value-type="float">
            <text:p>55384013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5649335" calcext:value-type="float">
            <text:p>5649335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02" calcext:value-type="float">
            <text:p>602</text:p>
          </table:table-cell>
          <table:table-cell office:value-type="float" office:value="1487" calcext:value-type="float">
            <text:p>1487</text:p>
          </table:table-cell>
          <table:table-cell office:value-type="float" office:value="2789" calcext:value-type="float">
            <text:p>2789</text:p>
          </table:table-cell>
          <table:table-cell office:value-type="float" office:value="180" calcext:value-type="float">
            <text:p>1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3" calcext:value-type="float">
            <text:p>203</text:p>
          </table:table-cell>
          <table:table-cell office:value-type="float" office:value="505" calcext:value-type="float">
            <text:p>505</text:p>
          </table:table-cell>
          <table:table-cell office:value-type="float" office:value="1159" calcext:value-type="float">
            <text:p>11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6" calcext:value-type="float">
            <text:p>26</text:p>
          </table:table-cell>
          <table:table-cell office:value-type="float" office:value="421" calcext:value-type="float">
            <text:p>421</text:p>
          </table:table-cell>
          <table:table-cell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28" calcext:value-type="float">
            <text:p>228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1" calcext:value-type="float">
            <text:p>231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77" calcext:value-type="float">
            <text:p>977</text:p>
          </table:table-cell>
          <table:table-cell office:value-type="float" office:value="3096" calcext:value-type="float">
            <text:p>3096</text:p>
          </table:table-cell>
          <table:table-cell office:value-type="float" office:value="4903" calcext:value-type="float">
            <text:p>4903</text:p>
          </table:table-cell>
          <table:table-cell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64" calcext:value-type="float">
            <text:p>464</text:p>
          </table:table-cell>
          <table:table-cell office:value-type="float" office:value="1004" calcext:value-type="float">
            <text:p>1004</text:p>
          </table:table-cell>
          <table:table-cell office:value-type="float" office:value="2533" calcext:value-type="float">
            <text:p>25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5" calcext:value-type="float">
            <text:p>65</text:p>
          </table:table-cell>
          <table:table-cell office:value-type="float" office:value="880" calcext:value-type="float">
            <text:p>880</text:p>
          </table:table-cell>
          <table:table-cell office:value-type="float" office:value="1619" calcext:value-type="float">
            <text:p>16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20" calcext:value-type="float">
            <text:p>320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80" calcext:value-type="float">
            <text:p>780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552" calcext:value-type="float">
            <text:p>1552</text:p>
          </table:table-cell>
          <table:table-cell office:value-type="float" office:value="7538" calcext:value-type="float">
            <text:p>7538</text:p>
          </table:table-cell>
          <table:table-cell office:value-type="float" office:value="11241" calcext:value-type="float">
            <text:p>11241</text:p>
          </table:table-cell>
          <table:table-cell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93" calcext:value-type="float">
            <text:p>893</text:p>
          </table:table-cell>
          <table:table-cell office:value-type="float" office:value="2405" calcext:value-type="float">
            <text:p>2405</text:p>
          </table:table-cell>
          <table:table-cell office:value-type="float" office:value="5238" calcext:value-type="float">
            <text:p>52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0" calcext:value-type="float">
            <text:p>150</text:p>
          </table:table-cell>
          <table:table-cell office:value-type="float" office:value="2237" calcext:value-type="float">
            <text:p>2237</text:p>
          </table:table-cell>
          <table:table-cell office:value-type="float" office:value="4363" calcext:value-type="float">
            <text:p>43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50" calcext:value-type="float">
            <text:p>650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65" calcext:value-type="float">
            <text:p>1465</text:p>
          </table:table-cell>
          <table:table-cell office:value-type="float" office:value="578" calcext:value-type="float">
            <text:p>5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733" calcext:value-type="float">
            <text:p>3733</text:p>
          </table:table-cell>
          <table:table-cell office:value-type="float" office:value="12488" calcext:value-type="float">
            <text:p>12488</text:p>
          </table:table-cell>
          <table:table-cell office:value-type="float" office:value="16105" calcext:value-type="float">
            <text:p>16105</text:p>
          </table:table-cell>
          <table:table-cell office:value-type="float" office:value="1564" calcext:value-type="float">
            <text:p>15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609" calcext:value-type="float">
            <text:p>1609</text:p>
          </table:table-cell>
          <table:table-cell office:value-type="float" office:value="4136" calcext:value-type="float">
            <text:p>4136</text:p>
          </table:table-cell>
          <table:table-cell office:value-type="float" office:value="12053" calcext:value-type="float">
            <text:p>120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865" calcext:value-type="float">
            <text:p>2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16" calcext:value-type="float">
            <text:p>216</text:p>
          </table:table-cell>
          <table:table-cell office:value-type="float" office:value="3771" calcext:value-type="float">
            <text:p>3771</text:p>
          </table:table-cell>
          <table:table-cell office:value-type="float" office:value="8092" calcext:value-type="float">
            <text:p>80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65" calcext:value-type="float">
            <text:p>1065</text:p>
          </table:table-cell>
          <table:table-cell office:value-type="float" office:value="2510" calcext:value-type="float">
            <text:p>2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94" calcext:value-type="float">
            <text:p>2594</text:p>
          </table:table-cell>
          <table:table-cell office:value-type="float" office:value="1461" calcext:value-type="float">
            <text:p>1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035" calcext:value-type="float">
            <text:p>6035</text:p>
          </table:table-cell>
          <table:table-cell office:value-type="float" office:value="23936" calcext:value-type="float">
            <text:p>23936</text:p>
          </table:table-cell>
          <table:table-cell office:value-type="float" office:value="31247" calcext:value-type="float">
            <text:p>31247</text:p>
          </table:table-cell>
          <table:table-cell office:value-type="float" office:value="3298" calcext:value-type="float">
            <text:p>329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093" calcext:value-type="float">
            <text:p>3093</text:p>
          </table:table-cell>
          <table:table-cell office:value-type="float" office:value="8302" calcext:value-type="float">
            <text:p>8302</text:p>
          </table:table-cell>
          <table:table-cell office:value-type="float" office:value="18634" calcext:value-type="float">
            <text:p>186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302" calcext:value-type="float">
            <text:p>5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22" calcext:value-type="float">
            <text:p>422</text:p>
          </table:table-cell>
          <table:table-cell office:value-type="float" office:value="8099" calcext:value-type="float">
            <text:p>8099</text:p>
          </table:table-cell>
          <table:table-cell office:value-type="float" office:value="17234" calcext:value-type="float">
            <text:p>172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61" calcext:value-type="float">
            <text:p>2161</text:p>
          </table:table-cell>
          <table:table-cell office:value-type="float" office:value="4374" calcext:value-type="float">
            <text:p>43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985" calcext:value-type="float">
            <text:p>8985</text:p>
          </table:table-cell>
          <table:table-cell office:value-type="float" office:value="3198" calcext:value-type="float">
            <text:p>31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057" calcext:value-type="float">
            <text:p>16057</text:p>
          </table:table-cell>
          <table:table-cell office:value-type="float" office:value="60786" calcext:value-type="float">
            <text:p>60786</text:p>
          </table:table-cell>
          <table:table-cell office:value-type="float" office:value="105884" calcext:value-type="float">
            <text:p>105884</text:p>
          </table:table-cell>
          <table:table-cell office:value-type="float" office:value="8636" calcext:value-type="float">
            <text:p>86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512" calcext:value-type="float">
            <text:p>11512</text:p>
          </table:table-cell>
          <table:table-cell office:value-type="float" office:value="27487" calcext:value-type="float">
            <text:p>27487</text:p>
          </table:table-cell>
          <table:table-cell office:value-type="float" office:value="56588" calcext:value-type="float">
            <text:p>565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048" calcext:value-type="float">
            <text:p>17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99" calcext:value-type="float">
            <text:p>1699</text:p>
          </table:table-cell>
          <table:table-cell office:value-type="float" office:value="23845" calcext:value-type="float">
            <text:p>23845</text:p>
          </table:table-cell>
          <table:table-cell office:value-type="float" office:value="50410" calcext:value-type="float">
            <text:p>504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993" calcext:value-type="float">
            <text:p>7993</text:p>
          </table:table-cell>
          <table:table-cell office:value-type="float" office:value="15671" calcext:value-type="float">
            <text:p>156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764" calcext:value-type="float">
            <text:p>17764</text:p>
          </table:table-cell>
          <table:table-cell office:value-type="float" office:value="9495" calcext:value-type="float">
            <text:p>9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653" calcext:value-type="float">
            <text:p>29653</text:p>
          </table:table-cell>
          <table:table-cell office:value-type="float" office:value="124583" calcext:value-type="float">
            <text:p>124583</text:p>
          </table:table-cell>
          <table:table-cell office:value-type="float" office:value="202849" calcext:value-type="float">
            <text:p>202849</text:p>
          </table:table-cell>
          <table:table-cell office:value-type="float" office:value="18485" calcext:value-type="float">
            <text:p>18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137" calcext:value-type="float">
            <text:p>17137</text:p>
          </table:table-cell>
          <table:table-cell office:value-type="float" office:value="45034" calcext:value-type="float">
            <text:p>45034</text:p>
          </table:table-cell>
          <table:table-cell office:value-type="float" office:value="141604" calcext:value-type="float">
            <text:p>1416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3994" calcext:value-type="float">
            <text:p>33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708" calcext:value-type="float">
            <text:p>2708</text:p>
          </table:table-cell>
          <table:table-cell office:value-type="float" office:value="44917" calcext:value-type="float">
            <text:p>44917</text:p>
          </table:table-cell>
          <table:table-cell office:value-type="float" office:value="105808" calcext:value-type="float">
            <text:p>1058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958" calcext:value-type="float">
            <text:p>11958</text:p>
          </table:table-cell>
          <table:table-cell office:value-type="float" office:value="28180" calcext:value-type="float">
            <text:p>28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7086" calcext:value-type="float">
            <text:p>37086</text:p>
          </table:table-cell>
          <table:table-cell office:value-type="float" office:value="18747" calcext:value-type="float">
            <text:p>187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5835" calcext:value-type="float">
            <text:p>55835</text:p>
          </table:table-cell>
          <table:table-cell office:value-type="float" office:value="316195" calcext:value-type="float">
            <text:p>316195</text:p>
          </table:table-cell>
          <table:table-cell office:value-type="float" office:value="534706" calcext:value-type="float">
            <text:p>534706</text:p>
          </table:table-cell>
          <table:table-cell office:value-type="float" office:value="40882" calcext:value-type="float">
            <text:p>408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775" calcext:value-type="float">
            <text:p>31775</text:p>
          </table:table-cell>
          <table:table-cell office:value-type="float" office:value="89711" calcext:value-type="float">
            <text:p>89711</text:p>
          </table:table-cell>
          <table:table-cell office:value-type="float" office:value="358798" calcext:value-type="float">
            <text:p>35879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7341" calcext:value-type="float">
            <text:p>773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981" calcext:value-type="float">
            <text:p>5981</text:p>
          </table:table-cell>
          <table:table-cell office:value-type="float" office:value="117283" calcext:value-type="float">
            <text:p>117283</text:p>
          </table:table-cell>
          <table:table-cell office:value-type="float" office:value="224641" calcext:value-type="float">
            <text:p>2246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765" calcext:value-type="float">
            <text:p>23765</text:p>
          </table:table-cell>
          <table:table-cell office:value-type="float" office:value="61419" calcext:value-type="float">
            <text:p>61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4412" calcext:value-type="float">
            <text:p>94412</text:p>
          </table:table-cell>
          <table:table-cell office:value-type="float" office:value="49590" calcext:value-type="float">
            <text:p>49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7733" calcext:value-type="float">
            <text:p>137733</text:p>
          </table:table-cell>
          <table:table-cell office:value-type="float" office:value="828508" calcext:value-type="float">
            <text:p>828508</text:p>
          </table:table-cell>
          <table:table-cell office:value-type="float" office:value="1871953" calcext:value-type="float">
            <text:p>1871953</text:p>
          </table:table-cell>
          <table:table-cell office:value-type="float" office:value="104479" calcext:value-type="float">
            <text:p>1044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9105" calcext:value-type="float">
            <text:p>79105</text:p>
          </table:table-cell>
          <table:table-cell office:value-type="float" office:value="225592" calcext:value-type="float">
            <text:p>225592</text:p>
          </table:table-cell>
          <table:table-cell office:value-type="float" office:value="1259962" calcext:value-type="float">
            <text:p>12599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51987" calcext:value-type="float">
            <text:p>251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663" calcext:value-type="float">
            <text:p>16663</text:p>
          </table:table-cell>
          <table:table-cell office:value-type="float" office:value="284703" calcext:value-type="float">
            <text:p>284703</text:p>
          </table:table-cell>
          <table:table-cell office:value-type="float" office:value="631383" calcext:value-type="float">
            <text:p>6313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6169" calcext:value-type="float">
            <text:p>56169</text:p>
          </table:table-cell>
          <table:table-cell office:value-type="float" office:value="216334" calcext:value-type="float">
            <text:p>216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7923" calcext:value-type="float">
            <text:p>197923</text:p>
          </table:table-cell>
          <table:table-cell office:value-type="float" office:value="107583" calcext:value-type="float">
            <text:p>107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7219" calcext:value-type="float">
            <text:p>287219</text:p>
          </table:table-cell>
          <table:table-cell office:value-type="float" office:value="1871703" calcext:value-type="float">
            <text:p>1871703</text:p>
          </table:table-cell>
          <table:table-cell office:value-type="float" office:value="5828269" calcext:value-type="float">
            <text:p>5828269</text:p>
          </table:table-cell>
          <table:table-cell office:value-type="float" office:value="214546" calcext:value-type="float">
            <text:p>2145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7860" calcext:value-type="float">
            <text:p>157860</text:p>
          </table:table-cell>
          <table:table-cell office:value-type="float" office:value="463053" calcext:value-type="float">
            <text:p>463053</text:p>
          </table:table-cell>
          <table:table-cell office:value-type="float" office:value="4941619" calcext:value-type="float">
            <text:p>49416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63819" calcext:value-type="float">
            <text:p>563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5498" calcext:value-type="float">
            <text:p>35498</text:p>
          </table:table-cell>
          <table:table-cell office:value-type="float" office:value="661780" calcext:value-type="float">
            <text:p>661780</text:p>
          </table:table-cell>
          <table:table-cell office:value-type="float" office:value="1405834" calcext:value-type="float">
            <text:p>14058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7654" calcext:value-type="float">
            <text:p>107654</text:p>
          </table:table-cell>
          <table:table-cell office:value-type="float" office:value="474635" calcext:value-type="float">
            <text:p>4746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28557" calcext:value-type="float">
            <text:p>428557</text:p>
          </table:table-cell>
          <table:table-cell office:value-type="float" office:value="253200" calcext:value-type="float">
            <text:p>253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69985" calcext:value-type="float">
            <text:p>569985</text:p>
          </table:table-cell>
          <table:table-cell office:value-type="float" office:value="4091256" calcext:value-type="float">
            <text:p>4091256</text:p>
          </table:table-cell>
          <table:table-cell office:value-type="float" office:value="19057733" calcext:value-type="float">
            <text:p>19057733</text:p>
          </table:table-cell>
          <table:table-cell office:value-type="float" office:value="433333" calcext:value-type="float">
            <text:p>4333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4694" calcext:value-type="float">
            <text:p>314694</text:p>
          </table:table-cell>
          <table:table-cell office:value-type="float" office:value="939396" calcext:value-type="float">
            <text:p>939396</text:p>
          </table:table-cell>
          <table:table-cell office:value-type="float" office:value="9852003" calcext:value-type="float">
            <text:p>98520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38881" calcext:value-type="float">
            <text:p>12388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6808" calcext:value-type="float">
            <text:p>76808</text:p>
          </table:table-cell>
          <table:table-cell office:value-type="float" office:value="1452703" calcext:value-type="float">
            <text:p>1452703</text:p>
          </table:table-cell>
          <table:table-cell office:value-type="float" office:value="3097348" calcext:value-type="float">
            <text:p>30973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9753" calcext:value-type="float">
            <text:p>209753</text:p>
          </table:table-cell>
          <table:table-cell office:value-type="float" office:value="1032247" calcext:value-type="float">
            <text:p>10322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18880" calcext:value-type="float">
            <text:p>1118880</text:p>
          </table:table-cell>
          <table:table-cell office:value-type="float" office:value="660454" calcext:value-type="float">
            <text:p>660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39045" calcext:value-type="float">
            <text:p>1439045</text:p>
          </table:table-cell>
          <table:table-cell office:value-type="float" office:value="11100029" calcext:value-type="float">
            <text:p>11100029</text:p>
          </table:table-cell>
          <table:table-cell office:value-type="float" office:value="0" calcext:value-type="float">
            <text:p>0</text:p>
          </table:table-cell>
          <table:table-cell office:value-type="float" office:value="1186871" calcext:value-type="float">
            <text:p>11868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86344" calcext:value-type="float">
            <text:p>786344</text:p>
          </table:table-cell>
          <table:table-cell office:value-type="float" office:value="2483650" calcext:value-type="float">
            <text:p>24836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473915" calcext:value-type="float">
            <text:p>34739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18891" calcext:value-type="float">
            <text:p>218891</text:p>
          </table:table-cell>
          <table:table-cell office:value-type="float" office:value="3904122" calcext:value-type="float">
            <text:p>3904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8062" calcext:value-type="float">
            <text:p>488062</text:p>
          </table:table-cell>
          <table:table-cell office:value-type="float" office:value="2448589" calcext:value-type="float">
            <text:p>2448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76059" calcext:value-type="float">
            <text:p>2576059</text:p>
          </table:table-cell>
          <table:table-cell office:value-type="float" office:value="1412051" calcext:value-type="float">
            <text:p>1412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196217" calcext:value-type="float">
            <text:p>3196217</text:p>
          </table:table-cell>
          <table:table-cell office:value-type="float" office:value="23626704" calcext:value-type="float">
            <text:p>23626704</text:p>
          </table:table-cell>
          <table:table-cell office:value-type="float" office:value="0" calcext:value-type="float">
            <text:p>0</text:p>
          </table:table-cell>
          <table:table-cell office:value-type="float" office:value="2531195" calcext:value-type="float">
            <text:p>25311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70184" calcext:value-type="float">
            <text:p>1570184</text:p>
          </table:table-cell>
          <table:table-cell office:value-type="float" office:value="5177111" calcext:value-type="float">
            <text:p>51771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212461" calcext:value-type="float">
            <text:p>7212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93262" calcext:value-type="float">
            <text:p>493262</text:p>
          </table:table-cell>
          <table:table-cell office:value-type="float" office:value="8171253" calcext:value-type="float">
            <text:p>8171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74060" calcext:value-type="float">
            <text:p>974060</text:p>
          </table:table-cell>
          <table:table-cell office:value-type="float" office:value="5036607" calcext:value-type="float">
            <text:p>5036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980375" calcext:value-type="float">
            <text:p>4980375</text:p>
          </table:table-cell>
          <table:table-cell office:value-type="float" office:value="2940107" calcext:value-type="float">
            <text:p>2940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324042" calcext:value-type="float">
            <text:p>7324042</text:p>
          </table:table-cell>
          <table:table-cell office:value-type="float" office:value="52443906" calcext:value-type="float">
            <text:p>52443906</text:p>
          </table:table-cell>
          <table:table-cell office:value-type="float" office:value="0" calcext:value-type="float">
            <text:p>0</text:p>
          </table:table-cell>
          <table:table-cell office:value-type="float" office:value="5649335" calcext:value-type="float">
            <text:p>5649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48930" calcext:value-type="float">
            <text:p>3148930</text:p>
          </table:table-cell>
          <table:table-cell office:value-type="float" office:value="10995823" calcext:value-type="float">
            <text:p>109958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954539" calcext:value-type="float">
            <text:p>149545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17348064" calcext:value-type="float">
            <text:p>17348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21097" calcext:value-type="float">
            <text:p>1921097</text:p>
          </table:table-cell>
          <table:table-cell office:value-type="float" office:value="10634161" calcext:value-type="float">
            <text:p>106341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cir1" table:style-name="ta5">
        <table:shapes>
          <draw:frame draw:z-index="0" draw:style-name="gr1" draw:text-style-name="P1" svg:width="6.2988in" svg:height="3.5429in" svg:x="5.8453in" svg:y="3.4165in">
            <draw:object draw:notify-on-update-of-ranges="cir1.G2:cir1.G17 cir1.H1:cir1.H1 cir1.H2:cir1.H17 cir1.I1:cir1.I1 cir1.I2:cir1.I17 cir1.J1:cir1.J1 cir1.J2:cir1.J17 cir1.K1:cir1.K1 cir1.K2:cir1.K1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cir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906" calcext:value-type="float">
            <text:p>906</text:p>
          </table:table-cell>
          <table:table-cell table:formula="of:=[.C3]+[.C4]" office:value-type="float" office:value="584" calcext:value-type="float">
            <text:p>584</text:p>
          </table:table-cell>
          <table:table-cell table:formula="of:=[.D3]+[.D4]" office:value-type="float" office:value="1829" calcext:value-type="float">
            <text:p>1829</text:p>
          </table:table-cell>
          <table:table-cell table:formula="of:=[.E3]+[.E4]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478" calcext:value-type="float">
            <text:p>1478</text:p>
          </table:table-cell>
          <table:table-cell table:formula="of:=[.C11]+[.C12]" office:value-type="float" office:value="1474" calcext:value-type="float">
            <text:p>1474</text:p>
          </table:table-cell>
          <table:table-cell table:formula="of:=[.D11]+[.D12]" office:value-type="float" office:value="4722" calcext:value-type="float">
            <text:p>4722</text:p>
          </table:table-cell>
          <table:table-cell table:formula="of:=[.E11]+[.E12]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879" calcext:value-type="float">
            <text:p>879</text:p>
          </table:table-cell>
          <table:table-cell office:value-type="float" office:value="564" calcext:value-type="float">
            <text:p>564</text:p>
          </table:table-cell>
          <table:table-cell office:value-type="float" office:value="1829" calcext:value-type="float">
            <text:p>1829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2273" calcext:value-type="float">
            <text:p>2273</text:p>
          </table:table-cell>
          <table:table-cell table:formula="of:=[.C19]+[.C20]" office:value-type="float" office:value="2250" calcext:value-type="float">
            <text:p>2250</text:p>
          </table:table-cell>
          <table:table-cell table:formula="of:=[.D19]+[.D20]" office:value-type="float" office:value="9370" calcext:value-type="float">
            <text:p>9370</text:p>
          </table:table-cell>
          <table:table-cell table:formula="of:=[.E19]+[.E20]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7" calcext:value-type="float">
            <text:p>97</text:p>
          </table:table-cell>
          <table:table-cell office:value-type="float" office:value="149" calcext:value-type="float">
            <text:p>149</text:p>
          </table:table-cell>
          <table:table-cell office:value-type="float" office:value="945" calcext:value-type="float">
            <text:p>94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3105" calcext:value-type="float">
            <text:p>3105</text:p>
          </table:table-cell>
          <table:table-cell table:formula="of:=[.C27]+[.C28]" office:value-type="float" office:value="3696" calcext:value-type="float">
            <text:p>3696</text:p>
          </table:table-cell>
          <table:table-cell table:formula="of:=[.D27]+[.D28]" office:value-type="float" office:value="10417" calcext:value-type="float">
            <text:p>10417</text:p>
          </table:table-cell>
          <table:table-cell table:formula="of:=[.E27]+[.E28]"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5128" calcext:value-type="float">
            <text:p>5128</text:p>
          </table:table-cell>
          <table:table-cell table:formula="of:=[.C35]+[.C36]" office:value-type="float" office:value="8095" calcext:value-type="float">
            <text:p>8095</text:p>
          </table:table-cell>
          <table:table-cell table:formula="of:=[.D35]+[.D36]" office:value-type="float" office:value="21870" calcext:value-type="float">
            <text:p>21870</text:p>
          </table:table-cell>
          <table:table-cell table:formula="of:=[.E35]+[.E36]" office:value-type="float" office:value="1089" calcext:value-type="float">
            <text:p>1089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14225" calcext:value-type="float">
            <text:p>14225</text:p>
          </table:table-cell>
          <table:table-cell table:formula="of:=[.C43]+[.C44]" office:value-type="float" office:value="16689" calcext:value-type="float">
            <text:p>16689</text:p>
          </table:table-cell>
          <table:table-cell table:formula="of:=[.D43]+[.D44]" office:value-type="float" office:value="35628" calcext:value-type="float">
            <text:p>35628</text:p>
          </table:table-cell>
          <table:table-cell table:formula="of:=[.E43]+[.E44]" office:value-type="float" office:value="2581" calcext:value-type="float">
            <text:p>2581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14113" calcext:value-type="float">
            <text:p>14113</text:p>
          </table:table-cell>
          <table:table-cell table:formula="of:=[.C51]+[.C52]" office:value-type="float" office:value="30825" calcext:value-type="float">
            <text:p>30825</text:p>
          </table:table-cell>
          <table:table-cell table:formula="of:=[.D51]+[.D52]" office:value-type="float" office:value="60480" calcext:value-type="float">
            <text:p>60480</text:p>
          </table:table-cell>
          <table:table-cell table:formula="of:=[.E51]+[.E52]" office:value-type="float" office:value="9319" calcext:value-type="float">
            <text:p>931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48379" calcext:value-type="float">
            <text:p>48379</text:p>
          </table:table-cell>
          <table:table-cell table:formula="of:=[.C59]+[.C60]" office:value-type="float" office:value="78038" calcext:value-type="float">
            <text:p>78038</text:p>
          </table:table-cell>
          <table:table-cell table:formula="of:=[.D59]+[.D60]" office:value-type="float" office:value="107232" calcext:value-type="float">
            <text:p>107232</text:p>
          </table:table-cell>
          <table:table-cell table:formula="of:=[.E59]+[.E60]" office:value-type="float" office:value="76334" calcext:value-type="float">
            <text:p>76334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100041" calcext:value-type="float">
            <text:p>100041</text:p>
          </table:table-cell>
          <table:table-cell table:formula="of:=[.C67]+[.C68]" office:value-type="float" office:value="118582" calcext:value-type="float">
            <text:p>118582</text:p>
          </table:table-cell>
          <table:table-cell table:formula="of:=[.D67]+[.D68]" office:value-type="float" office:value="159775" calcext:value-type="float">
            <text:p>159775</text:p>
          </table:table-cell>
          <table:table-cell table:formula="of:=[.E67]+[.E68]" office:value-type="float" office:value="475123" calcext:value-type="float">
            <text:p>47512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1" calcext:value-type="float">
            <text:p>6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92950" calcext:value-type="float">
            <text:p>92950</text:p>
          </table:table-cell>
          <table:table-cell table:formula="of:=[.C75]+[.C76]" office:value-type="float" office:value="280436" calcext:value-type="float">
            <text:p>280436</text:p>
          </table:table-cell>
          <table:table-cell table:formula="of:=[.D75]+[.D76]" office:value-type="float" office:value="254660" calcext:value-type="float">
            <text:p>254660</text:p>
          </table:table-cell>
          <table:table-cell table:formula="of:=[.E75]+[.E76]" office:value-type="float" office:value="1869501" calcext:value-type="float">
            <text:p>1869501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17" calcext:value-type="float">
            <text:p>1417</text:p>
          </table:table-cell>
          <table:table-cell office:value-type="float" office:value="1437" calcext:value-type="float">
            <text:p>1437</text:p>
          </table:table-cell>
          <table:table-cell office:value-type="float" office:value="4722" calcext:value-type="float">
            <text:p>4722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62921" calcext:value-type="float">
            <text:p>262921</text:p>
          </table:table-cell>
          <table:table-cell table:formula="of:=[.C83]+[.C84]" office:value-type="float" office:value="789234" calcext:value-type="float">
            <text:p>789234</text:p>
          </table:table-cell>
          <table:table-cell table:formula="of:=[.D83]+[.D84]" office:value-type="float" office:value="495547" calcext:value-type="float">
            <text:p>495547</text:p>
          </table:table-cell>
          <table:table-cell table:formula="of:=[.E83]+[.E84]" office:value-type="float" office:value="14803151" calcext:value-type="float">
            <text:p>14803151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5" calcext:value-type="float">
            <text:p>225</text:p>
          </table:table-cell>
          <table:table-cell office:value-type="float" office:value="233" calcext:value-type="float">
            <text:p>233</text:p>
          </table:table-cell>
          <table:table-cell office:value-type="float" office:value="2138" calcext:value-type="float">
            <text:p>213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334914" calcext:value-type="float">
            <text:p>334914</text:p>
          </table:table-cell>
          <table:table-cell table:formula="of:=[.C91]+[.C92]" office:value-type="float" office:value="1820524" calcext:value-type="float">
            <text:p>1820524</text:p>
          </table:table-cell>
          <table:table-cell table:formula="of:=[.D91]+[.D92]" office:value-type="float" office:value="850498" calcext:value-type="float">
            <text:p>850498</text:p>
          </table:table-cell>
          <table:table-cell table:formula="of:=[.E91]+[.E92]" office:value-type="float" office:value="132012171" calcext:value-type="float">
            <text:p>132012171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455749" calcext:value-type="float">
            <text:p>1455749</text:p>
          </table:table-cell>
          <table:table-cell table:formula="of:=[.C99]+[.C100]" office:value-type="float" office:value="3984983" calcext:value-type="float">
            <text:p>3984983</text:p>
          </table:table-cell>
          <table:table-cell table:formula="of:=[.D99]+[.D100]" office:value-type="float" office:value="1513350" calcext:value-type="float">
            <text:p>1513350</text:p>
          </table:table-cell>
          <table:table-cell table:formula="of:=[.E99]+[.E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5" calcext:value-type="float">
            <text:p>25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3053045" calcext:value-type="float">
            <text:p>3053045</text:p>
          </table:table-cell>
          <table:table-cell table:formula="of:=[.C107]+[.C108]" office:value-type="float" office:value="10828774" calcext:value-type="float">
            <text:p>10828774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7" calcext:value-type="float">
            <text:p>177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120377" calcext:value-type="float">
            <text:p>4120377</text:p>
          </table:table-cell>
          <table:table-cell table:formula="of:=[.C115]+[.C116]" office:value-type="float" office:value="23709834" calcext:value-type="float">
            <text:p>23709834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9645350" calcext:value-type="float">
            <text:p>9645350</text:p>
          </table:table-cell>
          <table:table-cell table:formula="of:=[.C123]+[.C124]" office:value-type="float" office:value="58287374" calcext:value-type="float">
            <text:p>58287374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53" calcext:value-type="float">
            <text:p>2153</text:p>
          </table:table-cell>
          <table:table-cell office:value-type="float" office:value="2178" calcext:value-type="float">
            <text:p>2178</text:p>
          </table:table-cell>
          <table:table-cell office:value-type="float" office:value="9370" calcext:value-type="float">
            <text:p>9370</text:p>
          </table:table-cell>
          <table:table-cell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45" calcext:value-type="float">
            <text:p>345</text:p>
          </table:table-cell>
          <table:table-cell office:value-type="float" office:value="458" calcext:value-type="float">
            <text:p>458</text:p>
          </table:table-cell>
          <table:table-cell office:value-type="float" office:value="5404" calcext:value-type="float">
            <text:p>54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" calcext:value-type="float">
            <text:p>46</text:p>
          </table:table-cell>
          <table:table-cell office:value-type="float" office:value="353" calcext:value-type="float">
            <text:p>353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31" calcext:value-type="float">
            <text:p>331</text:p>
          </table:table-cell>
          <table:table-cell office:value-type="float" office:value="347" calcext:value-type="float">
            <text:p>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18" calcext:value-type="float">
            <text:p>2918</text:p>
          </table:table-cell>
          <table:table-cell office:value-type="float" office:value="3519" calcext:value-type="float">
            <text:p>3519</text:p>
          </table:table-cell>
          <table:table-cell office:value-type="float" office:value="10417" calcext:value-type="float">
            <text:p>10417</text:p>
          </table:table-cell>
          <table:table-cell office:value-type="float" office:value="290" calcext:value-type="float">
            <text:p>2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26" calcext:value-type="float">
            <text:p>526</text:p>
          </table:table-cell>
          <table:table-cell office:value-type="float" office:value="676" calcext:value-type="float">
            <text:p>676</text:p>
          </table:table-cell>
          <table:table-cell office:value-type="float" office:value="5806" calcext:value-type="float">
            <text:p>580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7" calcext:value-type="float">
            <text:p>77</text:p>
          </table:table-cell>
          <table:table-cell office:value-type="float" office:value="464" calcext:value-type="float">
            <text:p>464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0" calcext:value-type="float">
            <text:p>450</text:p>
          </table:table-cell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03" calcext:value-type="float">
            <text:p>603</text:p>
          </table:table-cell>
          <table:table-cell office:value-type="float" office:value="422" calcext:value-type="float">
            <text:p>4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525" calcext:value-type="float">
            <text:p>4525</text:p>
          </table:table-cell>
          <table:table-cell office:value-type="float" office:value="7673" calcext:value-type="float">
            <text:p>7673</text:p>
          </table:table-cell>
          <table:table-cell office:value-type="float" office:value="21870" calcext:value-type="float">
            <text:p>21870</text:p>
          </table:table-cell>
          <table:table-cell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50" calcext:value-type="float">
            <text:p>1350</text:p>
          </table:table-cell>
          <table:table-cell office:value-type="float" office:value="1415" calcext:value-type="float">
            <text:p>1415</text:p>
          </table:table-cell>
          <table:table-cell office:value-type="float" office:value="11796" calcext:value-type="float">
            <text:p>117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97" calcext:value-type="float">
            <text:p>197</text:p>
          </table:table-cell>
          <table:table-cell office:value-type="float" office:value="1419" calcext:value-type="float">
            <text:p>1419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22" calcext:value-type="float">
            <text:p>722</text:p>
          </table:table-cell>
          <table:table-cell office:value-type="float" office:value="870" calcext:value-type="float">
            <text:p>8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89" calcext:value-type="float">
            <text:p>1189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036" calcext:value-type="float">
            <text:p>13036</text:p>
          </table:table-cell>
          <table:table-cell office:value-type="float" office:value="15889" calcext:value-type="float">
            <text:p>15889</text:p>
          </table:table-cell>
          <table:table-cell office:value-type="float" office:value="35628" calcext:value-type="float">
            <text:p>35628</text:p>
          </table:table-cell>
          <table:table-cell office:value-type="float" office:value="2581" calcext:value-type="float">
            <text:p>25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260" calcext:value-type="float">
            <text:p>3260</text:p>
          </table:table-cell>
          <table:table-cell office:value-type="float" office:value="2765" calcext:value-type="float">
            <text:p>2765</text:p>
          </table:table-cell>
          <table:table-cell office:value-type="float" office:value="21535" calcext:value-type="float">
            <text:p>215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80" calcext:value-type="float">
            <text:p>2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18" calcext:value-type="float">
            <text:p>518</text:p>
          </table:table-cell>
          <table:table-cell office:value-type="float" office:value="2432" calcext:value-type="float">
            <text:p>2432</text:p>
          </table:table-cell>
          <table:table-cell office:value-type="float" office:value="1473" calcext:value-type="float">
            <text:p>14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502" calcext:value-type="float">
            <text:p>1502</text:p>
          </table:table-cell>
          <table:table-cell office:value-type="float" office:value="1323" calcext:value-type="float">
            <text:p>1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422" calcext:value-type="float">
            <text:p>2422</text:p>
          </table:table-cell>
          <table:table-cell office:value-type="float" office:value="1993" calcext:value-type="float">
            <text:p>19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691" calcext:value-type="float">
            <text:p>11691</text:p>
          </table:table-cell>
          <table:table-cell office:value-type="float" office:value="28832" calcext:value-type="float">
            <text:p>28832</text:p>
          </table:table-cell>
          <table:table-cell office:value-type="float" office:value="60480" calcext:value-type="float">
            <text:p>60480</text:p>
          </table:table-cell>
          <table:table-cell office:value-type="float" office:value="9319" calcext:value-type="float">
            <text:p>9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188" calcext:value-type="float">
            <text:p>4188</text:p>
          </table:table-cell>
          <table:table-cell office:value-type="float" office:value="5046" calcext:value-type="float">
            <text:p>5046</text:p>
          </table:table-cell>
          <table:table-cell office:value-type="float" office:value="30241" calcext:value-type="float">
            <text:p>302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589" calcext:value-type="float">
            <text:p>45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99" calcext:value-type="float">
            <text:p>799</text:p>
          </table:table-cell>
          <table:table-cell office:value-type="float" office:value="4826" calcext:value-type="float">
            <text:p>4826</text:p>
          </table:table-cell>
          <table:table-cell office:value-type="float" office:value="3340" calcext:value-type="float">
            <text:p>334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499" calcext:value-type="float">
            <text:p>1499</text:p>
          </table:table-cell>
          <table:table-cell office:value-type="float" office:value="2292" calcext:value-type="float">
            <text:p>2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978" calcext:value-type="float">
            <text:p>6978</text:p>
          </table:table-cell>
          <table:table-cell office:value-type="float" office:value="3578" calcext:value-type="float">
            <text:p>35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1401" calcext:value-type="float">
            <text:p>41401</text:p>
          </table:table-cell>
          <table:table-cell office:value-type="float" office:value="74460" calcext:value-type="float">
            <text:p>74460</text:p>
          </table:table-cell>
          <table:table-cell office:value-type="float" office:value="107232" calcext:value-type="float">
            <text:p>107232</text:p>
          </table:table-cell>
          <table:table-cell office:value-type="float" office:value="76334" calcext:value-type="float">
            <text:p>763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813" calcext:value-type="float">
            <text:p>6813</text:p>
          </table:table-cell>
          <table:table-cell office:value-type="float" office:value="13975" calcext:value-type="float">
            <text:p>13975</text:p>
          </table:table-cell>
          <table:table-cell office:value-type="float" office:value="61177" calcext:value-type="float">
            <text:p>611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960" calcext:value-type="float">
            <text:p>129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931" calcext:value-type="float">
            <text:p>1931</text:p>
          </table:table-cell>
          <table:table-cell office:value-type="float" office:value="12944" calcext:value-type="float">
            <text:p>12944</text:p>
          </table:table-cell>
          <table:table-cell office:value-type="float" office:value="8163" calcext:value-type="float">
            <text:p>81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934" calcext:value-type="float">
            <text:p>2934</text:p>
          </table:table-cell>
          <table:table-cell office:value-type="float" office:value="4040" calcext:value-type="float">
            <text:p>40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349" calcext:value-type="float">
            <text:p>14349</text:p>
          </table:table-cell>
          <table:table-cell office:value-type="float" office:value="7621" calcext:value-type="float">
            <text:p>76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85692" calcext:value-type="float">
            <text:p>85692</text:p>
          </table:table-cell>
          <table:table-cell office:value-type="float" office:value="110961" calcext:value-type="float">
            <text:p>110961</text:p>
          </table:table-cell>
          <table:table-cell office:value-type="float" office:value="159775" calcext:value-type="float">
            <text:p>159775</text:p>
          </table:table-cell>
          <table:table-cell office:value-type="float" office:value="475123" calcext:value-type="float">
            <text:p>4751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237" calcext:value-type="float">
            <text:p>11237</text:p>
          </table:table-cell>
          <table:table-cell office:value-type="float" office:value="25471" calcext:value-type="float">
            <text:p>25471</text:p>
          </table:table-cell>
          <table:table-cell office:value-type="float" office:value="102944" calcext:value-type="float">
            <text:p>1029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2376" calcext:value-type="float">
            <text:p>32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060" calcext:value-type="float">
            <text:p>5060</text:p>
          </table:table-cell>
          <table:table-cell office:value-type="float" office:value="40157" calcext:value-type="float">
            <text:p>40157</text:p>
          </table:table-cell>
          <table:table-cell office:value-type="float" office:value="16734" calcext:value-type="float">
            <text:p>167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790" calcext:value-type="float">
            <text:p>7790</text:p>
          </table:table-cell>
          <table:table-cell office:value-type="float" office:value="10269" calcext:value-type="float">
            <text:p>10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9556" calcext:value-type="float">
            <text:p>29556</text:p>
          </table:table-cell>
          <table:table-cell office:value-type="float" office:value="28124" calcext:value-type="float">
            <text:p>281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3394" calcext:value-type="float">
            <text:p>63394</text:p>
          </table:table-cell>
          <table:table-cell office:value-type="float" office:value="252312" calcext:value-type="float">
            <text:p>252312</text:p>
          </table:table-cell>
          <table:table-cell office:value-type="float" office:value="254660" calcext:value-type="float">
            <text:p>254660</text:p>
          </table:table-cell>
          <table:table-cell office:value-type="float" office:value="1869501" calcext:value-type="float">
            <text:p>1869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596" calcext:value-type="float">
            <text:p>18596</text:p>
          </table:table-cell>
          <table:table-cell office:value-type="float" office:value="43656" calcext:value-type="float">
            <text:p>43656</text:p>
          </table:table-cell>
          <table:table-cell office:value-type="float" office:value="169219" calcext:value-type="float">
            <text:p>1692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3467" calcext:value-type="float">
            <text:p>634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037" calcext:value-type="float">
            <text:p>11037</text:p>
          </table:table-cell>
          <table:table-cell office:value-type="float" office:value="80783" calcext:value-type="float">
            <text:p>80783</text:p>
          </table:table-cell>
          <table:table-cell office:value-type="float" office:value="36405" calcext:value-type="float">
            <text:p>364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013" calcext:value-type="float">
            <text:p>11013</text:p>
          </table:table-cell>
          <table:table-cell office:value-type="float" office:value="21069" calcext:value-type="float">
            <text:p>210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3428" calcext:value-type="float">
            <text:p>83428</text:p>
          </table:table-cell>
          <table:table-cell office:value-type="float" office:value="69495" calcext:value-type="float">
            <text:p>69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9493" calcext:value-type="float">
            <text:p>179493</text:p>
          </table:table-cell>
          <table:table-cell office:value-type="float" office:value="719739" calcext:value-type="float">
            <text:p>719739</text:p>
          </table:table-cell>
          <table:table-cell office:value-type="float" office:value="495547" calcext:value-type="float">
            <text:p>495547</text:p>
          </table:table-cell>
          <table:table-cell office:value-type="float" office:value="14803151" calcext:value-type="float">
            <text:p>1480315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7730" calcext:value-type="float">
            <text:p>37730</text:p>
          </table:table-cell>
          <table:table-cell office:value-type="float" office:value="85735" calcext:value-type="float">
            <text:p>85735</text:p>
          </table:table-cell>
          <table:table-cell office:value-type="float" office:value="331549" calcext:value-type="float">
            <text:p>33154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08484" calcext:value-type="float">
            <text:p>208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756" calcext:value-type="float">
            <text:p>28756</text:p>
          </table:table-cell>
          <table:table-cell office:value-type="float" office:value="155670" calcext:value-type="float">
            <text:p>155670</text:p>
          </table:table-cell>
          <table:table-cell office:value-type="float" office:value="107302" calcext:value-type="float">
            <text:p>1073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5724" calcext:value-type="float">
            <text:p>25724</text:p>
          </table:table-cell>
          <table:table-cell office:value-type="float" office:value="64867" calcext:value-type="float">
            <text:p>64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8673" calcext:value-type="float">
            <text:p>148673</text:p>
          </table:table-cell>
          <table:table-cell office:value-type="float" office:value="196154" calcext:value-type="float">
            <text:p>196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86241" calcext:value-type="float">
            <text:p>186241</text:p>
          </table:table-cell>
          <table:table-cell office:value-type="float" office:value="1624370" calcext:value-type="float">
            <text:p>1624370</text:p>
          </table:table-cell>
          <table:table-cell office:value-type="float" office:value="850498" calcext:value-type="float">
            <text:p>850498</text:p>
          </table:table-cell>
          <table:table-cell office:value-type="float" office:value="132012171" calcext:value-type="float">
            <text:p>13201217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9319" calcext:value-type="float">
            <text:p>69319</text:p>
          </table:table-cell>
          <table:table-cell office:value-type="float" office:value="166822" calcext:value-type="float">
            <text:p>166822</text:p>
          </table:table-cell>
          <table:table-cell office:value-type="float" office:value="534616" calcext:value-type="float">
            <text:p>5346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73580" calcext:value-type="float">
            <text:p>4735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516" calcext:value-type="float">
            <text:p>60516</text:p>
          </table:table-cell>
          <table:table-cell office:value-type="float" office:value="332955" calcext:value-type="float">
            <text:p>332955</text:p>
          </table:table-cell>
          <table:table-cell office:value-type="float" office:value="224801" calcext:value-type="float">
            <text:p>2248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147" calcext:value-type="float">
            <text:p>49147</text:p>
          </table:table-cell>
          <table:table-cell office:value-type="float" office:value="147048" calcext:value-type="float">
            <text:p>1470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9451" calcext:value-type="float">
            <text:p>319451</text:p>
          </table:table-cell>
          <table:table-cell office:value-type="float" office:value="453704" calcext:value-type="float">
            <text:p>453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36298" calcext:value-type="float">
            <text:p>1136298</text:p>
          </table:table-cell>
          <table:table-cell office:value-type="float" office:value="3531279" calcext:value-type="float">
            <text:p>3531279</text:p>
          </table:table-cell>
          <table:table-cell office:value-type="float" office:value="1513350" calcext:value-type="float">
            <text:p>151335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8597" calcext:value-type="float">
            <text:p>118597</text:p>
          </table:table-cell>
          <table:table-cell office:value-type="float" office:value="327075" calcext:value-type="float">
            <text:p>327075</text:p>
          </table:table-cell>
          <table:table-cell office:value-type="float" office:value="943086" calcext:value-type="float">
            <text:p>9430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38345" calcext:value-type="float">
            <text:p>10383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8890" calcext:value-type="float">
            <text:p>118890</text:p>
          </table:table-cell>
          <table:table-cell office:value-type="float" office:value="734283" calcext:value-type="float">
            <text:p>734283</text:p>
          </table:table-cell>
          <table:table-cell office:value-type="float" office:value="471088" calcext:value-type="float">
            <text:p>4710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430" calcext:value-type="float">
            <text:p>95430</text:p>
          </table:table-cell>
          <table:table-cell office:value-type="float" office:value="332824" calcext:value-type="float">
            <text:p>332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48412" calcext:value-type="float">
            <text:p>948412</text:p>
          </table:table-cell>
          <table:table-cell office:value-type="float" office:value="1259735" calcext:value-type="float">
            <text:p>1259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104633" calcext:value-type="float">
            <text:p>2104633</text:p>
          </table:table-cell>
          <table:table-cell office:value-type="float" office:value="9569039" calcext:value-type="float">
            <text:p>9569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66200" calcext:value-type="float">
            <text:p>266200</text:p>
          </table:table-cell>
          <table:table-cell office:value-type="float" office:value="794290" calcext:value-type="float">
            <text:p>794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825559" calcext:value-type="float">
            <text:p>28255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6050" calcext:value-type="float">
            <text:p>296050</text:p>
          </table:table-cell>
          <table:table-cell office:value-type="float" office:value="2141064" calcext:value-type="float">
            <text:p>21410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6127" calcext:value-type="float">
            <text:p>216127</text:p>
          </table:table-cell>
          <table:table-cell office:value-type="float" office:value="940749" calcext:value-type="float">
            <text:p>940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37478" calcext:value-type="float">
            <text:p>1737478</text:p>
          </table:table-cell>
          <table:table-cell office:value-type="float" office:value="2691725" calcext:value-type="float">
            <text:p>26917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82899" calcext:value-type="float">
            <text:p>2382899</text:p>
          </table:table-cell>
          <table:table-cell office:value-type="float" office:value="21018109" calcext:value-type="float">
            <text:p>21018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00720" calcext:value-type="float">
            <text:p>500720</text:p>
          </table:table-cell>
          <table:table-cell office:value-type="float" office:value="1622851" calcext:value-type="float">
            <text:p>1622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02943" calcext:value-type="float">
            <text:p>58029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2803" calcext:value-type="float">
            <text:p>602803</text:p>
          </table:table-cell>
          <table:table-cell office:value-type="float" office:value="4601679" calcext:value-type="float">
            <text:p>4601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29615" calcext:value-type="float">
            <text:p>429615</text:p>
          </table:table-cell>
          <table:table-cell office:value-type="float" office:value="1986982" calcext:value-type="float">
            <text:p>1986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844487" calcext:value-type="float">
            <text:p>3844487</text:p>
          </table:table-cell>
          <table:table-cell office:value-type="float" office:value="5577399" calcext:value-type="float">
            <text:p>5577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800863" calcext:value-type="float">
            <text:p>5800863</text:p>
          </table:table-cell>
          <table:table-cell office:value-type="float" office:value="52709975" calcext:value-type="float">
            <text:p>52709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64345" calcext:value-type="float">
            <text:p>964345</text:p>
          </table:table-cell>
          <table:table-cell office:value-type="float" office:value="3385633" calcext:value-type="float">
            <text:p>33856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024789" calcext:value-type="float">
            <text:p>120247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96152" calcext:value-type="float">
            <text:p>1196152</text:p>
          </table:table-cell>
          <table:table-cell office:value-type="float" office:value="10001087" calcext:value-type="float">
            <text:p>100010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42895" calcext:value-type="float">
            <text:p>842895</text:p>
          </table:table-cell>
          <table:table-cell office:value-type="float" office:value="4152505" calcext:value-type="float">
            <text:p>4152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cir2" table:style-name="ta5">
        <table:shapes>
          <draw:frame draw:z-index="0" draw:style-name="gr1" draw:text-style-name="P1" svg:width="6.2988in" svg:height="3.5429in" svg:x="5.8453in" svg:y="3.4165in">
            <draw:object draw:notify-on-update-of-ranges="cir2.G2:cir2.G17 cir2.H1:cir2.H1 cir2.H2:cir2.H17 cir2.I1:cir2.I1 cir2.I2:cir2.I17 cir2.J1:cir2.J1 cir2.J2:cir2.J17 cir2.K1:cir2.K1 cir2.K2:cir2.K1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cir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339" calcext:value-type="float">
            <text:p>339</text:p>
          </table:table-cell>
          <table:table-cell table:formula="of:=[.C3]+[.C4]" office:value-type="float" office:value="404" calcext:value-type="float">
            <text:p>404</text:p>
          </table:table-cell>
          <table:table-cell table:formula="of:=[.D3]+[.D4]" office:value-type="float" office:value="1106" calcext:value-type="float">
            <text:p>1106</text:p>
          </table:table-cell>
          <table:table-cell table:formula="of:=[.E3]+[.E4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472" calcext:value-type="float">
            <text:p>472</text:p>
          </table:table-cell>
          <table:table-cell table:formula="of:=[.C11]+[.C12]" office:value-type="float" office:value="689" calcext:value-type="float">
            <text:p>689</text:p>
          </table:table-cell>
          <table:table-cell table:formula="of:=[.D11]+[.D12]" office:value-type="float" office:value="1701" calcext:value-type="float">
            <text:p>1701</text:p>
          </table:table-cell>
          <table:table-cell table:formula="of:=[.E11]+[.E12]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9" calcext:value-type="float">
            <text:p>309</text:p>
          </table:table-cell>
          <table:table-cell office:value-type="float" office:value="385" calcext:value-type="float">
            <text:p>385</text:p>
          </table:table-cell>
          <table:table-cell office:value-type="float" office:value="1106" calcext:value-type="float">
            <text:p>110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650" calcext:value-type="float">
            <text:p>650</text:p>
          </table:table-cell>
          <table:table-cell table:formula="of:=[.C19]+[.C20]" office:value-type="float" office:value="1697" calcext:value-type="float">
            <text:p>1697</text:p>
          </table:table-cell>
          <table:table-cell table:formula="of:=[.D19]+[.D20]" office:value-type="float" office:value="4082" calcext:value-type="float">
            <text:p>4082</text:p>
          </table:table-cell>
          <table:table-cell table:formula="of:=[.E19]+[.E20]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611" calcext:value-type="float">
            <text:p>1611</text:p>
          </table:table-cell>
          <table:table-cell table:formula="of:=[.C27]+[.C28]" office:value-type="float" office:value="2872" calcext:value-type="float">
            <text:p>2872</text:p>
          </table:table-cell>
          <table:table-cell table:formula="of:=[.D27]+[.D28]" office:value-type="float" office:value="7316" calcext:value-type="float">
            <text:p>7316</text:p>
          </table:table-cell>
          <table:table-cell table:formula="of:=[.E27]+[.E28]"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905" calcext:value-type="float">
            <text:p>2905</text:p>
          </table:table-cell>
          <table:table-cell table:formula="of:=[.C35]+[.C36]" office:value-type="float" office:value="5499" calcext:value-type="float">
            <text:p>5499</text:p>
          </table:table-cell>
          <table:table-cell table:formula="of:=[.D35]+[.D36]" office:value-type="float" office:value="13842" calcext:value-type="float">
            <text:p>13842</text:p>
          </table:table-cell>
          <table:table-cell table:formula="of:=[.E35]+[.E36]" office:value-type="float" office:value="1482" calcext:value-type="float">
            <text:p>1482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" calcext:value-type="float">
            <text:p>12</text:p>
          </table:table-cell>
          <table:table-cell office:value-type="float" office:value="79" calcext:value-type="float">
            <text:p>7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6210" calcext:value-type="float">
            <text:p>6210</text:p>
          </table:table-cell>
          <table:table-cell table:formula="of:=[.C43]+[.C44]" office:value-type="float" office:value="10160" calcext:value-type="float">
            <text:p>10160</text:p>
          </table:table-cell>
          <table:table-cell table:formula="of:=[.D43]+[.D44]" office:value-type="float" office:value="13047" calcext:value-type="float">
            <text:p>13047</text:p>
          </table:table-cell>
          <table:table-cell table:formula="of:=[.E43]+[.E44]" office:value-type="float" office:value="4755" calcext:value-type="float">
            <text:p>475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563" calcext:value-type="float">
            <text:p>7563</text:p>
          </table:table-cell>
          <table:table-cell table:formula="of:=[.C51]+[.C52]" office:value-type="float" office:value="19981" calcext:value-type="float">
            <text:p>19981</text:p>
          </table:table-cell>
          <table:table-cell table:formula="of:=[.D51]+[.D52]" office:value-type="float" office:value="24425" calcext:value-type="float">
            <text:p>24425</text:p>
          </table:table-cell>
          <table:table-cell table:formula="of:=[.E51]+[.E52]" office:value-type="float" office:value="13768" calcext:value-type="float">
            <text:p>1376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21714" calcext:value-type="float">
            <text:p>21714</text:p>
          </table:table-cell>
          <table:table-cell table:formula="of:=[.C59]+[.C60]" office:value-type="float" office:value="53760" calcext:value-type="float">
            <text:p>53760</text:p>
          </table:table-cell>
          <table:table-cell table:formula="of:=[.D59]+[.D60]" office:value-type="float" office:value="47652" calcext:value-type="float">
            <text:p>47652</text:p>
          </table:table-cell>
          <table:table-cell table:formula="of:=[.E59]+[.E60]" office:value-type="float" office:value="123757" calcext:value-type="float">
            <text:p>123757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52053" calcext:value-type="float">
            <text:p>52053</text:p>
          </table:table-cell>
          <table:table-cell table:formula="of:=[.C67]+[.C68]" office:value-type="float" office:value="112460" calcext:value-type="float">
            <text:p>112460</text:p>
          </table:table-cell>
          <table:table-cell table:formula="of:=[.D67]+[.D68]" office:value-type="float" office:value="76869" calcext:value-type="float">
            <text:p>76869</text:p>
          </table:table-cell>
          <table:table-cell table:formula="of:=[.E67]+[.E68]" office:value-type="float" office:value="702544" calcext:value-type="float">
            <text:p>702544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7" calcext:value-type="float">
            <text:p>7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69465" calcext:value-type="float">
            <text:p>69465</text:p>
          </table:table-cell>
          <table:table-cell table:formula="of:=[.C75]+[.C76]" office:value-type="float" office:value="270400" calcext:value-type="float">
            <text:p>270400</text:p>
          </table:table-cell>
          <table:table-cell table:formula="of:=[.D75]+[.D76]" office:value-type="float" office:value="132030" calcext:value-type="float">
            <text:p>132030</text:p>
          </table:table-cell>
          <table:table-cell table:formula="of:=[.E75]+[.E76]" office:value-type="float" office:value="3281255" calcext:value-type="float">
            <text:p>3281255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5" calcext:value-type="float">
            <text:p>395</text:p>
          </table:table-cell>
          <table:table-cell office:value-type="float" office:value="654" calcext:value-type="float">
            <text:p>654</text:p>
          </table:table-cell>
          <table:table-cell office:value-type="float" office:value="1701" calcext:value-type="float">
            <text:p>1701</text:p>
          </table:table-cell>
          <table:table-cell office:value-type="float" office:value="109" calcext:value-type="float">
            <text:p>109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72943" calcext:value-type="float">
            <text:p>172943</text:p>
          </table:table-cell>
          <table:table-cell table:formula="of:=[.C83]+[.C84]" office:value-type="float" office:value="781702" calcext:value-type="float">
            <text:p>781702</text:p>
          </table:table-cell>
          <table:table-cell table:formula="of:=[.D83]+[.D84]" office:value-type="float" office:value="284942" calcext:value-type="float">
            <text:p>284942</text:p>
          </table:table-cell>
          <table:table-cell table:formula="of:=[.E83]+[.E84]" office:value-type="float" office:value="24900650" calcext:value-type="float">
            <text:p>24900650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6" calcext:value-type="float">
            <text:p>96</text:p>
          </table:table-cell>
          <table:table-cell office:value-type="float" office:value="164" calcext:value-type="float">
            <text:p>164</text:p>
          </table:table-cell>
          <table:table-cell office:value-type="float" office:value="864" calcext:value-type="float">
            <text:p>86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280666" calcext:value-type="float">
            <text:p>280666</text:p>
          </table:table-cell>
          <table:table-cell table:formula="of:=[.C91]+[.C92]" office:value-type="float" office:value="1777968" calcext:value-type="float">
            <text:p>1777968</text:p>
          </table:table-cell>
          <table:table-cell table:formula="of:=[.D91]+[.D92]" office:value-type="float" office:value="562385" calcext:value-type="float">
            <text:p>562385</text:p>
          </table:table-cell>
          <table:table-cell table:formula="of:=[.E91]+[.E92]" office:value-type="float" office:value="220197077" calcext:value-type="float">
            <text:p>220197077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724529" calcext:value-type="float">
            <text:p>724529</text:p>
          </table:table-cell>
          <table:table-cell table:formula="of:=[.C99]+[.C100]" office:value-type="float" office:value="3954663" calcext:value-type="float">
            <text:p>3954663</text:p>
          </table:table-cell>
          <table:table-cell table:formula="of:=[.D99]+[.D100]" office:value-type="float" office:value="1118148" calcext:value-type="float">
            <text:p>1118148</text:p>
          </table:table-cell>
          <table:table-cell table:formula="of:=[.E99]+[.E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1868748" calcext:value-type="float">
            <text:p>1868748</text:p>
          </table:table-cell>
          <table:table-cell table:formula="of:=[.C107]+[.C108]" office:value-type="float" office:value="11511510" calcext:value-type="float">
            <text:p>11511510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3369884" calcext:value-type="float">
            <text:p>3369884</text:p>
          </table:table-cell>
          <table:table-cell table:formula="of:=[.C115]+[.C116]" office:value-type="float" office:value="33356563" calcext:value-type="float">
            <text:p>33356563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7524411" calcext:value-type="float">
            <text:p>7524411</text:p>
          </table:table-cell>
          <table:table-cell table:formula="of:=[.C123]+[.C124]" office:value-type="float" office:value="161394881" calcext:value-type="float">
            <text:p>161394881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5" calcext:value-type="float">
            <text:p>1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35" calcext:value-type="float">
            <text:p>535</text:p>
          </table:table-cell>
          <table:table-cell office:value-type="float" office:value="1601" calcext:value-type="float">
            <text:p>1601</text:p>
          </table:table-cell>
          <table:table-cell office:value-type="float" office:value="4082" calcext:value-type="float">
            <text:p>4082</text:p>
          </table:table-cell>
          <table:table-cell office:value-type="float" office:value="200" calcext:value-type="float">
            <text:p>2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3" calcext:value-type="float">
            <text:p>253</text:p>
          </table:table-cell>
          <table:table-cell office:value-type="float" office:value="336" calcext:value-type="float">
            <text:p>336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2" calcext:value-type="float">
            <text:p>52</text:p>
          </table:table-cell>
          <table:table-cell office:value-type="float" office:value="349" calcext:value-type="float">
            <text:p>349</text:p>
          </table:table-cell>
          <table:table-cell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7" calcext:value-type="float">
            <text:p>267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44" calcext:value-type="float">
            <text:p>1344</text:p>
          </table:table-cell>
          <table:table-cell office:value-type="float" office:value="2746" calcext:value-type="float">
            <text:p>2746</text:p>
          </table:table-cell>
          <table:table-cell office:value-type="float" office:value="7316" calcext:value-type="float">
            <text:p>7316</text:p>
          </table:table-cell>
          <table:table-cell office:value-type="float" office:value="443" calcext:value-type="float">
            <text:p>4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8" calcext:value-type="float">
            <text:p>388</text:p>
          </table:table-cell>
          <table:table-cell office:value-type="float" office:value="564" calcext:value-type="float">
            <text:p>564</text:p>
          </table:table-cell>
          <table:table-cell office:value-type="float" office:value="4115" calcext:value-type="float">
            <text:p>4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67" calcext:value-type="float">
            <text:p>5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07" calcext:value-type="float">
            <text:p>107</text:p>
          </table:table-cell>
          <table:table-cell office:value-type="float" office:value="634" calcext:value-type="float">
            <text:p>634</text:p>
          </table:table-cell>
          <table:table-cell office:value-type="float" office:value="356" calcext:value-type="float">
            <text:p>3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60" calcext:value-type="float">
            <text:p>16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18" calcext:value-type="float">
            <text:p>918</text:p>
          </table:table-cell>
          <table:table-cell office:value-type="float" office:value="437" calcext:value-type="float">
            <text:p>4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987" calcext:value-type="float">
            <text:p>1987</text:p>
          </table:table-cell>
          <table:table-cell office:value-type="float" office:value="5062" calcext:value-type="float">
            <text:p>5062</text:p>
          </table:table-cell>
          <table:table-cell office:value-type="float" office:value="13842" calcext:value-type="float">
            <text:p>13842</text:p>
          </table:table-cell>
          <table:table-cell office:value-type="float" office:value="1482" calcext:value-type="float">
            <text:p>14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97" calcext:value-type="float">
            <text:p>797</text:p>
          </table:table-cell>
          <table:table-cell office:value-type="float" office:value="1168" calcext:value-type="float">
            <text:p>1168</text:p>
          </table:table-cell>
          <table:table-cell office:value-type="float" office:value="9760" calcext:value-type="float">
            <text:p>97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81" calcext:value-type="float">
            <text:p>13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26" calcext:value-type="float">
            <text:p>226</text:p>
          </table:table-cell>
          <table:table-cell office:value-type="float" office:value="1743" calcext:value-type="float">
            <text:p>1743</text:p>
          </table:table-cell>
          <table:table-cell office:value-type="float" office:value="1059" calcext:value-type="float">
            <text:p>10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70" calcext:value-type="float">
            <text:p>37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75" calcext:value-type="float">
            <text:p>1275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935" calcext:value-type="float">
            <text:p>4935</text:p>
          </table:table-cell>
          <table:table-cell office:value-type="float" office:value="9530" calcext:value-type="float">
            <text:p>9530</text:p>
          </table:table-cell>
          <table:table-cell office:value-type="float" office:value="13047" calcext:value-type="float">
            <text:p>13047</text:p>
          </table:table-cell>
          <table:table-cell office:value-type="float" office:value="4755" calcext:value-type="float">
            <text:p>47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40" calcext:value-type="float">
            <text:p>840</text:p>
          </table:table-cell>
          <table:table-cell office:value-type="float" office:value="1770" calcext:value-type="float">
            <text:p>1770</text:p>
          </table:table-cell>
          <table:table-cell office:value-type="float" office:value="11097" calcext:value-type="float">
            <text:p>110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81" calcext:value-type="float">
            <text:p>381</text:p>
          </table:table-cell>
          <table:table-cell office:value-type="float" office:value="2892" calcext:value-type="float">
            <text:p>2892</text:p>
          </table:table-cell>
          <table:table-cell office:value-type="float" office:value="2264" calcext:value-type="float">
            <text:p>22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0" calcext:value-type="float">
            <text:p>430</text:p>
          </table:table-cell>
          <table:table-cell office:value-type="float" office:value="935" calcext:value-type="float">
            <text:p>9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61" calcext:value-type="float">
            <text:p>2361</text:p>
          </table:table-cell>
          <table:table-cell office:value-type="float" office:value="1351" calcext:value-type="float">
            <text:p>1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02" calcext:value-type="float">
            <text:p>5202</text:p>
          </table:table-cell>
          <table:table-cell office:value-type="float" office:value="18630" calcext:value-type="float">
            <text:p>18630</text:p>
          </table:table-cell>
          <table:table-cell office:value-type="float" office:value="24425" calcext:value-type="float">
            <text:p>24425</text:p>
          </table:table-cell>
          <table:table-cell office:value-type="float" office:value="13768" calcext:value-type="float">
            <text:p>137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31" calcext:value-type="float">
            <text:p>1731</text:p>
          </table:table-cell>
          <table:table-cell office:value-type="float" office:value="3838" calcext:value-type="float">
            <text:p>3838</text:p>
          </table:table-cell>
          <table:table-cell office:value-type="float" office:value="14427" calcext:value-type="float">
            <text:p>144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572" calcext:value-type="float">
            <text:p>4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09" calcext:value-type="float">
            <text:p>809</text:p>
          </table:table-cell>
          <table:table-cell office:value-type="float" office:value="5054" calcext:value-type="float">
            <text:p>5054</text:p>
          </table:table-cell>
          <table:table-cell office:value-type="float" office:value="3264" calcext:value-type="float">
            <text:p>32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88" calcext:value-type="float">
            <text:p>788</text:p>
          </table:table-cell>
          <table:table-cell office:value-type="float" office:value="1507" calcext:value-type="float">
            <text:p>1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089" calcext:value-type="float">
            <text:p>7089</text:p>
          </table:table-cell>
          <table:table-cell office:value-type="float" office:value="3745" calcext:value-type="float">
            <text:p>37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625" calcext:value-type="float">
            <text:p>14625</text:p>
          </table:table-cell>
          <table:table-cell office:value-type="float" office:value="50015" calcext:value-type="float">
            <text:p>50015</text:p>
          </table:table-cell>
          <table:table-cell office:value-type="float" office:value="47652" calcext:value-type="float">
            <text:p>47652</text:p>
          </table:table-cell>
          <table:table-cell office:value-type="float" office:value="123757" calcext:value-type="float">
            <text:p>1237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18" calcext:value-type="float">
            <text:p>3818</text:p>
          </table:table-cell>
          <table:table-cell office:value-type="float" office:value="9733" calcext:value-type="float">
            <text:p>9733</text:p>
          </table:table-cell>
          <table:table-cell office:value-type="float" office:value="24733" calcext:value-type="float">
            <text:p>247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010" calcext:value-type="float">
            <text:p>1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14" calcext:value-type="float">
            <text:p>2314</text:p>
          </table:table-cell>
          <table:table-cell office:value-type="float" office:value="14328" calcext:value-type="float">
            <text:p>14328</text:p>
          </table:table-cell>
          <table:table-cell office:value-type="float" office:value="8711" calcext:value-type="float">
            <text:p>87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14" calcext:value-type="float">
            <text:p>1714</text:p>
          </table:table-cell>
          <table:table-cell office:value-type="float" office:value="4843" calcext:value-type="float">
            <text:p>48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134" calcext:value-type="float">
            <text:p>15134</text:p>
          </table:table-cell>
          <table:table-cell office:value-type="float" office:value="7969" calcext:value-type="float">
            <text:p>79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919" calcext:value-type="float">
            <text:p>36919</text:p>
          </table:table-cell>
          <table:table-cell office:value-type="float" office:value="104491" calcext:value-type="float">
            <text:p>104491</text:p>
          </table:table-cell>
          <table:table-cell office:value-type="float" office:value="76869" calcext:value-type="float">
            <text:p>76869</text:p>
          </table:table-cell>
          <table:table-cell office:value-type="float" office:value="702544" calcext:value-type="float">
            <text:p>7025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688" calcext:value-type="float">
            <text:p>5688</text:p>
          </table:table-cell>
          <table:table-cell office:value-type="float" office:value="17331" calcext:value-type="float">
            <text:p>17331</text:p>
          </table:table-cell>
          <table:table-cell office:value-type="float" office:value="39914" calcext:value-type="float">
            <text:p>399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0406" calcext:value-type="float">
            <text:p>30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924" calcext:value-type="float">
            <text:p>4924</text:p>
          </table:table-cell>
          <table:table-cell office:value-type="float" office:value="30249" calcext:value-type="float">
            <text:p>30249</text:p>
          </table:table-cell>
          <table:table-cell office:value-type="float" office:value="16543" calcext:value-type="float">
            <text:p>165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110" calcext:value-type="float">
            <text:p>4110</text:p>
          </table:table-cell>
          <table:table-cell office:value-type="float" office:value="7910" calcext:value-type="float">
            <text:p>7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5704" calcext:value-type="float">
            <text:p>35704</text:p>
          </table:table-cell>
          <table:table-cell office:value-type="float" office:value="34210" calcext:value-type="float">
            <text:p>34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3761" calcext:value-type="float">
            <text:p>33761</text:p>
          </table:table-cell>
          <table:table-cell office:value-type="float" office:value="236190" calcext:value-type="float">
            <text:p>236190</text:p>
          </table:table-cell>
          <table:table-cell office:value-type="float" office:value="132030" calcext:value-type="float">
            <text:p>132030</text:p>
          </table:table-cell>
          <table:table-cell office:value-type="float" office:value="3281255" calcext:value-type="float">
            <text:p>32812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608" calcext:value-type="float">
            <text:p>10608</text:p>
          </table:table-cell>
          <table:table-cell office:value-type="float" office:value="30112" calcext:value-type="float">
            <text:p>30112</text:p>
          </table:table-cell>
          <table:table-cell office:value-type="float" office:value="70796" calcext:value-type="float">
            <text:p>7079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4623" calcext:value-type="float">
            <text:p>646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096" calcext:value-type="float">
            <text:p>11096</text:p>
          </table:table-cell>
          <table:table-cell office:value-type="float" office:value="60499" calcext:value-type="float">
            <text:p>60499</text:p>
          </table:table-cell>
          <table:table-cell office:value-type="float" office:value="36619" calcext:value-type="float">
            <text:p>366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924" calcext:value-type="float">
            <text:p>9924</text:p>
          </table:table-cell>
          <table:table-cell office:value-type="float" office:value="18241" calcext:value-type="float">
            <text:p>182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0944" calcext:value-type="float">
            <text:p>80944</text:p>
          </table:table-cell>
          <table:table-cell office:value-type="float" office:value="71901" calcext:value-type="float">
            <text:p>7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1999" calcext:value-type="float">
            <text:p>91999</text:p>
          </table:table-cell>
          <table:table-cell office:value-type="float" office:value="709801" calcext:value-type="float">
            <text:p>709801</text:p>
          </table:table-cell>
          <table:table-cell office:value-type="float" office:value="284942" calcext:value-type="float">
            <text:p>284942</text:p>
          </table:table-cell>
          <table:table-cell office:value-type="float" office:value="24900650" calcext:value-type="float">
            <text:p>249006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5439" calcext:value-type="float">
            <text:p>25439</text:p>
          </table:table-cell>
          <table:table-cell office:value-type="float" office:value="76511" calcext:value-type="float">
            <text:p>76511</text:p>
          </table:table-cell>
          <table:table-cell office:value-type="float" office:value="169278" calcext:value-type="float">
            <text:p>1692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09820" calcext:value-type="float">
            <text:p>2098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949" calcext:value-type="float">
            <text:p>28949</text:p>
          </table:table-cell>
          <table:table-cell office:value-type="float" office:value="161020" calcext:value-type="float">
            <text:p>161020</text:p>
          </table:table-cell>
          <table:table-cell office:value-type="float" office:value="104863" calcext:value-type="float">
            <text:p>1048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7310" calcext:value-type="float">
            <text:p>27310</text:p>
          </table:table-cell>
          <table:table-cell office:value-type="float" office:value="62039" calcext:value-type="float">
            <text:p>62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8818" calcext:value-type="float">
            <text:p>148818</text:p>
          </table:table-cell>
          <table:table-cell office:value-type="float" office:value="186501" calcext:value-type="float">
            <text:p>186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1848" calcext:value-type="float">
            <text:p>131848</text:p>
          </table:table-cell>
          <table:table-cell office:value-type="float" office:value="1591467" calcext:value-type="float">
            <text:p>1591467</text:p>
          </table:table-cell>
          <table:table-cell office:value-type="float" office:value="562385" calcext:value-type="float">
            <text:p>562385</text:p>
          </table:table-cell>
          <table:table-cell office:value-type="float" office:value="220197077" calcext:value-type="float">
            <text:p>2201970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8402" calcext:value-type="float">
            <text:p>48402</text:p>
          </table:table-cell>
          <table:table-cell office:value-type="float" office:value="151432" calcext:value-type="float">
            <text:p>151432</text:p>
          </table:table-cell>
          <table:table-cell office:value-type="float" office:value="313269" calcext:value-type="float">
            <text:p>3132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81016" calcext:value-type="float">
            <text:p>481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8773" calcext:value-type="float">
            <text:p>58773</text:p>
          </table:table-cell>
          <table:table-cell office:value-type="float" office:value="338372" calcext:value-type="float">
            <text:p>338372</text:p>
          </table:table-cell>
          <table:table-cell office:value-type="float" office:value="223736" calcext:value-type="float">
            <text:p>2237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117" calcext:value-type="float">
            <text:p>46117</text:p>
          </table:table-cell>
          <table:table-cell office:value-type="float" office:value="148514" calcext:value-type="float">
            <text:p>148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4298" calcext:value-type="float">
            <text:p>314298</text:p>
          </table:table-cell>
          <table:table-cell office:value-type="float" office:value="460252" calcext:value-type="float">
            <text:p>460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10231" calcext:value-type="float">
            <text:p>410231</text:p>
          </table:table-cell>
          <table:table-cell office:value-type="float" office:value="3494411" calcext:value-type="float">
            <text:p>3494411</text:p>
          </table:table-cell>
          <table:table-cell office:value-type="float" office:value="1118148" calcext:value-type="float">
            <text:p>11181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4383" calcext:value-type="float">
            <text:p>94383</text:p>
          </table:table-cell>
          <table:table-cell office:value-type="float" office:value="301974" calcext:value-type="float">
            <text:p>301974</text:p>
          </table:table-cell>
          <table:table-cell office:value-type="float" office:value="628062" calcext:value-type="float">
            <text:p>62806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35723" calcext:value-type="float">
            <text:p>10357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6474" calcext:value-type="float">
            <text:p>116474</text:p>
          </table:table-cell>
          <table:table-cell office:value-type="float" office:value="740505" calcext:value-type="float">
            <text:p>740505</text:p>
          </table:table-cell>
          <table:table-cell office:value-type="float" office:value="471501" calcext:value-type="float">
            <text:p>4715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7713" calcext:value-type="float">
            <text:p>87713</text:p>
          </table:table-cell>
          <table:table-cell office:value-type="float" office:value="328328" calcext:value-type="float">
            <text:p>328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46825" calcext:value-type="float">
            <text:p>946825</text:p>
          </table:table-cell>
          <table:table-cell office:value-type="float" office:value="1256352" calcext:value-type="float">
            <text:p>1256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21923" calcext:value-type="float">
            <text:p>921923</text:p>
          </table:table-cell>
          <table:table-cell office:value-type="float" office:value="10255158" calcext:value-type="float">
            <text:p>10255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5079" calcext:value-type="float">
            <text:p>235079</text:p>
          </table:table-cell>
          <table:table-cell office:value-type="float" office:value="753293" calcext:value-type="float">
            <text:p>753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809852" calcext:value-type="float">
            <text:p>28098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3505" calcext:value-type="float">
            <text:p>293505</text:p>
          </table:table-cell>
          <table:table-cell office:value-type="float" office:value="2146435" calcext:value-type="float">
            <text:p>2146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3244" calcext:value-type="float">
            <text:p>213244</text:p>
          </table:table-cell>
          <table:table-cell office:value-type="float" office:value="935157" calcext:value-type="float">
            <text:p>9351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42491" calcext:value-type="float">
            <text:p>1742491</text:p>
          </table:table-cell>
          <table:table-cell office:value-type="float" office:value="2688363" calcext:value-type="float">
            <text:p>2688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27393" calcext:value-type="float">
            <text:p>1627393</text:p>
          </table:table-cell>
          <table:table-cell office:value-type="float" office:value="30668200" calcext:value-type="float">
            <text:p>306682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62651" calcext:value-type="float">
            <text:p>462651</text:p>
          </table:table-cell>
          <table:table-cell office:value-type="float" office:value="1599181" calcext:value-type="float">
            <text:p>15991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44128" calcext:value-type="float">
            <text:p>58441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12680" calcext:value-type="float">
            <text:p>612680</text:p>
          </table:table-cell>
          <table:table-cell office:value-type="float" office:value="4639627" calcext:value-type="float">
            <text:p>46396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0685" calcext:value-type="float">
            <text:p>430685</text:p>
          </table:table-cell>
          <table:table-cell office:value-type="float" office:value="2003700" calcext:value-type="float">
            <text:p>20037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856070" calcext:value-type="float">
            <text:p>3856070</text:p>
          </table:table-cell>
          <table:table-cell office:value-type="float" office:value="5574648" calcext:value-type="float">
            <text:p>5574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68341" calcext:value-type="float">
            <text:p>3668341</text:p>
          </table:table-cell>
          <table:table-cell office:value-type="float" office:value="155820233" calcext:value-type="float">
            <text:p>155820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23411" calcext:value-type="float">
            <text:p>923411</text:p>
          </table:table-cell>
          <table:table-cell office:value-type="float" office:value="3344020" calcext:value-type="float">
            <text:p>3344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183261" calcext:value-type="float">
            <text:p>12183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09764" calcext:value-type="float">
            <text:p>1209764</text:p>
          </table:table-cell>
          <table:table-cell office:value-type="float" office:value="10110821" calcext:value-type="float">
            <text:p>101108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63118" calcext:value-type="float">
            <text:p>863118</text:p>
          </table:table-cell>
          <table:table-cell office:value-type="float" office:value="4317541" calcext:value-type="float">
            <text:p>4317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cir3" table:style-name="ta5">
        <table:shapes>
          <draw:frame draw:z-index="0" draw:style-name="gr1" draw:text-style-name="P1" svg:width="6.2988in" svg:height="3.5429in" svg:x="5.8453in" svg:y="3.4165in">
            <draw:object draw:notify-on-update-of-ranges="cir3.G2:cir3.G17 cir3.H1:cir3.H1 cir3.H2:cir3.H17 cir3.I1:cir3.I1 cir3.I2:cir3.I17 cir3.J1:cir3.J1 cir3.J2:cir3.J17 cir3.K1:cir3.K1 cir3.K2:cir3.K1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cir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307" calcext:value-type="float">
            <text:p>307</text:p>
          </table:table-cell>
          <table:table-cell table:formula="of:=[.C3]+[.C4]" office:value-type="float" office:value="402" calcext:value-type="float">
            <text:p>402</text:p>
          </table:table-cell>
          <table:table-cell table:formula="of:=[.D3]+[.D4]" office:value-type="float" office:value="1098" calcext:value-type="float">
            <text:p>1098</text:p>
          </table:table-cell>
          <table:table-cell table:formula="of:=[.E3]+[.E4]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506" calcext:value-type="float">
            <text:p>506</text:p>
          </table:table-cell>
          <table:table-cell table:formula="of:=[.C11]+[.C12]" office:value-type="float" office:value="741" calcext:value-type="float">
            <text:p>741</text:p>
          </table:table-cell>
          <table:table-cell table:formula="of:=[.D11]+[.D12]" office:value-type="float" office:value="1675" calcext:value-type="float">
            <text:p>1675</text:p>
          </table:table-cell>
          <table:table-cell table:formula="of:=[.E11]+[.E12]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1" calcext:value-type="float">
            <text:p>281</text:p>
          </table:table-cell>
          <table:table-cell office:value-type="float" office:value="384" calcext:value-type="float">
            <text:p>384</text:p>
          </table:table-cell>
          <table:table-cell office:value-type="float" office:value="1098" calcext:value-type="float">
            <text:p>1098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566" calcext:value-type="float">
            <text:p>566</text:p>
          </table:table-cell>
          <table:table-cell table:formula="of:=[.C19]+[.C20]" office:value-type="float" office:value="1181" calcext:value-type="float">
            <text:p>1181</text:p>
          </table:table-cell>
          <table:table-cell table:formula="of:=[.D19]+[.D20]" office:value-type="float" office:value="2813" calcext:value-type="float">
            <text:p>2813</text:p>
          </table:table-cell>
          <table:table-cell table:formula="of:=[.E19]+[.E20]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558" calcext:value-type="float">
            <text:p>1558</text:p>
          </table:table-cell>
          <table:table-cell table:formula="of:=[.C27]+[.C28]" office:value-type="float" office:value="2173" calcext:value-type="float">
            <text:p>2173</text:p>
          </table:table-cell>
          <table:table-cell table:formula="of:=[.D27]+[.D28]" office:value-type="float" office:value="5184" calcext:value-type="float">
            <text:p>5184</text:p>
          </table:table-cell>
          <table:table-cell table:formula="of:=[.E27]+[.E28]"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974" calcext:value-type="float">
            <text:p>1974</text:p>
          </table:table-cell>
          <table:table-cell table:formula="of:=[.C35]+[.C36]" office:value-type="float" office:value="7247" calcext:value-type="float">
            <text:p>7247</text:p>
          </table:table-cell>
          <table:table-cell table:formula="of:=[.D35]+[.D36]" office:value-type="float" office:value="13838" calcext:value-type="float">
            <text:p>13838</text:p>
          </table:table-cell>
          <table:table-cell table:formula="of:=[.E35]+[.E36]" office:value-type="float" office:value="1321" calcext:value-type="float">
            <text:p>1321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6567" calcext:value-type="float">
            <text:p>6567</text:p>
          </table:table-cell>
          <table:table-cell table:formula="of:=[.C43]+[.C44]" office:value-type="float" office:value="10051" calcext:value-type="float">
            <text:p>10051</text:p>
          </table:table-cell>
          <table:table-cell table:formula="of:=[.D43]+[.D44]" office:value-type="float" office:value="13753" calcext:value-type="float">
            <text:p>13753</text:p>
          </table:table-cell>
          <table:table-cell table:formula="of:=[.E43]+[.E44]" office:value-type="float" office:value="3576" calcext:value-type="float">
            <text:p>3576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503" calcext:value-type="float">
            <text:p>7503</text:p>
          </table:table-cell>
          <table:table-cell table:formula="of:=[.C51]+[.C52]" office:value-type="float" office:value="18812" calcext:value-type="float">
            <text:p>18812</text:p>
          </table:table-cell>
          <table:table-cell table:formula="of:=[.D51]+[.D52]" office:value-type="float" office:value="23062" calcext:value-type="float">
            <text:p>23062</text:p>
          </table:table-cell>
          <table:table-cell table:formula="of:=[.E51]+[.E52]" office:value-type="float" office:value="13102" calcext:value-type="float">
            <text:p>13102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21218" calcext:value-type="float">
            <text:p>21218</text:p>
          </table:table-cell>
          <table:table-cell table:formula="of:=[.C59]+[.C60]" office:value-type="float" office:value="53548" calcext:value-type="float">
            <text:p>53548</text:p>
          </table:table-cell>
          <table:table-cell table:formula="of:=[.D59]+[.D60]" office:value-type="float" office:value="45996" calcext:value-type="float">
            <text:p>45996</text:p>
          </table:table-cell>
          <table:table-cell table:formula="of:=[.E59]+[.E60]" office:value-type="float" office:value="130097" calcext:value-type="float">
            <text:p>130097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8722" calcext:value-type="float">
            <text:p>48722</text:p>
          </table:table-cell>
          <table:table-cell table:formula="of:=[.C67]+[.C68]" office:value-type="float" office:value="130730" calcext:value-type="float">
            <text:p>130730</text:p>
          </table:table-cell>
          <table:table-cell table:formula="of:=[.D67]+[.D68]" office:value-type="float" office:value="78830" calcext:value-type="float">
            <text:p>78830</text:p>
          </table:table-cell>
          <table:table-cell table:formula="of:=[.E67]+[.E68]" office:value-type="float" office:value="725470" calcext:value-type="float">
            <text:p>725470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65340" calcext:value-type="float">
            <text:p>65340</text:p>
          </table:table-cell>
          <table:table-cell table:formula="of:=[.C75]+[.C76]" office:value-type="float" office:value="272873" calcext:value-type="float">
            <text:p>272873</text:p>
          </table:table-cell>
          <table:table-cell table:formula="of:=[.D75]+[.D76]" office:value-type="float" office:value="129666" calcext:value-type="float">
            <text:p>129666</text:p>
          </table:table-cell>
          <table:table-cell table:formula="of:=[.E75]+[.E76]" office:value-type="float" office:value="3229656" calcext:value-type="float">
            <text:p>3229656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34" calcext:value-type="float">
            <text:p>434</text:p>
          </table:table-cell>
          <table:table-cell office:value-type="float" office:value="695" calcext:value-type="float">
            <text:p>695</text:p>
          </table:table-cell>
          <table:table-cell office:value-type="float" office:value="1675" calcext:value-type="float">
            <text:p>1675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188555" calcext:value-type="float">
            <text:p>188555</text:p>
          </table:table-cell>
          <table:table-cell table:formula="of:=[.C83]+[.C84]" office:value-type="float" office:value="785916" calcext:value-type="float">
            <text:p>785916</text:p>
          </table:table-cell>
          <table:table-cell table:formula="of:=[.D83]+[.D84]" office:value-type="float" office:value="285177" calcext:value-type="float">
            <text:p>285177</text:p>
          </table:table-cell>
          <table:table-cell table:formula="of:=[.E83]+[.E84]" office:value-type="float" office:value="26001577" calcext:value-type="float">
            <text:p>26001577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4" calcext:value-type="float">
            <text:p>84</text:p>
          </table:table-cell>
          <table:table-cell office:value-type="float" office:value="144" calcext:value-type="float">
            <text:p>144</text:p>
          </table:table-cell>
          <table:table-cell office:value-type="float" office:value="860" calcext:value-type="float">
            <text:p>8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286331" calcext:value-type="float">
            <text:p>286331</text:p>
          </table:table-cell>
          <table:table-cell table:formula="of:=[.C91]+[.C92]" office:value-type="float" office:value="1928872" calcext:value-type="float">
            <text:p>1928872</text:p>
          </table:table-cell>
          <table:table-cell table:formula="of:=[.D91]+[.D92]" office:value-type="float" office:value="597940" calcext:value-type="float">
            <text:p>597940</text:p>
          </table:table-cell>
          <table:table-cell table:formula="of:=[.E91]+[.E92]" office:value-type="float" office:value="231911076" calcext:value-type="float">
            <text:p>231911076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728942" calcext:value-type="float">
            <text:p>728942</text:p>
          </table:table-cell>
          <table:table-cell table:formula="of:=[.C99]+[.C100]" office:value-type="float" office:value="3970445" calcext:value-type="float">
            <text:p>3970445</text:p>
          </table:table-cell>
          <table:table-cell table:formula="of:=[.D99]+[.D100]" office:value-type="float" office:value="1128118" calcext:value-type="float">
            <text:p>1128118</text:p>
          </table:table-cell>
          <table:table-cell table:formula="of:=[.E99]+[.E10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1876541" calcext:value-type="float">
            <text:p>1876541</text:p>
          </table:table-cell>
          <table:table-cell table:formula="of:=[.C107]+[.C108]" office:value-type="float" office:value="11533929" calcext:value-type="float">
            <text:p>11533929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3" calcext:value-type="float">
            <text:p>73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3378966" calcext:value-type="float">
            <text:p>3378966</text:p>
          </table:table-cell>
          <table:table-cell table:formula="of:=[.C115]+[.C116]" office:value-type="float" office:value="33317904" calcext:value-type="float">
            <text:p>33317904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7518883" calcext:value-type="float">
            <text:p>7518883</text:p>
          </table:table-cell>
          <table:table-cell table:formula="of:=[.C123]+[.C124]" office:value-type="float" office:value="162133733" calcext:value-type="float">
            <text:p>162133733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5" calcext:value-type="float">
            <text:p>14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21" calcext:value-type="float">
            <text:p>421</text:p>
          </table:table-cell>
          <table:table-cell office:value-type="float" office:value="1119" calcext:value-type="float">
            <text:p>1119</text:p>
          </table:table-cell>
          <table:table-cell office:value-type="float" office:value="2813" calcext:value-type="float">
            <text:p>2813</text:p>
          </table:table-cell>
          <table:table-cell office:value-type="float" office:value="192" calcext:value-type="float">
            <text:p>19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7" calcext:value-type="float">
            <text:p>187</text:p>
          </table:table-cell>
          <table:table-cell office:value-type="float" office:value="267" calcext:value-type="float">
            <text:p>267</text:p>
          </table:table-cell>
          <table:table-cell office:value-type="float" office:value="1576" calcext:value-type="float">
            <text:p>15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9" calcext:value-type="float">
            <text:p>49</text:p>
          </table:table-cell>
          <table:table-cell office:value-type="float" office:value="303" calcext:value-type="float">
            <text:p>303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0" calcext:value-type="float">
            <text:p>100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58" calcext:value-type="float">
            <text:p>258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00" calcext:value-type="float">
            <text:p>1300</text:p>
          </table:table-cell>
          <table:table-cell office:value-type="float" office:value="2041" calcext:value-type="float">
            <text:p>2041</text:p>
          </table:table-cell>
          <table:table-cell office:value-type="float" office:value="5184" calcext:value-type="float">
            <text:p>5184</text:p>
          </table:table-cell>
          <table:table-cell office:value-type="float" office:value="435" calcext:value-type="float">
            <text:p>4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0" calcext:value-type="float">
            <text:p>380</text:p>
          </table:table-cell>
          <table:table-cell office:value-type="float" office:value="469" calcext:value-type="float">
            <text:p>469</text:p>
          </table:table-cell>
          <table:table-cell office:value-type="float" office:value="3044" calcext:value-type="float">
            <text:p>304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42" calcext:value-type="float">
            <text:p>4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04" calcext:value-type="float">
            <text:p>104</text:p>
          </table:table-cell>
          <table:table-cell office:value-type="float" office:value="604" calcext:value-type="float">
            <text:p>604</text:p>
          </table:table-cell>
          <table:table-cell office:value-type="float" office:value="354" calcext:value-type="float">
            <text:p>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56" calcext:value-type="float">
            <text:p>156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37" calcext:value-type="float">
            <text:p>637</text:p>
          </table:table-cell>
          <table:table-cell office:value-type="float" office:value="438" calcext:value-type="float">
            <text:p>4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37" calcext:value-type="float">
            <text:p>1337</text:p>
          </table:table-cell>
          <table:table-cell office:value-type="float" office:value="6809" calcext:value-type="float">
            <text:p>6809</text:p>
          </table:table-cell>
          <table:table-cell office:value-type="float" office:value="13838" calcext:value-type="float">
            <text:p>13838</text:p>
          </table:table-cell>
          <table:table-cell office:value-type="float" office:value="1321" calcext:value-type="float">
            <text:p>13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34" calcext:value-type="float">
            <text:p>634</text:p>
          </table:table-cell>
          <table:table-cell office:value-type="float" office:value="1370" calcext:value-type="float">
            <text:p>1370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77" calcext:value-type="float">
            <text:p>1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14" calcext:value-type="float">
            <text:p>214</text:p>
          </table:table-cell>
          <table:table-cell office:value-type="float" office:value="1635" calcext:value-type="float">
            <text:p>1635</text:p>
          </table:table-cell>
          <table:table-cell office:value-type="float" office:value="1035" calcext:value-type="float">
            <text:p>103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87" calcext:value-type="float">
            <text:p>287</text:p>
          </table:table-cell>
          <table:table-cell office:value-type="float" office:value="594" calcext:value-type="float">
            <text:p>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337" calcext:value-type="float">
            <text:p>1337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30" calcext:value-type="float">
            <text:p>5230</text:p>
          </table:table-cell>
          <table:table-cell office:value-type="float" office:value="9521" calcext:value-type="float">
            <text:p>9521</text:p>
          </table:table-cell>
          <table:table-cell office:value-type="float" office:value="13753" calcext:value-type="float">
            <text:p>13753</text:p>
          </table:table-cell>
          <table:table-cell office:value-type="float" office:value="3576" calcext:value-type="float">
            <text:p>35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32" calcext:value-type="float">
            <text:p>1232</text:p>
          </table:table-cell>
          <table:table-cell office:value-type="float" office:value="1611" calcext:value-type="float">
            <text:p>1611</text:p>
          </table:table-cell>
          <table:table-cell office:value-type="float" office:value="9687" calcext:value-type="float">
            <text:p>968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097" calcext:value-type="float">
            <text:p>20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85" calcext:value-type="float">
            <text:p>485</text:p>
          </table:table-cell>
          <table:table-cell office:value-type="float" office:value="2542" calcext:value-type="float">
            <text:p>2542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80" calcext:value-type="float">
            <text:p>580</text:p>
          </table:table-cell>
          <table:table-cell office:value-type="float" office:value="983" calcext:value-type="float">
            <text:p>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68" calcext:value-type="float">
            <text:p>2268</text:p>
          </table:table-cell>
          <table:table-cell office:value-type="float" office:value="1410" calcext:value-type="float">
            <text:p>14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35" calcext:value-type="float">
            <text:p>5235</text:p>
          </table:table-cell>
          <table:table-cell office:value-type="float" office:value="17402" calcext:value-type="float">
            <text:p>17402</text:p>
          </table:table-cell>
          <table:table-cell office:value-type="float" office:value="23062" calcext:value-type="float">
            <text:p>23062</text:p>
          </table:table-cell>
          <table:table-cell office:value-type="float" office:value="13102" calcext:value-type="float">
            <text:p>13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57" calcext:value-type="float">
            <text:p>1857</text:p>
          </table:table-cell>
          <table:table-cell office:value-type="float" office:value="4162" calcext:value-type="float">
            <text:p>4162</text:p>
          </table:table-cell>
          <table:table-cell office:value-type="float" office:value="15272" calcext:value-type="float">
            <text:p>152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243" calcext:value-type="float">
            <text:p>52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70" calcext:value-type="float">
            <text:p>1470</text:p>
          </table:table-cell>
          <table:table-cell office:value-type="float" office:value="4832" calcext:value-type="float">
            <text:p>4832</text:p>
          </table:table-cell>
          <table:table-cell office:value-type="float" office:value="3217" calcext:value-type="float">
            <text:p>32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7" calcext:value-type="float">
            <text:p>917</text:p>
          </table:table-cell>
          <table:table-cell office:value-type="float" office:value="1981" calcext:value-type="float">
            <text:p>19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040" calcext:value-type="float">
            <text:p>7040</text:p>
          </table:table-cell>
          <table:table-cell office:value-type="float" office:value="4004" calcext:value-type="float">
            <text:p>4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178" calcext:value-type="float">
            <text:p>14178</text:p>
          </table:table-cell>
          <table:table-cell office:value-type="float" office:value="49544" calcext:value-type="float">
            <text:p>49544</text:p>
          </table:table-cell>
          <table:table-cell office:value-type="float" office:value="45996" calcext:value-type="float">
            <text:p>45996</text:p>
          </table:table-cell>
          <table:table-cell office:value-type="float" office:value="130097" calcext:value-type="float">
            <text:p>1300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42" calcext:value-type="float">
            <text:p>2942</text:p>
          </table:table-cell>
          <table:table-cell office:value-type="float" office:value="8866" calcext:value-type="float">
            <text:p>8866</text:p>
          </table:table-cell>
          <table:table-cell office:value-type="float" office:value="26293" calcext:value-type="float">
            <text:p>2629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197" calcext:value-type="float">
            <text:p>13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09" calcext:value-type="float">
            <text:p>2009</text:p>
          </table:table-cell>
          <table:table-cell office:value-type="float" office:value="15070" calcext:value-type="float">
            <text:p>15070</text:p>
          </table:table-cell>
          <table:table-cell office:value-type="float" office:value="8737" calcext:value-type="float">
            <text:p>87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96" calcext:value-type="float">
            <text:p>1896</text:p>
          </table:table-cell>
          <table:table-cell office:value-type="float" office:value="3651" calcext:value-type="float">
            <text:p>36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266" calcext:value-type="float">
            <text:p>15266</text:p>
          </table:table-cell>
          <table:table-cell office:value-type="float" office:value="14338" calcext:value-type="float">
            <text:p>143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3456" calcext:value-type="float">
            <text:p>33456</text:p>
          </table:table-cell>
          <table:table-cell office:value-type="float" office:value="116392" calcext:value-type="float">
            <text:p>116392</text:p>
          </table:table-cell>
          <table:table-cell office:value-type="float" office:value="78830" calcext:value-type="float">
            <text:p>78830</text:p>
          </table:table-cell>
          <table:table-cell office:value-type="float" office:value="725470" calcext:value-type="float">
            <text:p>7254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421" calcext:value-type="float">
            <text:p>5421</text:p>
          </table:table-cell>
          <table:table-cell office:value-type="float" office:value="14959" calcext:value-type="float">
            <text:p>14959</text:p>
          </table:table-cell>
          <table:table-cell office:value-type="float" office:value="40402" calcext:value-type="float">
            <text:p>404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3028" calcext:value-type="float">
            <text:p>33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349" calcext:value-type="float">
            <text:p>6349</text:p>
          </table:table-cell>
          <table:table-cell office:value-type="float" office:value="30537" calcext:value-type="float">
            <text:p>30537</text:p>
          </table:table-cell>
          <table:table-cell office:value-type="float" office:value="16788" calcext:value-type="float">
            <text:p>167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020" calcext:value-type="float">
            <text:p>4020</text:p>
          </table:table-cell>
          <table:table-cell office:value-type="float" office:value="9293" calcext:value-type="float">
            <text:p>9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371" calcext:value-type="float">
            <text:p>31371</text:p>
          </table:table-cell>
          <table:table-cell office:value-type="float" office:value="31676" calcext:value-type="float">
            <text:p>31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3969" calcext:value-type="float">
            <text:p>33969</text:p>
          </table:table-cell>
          <table:table-cell office:value-type="float" office:value="241197" calcext:value-type="float">
            <text:p>241197</text:p>
          </table:table-cell>
          <table:table-cell office:value-type="float" office:value="129666" calcext:value-type="float">
            <text:p>129666</text:p>
          </table:table-cell>
          <table:table-cell office:value-type="float" office:value="3229656" calcext:value-type="float">
            <text:p>32296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834" calcext:value-type="float">
            <text:p>11834</text:p>
          </table:table-cell>
          <table:table-cell office:value-type="float" office:value="31111" calcext:value-type="float">
            <text:p>31111</text:p>
          </table:table-cell>
          <table:table-cell office:value-type="float" office:value="71184" calcext:value-type="float">
            <text:p>711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5307" calcext:value-type="float">
            <text:p>653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660" calcext:value-type="float">
            <text:p>11660</text:p>
          </table:table-cell>
          <table:table-cell office:value-type="float" office:value="60092" calcext:value-type="float">
            <text:p>60092</text:p>
          </table:table-cell>
          <table:table-cell office:value-type="float" office:value="36704" calcext:value-type="float">
            <text:p>367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862" calcext:value-type="float">
            <text:p>9862</text:p>
          </table:table-cell>
          <table:table-cell office:value-type="float" office:value="19367" calcext:value-type="float">
            <text:p>19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7332" calcext:value-type="float">
            <text:p>87332</text:p>
          </table:table-cell>
          <table:table-cell office:value-type="float" office:value="69562" calcext:value-type="float">
            <text:p>69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1223" calcext:value-type="float">
            <text:p>101223</text:p>
          </table:table-cell>
          <table:table-cell office:value-type="float" office:value="716354" calcext:value-type="float">
            <text:p>716354</text:p>
          </table:table-cell>
          <table:table-cell office:value-type="float" office:value="285177" calcext:value-type="float">
            <text:p>285177</text:p>
          </table:table-cell>
          <table:table-cell office:value-type="float" office:value="26001577" calcext:value-type="float">
            <text:p>2600157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8734" calcext:value-type="float">
            <text:p>28734</text:p>
          </table:table-cell>
          <table:table-cell office:value-type="float" office:value="78052" calcext:value-type="float">
            <text:p>78052</text:p>
          </table:table-cell>
          <table:table-cell office:value-type="float" office:value="165163" calcext:value-type="float">
            <text:p>1651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4871" calcext:value-type="float">
            <text:p>2148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0947" calcext:value-type="float">
            <text:p>30947</text:p>
          </table:table-cell>
          <table:table-cell office:value-type="float" office:value="172607" calcext:value-type="float">
            <text:p>172607</text:p>
          </table:table-cell>
          <table:table-cell office:value-type="float" office:value="109243" calcext:value-type="float">
            <text:p>1092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2701" calcext:value-type="float">
            <text:p>22701</text:p>
          </table:table-cell>
          <table:table-cell office:value-type="float" office:value="62865" calcext:value-type="float">
            <text:p>628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5582" calcext:value-type="float">
            <text:p>155582</text:p>
          </table:table-cell>
          <table:table-cell office:value-type="float" office:value="218831" calcext:value-type="float">
            <text:p>218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0749" calcext:value-type="float">
            <text:p>130749</text:p>
          </table:table-cell>
          <table:table-cell office:value-type="float" office:value="1710041" calcext:value-type="float">
            <text:p>1710041</text:p>
          </table:table-cell>
          <table:table-cell office:value-type="float" office:value="597940" calcext:value-type="float">
            <text:p>597940</text:p>
          </table:table-cell>
          <table:table-cell office:value-type="float" office:value="231911076" calcext:value-type="float">
            <text:p>2319110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8660" calcext:value-type="float">
            <text:p>48660</text:p>
          </table:table-cell>
          <table:table-cell office:value-type="float" office:value="155763" calcext:value-type="float">
            <text:p>155763</text:p>
          </table:table-cell>
          <table:table-cell office:value-type="float" office:value="326465" calcext:value-type="float">
            <text:p>3264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42215" calcext:value-type="float">
            <text:p>542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9703" calcext:value-type="float">
            <text:p>59703</text:p>
          </table:table-cell>
          <table:table-cell office:value-type="float" office:value="346866" calcext:value-type="float">
            <text:p>346866</text:p>
          </table:table-cell>
          <table:table-cell office:value-type="float" office:value="226222" calcext:value-type="float">
            <text:p>2262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6862" calcext:value-type="float">
            <text:p>46862</text:p>
          </table:table-cell>
          <table:table-cell office:value-type="float" office:value="158619" calcext:value-type="float">
            <text:p>1586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7704" calcext:value-type="float">
            <text:p>317704</text:p>
          </table:table-cell>
          <table:table-cell office:value-type="float" office:value="460454" calcext:value-type="float">
            <text:p>4604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11238" calcext:value-type="float">
            <text:p>411238</text:p>
          </table:table-cell>
          <table:table-cell office:value-type="float" office:value="3509991" calcext:value-type="float">
            <text:p>3509991</text:p>
          </table:table-cell>
          <table:table-cell office:value-type="float" office:value="1128118" calcext:value-type="float">
            <text:p>11281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4880" calcext:value-type="float">
            <text:p>94880</text:p>
          </table:table-cell>
          <table:table-cell office:value-type="float" office:value="302677" calcext:value-type="float">
            <text:p>302677</text:p>
          </table:table-cell>
          <table:table-cell office:value-type="float" office:value="628411" calcext:value-type="float">
            <text:p>6284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43476" calcext:value-type="float">
            <text:p>1043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7748" calcext:value-type="float">
            <text:p>117748</text:p>
          </table:table-cell>
          <table:table-cell office:value-type="float" office:value="736746" calcext:value-type="float">
            <text:p>736746</text:p>
          </table:table-cell>
          <table:table-cell office:value-type="float" office:value="467025" calcext:value-type="float">
            <text:p>46702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2538" calcext:value-type="float">
            <text:p>92538</text:p>
          </table:table-cell>
          <table:table-cell office:value-type="float" office:value="327281" calcext:value-type="float">
            <text:p>3272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52414" calcext:value-type="float">
            <text:p>952414</text:p>
          </table:table-cell>
          <table:table-cell office:value-type="float" office:value="1259044" calcext:value-type="float">
            <text:p>1259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24127" calcext:value-type="float">
            <text:p>924127</text:p>
          </table:table-cell>
          <table:table-cell office:value-type="float" office:value="10274885" calcext:value-type="float">
            <text:p>102748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6829" calcext:value-type="float">
            <text:p>236829</text:p>
          </table:table-cell>
          <table:table-cell office:value-type="float" office:value="758268" calcext:value-type="float">
            <text:p>758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816733" calcext:value-type="float">
            <text:p>28167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5517" calcext:value-type="float">
            <text:p>295517</text:p>
          </table:table-cell>
          <table:table-cell office:value-type="float" office:value="2127762" calcext:value-type="float">
            <text:p>2127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22402" calcext:value-type="float">
            <text:p>222402</text:p>
          </table:table-cell>
          <table:table-cell office:value-type="float" office:value="943961" calcext:value-type="float">
            <text:p>943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45686" calcext:value-type="float">
            <text:p>1745686</text:p>
          </table:table-cell>
          <table:table-cell office:value-type="float" office:value="2678228" calcext:value-type="float">
            <text:p>26782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33280" calcext:value-type="float">
            <text:p>1633280</text:p>
          </table:table-cell>
          <table:table-cell office:value-type="float" office:value="30639676" calcext:value-type="float">
            <text:p>30639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66190" calcext:value-type="float">
            <text:p>466190</text:p>
          </table:table-cell>
          <table:table-cell office:value-type="float" office:value="1587052" calcext:value-type="float">
            <text:p>15870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78910" calcext:value-type="float">
            <text:p>5878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16193" calcext:value-type="float">
            <text:p>616193</text:p>
          </table:table-cell>
          <table:table-cell office:value-type="float" office:value="4640319" calcext:value-type="float">
            <text:p>46403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7035" calcext:value-type="float">
            <text:p>437035</text:p>
          </table:table-cell>
          <table:table-cell office:value-type="float" office:value="2014299" calcext:value-type="float">
            <text:p>2014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853054" calcext:value-type="float">
            <text:p>3853054</text:p>
          </table:table-cell>
          <table:table-cell office:value-type="float" office:value="5592724" calcext:value-type="float">
            <text:p>55927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65829" calcext:value-type="float">
            <text:p>3665829</text:p>
          </table:table-cell>
          <table:table-cell office:value-type="float" office:value="156541009" calcext:value-type="float">
            <text:p>156541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22241" calcext:value-type="float">
            <text:p>922241</text:p>
          </table:table-cell>
          <table:table-cell office:value-type="float" office:value="3342824" calcext:value-type="float">
            <text:p>3342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185753" calcext:value-type="float">
            <text:p>121857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01163" calcext:value-type="float">
            <text:p>1201163</text:p>
          </table:table-cell>
          <table:table-cell office:value-type="float" office:value="10148083" calcext:value-type="float">
            <text:p>101480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61649" calcext:value-type="float">
            <text:p>861649</text:p>
          </table:table-cell>
          <table:table-cell office:value-type="float" office:value="4325877" calcext:value-type="float">
            <text:p>4325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hex1" table:style-name="ta6">
        <table:shapes>
          <draw:frame draw:z-index="0" draw:style-name="gr1" draw:text-style-name="P1" svg:width="6.2988in" svg:height="3.5429in" svg:x="5.8453in" svg:y="3.4165in">
            <draw:object draw:notify-on-update-of-ranges="hex1.G2:hex1.G17 hex1.H1:hex1.H1 hex1.H2:hex1.H17 hex1.I1:hex1.I1 hex1.I2:hex1.I17 hex1.J1:hex1.J1 hex1.J2:hex1.J17 hex1.K1:hex1.K1 hex1.K2:hex1.K1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hex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147" calcext:value-type="float">
            <text:p>147</text:p>
          </table:table-cell>
          <table:table-cell table:formula="of:=[.C3]+[.C4]" office:value-type="float" office:value="287" calcext:value-type="float">
            <text:p>287</text:p>
          </table:table-cell>
          <table:table-cell table:formula="of:=[.D3]+[.D4]" office:value-type="float" office:value="650" calcext:value-type="float">
            <text:p>650</text:p>
          </table:table-cell>
          <table:table-cell table:formula="of:=[.E3]+[.E4]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431" calcext:value-type="float">
            <text:p>431</text:p>
          </table:table-cell>
          <table:table-cell table:formula="of:=[.C11]+[.C12]" office:value-type="float" office:value="750" calcext:value-type="float">
            <text:p>750</text:p>
          </table:table-cell>
          <table:table-cell table:formula="of:=[.D11]+[.D12]" office:value-type="float" office:value="2123" calcext:value-type="float">
            <text:p>2123</text:p>
          </table:table-cell>
          <table:table-cell table:formula="of:=[.E11]+[.E12]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6" calcext:value-type="float">
            <text:p>126</text:p>
          </table:table-cell>
          <table:table-cell office:value-type="float" office:value="269" calcext:value-type="float">
            <text:p>269</text:p>
          </table:table-cell>
          <table:table-cell office:value-type="float" office:value="650" calcext:value-type="float">
            <text:p>650</text:p>
          </table:table-cell>
          <table:table-cell office:value-type="float" office:value="41" calcext:value-type="float">
            <text:p>41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840" calcext:value-type="float">
            <text:p>840</text:p>
          </table:table-cell>
          <table:table-cell table:formula="of:=[.C19]+[.C20]" office:value-type="float" office:value="1610" calcext:value-type="float">
            <text:p>1610</text:p>
          </table:table-cell>
          <table:table-cell table:formula="of:=[.D19]+[.D20]" office:value-type="float" office:value="3630" calcext:value-type="float">
            <text:p>3630</text:p>
          </table:table-cell>
          <table:table-cell table:formula="of:=[.E19]+[.E20]"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279" calcext:value-type="float">
            <text:p>1279</text:p>
          </table:table-cell>
          <table:table-cell table:formula="of:=[.C27]+[.C28]" office:value-type="float" office:value="2562" calcext:value-type="float">
            <text:p>2562</text:p>
          </table:table-cell>
          <table:table-cell table:formula="of:=[.D27]+[.D28]" office:value-type="float" office:value="5570" calcext:value-type="float">
            <text:p>5570</text:p>
          </table:table-cell>
          <table:table-cell table:formula="of:=[.E27]+[.E28]"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6143" calcext:value-type="float">
            <text:p>6143</text:p>
          </table:table-cell>
          <table:table-cell table:formula="of:=[.C35]+[.C36]" office:value-type="float" office:value="5450" calcext:value-type="float">
            <text:p>5450</text:p>
          </table:table-cell>
          <table:table-cell table:formula="of:=[.D35]+[.D36]" office:value-type="float" office:value="16732" calcext:value-type="float">
            <text:p>16732</text:p>
          </table:table-cell>
          <table:table-cell table:formula="of:=[.E35]+[.E36]" office:value-type="float" office:value="1735" calcext:value-type="float">
            <text:p>1735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7988" calcext:value-type="float">
            <text:p>7988</text:p>
          </table:table-cell>
          <table:table-cell table:formula="of:=[.C43]+[.C44]" office:value-type="float" office:value="17750" calcext:value-type="float">
            <text:p>17750</text:p>
          </table:table-cell>
          <table:table-cell table:formula="of:=[.D43]+[.D44]" office:value-type="float" office:value="26152" calcext:value-type="float">
            <text:p>26152</text:p>
          </table:table-cell>
          <table:table-cell table:formula="of:=[.E43]+[.E44]" office:value-type="float" office:value="2445" calcext:value-type="float">
            <text:p>244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13841" calcext:value-type="float">
            <text:p>13841</text:p>
          </table:table-cell>
          <table:table-cell table:formula="of:=[.C51]+[.C52]" office:value-type="float" office:value="28214" calcext:value-type="float">
            <text:p>28214</text:p>
          </table:table-cell>
          <table:table-cell table:formula="of:=[.D51]+[.D52]" office:value-type="float" office:value="55957" calcext:value-type="float">
            <text:p>55957</text:p>
          </table:table-cell>
          <table:table-cell table:formula="of:=[.E51]+[.E52]" office:value-type="float" office:value="3806" calcext:value-type="float">
            <text:p>3806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37175" calcext:value-type="float">
            <text:p>37175</text:p>
          </table:table-cell>
          <table:table-cell table:formula="of:=[.C59]+[.C60]" office:value-type="float" office:value="62919" calcext:value-type="float">
            <text:p>62919</text:p>
          </table:table-cell>
          <table:table-cell table:formula="of:=[.D59]+[.D60]" office:value-type="float" office:value="130251" calcext:value-type="float">
            <text:p>130251</text:p>
          </table:table-cell>
          <table:table-cell table:formula="of:=[.E59]+[.E60]" office:value-type="float" office:value="12633" calcext:value-type="float">
            <text:p>12633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75004" calcext:value-type="float">
            <text:p>75004</text:p>
          </table:table-cell>
          <table:table-cell table:formula="of:=[.C67]+[.C68]" office:value-type="float" office:value="130135" calcext:value-type="float">
            <text:p>130135</text:p>
          </table:table-cell>
          <table:table-cell table:formula="of:=[.D67]+[.D68]" office:value-type="float" office:value="257946" calcext:value-type="float">
            <text:p>257946</text:p>
          </table:table-cell>
          <table:table-cell table:formula="of:=[.E67]+[.E68]" office:value-type="float" office:value="23291" calcext:value-type="float">
            <text:p>23291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9" calcext:value-type="float">
            <text:p>69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139356" calcext:value-type="float">
            <text:p>139356</text:p>
          </table:table-cell>
          <table:table-cell table:formula="of:=[.C75]+[.C76]" office:value-type="float" office:value="309511" calcext:value-type="float">
            <text:p>309511</text:p>
          </table:table-cell>
          <table:table-cell table:formula="of:=[.D75]+[.D76]" office:value-type="float" office:value="501354" calcext:value-type="float">
            <text:p>501354</text:p>
          </table:table-cell>
          <table:table-cell table:formula="of:=[.E75]+[.E76]" office:value-type="float" office:value="46010" calcext:value-type="float">
            <text:p>46010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62" calcext:value-type="float">
            <text:p>362</text:p>
          </table:table-cell>
          <table:table-cell office:value-type="float" office:value="707" calcext:value-type="float">
            <text:p>707</text:p>
          </table:table-cell>
          <table:table-cell office:value-type="float" office:value="2123" calcext:value-type="float">
            <text:p>2123</text:p>
          </table:table-cell>
          <table:table-cell office:value-type="float" office:value="103" calcext:value-type="float">
            <text:p>103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367285" calcext:value-type="float">
            <text:p>367285</text:p>
          </table:table-cell>
          <table:table-cell table:formula="of:=[.C83]+[.C84]" office:value-type="float" office:value="850916" calcext:value-type="float">
            <text:p>850916</text:p>
          </table:table-cell>
          <table:table-cell table:formula="of:=[.D83]+[.D84]" office:value-type="float" office:value="1266715" calcext:value-type="float">
            <text:p>1266715</text:p>
          </table:table-cell>
          <table:table-cell table:formula="of:=[.E83]+[.E84]" office:value-type="float" office:value="123344" calcext:value-type="float">
            <text:p>123344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1" calcext:value-type="float">
            <text:p>111</text:p>
          </table:table-cell>
          <table:table-cell office:value-type="float" office:value="242" calcext:value-type="float">
            <text:p>242</text:p>
          </table:table-cell>
          <table:table-cell office:value-type="float" office:value="1131" calcext:value-type="float">
            <text:p>113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732081" calcext:value-type="float">
            <text:p>732081</text:p>
          </table:table-cell>
          <table:table-cell table:formula="of:=[.C91]+[.C92]" office:value-type="float" office:value="1819819" calcext:value-type="float">
            <text:p>1819819</text:p>
          </table:table-cell>
          <table:table-cell table:formula="of:=[.D91]+[.D92]" office:value-type="float" office:value="2519406" calcext:value-type="float">
            <text:p>2519406</text:p>
          </table:table-cell>
          <table:table-cell table:formula="of:=[.E91]+[.E92]" office:value-type="float" office:value="265082" calcext:value-type="float">
            <text:p>265082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508154" calcext:value-type="float">
            <text:p>1508154</text:p>
          </table:table-cell>
          <table:table-cell table:formula="of:=[.C99]+[.C100]" office:value-type="float" office:value="3963636" calcext:value-type="float">
            <text:p>3963636</text:p>
          </table:table-cell>
          <table:table-cell table:formula="of:=[.D99]+[.D100]" office:value-type="float" office:value="5033431" calcext:value-type="float">
            <text:p>5033431</text:p>
          </table:table-cell>
          <table:table-cell table:formula="of:=[.E99]+[.E100]" office:value-type="float" office:value="575142" calcext:value-type="float">
            <text:p>575142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" calcext:value-type="float">
            <text:p>17</text:p>
          </table:table-cell>
          <table:table-cell office:value-type="float" office:value="224" calcext:value-type="float">
            <text:p>224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3976901" calcext:value-type="float">
            <text:p>3976901</text:p>
          </table:table-cell>
          <table:table-cell table:formula="of:=[.C107]+[.C108]" office:value-type="float" office:value="10610834" calcext:value-type="float">
            <text:p>10610834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675463" calcext:value-type="float">
            <text:p>1675463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39" calcext:value-type="float">
            <text:p>139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8483720" calcext:value-type="float">
            <text:p>8483720</text:p>
          </table:table-cell>
          <table:table-cell table:formula="of:=[.C115]+[.C116]" office:value-type="float" office:value="22427343" calcext:value-type="float">
            <text:p>22427343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3671424" calcext:value-type="float">
            <text:p>3671424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8508462" calcext:value-type="float">
            <text:p>18508462</text:p>
          </table:table-cell>
          <table:table-cell table:formula="of:=[.C123]+[.C124]" office:value-type="float" office:value="48816431" calcext:value-type="float">
            <text:p>48816431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8408352" calcext:value-type="float">
            <text:p>8408352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9" calcext:value-type="float">
            <text:p>149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91" calcext:value-type="float">
            <text:p>691</text:p>
          </table:table-cell>
          <table:table-cell office:value-type="float" office:value="1525" calcext:value-type="float">
            <text:p>1525</text:p>
          </table:table-cell>
          <table:table-cell office:value-type="float" office:value="3630" calcext:value-type="float">
            <text:p>3630</text:p>
          </table:table-cell>
          <table:table-cell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4" calcext:value-type="float">
            <text:p>204</text:p>
          </table:table-cell>
          <table:table-cell office:value-type="float" office:value="468" calcext:value-type="float">
            <text:p>468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11" calcext:value-type="float">
            <text:p>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" calcext:value-type="float">
            <text:p>31</text:p>
          </table:table-cell>
          <table:table-cell office:value-type="float" office:value="464" calcext:value-type="float">
            <text:p>464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59" calcext:value-type="float">
            <text:p>259</text:p>
          </table:table-cell>
          <table:table-cell office:value-type="float" office:value="426" calcext:value-type="float">
            <text:p>4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9" calcext:value-type="float">
            <text:p>269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10" calcext:value-type="float">
            <text:p>1010</text:p>
          </table:table-cell>
          <table:table-cell office:value-type="float" office:value="2418" calcext:value-type="float">
            <text:p>2418</text:p>
          </table:table-cell>
          <table:table-cell office:value-type="float" office:value="5570" calcext:value-type="float">
            <text:p>5570</text:p>
          </table:table-cell>
          <table:table-cell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29" calcext:value-type="float">
            <text:p>329</text:p>
          </table:table-cell>
          <table:table-cell office:value-type="float" office:value="902" calcext:value-type="float">
            <text:p>902</text:p>
          </table:table-cell>
          <table:table-cell office:value-type="float" office:value="3074" calcext:value-type="float">
            <text:p>30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95" calcext:value-type="float">
            <text:p>5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1" calcext:value-type="float">
            <text:p>51</text:p>
          </table:table-cell>
          <table:table-cell office:value-type="float" office:value="782" calcext:value-type="float">
            <text:p>782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63" calcext:value-type="float">
            <text:p>563</text:p>
          </table:table-cell>
          <table:table-cell office:value-type="float" office:value="630" calcext:value-type="float">
            <text:p>6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46" calcext:value-type="float">
            <text:p>1246</text:p>
          </table:table-cell>
          <table:table-cell office:value-type="float" office:value="362" calcext:value-type="float">
            <text:p>3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897" calcext:value-type="float">
            <text:p>4897</text:p>
          </table:table-cell>
          <table:table-cell office:value-type="float" office:value="5088" calcext:value-type="float">
            <text:p>5088</text:p>
          </table:table-cell>
          <table:table-cell office:value-type="float" office:value="16732" calcext:value-type="float">
            <text:p>16732</text:p>
          </table:table-cell>
          <table:table-cell office:value-type="float" office:value="1735" calcext:value-type="float">
            <text:p>17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57" calcext:value-type="float">
            <text:p>1557</text:p>
          </table:table-cell>
          <table:table-cell office:value-type="float" office:value="1995" calcext:value-type="float">
            <text:p>1995</text:p>
          </table:table-cell>
          <table:table-cell office:value-type="float" office:value="14236" calcext:value-type="float">
            <text:p>142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29" calcext:value-type="float">
            <text:p>229</text:p>
          </table:table-cell>
          <table:table-cell office:value-type="float" office:value="1947" calcext:value-type="float">
            <text:p>1947</text:p>
          </table:table-cell>
          <table:table-cell office:value-type="float" office:value="5027" calcext:value-type="float">
            <text:p>502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479" calcext:value-type="float">
            <text:p>1479</text:p>
          </table:table-cell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16" calcext:value-type="float">
            <text:p>1916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072" calcext:value-type="float">
            <text:p>6072</text:p>
          </table:table-cell>
          <table:table-cell office:value-type="float" office:value="16867" calcext:value-type="float">
            <text:p>16867</text:p>
          </table:table-cell>
          <table:table-cell office:value-type="float" office:value="26152" calcext:value-type="float">
            <text:p>26152</text:p>
          </table:table-cell>
          <table:table-cell office:value-type="float" office:value="2445" calcext:value-type="float">
            <text:p>24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50" calcext:value-type="float">
            <text:p>2050</text:p>
          </table:table-cell>
          <table:table-cell office:value-type="float" office:value="6121" calcext:value-type="float">
            <text:p>6121</text:p>
          </table:table-cell>
          <table:table-cell office:value-type="float" office:value="25933" calcext:value-type="float">
            <text:p>259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504" calcext:value-type="float">
            <text:p>4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88" calcext:value-type="float">
            <text:p>388</text:p>
          </table:table-cell>
          <table:table-cell office:value-type="float" office:value="5866" calcext:value-type="float">
            <text:p>5866</text:p>
          </table:table-cell>
          <table:table-cell office:value-type="float" office:value="11237" calcext:value-type="float">
            <text:p>112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03" calcext:value-type="float">
            <text:p>2003</text:p>
          </table:table-cell>
          <table:table-cell office:value-type="float" office:value="5271" calcext:value-type="float">
            <text:p>5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390" calcext:value-type="float">
            <text:p>3390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451" calcext:value-type="float">
            <text:p>10451</text:p>
          </table:table-cell>
          <table:table-cell office:value-type="float" office:value="26270" calcext:value-type="float">
            <text:p>26270</text:p>
          </table:table-cell>
          <table:table-cell office:value-type="float" office:value="55957" calcext:value-type="float">
            <text:p>55957</text:p>
          </table:table-cell>
          <table:table-cell office:value-type="float" office:value="3806" calcext:value-type="float">
            <text:p>38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042" calcext:value-type="float">
            <text:p>4042</text:p>
          </table:table-cell>
          <table:table-cell office:value-type="float" office:value="9038" calcext:value-type="float">
            <text:p>9038</text:p>
          </table:table-cell>
          <table:table-cell office:value-type="float" office:value="32510" calcext:value-type="float">
            <text:p>3251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834" calcext:value-type="float">
            <text:p>78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26" calcext:value-type="float">
            <text:p>526</text:p>
          </table:table-cell>
          <table:table-cell office:value-type="float" office:value="8502" calcext:value-type="float">
            <text:p>8502</text:p>
          </table:table-cell>
          <table:table-cell office:value-type="float" office:value="16208" calcext:value-type="float">
            <text:p>162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293" calcext:value-type="float">
            <text:p>3293</text:p>
          </table:table-cell>
          <table:table-cell office:value-type="float" office:value="6253" calcext:value-type="float">
            <text:p>6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628" calcext:value-type="float">
            <text:p>7628</text:p>
          </table:table-cell>
          <table:table-cell office:value-type="float" office:value="4130" calcext:value-type="float">
            <text:p>4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547" calcext:value-type="float">
            <text:p>29547</text:p>
          </table:table-cell>
          <table:table-cell office:value-type="float" office:value="58789" calcext:value-type="float">
            <text:p>58789</text:p>
          </table:table-cell>
          <table:table-cell office:value-type="float" office:value="130251" calcext:value-type="float">
            <text:p>130251</text:p>
          </table:table-cell>
          <table:table-cell office:value-type="float" office:value="12633" calcext:value-type="float">
            <text:p>1263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440" calcext:value-type="float">
            <text:p>9440</text:p>
          </table:table-cell>
          <table:table-cell office:value-type="float" office:value="21628" calcext:value-type="float">
            <text:p>21628</text:p>
          </table:table-cell>
          <table:table-cell office:value-type="float" office:value="79354" calcext:value-type="float">
            <text:p>793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706" calcext:value-type="float">
            <text:p>187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04" calcext:value-type="float">
            <text:p>1504</text:p>
          </table:table-cell>
          <table:table-cell office:value-type="float" office:value="22797" calcext:value-type="float">
            <text:p>22797</text:p>
          </table:table-cell>
          <table:table-cell office:value-type="float" office:value="43960" calcext:value-type="float">
            <text:p>4396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756" calcext:value-type="float">
            <text:p>11756</text:p>
          </table:table-cell>
          <table:table-cell office:value-type="float" office:value="21599" calcext:value-type="float">
            <text:p>21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884" calcext:value-type="float">
            <text:p>17884</text:p>
          </table:table-cell>
          <table:table-cell office:value-type="float" office:value="7959" calcext:value-type="float">
            <text:p>79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7120" calcext:value-type="float">
            <text:p>57120</text:p>
          </table:table-cell>
          <table:table-cell office:value-type="float" office:value="122176" calcext:value-type="float">
            <text:p>122176</text:p>
          </table:table-cell>
          <table:table-cell office:value-type="float" office:value="257946" calcext:value-type="float">
            <text:p>257946</text:p>
          </table:table-cell>
          <table:table-cell office:value-type="float" office:value="23291" calcext:value-type="float">
            <text:p>232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181" calcext:value-type="float">
            <text:p>20181</text:p>
          </table:table-cell>
          <table:table-cell office:value-type="float" office:value="45914" calcext:value-type="float">
            <text:p>45914</text:p>
          </table:table-cell>
          <table:table-cell office:value-type="float" office:value="163502" calcext:value-type="float">
            <text:p>1635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3326" calcext:value-type="float">
            <text:p>43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381" calcext:value-type="float">
            <text:p>3381</text:p>
          </table:table-cell>
          <table:table-cell office:value-type="float" office:value="50191" calcext:value-type="float">
            <text:p>50191</text:p>
          </table:table-cell>
          <table:table-cell office:value-type="float" office:value="97486" calcext:value-type="float">
            <text:p>974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611" calcext:value-type="float">
            <text:p>23611</text:p>
          </table:table-cell>
          <table:table-cell office:value-type="float" office:value="64349" calcext:value-type="float">
            <text:p>64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5214" calcext:value-type="float">
            <text:p>35214</text:p>
          </table:table-cell>
          <table:table-cell office:value-type="float" office:value="29600" calcext:value-type="float">
            <text:p>29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4142" calcext:value-type="float">
            <text:p>104142</text:p>
          </table:table-cell>
          <table:table-cell office:value-type="float" office:value="279911" calcext:value-type="float">
            <text:p>279911</text:p>
          </table:table-cell>
          <table:table-cell office:value-type="float" office:value="501354" calcext:value-type="float">
            <text:p>501354</text:p>
          </table:table-cell>
          <table:table-cell office:value-type="float" office:value="46010" calcext:value-type="float">
            <text:p>460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497" calcext:value-type="float">
            <text:p>36497</text:p>
          </table:table-cell>
          <table:table-cell office:value-type="float" office:value="92000" calcext:value-type="float">
            <text:p>92000</text:p>
          </table:table-cell>
          <table:table-cell office:value-type="float" office:value="336179" calcext:value-type="float">
            <text:p>3361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8782" calcext:value-type="float">
            <text:p>98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422" calcext:value-type="float">
            <text:p>6422</text:p>
          </table:table-cell>
          <table:table-cell office:value-type="float" office:value="105226" calcext:value-type="float">
            <text:p>105226</text:p>
          </table:table-cell>
          <table:table-cell office:value-type="float" office:value="218088" calcext:value-type="float">
            <text:p>2180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1283" calcext:value-type="float">
            <text:p>41283</text:p>
          </table:table-cell>
          <table:table-cell office:value-type="float" office:value="104074" calcext:value-type="float">
            <text:p>104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9155" calcext:value-type="float">
            <text:p>109155</text:p>
          </table:table-cell>
          <table:table-cell office:value-type="float" office:value="94409" calcext:value-type="float">
            <text:p>94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8130" calcext:value-type="float">
            <text:p>258130</text:p>
          </table:table-cell>
          <table:table-cell office:value-type="float" office:value="756507" calcext:value-type="float">
            <text:p>756507</text:p>
          </table:table-cell>
          <table:table-cell office:value-type="float" office:value="1266715" calcext:value-type="float">
            <text:p>1266715</text:p>
          </table:table-cell>
          <table:table-cell office:value-type="float" office:value="123344" calcext:value-type="float">
            <text:p>12334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1840" calcext:value-type="float">
            <text:p>91840</text:p>
          </table:table-cell>
          <table:table-cell office:value-type="float" office:value="238707" calcext:value-type="float">
            <text:p>238707</text:p>
          </table:table-cell>
          <table:table-cell office:value-type="float" office:value="868346" calcext:value-type="float">
            <text:p>86834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9231" calcext:value-type="float">
            <text:p>299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951" calcext:value-type="float">
            <text:p>16951</text:p>
          </table:table-cell>
          <table:table-cell office:value-type="float" office:value="310329" calcext:value-type="float">
            <text:p>310329</text:p>
          </table:table-cell>
          <table:table-cell office:value-type="float" office:value="573789" calcext:value-type="float">
            <text:p>5737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8116" calcext:value-type="float">
            <text:p>98116</text:p>
          </table:table-cell>
          <table:table-cell office:value-type="float" office:value="283219" calcext:value-type="float">
            <text:p>2832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9312" calcext:value-type="float">
            <text:p>209312</text:p>
          </table:table-cell>
          <table:table-cell office:value-type="float" office:value="188143" calcext:value-type="float">
            <text:p>1881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2769" calcext:value-type="float">
            <text:p>522769</text:p>
          </table:table-cell>
          <table:table-cell office:value-type="float" office:value="1631676" calcext:value-type="float">
            <text:p>1631676</text:p>
          </table:table-cell>
          <table:table-cell office:value-type="float" office:value="2519406" calcext:value-type="float">
            <text:p>2519406</text:p>
          </table:table-cell>
          <table:table-cell office:value-type="float" office:value="265082" calcext:value-type="float">
            <text:p>26508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6020" calcext:value-type="float">
            <text:p>186020</text:p>
          </table:table-cell>
          <table:table-cell office:value-type="float" office:value="508240" calcext:value-type="float">
            <text:p>508240</text:p>
          </table:table-cell>
          <table:table-cell office:value-type="float" office:value="1821318" calcext:value-type="float">
            <text:p>182131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90012" calcext:value-type="float">
            <text:p>6900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4827" calcext:value-type="float">
            <text:p>34827</text:p>
          </table:table-cell>
          <table:table-cell office:value-type="float" office:value="710806" calcext:value-type="float">
            <text:p>710806</text:p>
          </table:table-cell>
          <table:table-cell office:value-type="float" office:value="1201317" calcext:value-type="float">
            <text:p>120131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2090" calcext:value-type="float">
            <text:p>192090</text:p>
          </table:table-cell>
          <table:table-cell office:value-type="float" office:value="617295" calcext:value-type="float">
            <text:p>617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39358" calcext:value-type="float">
            <text:p>439358</text:p>
          </table:table-cell>
          <table:table-cell office:value-type="float" office:value="455407" calcext:value-type="float">
            <text:p>4554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68796" calcext:value-type="float">
            <text:p>1068796</text:p>
          </table:table-cell>
          <table:table-cell office:value-type="float" office:value="3508229" calcext:value-type="float">
            <text:p>3508229</text:p>
          </table:table-cell>
          <table:table-cell office:value-type="float" office:value="5033431" calcext:value-type="float">
            <text:p>5033431</text:p>
          </table:table-cell>
          <table:table-cell office:value-type="float" office:value="575142" calcext:value-type="float">
            <text:p>5751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8168" calcext:value-type="float">
            <text:p>368168</text:p>
          </table:table-cell>
          <table:table-cell office:value-type="float" office:value="1019213" calcext:value-type="float">
            <text:p>1019213</text:p>
          </table:table-cell>
          <table:table-cell office:value-type="float" office:value="3631258" calcext:value-type="float">
            <text:p>363125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55400" calcext:value-type="float">
            <text:p>1555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4589" calcext:value-type="float">
            <text:p>74589</text:p>
          </table:table-cell>
          <table:table-cell office:value-type="float" office:value="1578784" calcext:value-type="float">
            <text:p>1578784</text:p>
          </table:table-cell>
          <table:table-cell office:value-type="float" office:value="2474877" calcext:value-type="float">
            <text:p>24748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4911" calcext:value-type="float">
            <text:p>384911</text:p>
          </table:table-cell>
          <table:table-cell office:value-type="float" office:value="1298171" calcext:value-type="float">
            <text:p>1298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91785" calcext:value-type="float">
            <text:p>1291785</text:p>
          </table:table-cell>
          <table:table-cell office:value-type="float" office:value="1262092" calcext:value-type="float">
            <text:p>12620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85116" calcext:value-type="float">
            <text:p>2685116</text:p>
          </table:table-cell>
          <table:table-cell office:value-type="float" office:value="9348742" calcext:value-type="float">
            <text:p>9348742</text:p>
          </table:table-cell>
          <table:table-cell office:value-type="float" office:value="0" calcext:value-type="float">
            <text:p>0</text:p>
          </table:table-cell>
          <table:table-cell office:value-type="float" office:value="1675463" calcext:value-type="float">
            <text:p>16754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30234" calcext:value-type="float">
            <text:p>930234</text:p>
          </table:table-cell>
          <table:table-cell office:value-type="float" office:value="2621610" calcext:value-type="float">
            <text:p>26216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248303" calcext:value-type="float">
            <text:p>42483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5416" calcext:value-type="float">
            <text:p>205416</text:p>
          </table:table-cell>
          <table:table-cell office:value-type="float" office:value="4416819" calcext:value-type="float">
            <text:p>4416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3182" calcext:value-type="float">
            <text:p>953182</text:p>
          </table:table-cell>
          <table:table-cell office:value-type="float" office:value="3535122" calcext:value-type="float">
            <text:p>3535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885856" calcext:value-type="float">
            <text:p>2885856</text:p>
          </table:table-cell>
          <table:table-cell office:value-type="float" office:value="2683516" calcext:value-type="float">
            <text:p>26835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597864" calcext:value-type="float">
            <text:p>5597864</text:p>
          </table:table-cell>
          <table:table-cell office:value-type="float" office:value="19743827" calcext:value-type="float">
            <text:p>19743827</text:p>
          </table:table-cell>
          <table:table-cell office:value-type="float" office:value="0" calcext:value-type="float">
            <text:p>0</text:p>
          </table:table-cell>
          <table:table-cell office:value-type="float" office:value="3671424" calcext:value-type="float">
            <text:p>36714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63826" calcext:value-type="float">
            <text:p>1863826</text:p>
          </table:table-cell>
          <table:table-cell office:value-type="float" office:value="5433815" calcext:value-type="float">
            <text:p>54338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043355" calcext:value-type="float">
            <text:p>90433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7168" calcext:value-type="float">
            <text:p>467168</text:p>
          </table:table-cell>
          <table:table-cell office:value-type="float" office:value="9272113" calcext:value-type="float">
            <text:p>92721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12928" calcext:value-type="float">
            <text:p>1912928</text:p>
          </table:table-cell>
          <table:table-cell office:value-type="float" office:value="7349698" calcext:value-type="float">
            <text:p>73496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224371" calcext:value-type="float">
            <text:p>7224371</text:p>
          </table:table-cell>
          <table:table-cell office:value-type="float" office:value="5624713" calcext:value-type="float">
            <text:p>56247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284091" calcext:value-type="float">
            <text:p>11284091</text:p>
          </table:table-cell>
          <table:table-cell office:value-type="float" office:value="43191718" calcext:value-type="float">
            <text:p>43191718</text:p>
          </table:table-cell>
          <table:table-cell office:value-type="float" office:value="0" calcext:value-type="float">
            <text:p>0</text:p>
          </table:table-cell>
          <table:table-cell office:value-type="float" office:value="8408352" calcext:value-type="float">
            <text:p>840835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710051" calcext:value-type="float">
            <text:p>3710051</text:p>
          </table:table-cell>
          <table:table-cell office:value-type="float" office:value="11404152" calcext:value-type="float">
            <text:p>114041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9777125" calcext:value-type="float">
            <text:p>19777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89631" calcext:value-type="float">
            <text:p>989631</text:p>
          </table:table-cell>
          <table:table-cell office:value-type="float" office:value="19274450" calcext:value-type="float">
            <text:p>192744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05237" calcext:value-type="float">
            <text:p>3805237</text:p>
          </table:table-cell>
          <table:table-cell office:value-type="float" office:value="16221813" calcext:value-type="float">
            <text:p>16221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hex2" table:style-name="ta6">
        <table:shapes>
          <draw:frame draw:z-index="0" draw:style-name="gr1" draw:text-style-name="P1" svg:width="6.2988in" svg:height="3.5429in" svg:x="5.8453in" svg:y="3.4165in">
            <draw:object draw:notify-on-update-of-ranges="hex2.G2:hex2.G17 hex2.H1:hex2.H1 hex2.H2:hex2.H17 hex2.I1:hex2.I1 hex2.I2:hex2.I17 hex2.J1:hex2.J1 hex2.J2:hex2.J17 hex2.K1:hex2.K1 hex2.K2:hex2.K17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hex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143" calcext:value-type="float">
            <text:p>143</text:p>
          </table:table-cell>
          <table:table-cell table:formula="of:=[.C3]+[.C4]" office:value-type="float" office:value="265" calcext:value-type="float">
            <text:p>265</text:p>
          </table:table-cell>
          <table:table-cell table:formula="of:=[.D3]+[.D4]" office:value-type="float" office:value="528" calcext:value-type="float">
            <text:p>528</text:p>
          </table:table-cell>
          <table:table-cell table:formula="of:=[.E3]+[.E4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413" calcext:value-type="float">
            <text:p>413</text:p>
          </table:table-cell>
          <table:table-cell table:formula="of:=[.C11]+[.C12]" office:value-type="float" office:value="768" calcext:value-type="float">
            <text:p>768</text:p>
          </table:table-cell>
          <table:table-cell table:formula="of:=[.D11]+[.D12]" office:value-type="float" office:value="2007" calcext:value-type="float">
            <text:p>2007</text:p>
          </table:table-cell>
          <table:table-cell table:formula="of:=[.E11]+[.E12]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0" calcext:value-type="float">
            <text:p>120</text:p>
          </table:table-cell>
          <table:table-cell office:value-type="float" office:value="248" calcext:value-type="float">
            <text:p>248</text:p>
          </table:table-cell>
          <table:table-cell office:value-type="float" office:value="528" calcext:value-type="float">
            <text:p>528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798" calcext:value-type="float">
            <text:p>798</text:p>
          </table:table-cell>
          <table:table-cell table:formula="of:=[.C19]+[.C20]" office:value-type="float" office:value="1325" calcext:value-type="float">
            <text:p>1325</text:p>
          </table:table-cell>
          <table:table-cell table:formula="of:=[.D19]+[.D20]" office:value-type="float" office:value="2885" calcext:value-type="float">
            <text:p>2885</text:p>
          </table:table-cell>
          <table:table-cell table:formula="of:=[.E19]+[.E20]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364" calcext:value-type="float">
            <text:p>1364</text:p>
          </table:table-cell>
          <table:table-cell table:formula="of:=[.C27]+[.C28]" office:value-type="float" office:value="3213" calcext:value-type="float">
            <text:p>3213</text:p>
          </table:table-cell>
          <table:table-cell table:formula="of:=[.D27]+[.D28]" office:value-type="float" office:value="5672" calcext:value-type="float">
            <text:p>5672</text:p>
          </table:table-cell>
          <table:table-cell table:formula="of:=[.E27]+[.E28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3702" calcext:value-type="float">
            <text:p>3702</text:p>
          </table:table-cell>
          <table:table-cell table:formula="of:=[.C35]+[.C36]" office:value-type="float" office:value="8291" calcext:value-type="float">
            <text:p>8291</text:p>
          </table:table-cell>
          <table:table-cell table:formula="of:=[.D35]+[.D36]" office:value-type="float" office:value="14431" calcext:value-type="float">
            <text:p>14431</text:p>
          </table:table-cell>
          <table:table-cell table:formula="of:=[.E35]+[.E36]" office:value-type="float" office:value="881" calcext:value-type="float">
            <text:p>881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7112" calcext:value-type="float">
            <text:p>7112</text:p>
          </table:table-cell>
          <table:table-cell table:formula="of:=[.C43]+[.C44]" office:value-type="float" office:value="11466" calcext:value-type="float">
            <text:p>11466</text:p>
          </table:table-cell>
          <table:table-cell table:formula="of:=[.D43]+[.D44]" office:value-type="float" office:value="28181" calcext:value-type="float">
            <text:p>28181</text:p>
          </table:table-cell>
          <table:table-cell table:formula="of:=[.E43]+[.E44]" office:value-type="float" office:value="1945" calcext:value-type="float">
            <text:p>194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9" calcext:value-type="float">
            <text:p>6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14751" calcext:value-type="float">
            <text:p>14751</text:p>
          </table:table-cell>
          <table:table-cell table:formula="of:=[.C51]+[.C52]" office:value-type="float" office:value="25916" calcext:value-type="float">
            <text:p>25916</text:p>
          </table:table-cell>
          <table:table-cell table:formula="of:=[.D51]+[.D52]" office:value-type="float" office:value="53824" calcext:value-type="float">
            <text:p>53824</text:p>
          </table:table-cell>
          <table:table-cell table:formula="of:=[.E51]+[.E52]" office:value-type="float" office:value="3595" calcext:value-type="float">
            <text:p>3595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36640" calcext:value-type="float">
            <text:p>36640</text:p>
          </table:table-cell>
          <table:table-cell table:formula="of:=[.C59]+[.C60]" office:value-type="float" office:value="75048" calcext:value-type="float">
            <text:p>75048</text:p>
          </table:table-cell>
          <table:table-cell table:formula="of:=[.D59]+[.D60]" office:value-type="float" office:value="128963" calcext:value-type="float">
            <text:p>128963</text:p>
          </table:table-cell>
          <table:table-cell table:formula="of:=[.E59]+[.E60]" office:value-type="float" office:value="10717" calcext:value-type="float">
            <text:p>10717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72514" calcext:value-type="float">
            <text:p>72514</text:p>
          </table:table-cell>
          <table:table-cell table:formula="of:=[.C67]+[.C68]" office:value-type="float" office:value="130862" calcext:value-type="float">
            <text:p>130862</text:p>
          </table:table-cell>
          <table:table-cell table:formula="of:=[.D67]+[.D68]" office:value-type="float" office:value="250451" calcext:value-type="float">
            <text:p>250451</text:p>
          </table:table-cell>
          <table:table-cell table:formula="of:=[.E67]+[.E68]" office:value-type="float" office:value="26003" calcext:value-type="float">
            <text:p>2600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134828" calcext:value-type="float">
            <text:p>134828</text:p>
          </table:table-cell>
          <table:table-cell table:formula="of:=[.C75]+[.C76]" office:value-type="float" office:value="308677" calcext:value-type="float">
            <text:p>308677</text:p>
          </table:table-cell>
          <table:table-cell table:formula="of:=[.D75]+[.D76]" office:value-type="float" office:value="496366" calcext:value-type="float">
            <text:p>496366</text:p>
          </table:table-cell>
          <table:table-cell table:formula="of:=[.E75]+[.E76]" office:value-type="float" office:value="44860" calcext:value-type="float">
            <text:p>44860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48" calcext:value-type="float">
            <text:p>348</text:p>
          </table:table-cell>
          <table:table-cell office:value-type="float" office:value="726" calcext:value-type="float">
            <text:p>726</text:p>
          </table:table-cell>
          <table:table-cell office:value-type="float" office:value="2007" calcext:value-type="float">
            <text:p>2007</text:p>
          </table:table-cell>
          <table:table-cell office:value-type="float" office:value="99" calcext:value-type="float">
            <text:p>99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368998" calcext:value-type="float">
            <text:p>368998</text:p>
          </table:table-cell>
          <table:table-cell table:formula="of:=[.C83]+[.C84]" office:value-type="float" office:value="824214" calcext:value-type="float">
            <text:p>824214</text:p>
          </table:table-cell>
          <table:table-cell table:formula="of:=[.D83]+[.D84]" office:value-type="float" office:value="1262264" calcext:value-type="float">
            <text:p>1262264</text:p>
          </table:table-cell>
          <table:table-cell table:formula="of:=[.E83]+[.E84]" office:value-type="float" office:value="132668" calcext:value-type="float">
            <text:p>132668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4" calcext:value-type="float">
            <text:p>104</text:p>
          </table:table-cell>
          <table:table-cell office:value-type="float" office:value="239" calcext:value-type="float">
            <text:p>239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733916" calcext:value-type="float">
            <text:p>733916</text:p>
          </table:table-cell>
          <table:table-cell table:formula="of:=[.C91]+[.C92]" office:value-type="float" office:value="1824073" calcext:value-type="float">
            <text:p>1824073</text:p>
          </table:table-cell>
          <table:table-cell table:formula="of:=[.D91]+[.D92]" office:value-type="float" office:value="2531623" calcext:value-type="float">
            <text:p>2531623</text:p>
          </table:table-cell>
          <table:table-cell table:formula="of:=[.E91]+[.E92]" office:value-type="float" office:value="266109" calcext:value-type="float">
            <text:p>266109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503375" calcext:value-type="float">
            <text:p>1503375</text:p>
          </table:table-cell>
          <table:table-cell table:formula="of:=[.C99]+[.C100]" office:value-type="float" office:value="3967681" calcext:value-type="float">
            <text:p>3967681</text:p>
          </table:table-cell>
          <table:table-cell table:formula="of:=[.D99]+[.D100]" office:value-type="float" office:value="5014122" calcext:value-type="float">
            <text:p>5014122</text:p>
          </table:table-cell>
          <table:table-cell table:formula="of:=[.E99]+[.E100]" office:value-type="float" office:value="579242" calcext:value-type="float">
            <text:p>579242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" calcext:value-type="float">
            <text:p>18</text:p>
          </table:table-cell>
          <table:table-cell office:value-type="float" office:value="221" calcext:value-type="float">
            <text:p>221</text:p>
          </table:table-cell>
          <table:table-cell office:value-type="float" office:value="330" calcext:value-type="float">
            <text:p>33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3978385" calcext:value-type="float">
            <text:p>3978385</text:p>
          </table:table-cell>
          <table:table-cell table:formula="of:=[.C107]+[.C108]" office:value-type="float" office:value="10643607" calcext:value-type="float">
            <text:p>10643607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646297" calcext:value-type="float">
            <text:p>1646297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35" calcext:value-type="float">
            <text:p>13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8454102" calcext:value-type="float">
            <text:p>8454102</text:p>
          </table:table-cell>
          <table:table-cell table:formula="of:=[.C115]+[.C116]" office:value-type="float" office:value="22462156" calcext:value-type="float">
            <text:p>22462156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3672128" calcext:value-type="float">
            <text:p>367212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8549139" calcext:value-type="float">
            <text:p>18549139</text:p>
          </table:table-cell>
          <table:table-cell table:formula="of:=[.C123]+[.C124]" office:value-type="float" office:value="48775652" calcext:value-type="float">
            <text:p>48775652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8960670" calcext:value-type="float">
            <text:p>896067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5" calcext:value-type="float">
            <text:p>145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53" calcext:value-type="float">
            <text:p>653</text:p>
          </table:table-cell>
          <table:table-cell office:value-type="float" office:value="1248" calcext:value-type="float">
            <text:p>1248</text:p>
          </table:table-cell>
          <table:table-cell office:value-type="float" office:value="2885" calcext:value-type="float">
            <text:p>2885</text:p>
          </table:table-cell>
          <table:table-cell office:value-type="float" office:value="201" calcext:value-type="float">
            <text:p>2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13" calcext:value-type="float">
            <text:p>213</text:p>
          </table:table-cell>
          <table:table-cell office:value-type="float" office:value="445" calcext:value-type="float">
            <text:p>445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" calcext:value-type="float">
            <text:p>32</text:p>
          </table:table-cell>
          <table:table-cell office:value-type="float" office:value="413" calcext:value-type="float">
            <text:p>413</text:p>
          </table:table-cell>
          <table:table-cell office:value-type="float" office:value="731" calcext:value-type="float">
            <text:p>7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44" calcext:value-type="float">
            <text:p>244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6" calcext:value-type="float">
            <text:p>266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98" calcext:value-type="float">
            <text:p>1098</text:p>
          </table:table-cell>
          <table:table-cell office:value-type="float" office:value="3055" calcext:value-type="float">
            <text:p>3055</text:p>
          </table:table-cell>
          <table:table-cell office:value-type="float" office:value="5672" calcext:value-type="float">
            <text:p>5672</text:p>
          </table:table-cell>
          <table:table-cell office:value-type="float" office:value="308" calcext:value-type="float">
            <text:p>3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3" calcext:value-type="float">
            <text:p>353</text:p>
          </table:table-cell>
          <table:table-cell office:value-type="float" office:value="982" calcext:value-type="float">
            <text:p>982</text:p>
          </table:table-cell>
          <table:table-cell office:value-type="float" office:value="3623" calcext:value-type="float">
            <text:p>36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97" calcext:value-type="float">
            <text:p>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02" calcext:value-type="float">
            <text:p>102</text:p>
          </table:table-cell>
          <table:table-cell office:value-type="float" office:value="923" calcext:value-type="float">
            <text:p>923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27" calcext:value-type="float">
            <text:p>427</text:p>
          </table:table-cell>
          <table:table-cell office:value-type="float" office:value="905" calcext:value-type="float">
            <text:p>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37" calcext:value-type="float">
            <text:p>73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65" calcext:value-type="float">
            <text:p>2965</text:p>
          </table:table-cell>
          <table:table-cell office:value-type="float" office:value="7956" calcext:value-type="float">
            <text:p>7956</text:p>
          </table:table-cell>
          <table:table-cell office:value-type="float" office:value="14431" calcext:value-type="float">
            <text:p>14431</text:p>
          </table:table-cell>
          <table:table-cell office:value-type="float" office:value="881" calcext:value-type="float">
            <text:p>88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80" calcext:value-type="float">
            <text:p>1080</text:p>
          </table:table-cell>
          <table:table-cell office:value-type="float" office:value="2956" calcext:value-type="float">
            <text:p>2956</text:p>
          </table:table-cell>
          <table:table-cell office:value-type="float" office:value="9138" calcext:value-type="float">
            <text:p>91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0" calcext:value-type="float">
            <text:p>130</text:p>
          </table:table-cell>
          <table:table-cell office:value-type="float" office:value="2664" calcext:value-type="float">
            <text:p>2664</text:p>
          </table:table-cell>
          <table:table-cell office:value-type="float" office:value="4036" calcext:value-type="float">
            <text:p>40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299" calcext:value-type="float">
            <text:p>1299</text:p>
          </table:table-cell>
          <table:table-cell office:value-type="float" office:value="2170" calcext:value-type="float">
            <text:p>21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65" calcext:value-type="float">
            <text:p>1565</text:p>
          </table:table-cell>
          <table:table-cell office:value-type="float" office:value="625" calcext:value-type="float">
            <text:p>6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547" calcext:value-type="float">
            <text:p>5547</text:p>
          </table:table-cell>
          <table:table-cell office:value-type="float" office:value="10841" calcext:value-type="float">
            <text:p>10841</text:p>
          </table:table-cell>
          <table:table-cell office:value-type="float" office:value="28181" calcext:value-type="float">
            <text:p>28181</text:p>
          </table:table-cell>
          <table:table-cell office:value-type="float" office:value="1945" calcext:value-type="float">
            <text:p>19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20" calcext:value-type="float">
            <text:p>1820</text:p>
          </table:table-cell>
          <table:table-cell office:value-type="float" office:value="4079" calcext:value-type="float">
            <text:p>4079</text:p>
          </table:table-cell>
          <table:table-cell office:value-type="float" office:value="19724" calcext:value-type="float">
            <text:p>197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04" calcext:value-type="float">
            <text:p>35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1" calcext:value-type="float">
            <text:p>461</text:p>
          </table:table-cell>
          <table:table-cell office:value-type="float" office:value="4128" calcext:value-type="float">
            <text:p>4128</text:p>
          </table:table-cell>
          <table:table-cell office:value-type="float" office:value="8661" calcext:value-type="float">
            <text:p>866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615" calcext:value-type="float">
            <text:p>2615</text:p>
          </table:table-cell>
          <table:table-cell office:value-type="float" office:value="3641" calcext:value-type="float">
            <text:p>3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584" calcext:value-type="float">
            <text:p>3584</text:p>
          </table:table-cell>
          <table:table-cell office:value-type="float" office:value="1537" calcext:value-type="float">
            <text:p>15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167" calcext:value-type="float">
            <text:p>11167</text:p>
          </table:table-cell>
          <table:table-cell office:value-type="float" office:value="24379" calcext:value-type="float">
            <text:p>24379</text:p>
          </table:table-cell>
          <table:table-cell office:value-type="float" office:value="53824" calcext:value-type="float">
            <text:p>53824</text:p>
          </table:table-cell>
          <table:table-cell office:value-type="float" office:value="3595" calcext:value-type="float">
            <text:p>35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47" calcext:value-type="float">
            <text:p>3547</text:p>
          </table:table-cell>
          <table:table-cell office:value-type="float" office:value="8450" calcext:value-type="float">
            <text:p>8450</text:p>
          </table:table-cell>
          <table:table-cell office:value-type="float" office:value="32394" calcext:value-type="float">
            <text:p>323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409" calcext:value-type="float">
            <text:p>7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68" calcext:value-type="float">
            <text:p>568</text:p>
          </table:table-cell>
          <table:table-cell office:value-type="float" office:value="10586" calcext:value-type="float">
            <text:p>10586</text:p>
          </table:table-cell>
          <table:table-cell office:value-type="float" office:value="16568" calcext:value-type="float">
            <text:p>1656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639" calcext:value-type="float">
            <text:p>3639</text:p>
          </table:table-cell>
          <table:table-cell office:value-type="float" office:value="6853" calcext:value-type="float">
            <text:p>68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765" calcext:value-type="float">
            <text:p>7765</text:p>
          </table:table-cell>
          <table:table-cell office:value-type="float" office:value="4524" calcext:value-type="float">
            <text:p>4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875" calcext:value-type="float">
            <text:p>28875</text:p>
          </table:table-cell>
          <table:table-cell office:value-type="float" office:value="70524" calcext:value-type="float">
            <text:p>70524</text:p>
          </table:table-cell>
          <table:table-cell office:value-type="float" office:value="128963" calcext:value-type="float">
            <text:p>128963</text:p>
          </table:table-cell>
          <table:table-cell office:value-type="float" office:value="10717" calcext:value-type="float">
            <text:p>107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551" calcext:value-type="float">
            <text:p>9551</text:p>
          </table:table-cell>
          <table:table-cell office:value-type="float" office:value="22288" calcext:value-type="float">
            <text:p>22288</text:p>
          </table:table-cell>
          <table:table-cell office:value-type="float" office:value="79616" calcext:value-type="float">
            <text:p>796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382" calcext:value-type="float">
            <text:p>27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40" calcext:value-type="float">
            <text:p>1740</text:p>
          </table:table-cell>
          <table:table-cell office:value-type="float" office:value="30891" calcext:value-type="float">
            <text:p>30891</text:p>
          </table:table-cell>
          <table:table-cell office:value-type="float" office:value="44073" calcext:value-type="float">
            <text:p>440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2742" calcext:value-type="float">
            <text:p>12742</text:p>
          </table:table-cell>
          <table:table-cell office:value-type="float" office:value="25177" calcext:value-type="float">
            <text:p>251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332" calcext:value-type="float">
            <text:p>18332</text:p>
          </table:table-cell>
          <table:table-cell office:value-type="float" office:value="9585" calcext:value-type="float">
            <text:p>9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4182" calcext:value-type="float">
            <text:p>54182</text:p>
          </table:table-cell>
          <table:table-cell office:value-type="float" office:value="121277" calcext:value-type="float">
            <text:p>121277</text:p>
          </table:table-cell>
          <table:table-cell office:value-type="float" office:value="250451" calcext:value-type="float">
            <text:p>250451</text:p>
          </table:table-cell>
          <table:table-cell office:value-type="float" office:value="26003" calcext:value-type="float">
            <text:p>260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831" calcext:value-type="float">
            <text:p>17831</text:p>
          </table:table-cell>
          <table:table-cell office:value-type="float" office:value="46683" calcext:value-type="float">
            <text:p>46683</text:p>
          </table:table-cell>
          <table:table-cell office:value-type="float" office:value="166436" calcext:value-type="float">
            <text:p>1664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0702" calcext:value-type="float">
            <text:p>407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047" calcext:value-type="float">
            <text:p>3047</text:p>
          </table:table-cell>
          <table:table-cell office:value-type="float" office:value="51189" calcext:value-type="float">
            <text:p>51189</text:p>
          </table:table-cell>
          <table:table-cell office:value-type="float" office:value="97972" calcext:value-type="float">
            <text:p>979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747" calcext:value-type="float">
            <text:p>19747</text:p>
          </table:table-cell>
          <table:table-cell office:value-type="float" office:value="45129" calcext:value-type="float">
            <text:p>451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001" calcext:value-type="float">
            <text:p>32001</text:p>
          </table:table-cell>
          <table:table-cell office:value-type="float" office:value="34370" calcext:value-type="float">
            <text:p>34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2827" calcext:value-type="float">
            <text:p>102827</text:p>
          </table:table-cell>
          <table:table-cell office:value-type="float" office:value="274307" calcext:value-type="float">
            <text:p>274307</text:p>
          </table:table-cell>
          <table:table-cell office:value-type="float" office:value="496366" calcext:value-type="float">
            <text:p>496366</text:p>
          </table:table-cell>
          <table:table-cell office:value-type="float" office:value="44860" calcext:value-type="float">
            <text:p>448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215" calcext:value-type="float">
            <text:p>36215</text:p>
          </table:table-cell>
          <table:table-cell office:value-type="float" office:value="110091" calcext:value-type="float">
            <text:p>110091</text:p>
          </table:table-cell>
          <table:table-cell office:value-type="float" office:value="339763" calcext:value-type="float">
            <text:p>33976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3283" calcext:value-type="float">
            <text:p>103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441" calcext:value-type="float">
            <text:p>6441</text:p>
          </table:table-cell>
          <table:table-cell office:value-type="float" office:value="110483" calcext:value-type="float">
            <text:p>110483</text:p>
          </table:table-cell>
          <table:table-cell office:value-type="float" office:value="216221" calcext:value-type="float">
            <text:p>21622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1521" calcext:value-type="float">
            <text:p>41521</text:p>
          </table:table-cell>
          <table:table-cell office:value-type="float" office:value="102367" calcext:value-type="float">
            <text:p>102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9931" calcext:value-type="float">
            <text:p>109931</text:p>
          </table:table-cell>
          <table:table-cell office:value-type="float" office:value="75554" calcext:value-type="float">
            <text:p>755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9067" calcext:value-type="float">
            <text:p>259067</text:p>
          </table:table-cell>
          <table:table-cell office:value-type="float" office:value="748660" calcext:value-type="float">
            <text:p>748660</text:p>
          </table:table-cell>
          <table:table-cell office:value-type="float" office:value="1262264" calcext:value-type="float">
            <text:p>1262264</text:p>
          </table:table-cell>
          <table:table-cell office:value-type="float" office:value="132668" calcext:value-type="float">
            <text:p>132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3195" calcext:value-type="float">
            <text:p>93195</text:p>
          </table:table-cell>
          <table:table-cell office:value-type="float" office:value="240136" calcext:value-type="float">
            <text:p>240136</text:p>
          </table:table-cell>
          <table:table-cell office:value-type="float" office:value="867041" calcext:value-type="float">
            <text:p>8670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9909" calcext:value-type="float">
            <text:p>299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198" calcext:value-type="float">
            <text:p>17198</text:p>
          </table:table-cell>
          <table:table-cell office:value-type="float" office:value="314344" calcext:value-type="float">
            <text:p>314344</text:p>
          </table:table-cell>
          <table:table-cell office:value-type="float" office:value="576686" calcext:value-type="float">
            <text:p>57668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0510" calcext:value-type="float">
            <text:p>100510</text:p>
          </table:table-cell>
          <table:table-cell office:value-type="float" office:value="282909" calcext:value-type="float">
            <text:p>2829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0433" calcext:value-type="float">
            <text:p>210433</text:p>
          </table:table-cell>
          <table:table-cell office:value-type="float" office:value="189501" calcext:value-type="float">
            <text:p>1895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3483" calcext:value-type="float">
            <text:p>523483</text:p>
          </table:table-cell>
          <table:table-cell office:value-type="float" office:value="1634572" calcext:value-type="float">
            <text:p>1634572</text:p>
          </table:table-cell>
          <table:table-cell office:value-type="float" office:value="2531623" calcext:value-type="float">
            <text:p>2531623</text:p>
          </table:table-cell>
          <table:table-cell office:value-type="float" office:value="266109" calcext:value-type="float">
            <text:p>2661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6006" calcext:value-type="float">
            <text:p>186006</text:p>
          </table:table-cell>
          <table:table-cell office:value-type="float" office:value="506652" calcext:value-type="float">
            <text:p>506652</text:p>
          </table:table-cell>
          <table:table-cell office:value-type="float" office:value="1796359" calcext:value-type="float">
            <text:p>179635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91254" calcext:value-type="float">
            <text:p>691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4727" calcext:value-type="float">
            <text:p>34727</text:p>
          </table:table-cell>
          <table:table-cell office:value-type="float" office:value="719478" calcext:value-type="float">
            <text:p>719478</text:p>
          </table:table-cell>
          <table:table-cell office:value-type="float" office:value="1194782" calcext:value-type="float">
            <text:p>119478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4659" calcext:value-type="float">
            <text:p>194659</text:p>
          </table:table-cell>
          <table:table-cell office:value-type="float" office:value="614038" calcext:value-type="float">
            <text:p>6140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37227" calcext:value-type="float">
            <text:p>437227</text:p>
          </table:table-cell>
          <table:table-cell office:value-type="float" office:value="458405" calcext:value-type="float">
            <text:p>458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66148" calcext:value-type="float">
            <text:p>1066148</text:p>
          </table:table-cell>
          <table:table-cell office:value-type="float" office:value="3509276" calcext:value-type="float">
            <text:p>3509276</text:p>
          </table:table-cell>
          <table:table-cell office:value-type="float" office:value="5014122" calcext:value-type="float">
            <text:p>5014122</text:p>
          </table:table-cell>
          <table:table-cell office:value-type="float" office:value="579242" calcext:value-type="float">
            <text:p>5792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9378" calcext:value-type="float">
            <text:p>369378</text:p>
          </table:table-cell>
          <table:table-cell office:value-type="float" office:value="1017745" calcext:value-type="float">
            <text:p>1017745</text:p>
          </table:table-cell>
          <table:table-cell office:value-type="float" office:value="3618019" calcext:value-type="float">
            <text:p>36180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37075" calcext:value-type="float">
            <text:p>1537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4815" calcext:value-type="float">
            <text:p>74815</text:p>
          </table:table-cell>
          <table:table-cell office:value-type="float" office:value="1570482" calcext:value-type="float">
            <text:p>1570482</text:p>
          </table:table-cell>
          <table:table-cell office:value-type="float" office:value="2479480" calcext:value-type="float">
            <text:p>24794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2657" calcext:value-type="float">
            <text:p>382657</text:p>
          </table:table-cell>
          <table:table-cell office:value-type="float" office:value="1296338" calcext:value-type="float">
            <text:p>12963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94625" calcext:value-type="float">
            <text:p>1294625</text:p>
          </table:table-cell>
          <table:table-cell office:value-type="float" office:value="1264123" calcext:value-type="float">
            <text:p>1264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83760" calcext:value-type="float">
            <text:p>2683760</text:p>
          </table:table-cell>
          <table:table-cell office:value-type="float" office:value="9379484" calcext:value-type="float">
            <text:p>9379484</text:p>
          </table:table-cell>
          <table:table-cell office:value-type="float" office:value="0" calcext:value-type="float">
            <text:p>0</text:p>
          </table:table-cell>
          <table:table-cell office:value-type="float" office:value="1646297" calcext:value-type="float">
            <text:p>16462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30369" calcext:value-type="float">
            <text:p>930369</text:p>
          </table:table-cell>
          <table:table-cell office:value-type="float" office:value="2618234" calcext:value-type="float">
            <text:p>2618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281068" calcext:value-type="float">
            <text:p>4281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8208" calcext:value-type="float">
            <text:p>208208</text:p>
          </table:table-cell>
          <table:table-cell office:value-type="float" office:value="4430461" calcext:value-type="float">
            <text:p>4430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9647" calcext:value-type="float">
            <text:p>949647</text:p>
          </table:table-cell>
          <table:table-cell office:value-type="float" office:value="3550582" calcext:value-type="float">
            <text:p>3550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871277" calcext:value-type="float">
            <text:p>2871277</text:p>
          </table:table-cell>
          <table:table-cell office:value-type="float" office:value="2685163" calcext:value-type="float">
            <text:p>2685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582825" calcext:value-type="float">
            <text:p>5582825</text:p>
          </table:table-cell>
          <table:table-cell office:value-type="float" office:value="19776993" calcext:value-type="float">
            <text:p>19776993</text:p>
          </table:table-cell>
          <table:table-cell office:value-type="float" office:value="0" calcext:value-type="float">
            <text:p>0</text:p>
          </table:table-cell>
          <table:table-cell office:value-type="float" office:value="3672128" calcext:value-type="float">
            <text:p>367212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58440" calcext:value-type="float">
            <text:p>1858440</text:p>
          </table:table-cell>
          <table:table-cell office:value-type="float" office:value="5432534" calcext:value-type="float">
            <text:p>5432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031193" calcext:value-type="float">
            <text:p>90311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66529" calcext:value-type="float">
            <text:p>466529</text:p>
          </table:table-cell>
          <table:table-cell office:value-type="float" office:value="9321363" calcext:value-type="float">
            <text:p>93213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16410" calcext:value-type="float">
            <text:p>1916410</text:p>
          </table:table-cell>
          <table:table-cell office:value-type="float" office:value="7331579" calcext:value-type="float">
            <text:p>73315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241888" calcext:value-type="float">
            <text:p>7241888</text:p>
          </table:table-cell>
          <table:table-cell office:value-type="float" office:value="5635896" calcext:value-type="float">
            <text:p>5635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307251" calcext:value-type="float">
            <text:p>11307251</text:p>
          </table:table-cell>
          <table:table-cell office:value-type="float" office:value="43139756" calcext:value-type="float">
            <text:p>43139756</text:p>
          </table:table-cell>
          <table:table-cell office:value-type="float" office:value="0" calcext:value-type="float">
            <text:p>0</text:p>
          </table:table-cell>
          <table:table-cell office:value-type="float" office:value="8960670" calcext:value-type="float">
            <text:p>89606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711875" calcext:value-type="float">
            <text:p>3711875</text:p>
          </table:table-cell>
          <table:table-cell office:value-type="float" office:value="11404989" calcext:value-type="float">
            <text:p>11404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9924750" calcext:value-type="float">
            <text:p>19924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86693" calcext:value-type="float">
            <text:p>986693</text:p>
          </table:table-cell>
          <table:table-cell office:value-type="float" office:value="19324455" calcext:value-type="float">
            <text:p>193244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00957" calcext:value-type="float">
            <text:p>3800957</text:p>
          </table:table-cell>
          <table:table-cell office:value-type="float" office:value="17868183" calcext:value-type="float">
            <text:p>178681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hex3" table:style-name="ta6">
        <table:shapes>
          <draw:frame draw:z-index="0" draw:style-name="gr1" draw:text-style-name="P1" svg:width="6.2988in" svg:height="3.5429in" svg:x="5.8453in" svg:y="3.4165in">
            <draw:object draw:notify-on-update-of-ranges="hex3.G2:hex3.G17 hex3.H1:hex3.H1 hex3.H2:hex3.H17 hex3.I1:hex3.I1 hex3.I2:hex3.I17 hex3.J1:hex3.J1 hex3.J2:hex3.J17 hex3.K1:hex3.K1 hex3.K2:hex3.K17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hex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167" calcext:value-type="float">
            <text:p>167</text:p>
          </table:table-cell>
          <table:table-cell table:formula="of:=[.C3]+[.C4]" office:value-type="float" office:value="293" calcext:value-type="float">
            <text:p>293</text:p>
          </table:table-cell>
          <table:table-cell table:formula="of:=[.D3]+[.D4]" office:value-type="float" office:value="1291" calcext:value-type="float">
            <text:p>1291</text:p>
          </table:table-cell>
          <table:table-cell table:formula="of:=[.E3]+[.E4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396" calcext:value-type="float">
            <text:p>396</text:p>
          </table:table-cell>
          <table:table-cell table:formula="of:=[.C11]+[.C12]" office:value-type="float" office:value="648" calcext:value-type="float">
            <text:p>648</text:p>
          </table:table-cell>
          <table:table-cell table:formula="of:=[.D11]+[.D12]" office:value-type="float" office:value="1579" calcext:value-type="float">
            <text:p>1579</text:p>
          </table:table-cell>
          <table:table-cell table:formula="of:=[.E11]+[.E12]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6" calcext:value-type="float">
            <text:p>146</text:p>
          </table:table-cell>
          <table:table-cell office:value-type="float" office:value="274" calcext:value-type="float">
            <text:p>274</text:p>
          </table:table-cell>
          <table:table-cell office:value-type="float" office:value="1291" calcext:value-type="float">
            <text:p>1291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896" calcext:value-type="float">
            <text:p>896</text:p>
          </table:table-cell>
          <table:table-cell table:formula="of:=[.C19]+[.C20]" office:value-type="float" office:value="1476" calcext:value-type="float">
            <text:p>1476</text:p>
          </table:table-cell>
          <table:table-cell table:formula="of:=[.D19]+[.D20]" office:value-type="float" office:value="3569" calcext:value-type="float">
            <text:p>3569</text:p>
          </table:table-cell>
          <table:table-cell table:formula="of:=[.E19]+[.E20]"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1283" calcext:value-type="float">
            <text:p>1283</text:p>
          </table:table-cell>
          <table:table-cell table:formula="of:=[.C27]+[.C28]" office:value-type="float" office:value="2731" calcext:value-type="float">
            <text:p>2731</text:p>
          </table:table-cell>
          <table:table-cell table:formula="of:=[.D27]+[.D28]" office:value-type="float" office:value="5249" calcext:value-type="float">
            <text:p>5249</text:p>
          </table:table-cell>
          <table:table-cell table:formula="of:=[.E27]+[.E28]" office:value-type="float" office:value="376" calcext:value-type="float">
            <text:p>376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4992" calcext:value-type="float">
            <text:p>4992</text:p>
          </table:table-cell>
          <table:table-cell table:formula="of:=[.C35]+[.C36]" office:value-type="float" office:value="6098" calcext:value-type="float">
            <text:p>6098</text:p>
          </table:table-cell>
          <table:table-cell table:formula="of:=[.D35]+[.D36]" office:value-type="float" office:value="14851" calcext:value-type="float">
            <text:p>14851</text:p>
          </table:table-cell>
          <table:table-cell table:formula="of:=[.E35]+[.E36]"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8817" calcext:value-type="float">
            <text:p>8817</text:p>
          </table:table-cell>
          <table:table-cell table:formula="of:=[.C43]+[.C44]" office:value-type="float" office:value="17680" calcext:value-type="float">
            <text:p>17680</text:p>
          </table:table-cell>
          <table:table-cell table:formula="of:=[.D43]+[.D44]" office:value-type="float" office:value="28386" calcext:value-type="float">
            <text:p>28386</text:p>
          </table:table-cell>
          <table:table-cell table:formula="of:=[.E43]+[.E44]" office:value-type="float" office:value="2145" calcext:value-type="float">
            <text:p>214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8" calcext:value-type="float">
            <text:p>68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13724" calcext:value-type="float">
            <text:p>13724</text:p>
          </table:table-cell>
          <table:table-cell table:formula="of:=[.C51]+[.C52]" office:value-type="float" office:value="27207" calcext:value-type="float">
            <text:p>27207</text:p>
          </table:table-cell>
          <table:table-cell table:formula="of:=[.D51]+[.D52]" office:value-type="float" office:value="57128" calcext:value-type="float">
            <text:p>57128</text:p>
          </table:table-cell>
          <table:table-cell table:formula="of:=[.E51]+[.E52]" office:value-type="float" office:value="5134" calcext:value-type="float">
            <text:p>5134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35381" calcext:value-type="float">
            <text:p>35381</text:p>
          </table:table-cell>
          <table:table-cell table:formula="of:=[.C59]+[.C60]" office:value-type="float" office:value="78292" calcext:value-type="float">
            <text:p>78292</text:p>
          </table:table-cell>
          <table:table-cell table:formula="of:=[.D59]+[.D60]" office:value-type="float" office:value="134901" calcext:value-type="float">
            <text:p>134901</text:p>
          </table:table-cell>
          <table:table-cell table:formula="of:=[.E59]+[.E60]" office:value-type="float" office:value="10640" calcext:value-type="float">
            <text:p>10640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73075" calcext:value-type="float">
            <text:p>73075</text:p>
          </table:table-cell>
          <table:table-cell table:formula="of:=[.C67]+[.C68]" office:value-type="float" office:value="147207" calcext:value-type="float">
            <text:p>147207</text:p>
          </table:table-cell>
          <table:table-cell table:formula="of:=[.D67]+[.D68]" office:value-type="float" office:value="267346" calcext:value-type="float">
            <text:p>267346</text:p>
          </table:table-cell>
          <table:table-cell table:formula="of:=[.E67]+[.E68]" office:value-type="float" office:value="22069" calcext:value-type="float">
            <text:p>22069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137364" calcext:value-type="float">
            <text:p>137364</text:p>
          </table:table-cell>
          <table:table-cell table:formula="of:=[.C75]+[.C76]" office:value-type="float" office:value="305116" calcext:value-type="float">
            <text:p>305116</text:p>
          </table:table-cell>
          <table:table-cell table:formula="of:=[.D75]+[.D76]" office:value-type="float" office:value="505009" calcext:value-type="float">
            <text:p>505009</text:p>
          </table:table-cell>
          <table:table-cell table:formula="of:=[.E75]+[.E76]" office:value-type="float" office:value="46020" calcext:value-type="float">
            <text:p>46020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26" calcext:value-type="float">
            <text:p>326</text:p>
          </table:table-cell>
          <table:table-cell office:value-type="float" office:value="614" calcext:value-type="float">
            <text:p>614</text:p>
          </table:table-cell>
          <table:table-cell office:value-type="float" office:value="1579" calcext:value-type="float">
            <text:p>1579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370930" calcext:value-type="float">
            <text:p>370930</text:p>
          </table:table-cell>
          <table:table-cell table:formula="of:=[.C83]+[.C84]" office:value-type="float" office:value="836243" calcext:value-type="float">
            <text:p>836243</text:p>
          </table:table-cell>
          <table:table-cell table:formula="of:=[.D83]+[.D84]" office:value-type="float" office:value="1265309" calcext:value-type="float">
            <text:p>1265309</text:p>
          </table:table-cell>
          <table:table-cell table:formula="of:=[.E83]+[.E84]" office:value-type="float" office:value="123856" calcext:value-type="float">
            <text:p>123856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5" calcext:value-type="float">
            <text:p>105</text:p>
          </table:table-cell>
          <table:table-cell office:value-type="float" office:value="232" calcext:value-type="float">
            <text:p>232</text:p>
          </table:table-cell>
          <table:table-cell office:value-type="float" office:value="927" calcext:value-type="float">
            <text:p>92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734518" calcext:value-type="float">
            <text:p>734518</text:p>
          </table:table-cell>
          <table:table-cell table:formula="of:=[.C91]+[.C92]" office:value-type="float" office:value="1837615" calcext:value-type="float">
            <text:p>1837615</text:p>
          </table:table-cell>
          <table:table-cell table:formula="of:=[.D91]+[.D92]" office:value-type="float" office:value="2515260" calcext:value-type="float">
            <text:p>2515260</text:p>
          </table:table-cell>
          <table:table-cell table:formula="of:=[.E91]+[.E92]" office:value-type="float" office:value="267865" calcext:value-type="float">
            <text:p>267865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1509681" calcext:value-type="float">
            <text:p>1509681</text:p>
          </table:table-cell>
          <table:table-cell table:formula="of:=[.C99]+[.C100]" office:value-type="float" office:value="4004240" calcext:value-type="float">
            <text:p>4004240</text:p>
          </table:table-cell>
          <table:table-cell table:formula="of:=[.D99]+[.D100]" office:value-type="float" office:value="5012521" calcext:value-type="float">
            <text:p>5012521</text:p>
          </table:table-cell>
          <table:table-cell table:formula="of:=[.E99]+[.E100]" office:value-type="float" office:value="582099" calcext:value-type="float">
            <text:p>582099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" calcext:value-type="float">
            <text:p>16</text:p>
          </table:table-cell>
          <table:table-cell office:value-type="float" office:value="224" calcext:value-type="float">
            <text:p>224</text:p>
          </table:table-cell>
          <table:table-cell office:value-type="float" office:value="273" calcext:value-type="float">
            <text:p>27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3959615" calcext:value-type="float">
            <text:p>3959615</text:p>
          </table:table-cell>
          <table:table-cell table:formula="of:=[.C107]+[.C108]" office:value-type="float" office:value="10689694" calcext:value-type="float">
            <text:p>10689694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679486" calcext:value-type="float">
            <text:p>1679486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31" calcext:value-type="float">
            <text:p>131</text:p>
          </table:table-cell>
          <table:table-cell office:value-type="float" office:value="207" calcext:value-type="float">
            <text:p>20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8277307" calcext:value-type="float">
            <text:p>8277307</text:p>
          </table:table-cell>
          <table:table-cell table:formula="of:=[.C115]+[.C116]" office:value-type="float" office:value="22287160" calcext:value-type="float">
            <text:p>22287160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3680980" calcext:value-type="float">
            <text:p>368098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8535096" calcext:value-type="float">
            <text:p>18535096</text:p>
          </table:table-cell>
          <table:table-cell table:formula="of:=[.C123]+[.C124]" office:value-type="float" office:value="50509288" calcext:value-type="float">
            <text:p>50509288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8457240" calcext:value-type="float">
            <text:p>845724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3" calcext:value-type="float">
            <text:p>18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13" calcext:value-type="float">
            <text:p>713</text:p>
          </table:table-cell>
          <table:table-cell office:value-type="float" office:value="1404" calcext:value-type="float">
            <text:p>1404</text:p>
          </table:table-cell>
          <table:table-cell office:value-type="float" office:value="3569" calcext:value-type="float">
            <text:p>3569</text:p>
          </table:table-cell>
          <table:table-cell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8" calcext:value-type="float">
            <text:p>208</text:p>
          </table:table-cell>
          <table:table-cell office:value-type="float" office:value="531" calcext:value-type="float">
            <text:p>531</text:p>
          </table:table-cell>
          <table:table-cell office:value-type="float" office:value="2078" calcext:value-type="float">
            <text:p>20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" calcext:value-type="float">
            <text:p>31</text:p>
          </table:table-cell>
          <table:table-cell office:value-type="float" office:value="438" calcext:value-type="float">
            <text:p>438</text:p>
          </table:table-cell>
          <table:table-cell office:value-type="float" office:value="754" calcext:value-type="float">
            <text:p>7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97" calcext:value-type="float">
            <text:p>297</text:p>
          </table:table-cell>
          <table:table-cell office:value-type="float" office:value="421" calcext:value-type="float">
            <text:p>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24" calcext:value-type="float">
            <text:p>324</text:p>
          </table:table-cell>
          <table:table-cell office:value-type="float" office:value="197" calcext:value-type="float">
            <text:p>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59" calcext:value-type="float">
            <text:p>959</text:p>
          </table:table-cell>
          <table:table-cell office:value-type="float" office:value="2534" calcext:value-type="float">
            <text:p>2534</text:p>
          </table:table-cell>
          <table:table-cell office:value-type="float" office:value="5249" calcext:value-type="float">
            <text:p>5249</text:p>
          </table:table-cell>
          <table:table-cell office:value-type="float" office:value="376" calcext:value-type="float">
            <text:p>3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5" calcext:value-type="float">
            <text:p>355</text:p>
          </table:table-cell>
          <table:table-cell office:value-type="float" office:value="922" calcext:value-type="float">
            <text:p>922</text:p>
          </table:table-cell>
          <table:table-cell office:value-type="float" office:value="3115" calcext:value-type="float">
            <text:p>31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0" calcext:value-type="float">
            <text:p>50</text:p>
          </table:table-cell>
          <table:table-cell office:value-type="float" office:value="712" calcext:value-type="float">
            <text:p>712</text:p>
          </table:table-cell>
          <table:table-cell office:value-type="float" office:value="1253" calcext:value-type="float">
            <text:p>125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44" calcext:value-type="float">
            <text:p>544</text:p>
          </table:table-cell>
          <table:table-cell office:value-type="float" office:value="680" calcext:value-type="float">
            <text:p>6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69" calcext:value-type="float">
            <text:p>969</text:p>
          </table:table-cell>
          <table:table-cell office:value-type="float" office:value="532" calcext:value-type="float">
            <text:p>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023" calcext:value-type="float">
            <text:p>4023</text:p>
          </table:table-cell>
          <table:table-cell office:value-type="float" office:value="5566" calcext:value-type="float">
            <text:p>5566</text:p>
          </table:table-cell>
          <table:table-cell office:value-type="float" office:value="14851" calcext:value-type="float">
            <text:p>14851</text:p>
          </table:table-cell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56" calcext:value-type="float">
            <text:p>1356</text:p>
          </table:table-cell>
          <table:table-cell office:value-type="float" office:value="2230" calcext:value-type="float">
            <text:p>2230</text:p>
          </table:table-cell>
          <table:table-cell office:value-type="float" office:value="9077" calcext:value-type="float">
            <text:p>90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04" calcext:value-type="float">
            <text:p>1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5" calcext:value-type="float">
            <text:p>165</text:p>
          </table:table-cell>
          <table:table-cell office:value-type="float" office:value="2152" calcext:value-type="float">
            <text:p>2152</text:p>
          </table:table-cell>
          <table:table-cell office:value-type="float" office:value="4465" calcext:value-type="float">
            <text:p>446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290" calcext:value-type="float">
            <text:p>1290</text:p>
          </table:table-cell>
          <table:table-cell office:value-type="float" office:value="1877" calcext:value-type="float">
            <text:p>1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97" calcext:value-type="float">
            <text:p>1797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7020" calcext:value-type="float">
            <text:p>7020</text:p>
          </table:table-cell>
          <table:table-cell office:value-type="float" office:value="16875" calcext:value-type="float">
            <text:p>16875</text:p>
          </table:table-cell>
          <table:table-cell office:value-type="float" office:value="28386" calcext:value-type="float">
            <text:p>28386</text:p>
          </table:table-cell>
          <table:table-cell office:value-type="float" office:value="2145" calcext:value-type="float">
            <text:p>21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13" calcext:value-type="float">
            <text:p>1713</text:p>
          </table:table-cell>
          <table:table-cell office:value-type="float" office:value="5726" calcext:value-type="float">
            <text:p>5726</text:p>
          </table:table-cell>
          <table:table-cell office:value-type="float" office:value="21283" calcext:value-type="float">
            <text:p>2128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384" calcext:value-type="float">
            <text:p>3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0" calcext:value-type="float">
            <text:p>320</text:p>
          </table:table-cell>
          <table:table-cell office:value-type="float" office:value="5641" calcext:value-type="float">
            <text:p>5641</text:p>
          </table:table-cell>
          <table:table-cell office:value-type="float" office:value="10089" calcext:value-type="float">
            <text:p>10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76" calcext:value-type="float">
            <text:p>2076</text:p>
          </table:table-cell>
          <table:table-cell office:value-type="float" office:value="3415" calcext:value-type="float">
            <text:p>34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617" calcext:value-type="float">
            <text:p>3617</text:p>
          </table:table-cell>
          <table:table-cell office:value-type="float" office:value="2197" calcext:value-type="float">
            <text:p>2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107" calcext:value-type="float">
            <text:p>10107</text:p>
          </table:table-cell>
          <table:table-cell office:value-type="float" office:value="25010" calcext:value-type="float">
            <text:p>25010</text:p>
          </table:table-cell>
          <table:table-cell office:value-type="float" office:value="57128" calcext:value-type="float">
            <text:p>57128</text:p>
          </table:table-cell>
          <table:table-cell office:value-type="float" office:value="5134" calcext:value-type="float">
            <text:p>513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289" calcext:value-type="float">
            <text:p>4289</text:p>
          </table:table-cell>
          <table:table-cell office:value-type="float" office:value="9567" calcext:value-type="float">
            <text:p>9567</text:p>
          </table:table-cell>
          <table:table-cell office:value-type="float" office:value="35708" calcext:value-type="float">
            <text:p>357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50" calcext:value-type="float">
            <text:p>750</text:p>
          </table:table-cell>
          <table:table-cell office:value-type="float" office:value="8275" calcext:value-type="float">
            <text:p>8275</text:p>
          </table:table-cell>
          <table:table-cell office:value-type="float" office:value="21797" calcext:value-type="float">
            <text:p>2179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422" calcext:value-type="float">
            <text:p>5422</text:p>
          </table:table-cell>
          <table:table-cell office:value-type="float" office:value="6179" calcext:value-type="float">
            <text:p>61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192" calcext:value-type="float">
            <text:p>7192</text:p>
          </table:table-cell>
          <table:table-cell office:value-type="float" office:value="4966" calcext:value-type="float">
            <text:p>49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189" calcext:value-type="float">
            <text:p>28189</text:p>
          </table:table-cell>
          <table:table-cell office:value-type="float" office:value="73326" calcext:value-type="float">
            <text:p>73326</text:p>
          </table:table-cell>
          <table:table-cell office:value-type="float" office:value="134901" calcext:value-type="float">
            <text:p>134901</text:p>
          </table:table-cell>
          <table:table-cell office:value-type="float" office:value="10640" calcext:value-type="float">
            <text:p>106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278" calcext:value-type="float">
            <text:p>9278</text:p>
          </table:table-cell>
          <table:table-cell office:value-type="float" office:value="24811" calcext:value-type="float">
            <text:p>24811</text:p>
          </table:table-cell>
          <table:table-cell office:value-type="float" office:value="84072" calcext:value-type="float">
            <text:p>840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687" calcext:value-type="float">
            <text:p>186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74" calcext:value-type="float">
            <text:p>1374</text:p>
          </table:table-cell>
          <table:table-cell office:value-type="float" office:value="22712" calcext:value-type="float">
            <text:p>22712</text:p>
          </table:table-cell>
          <table:table-cell office:value-type="float" office:value="43967" calcext:value-type="float">
            <text:p>4396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342" calcext:value-type="float">
            <text:p>10342</text:p>
          </table:table-cell>
          <table:table-cell office:value-type="float" office:value="19992" calcext:value-type="float">
            <text:p>19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190" calcext:value-type="float">
            <text:p>17190</text:p>
          </table:table-cell>
          <table:table-cell office:value-type="float" office:value="10140" calcext:value-type="float">
            <text:p>10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5885" calcext:value-type="float">
            <text:p>55885</text:p>
          </table:table-cell>
          <table:table-cell office:value-type="float" office:value="137067" calcext:value-type="float">
            <text:p>137067</text:p>
          </table:table-cell>
          <table:table-cell office:value-type="float" office:value="267346" calcext:value-type="float">
            <text:p>267346</text:p>
          </table:table-cell>
          <table:table-cell office:value-type="float" office:value="22069" calcext:value-type="float">
            <text:p>220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233" calcext:value-type="float">
            <text:p>19233</text:p>
          </table:table-cell>
          <table:table-cell office:value-type="float" office:value="51257" calcext:value-type="float">
            <text:p>51257</text:p>
          </table:table-cell>
          <table:table-cell office:value-type="float" office:value="174976" calcext:value-type="float">
            <text:p>17497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3534" calcext:value-type="float">
            <text:p>43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631" calcext:value-type="float">
            <text:p>3631</text:p>
          </table:table-cell>
          <table:table-cell office:value-type="float" office:value="56493" calcext:value-type="float">
            <text:p>56493</text:p>
          </table:table-cell>
          <table:table-cell office:value-type="float" office:value="111277" calcext:value-type="float">
            <text:p>1112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275" calcext:value-type="float">
            <text:p>20275</text:p>
          </table:table-cell>
          <table:table-cell office:value-type="float" office:value="50944" calcext:value-type="float">
            <text:p>50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4775" calcext:value-type="float">
            <text:p>34775</text:p>
          </table:table-cell>
          <table:table-cell office:value-type="float" office:value="23736" calcext:value-type="float">
            <text:p>23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2589" calcext:value-type="float">
            <text:p>102589</text:p>
          </table:table-cell>
          <table:table-cell office:value-type="float" office:value="281380" calcext:value-type="float">
            <text:p>281380</text:p>
          </table:table-cell>
          <table:table-cell office:value-type="float" office:value="505009" calcext:value-type="float">
            <text:p>505009</text:p>
          </table:table-cell>
          <table:table-cell office:value-type="float" office:value="46020" calcext:value-type="float">
            <text:p>46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578" calcext:value-type="float">
            <text:p>36578</text:p>
          </table:table-cell>
          <table:table-cell office:value-type="float" office:value="92542" calcext:value-type="float">
            <text:p>92542</text:p>
          </table:table-cell>
          <table:table-cell office:value-type="float" office:value="337571" calcext:value-type="float">
            <text:p>3375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5462" calcext:value-type="float">
            <text:p>954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750" calcext:value-type="float">
            <text:p>6750</text:p>
          </table:table-cell>
          <table:table-cell office:value-type="float" office:value="109051" calcext:value-type="float">
            <text:p>109051</text:p>
          </table:table-cell>
          <table:table-cell office:value-type="float" office:value="215911" calcext:value-type="float">
            <text:p>21591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0804" calcext:value-type="float">
            <text:p>40804</text:p>
          </table:table-cell>
          <table:table-cell office:value-type="float" office:value="103115" calcext:value-type="float">
            <text:p>103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1394" calcext:value-type="float">
            <text:p>111394</text:p>
          </table:table-cell>
          <table:table-cell office:value-type="float" office:value="77582" calcext:value-type="float">
            <text:p>77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9536" calcext:value-type="float">
            <text:p>259536</text:p>
          </table:table-cell>
          <table:table-cell office:value-type="float" office:value="758661" calcext:value-type="float">
            <text:p>758661</text:p>
          </table:table-cell>
          <table:table-cell office:value-type="float" office:value="1265309" calcext:value-type="float">
            <text:p>1265309</text:p>
          </table:table-cell>
          <table:table-cell office:value-type="float" office:value="123856" calcext:value-type="float">
            <text:p>12385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3725" calcext:value-type="float">
            <text:p>93725</text:p>
          </table:table-cell>
          <table:table-cell office:value-type="float" office:value="242377" calcext:value-type="float">
            <text:p>242377</text:p>
          </table:table-cell>
          <table:table-cell office:value-type="float" office:value="865336" calcext:value-type="float">
            <text:p>8653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99767" calcext:value-type="float">
            <text:p>2997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142" calcext:value-type="float">
            <text:p>17142</text:p>
          </table:table-cell>
          <table:table-cell office:value-type="float" office:value="311551" calcext:value-type="float">
            <text:p>311551</text:p>
          </table:table-cell>
          <table:table-cell office:value-type="float" office:value="579134" calcext:value-type="float">
            <text:p>57913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8870" calcext:value-type="float">
            <text:p>98870</text:p>
          </table:table-cell>
          <table:table-cell office:value-type="float" office:value="288637" calcext:value-type="float">
            <text:p>288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11421" calcext:value-type="float">
            <text:p>211421</text:p>
          </table:table-cell>
          <table:table-cell office:value-type="float" office:value="196176" calcext:value-type="float">
            <text:p>1961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3097" calcext:value-type="float">
            <text:p>523097</text:p>
          </table:table-cell>
          <table:table-cell office:value-type="float" office:value="1641439" calcext:value-type="float">
            <text:p>1641439</text:p>
          </table:table-cell>
          <table:table-cell office:value-type="float" office:value="2515260" calcext:value-type="float">
            <text:p>2515260</text:p>
          </table:table-cell>
          <table:table-cell office:value-type="float" office:value="267865" calcext:value-type="float">
            <text:p>267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7192" calcext:value-type="float">
            <text:p>187192</text:p>
          </table:table-cell>
          <table:table-cell office:value-type="float" office:value="514107" calcext:value-type="float">
            <text:p>514107</text:p>
          </table:table-cell>
          <table:table-cell office:value-type="float" office:value="1824664" calcext:value-type="float">
            <text:p>18246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95510" calcext:value-type="float">
            <text:p>6955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5462" calcext:value-type="float">
            <text:p>35462</text:p>
          </table:table-cell>
          <table:table-cell office:value-type="float" office:value="726349" calcext:value-type="float">
            <text:p>726349</text:p>
          </table:table-cell>
          <table:table-cell office:value-type="float" office:value="1201736" calcext:value-type="float">
            <text:p>12017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3739" calcext:value-type="float">
            <text:p>193739</text:p>
          </table:table-cell>
          <table:table-cell office:value-type="float" office:value="622463" calcext:value-type="float">
            <text:p>6224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40778" calcext:value-type="float">
            <text:p>440778</text:p>
          </table:table-cell>
          <table:table-cell office:value-type="float" office:value="460572" calcext:value-type="float">
            <text:p>4605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68903" calcext:value-type="float">
            <text:p>1068903</text:p>
          </table:table-cell>
          <table:table-cell office:value-type="float" office:value="3543668" calcext:value-type="float">
            <text:p>3543668</text:p>
          </table:table-cell>
          <table:table-cell office:value-type="float" office:value="5012521" calcext:value-type="float">
            <text:p>5012521</text:p>
          </table:table-cell>
          <table:table-cell office:value-type="float" office:value="582099" calcext:value-type="float">
            <text:p>5820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70509" calcext:value-type="float">
            <text:p>370509</text:p>
          </table:table-cell>
          <table:table-cell office:value-type="float" office:value="1022821" calcext:value-type="float">
            <text:p>1022821</text:p>
          </table:table-cell>
          <table:table-cell office:value-type="float" office:value="3636669" calcext:value-type="float">
            <text:p>36366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46941" calcext:value-type="float">
            <text:p>15469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5109" calcext:value-type="float">
            <text:p>75109</text:p>
          </table:table-cell>
          <table:table-cell office:value-type="float" office:value="1599467" calcext:value-type="float">
            <text:p>1599467</text:p>
          </table:table-cell>
          <table:table-cell office:value-type="float" office:value="2477633" calcext:value-type="float">
            <text:p>24776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2963" calcext:value-type="float">
            <text:p>382963</text:p>
          </table:table-cell>
          <table:table-cell office:value-type="float" office:value="1305921" calcext:value-type="float">
            <text:p>13059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294043" calcext:value-type="float">
            <text:p>1294043</text:p>
          </table:table-cell>
          <table:table-cell office:value-type="float" office:value="1275792" calcext:value-type="float">
            <text:p>12757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65572" calcext:value-type="float">
            <text:p>2665572</text:p>
          </table:table-cell>
          <table:table-cell office:value-type="float" office:value="9413902" calcext:value-type="float">
            <text:p>9413902</text:p>
          </table:table-cell>
          <table:table-cell office:value-type="float" office:value="0" calcext:value-type="float">
            <text:p>0</text:p>
          </table:table-cell>
          <table:table-cell office:value-type="float" office:value="1679486" calcext:value-type="float">
            <text:p>16794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26628" calcext:value-type="float">
            <text:p>926628</text:p>
          </table:table-cell>
          <table:table-cell office:value-type="float" office:value="2627109" calcext:value-type="float">
            <text:p>26271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224202" calcext:value-type="float">
            <text:p>42242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0789" calcext:value-type="float">
            <text:p>200789</text:p>
          </table:table-cell>
          <table:table-cell office:value-type="float" office:value="4441081" calcext:value-type="float">
            <text:p>44410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5150" calcext:value-type="float">
            <text:p>945150</text:p>
          </table:table-cell>
          <table:table-cell office:value-type="float" office:value="3516417" calcext:value-type="float">
            <text:p>35164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884868" calcext:value-type="float">
            <text:p>2884868</text:p>
          </table:table-cell>
          <table:table-cell office:value-type="float" office:value="2678900" calcext:value-type="float">
            <text:p>26789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392439" calcext:value-type="float">
            <text:p>5392439</text:p>
          </table:table-cell>
          <table:table-cell office:value-type="float" office:value="19608260" calcext:value-type="float">
            <text:p>19608260</text:p>
          </table:table-cell>
          <table:table-cell office:value-type="float" office:value="0" calcext:value-type="float">
            <text:p>0</text:p>
          </table:table-cell>
          <table:table-cell office:value-type="float" office:value="3680980" calcext:value-type="float">
            <text:p>36809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45171" calcext:value-type="float">
            <text:p>1845171</text:p>
          </table:table-cell>
          <table:table-cell office:value-type="float" office:value="5410780" calcext:value-type="float">
            <text:p>54107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024500" calcext:value-type="float">
            <text:p>90245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24084" calcext:value-type="float">
            <text:p>424084</text:p>
          </table:table-cell>
          <table:table-cell office:value-type="float" office:value="9325524" calcext:value-type="float">
            <text:p>9325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82410" calcext:value-type="float">
            <text:p>1882410</text:p>
          </table:table-cell>
          <table:table-cell office:value-type="float" office:value="7323522" calcext:value-type="float">
            <text:p>7323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241023" calcext:value-type="float">
            <text:p>7241023</text:p>
          </table:table-cell>
          <table:table-cell office:value-type="float" office:value="5593364" calcext:value-type="float">
            <text:p>5593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1294073" calcext:value-type="float">
            <text:p>11294073</text:p>
          </table:table-cell>
          <table:table-cell office:value-type="float" office:value="44915924" calcext:value-type="float">
            <text:p>44915924</text:p>
          </table:table-cell>
          <table:table-cell office:value-type="float" office:value="0" calcext:value-type="float">
            <text:p>0</text:p>
          </table:table-cell>
          <table:table-cell office:value-type="float" office:value="8457240" calcext:value-type="float">
            <text:p>8457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709519" calcext:value-type="float">
            <text:p>3709519</text:p>
          </table:table-cell>
          <table:table-cell office:value-type="float" office:value="11388172" calcext:value-type="float">
            <text:p>11388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9534831" calcext:value-type="float">
            <text:p>19534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92012" calcext:value-type="float">
            <text:p>992012</text:p>
          </table:table-cell>
          <table:table-cell office:value-type="float" office:value="19394904" calcext:value-type="float">
            <text:p>193949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807500" calcext:value-type="float">
            <text:p>3807500</text:p>
          </table:table-cell>
          <table:table-cell office:value-type="float" office:value="16092377" calcext:value-type="float">
            <text:p>160923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bar1" table:style-name="ta7">
        <table:shapes>
          <draw:frame draw:z-index="0" draw:style-name="gr1" draw:text-style-name="P1" svg:width="6.2988in" svg:height="3.5429in" svg:x="5.8453in" svg:y="3.4165in">
            <draw:object draw:notify-on-update-of-ranges="bar1.G2:bar1.G17 bar1.H1:bar1.H1 bar1.H2:bar1.H17 bar1.I1:bar1.I1 bar1.I2:bar1.I17 bar1.J1:bar1.J1 bar1.J2:bar1.J17 bar1.K1:bar1.K1 bar1.K2:bar1.K17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bar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136" calcext:value-type="float">
            <text:p>136</text:p>
          </table:table-cell>
          <table:table-cell table:formula="of:=[.C3]+[.C4]" office:value-type="float" office:value="552" calcext:value-type="float">
            <text:p>552</text:p>
          </table:table-cell>
          <table:table-cell table:formula="of:=[.D3]+[.D4]" office:value-type="float" office:value="270" calcext:value-type="float">
            <text:p>270</text:p>
          </table:table-cell>
          <table:table-cell table:formula="of:=[.E3]+[.E4]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98" calcext:value-type="float">
            <text:p>198</text:p>
          </table:table-cell>
          <table:table-cell table:formula="of:=[.C11]+[.C12]" office:value-type="float" office:value="745" calcext:value-type="float">
            <text:p>745</text:p>
          </table:table-cell>
          <table:table-cell table:formula="of:=[.D11]+[.D12]" office:value-type="float" office:value="383" calcext:value-type="float">
            <text:p>383</text:p>
          </table:table-cell>
          <table:table-cell table:formula="of:=[.E11]+[.E12]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86" calcext:value-type="float">
            <text:p>86</text:p>
          </table:table-cell>
          <table:table-cell office:value-type="float" office:value="511" calcext:value-type="float">
            <text:p>511</text:p>
          </table:table-cell>
          <table:table-cell office:value-type="float" office:value="270" calcext:value-type="float">
            <text:p>270</text:p>
          </table:table-cell>
          <table:table-cell office:value-type="float" office:value="87" calcext:value-type="float">
            <text:p>87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449" calcext:value-type="float">
            <text:p>449</text:p>
          </table:table-cell>
          <table:table-cell table:formula="of:=[.C19]+[.C20]" office:value-type="float" office:value="1574" calcext:value-type="float">
            <text:p>1574</text:p>
          </table:table-cell>
          <table:table-cell table:formula="of:=[.D19]+[.D20]" office:value-type="float" office:value="677" calcext:value-type="float">
            <text:p>677</text:p>
          </table:table-cell>
          <table:table-cell table:formula="of:=[.E19]+[.E20]"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869" calcext:value-type="float">
            <text:p>869</text:p>
          </table:table-cell>
          <table:table-cell table:formula="of:=[.C27]+[.C28]" office:value-type="float" office:value="3006" calcext:value-type="float">
            <text:p>3006</text:p>
          </table:table-cell>
          <table:table-cell table:formula="of:=[.D27]+[.D28]" office:value-type="float" office:value="1308" calcext:value-type="float">
            <text:p>1308</text:p>
          </table:table-cell>
          <table:table-cell table:formula="of:=[.E27]+[.E28]"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291" calcext:value-type="float">
            <text:p>2291</text:p>
          </table:table-cell>
          <table:table-cell table:formula="of:=[.C35]+[.C36]" office:value-type="float" office:value="8354" calcext:value-type="float">
            <text:p>8354</text:p>
          </table:table-cell>
          <table:table-cell table:formula="of:=[.D35]+[.D36]" office:value-type="float" office:value="3711" calcext:value-type="float">
            <text:p>3711</text:p>
          </table:table-cell>
          <table:table-cell table:formula="of:=[.E35]+[.E36]" office:value-type="float" office:value="1114" calcext:value-type="float">
            <text:p>1114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78" calcext:value-type="float">
            <text:p>27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697" calcext:value-type="float">
            <text:p>3697</text:p>
          </table:table-cell>
          <table:table-cell table:formula="of:=[.C43]+[.C44]" office:value-type="float" office:value="12476" calcext:value-type="float">
            <text:p>12476</text:p>
          </table:table-cell>
          <table:table-cell table:formula="of:=[.D43]+[.D44]" office:value-type="float" office:value="5482" calcext:value-type="float">
            <text:p>5482</text:p>
          </table:table-cell>
          <table:table-cell table:formula="of:=[.E43]+[.E44]" office:value-type="float" office:value="2280" calcext:value-type="float">
            <text:p>2280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678" calcext:value-type="float">
            <text:p>7678</text:p>
          </table:table-cell>
          <table:table-cell table:formula="of:=[.C51]+[.C52]" office:value-type="float" office:value="24283" calcext:value-type="float">
            <text:p>24283</text:p>
          </table:table-cell>
          <table:table-cell table:formula="of:=[.D51]+[.D52]" office:value-type="float" office:value="15197" calcext:value-type="float">
            <text:p>15197</text:p>
          </table:table-cell>
          <table:table-cell table:formula="of:=[.E51]+[.E52]" office:value-type="float" office:value="3765" calcext:value-type="float">
            <text:p>3765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7522" calcext:value-type="float">
            <text:p>17522</text:p>
          </table:table-cell>
          <table:table-cell table:formula="of:=[.C59]+[.C60]" office:value-type="float" office:value="66709" calcext:value-type="float">
            <text:p>66709</text:p>
          </table:table-cell>
          <table:table-cell table:formula="of:=[.D59]+[.D60]" office:value-type="float" office:value="35134" calcext:value-type="float">
            <text:p>35134</text:p>
          </table:table-cell>
          <table:table-cell table:formula="of:=[.E59]+[.E60]" office:value-type="float" office:value="15529" calcext:value-type="float">
            <text:p>15529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5269" calcext:value-type="float">
            <text:p>45269</text:p>
          </table:table-cell>
          <table:table-cell table:formula="of:=[.C67]+[.C68]" office:value-type="float" office:value="127497" calcext:value-type="float">
            <text:p>127497</text:p>
          </table:table-cell>
          <table:table-cell table:formula="of:=[.D67]+[.D68]" office:value-type="float" office:value="80713" calcext:value-type="float">
            <text:p>80713</text:p>
          </table:table-cell>
          <table:table-cell table:formula="of:=[.E67]+[.E68]" office:value-type="float" office:value="29286" calcext:value-type="float">
            <text:p>29286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8219" calcext:value-type="float">
            <text:p>88219</text:p>
          </table:table-cell>
          <table:table-cell table:formula="of:=[.C75]+[.C76]" office:value-type="float" office:value="294319" calcext:value-type="float">
            <text:p>294319</text:p>
          </table:table-cell>
          <table:table-cell table:formula="of:=[.D75]+[.D76]" office:value-type="float" office:value="252832" calcext:value-type="float">
            <text:p>252832</text:p>
          </table:table-cell>
          <table:table-cell table:formula="of:=[.E75]+[.E76]" office:value-type="float" office:value="64938" calcext:value-type="float">
            <text:p>64938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6" calcext:value-type="float">
            <text:p>126</text:p>
          </table:table-cell>
          <table:table-cell office:value-type="float" office:value="693" calcext:value-type="float">
            <text:p>693</text:p>
          </table:table-cell>
          <table:table-cell office:value-type="float" office:value="383" calcext:value-type="float">
            <text:p>383</text:p>
          </table:table-cell>
          <table:table-cell office:value-type="float" office:value="106" calcext:value-type="float">
            <text:p>106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68951" calcext:value-type="float">
            <text:p>268951</text:p>
          </table:table-cell>
          <table:table-cell table:formula="of:=[.C83]+[.C84]" office:value-type="float" office:value="935180" calcext:value-type="float">
            <text:p>935180</text:p>
          </table:table-cell>
          <table:table-cell table:formula="of:=[.D83]+[.D84]" office:value-type="float" office:value="969312" calcext:value-type="float">
            <text:p>969312</text:p>
          </table:table-cell>
          <table:table-cell table:formula="of:=[.E83]+[.E84]" office:value-type="float" office:value="185822" calcext:value-type="float">
            <text:p>185822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50" calcext:value-type="float">
            <text:p>150</text:p>
          </table:table-cell>
          <table:table-cell office:value-type="float" office:value="309" calcext:value-type="float">
            <text:p>309</text:p>
          </table:table-cell>
          <table:table-cell office:value-type="float" office:value="453" calcext:value-type="float">
            <text:p>453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24605" calcext:value-type="float">
            <text:p>424605</text:p>
          </table:table-cell>
          <table:table-cell table:formula="of:=[.C91]+[.C92]" office:value-type="float" office:value="2219046" calcext:value-type="float">
            <text:p>2219046</text:p>
          </table:table-cell>
          <table:table-cell table:formula="of:=[.D91]+[.D92]" office:value-type="float" office:value="2632292" calcext:value-type="float">
            <text:p>2632292</text:p>
          </table:table-cell>
          <table:table-cell table:formula="of:=[.E91]+[.E92]" office:value-type="float" office:value="385824" calcext:value-type="float">
            <text:p>385824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786456" calcext:value-type="float">
            <text:p>786456</text:p>
          </table:table-cell>
          <table:table-cell table:formula="of:=[.C99]+[.C100]" office:value-type="float" office:value="4944193" calcext:value-type="float">
            <text:p>4944193</text:p>
          </table:table-cell>
          <table:table-cell table:formula="of:=[.D99]+[.D100]" office:value-type="float" office:value="6999747" calcext:value-type="float">
            <text:p>6999747</text:p>
          </table:table-cell>
          <table:table-cell table:formula="of:=[.E99]+[.E100]" office:value-type="float" office:value="979020" calcext:value-type="float">
            <text:p>979020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717607" calcext:value-type="float">
            <text:p>2717607</text:p>
          </table:table-cell>
          <table:table-cell table:formula="of:=[.C107]+[.C108]" office:value-type="float" office:value="13554308" calcext:value-type="float">
            <text:p>13554308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2110075" calcext:value-type="float">
            <text:p>1211007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" calcext:value-type="float">
            <text:p>48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4652719" calcext:value-type="float">
            <text:p>4652719</text:p>
          </table:table-cell>
          <table:table-cell table:formula="of:=[.C115]+[.C116]" office:value-type="float" office:value="29260724" calcext:value-type="float">
            <text:p>29260724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26959673" calcext:value-type="float">
            <text:p>26959673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433680" calcext:value-type="float">
            <text:p>10433680</text:p>
          </table:table-cell>
          <table:table-cell table:formula="of:=[.C123]+[.C124]" office:value-type="float" office:value="63060404" calcext:value-type="float">
            <text:p>63060404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52669240" calcext:value-type="float">
            <text:p>5266924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8" calcext:value-type="float">
            <text:p>158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1" calcext:value-type="float">
            <text:p>291</text:p>
          </table:table-cell>
          <table:table-cell office:value-type="float" office:value="1489" calcext:value-type="float">
            <text:p>1489</text:p>
          </table:table-cell>
          <table:table-cell office:value-type="float" office:value="677" calcext:value-type="float">
            <text:p>677</text:p>
          </table:table-cell>
          <table:table-cell office:value-type="float" office:value="213" calcext:value-type="float">
            <text:p>2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3" calcext:value-type="float">
            <text:p>293</text:p>
          </table:table-cell>
          <table:table-cell office:value-type="float" office:value="627" calcext:value-type="float">
            <text:p>627</text:p>
          </table:table-cell>
          <table:table-cell office:value-type="float" office:value="1141" calcext:value-type="float">
            <text:p>11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" calcext:value-type="float">
            <text:p>32</text:p>
          </table:table-cell>
          <table:table-cell office:value-type="float" office:value="461" calcext:value-type="float">
            <text:p>461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9" calcext:value-type="float">
            <text:p>99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37" calcext:value-type="float">
            <text:p>337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32" calcext:value-type="float">
            <text:p>532</text:p>
          </table:table-cell>
          <table:table-cell office:value-type="float" office:value="2848" calcext:value-type="float">
            <text:p>2848</text:p>
          </table:table-cell>
          <table:table-cell office:value-type="float" office:value="1308" calcext:value-type="float">
            <text:p>1308</text:p>
          </table:table-cell>
          <table:table-cell office:value-type="float" office:value="447" calcext:value-type="float">
            <text:p>44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20" calcext:value-type="float">
            <text:p>720</text:p>
          </table:table-cell>
          <table:table-cell office:value-type="float" office:value="1371" calcext:value-type="float">
            <text:p>1371</text:p>
          </table:table-cell>
          <table:table-cell office:value-type="float" office:value="2692" calcext:value-type="float">
            <text:p>269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09" calcext:value-type="float">
            <text:p>7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" calcext:value-type="float">
            <text:p>60</text:p>
          </table:table-cell>
          <table:table-cell office:value-type="float" office:value="929" calcext:value-type="float">
            <text:p>929</text:p>
          </table:table-cell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8" calcext:value-type="float">
            <text:p>198</text:p>
          </table:table-cell>
          <table:table-cell office:value-type="float" office:value="424" calcext:value-type="float">
            <text:p>4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40" calcext:value-type="float">
            <text:p>940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51" calcext:value-type="float">
            <text:p>1351</text:p>
          </table:table-cell>
          <table:table-cell office:value-type="float" office:value="7864" calcext:value-type="float">
            <text:p>7864</text:p>
          </table:table-cell>
          <table:table-cell office:value-type="float" office:value="3711" calcext:value-type="float">
            <text:p>3711</text:p>
          </table:table-cell>
          <table:table-cell office:value-type="float" office:value="1114" calcext:value-type="float">
            <text:p>11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93" calcext:value-type="float">
            <text:p>1793</text:p>
          </table:table-cell>
          <table:table-cell office:value-type="float" office:value="3494" calcext:value-type="float">
            <text:p>3494</text:p>
          </table:table-cell>
          <table:table-cell office:value-type="float" office:value="6515" calcext:value-type="float">
            <text:p>65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4" calcext:value-type="float">
            <text:p>164</text:p>
          </table:table-cell>
          <table:table-cell office:value-type="float" office:value="2160" calcext:value-type="float">
            <text:p>2160</text:p>
          </table:table-cell>
          <table:table-cell office:value-type="float" office:value="3647" calcext:value-type="float">
            <text:p>364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37" calcext:value-type="float">
            <text:p>537</text:p>
          </table:table-cell>
          <table:table-cell office:value-type="float" office:value="1244" calcext:value-type="float">
            <text:p>12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324" calcext:value-type="float">
            <text:p>1324</text:p>
          </table:table-cell>
          <table:table-cell office:value-type="float" office:value="548" calcext:value-type="float">
            <text:p>5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73" calcext:value-type="float">
            <text:p>2373</text:p>
          </table:table-cell>
          <table:table-cell office:value-type="float" office:value="11928" calcext:value-type="float">
            <text:p>11928</text:p>
          </table:table-cell>
          <table:table-cell office:value-type="float" office:value="5482" calcext:value-type="float">
            <text:p>5482</text:p>
          </table:table-cell>
          <table:table-cell office:value-type="float" office:value="2280" calcext:value-type="float">
            <text:p>22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417" calcext:value-type="float">
            <text:p>2417</text:p>
          </table:table-cell>
          <table:table-cell office:value-type="float" office:value="5722" calcext:value-type="float">
            <text:p>5722</text:p>
          </table:table-cell>
          <table:table-cell office:value-type="float" office:value="14791" calcext:value-type="float">
            <text:p>1479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734" calcext:value-type="float">
            <text:p>3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4" calcext:value-type="float">
            <text:p>244</text:p>
          </table:table-cell>
          <table:table-cell office:value-type="float" office:value="3793" calcext:value-type="float">
            <text:p>3793</text:p>
          </table:table-cell>
          <table:table-cell office:value-type="float" office:value="9372" calcext:value-type="float">
            <text:p>937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4" calcext:value-type="float">
            <text:p>954</text:p>
          </table:table-cell>
          <table:table-cell office:value-type="float" office:value="1912" calcext:value-type="float">
            <text:p>19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763" calcext:value-type="float">
            <text:p>2763</text:p>
          </table:table-cell>
          <table:table-cell office:value-type="float" office:value="1203" calcext:value-type="float">
            <text:p>12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915" calcext:value-type="float">
            <text:p>4915</text:p>
          </table:table-cell>
          <table:table-cell office:value-type="float" office:value="23080" calcext:value-type="float">
            <text:p>23080</text:p>
          </table:table-cell>
          <table:table-cell office:value-type="float" office:value="15197" calcext:value-type="float">
            <text:p>15197</text:p>
          </table:table-cell>
          <table:table-cell office:value-type="float" office:value="3765" calcext:value-type="float">
            <text:p>37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563" calcext:value-type="float">
            <text:p>4563</text:p>
          </table:table-cell>
          <table:table-cell office:value-type="float" office:value="13467" calcext:value-type="float">
            <text:p>13467</text:p>
          </table:table-cell>
          <table:table-cell office:value-type="float" office:value="28064" calcext:value-type="float">
            <text:p>2806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421" calcext:value-type="float">
            <text:p>54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73" calcext:value-type="float">
            <text:p>473</text:p>
          </table:table-cell>
          <table:table-cell office:value-type="float" office:value="11313" calcext:value-type="float">
            <text:p>11313</text:p>
          </table:table-cell>
          <table:table-cell office:value-type="float" office:value="15823" calcext:value-type="float">
            <text:p>1582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55" calcext:value-type="float">
            <text:p>1755</text:p>
          </table:table-cell>
          <table:table-cell office:value-type="float" office:value="6051" calcext:value-type="float">
            <text:p>60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865" calcext:value-type="float">
            <text:p>7865</text:p>
          </table:table-cell>
          <table:table-cell office:value-type="float" office:value="3760" calcext:value-type="float">
            <text:p>3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657" calcext:value-type="float">
            <text:p>9657</text:p>
          </table:table-cell>
          <table:table-cell office:value-type="float" office:value="62949" calcext:value-type="float">
            <text:p>62949</text:p>
          </table:table-cell>
          <table:table-cell office:value-type="float" office:value="35134" calcext:value-type="float">
            <text:p>35134</text:p>
          </table:table-cell>
          <table:table-cell office:value-type="float" office:value="15529" calcext:value-type="float">
            <text:p>155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235" calcext:value-type="float">
            <text:p>12235</text:p>
          </table:table-cell>
          <table:table-cell office:value-type="float" office:value="26812" calcext:value-type="float">
            <text:p>26812</text:p>
          </table:table-cell>
          <table:table-cell office:value-type="float" office:value="74912" calcext:value-type="float">
            <text:p>74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974" calcext:value-type="float">
            <text:p>159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22" calcext:value-type="float">
            <text:p>1822</text:p>
          </table:table-cell>
          <table:table-cell office:value-type="float" office:value="24239" calcext:value-type="float">
            <text:p>24239</text:p>
          </table:table-cell>
          <table:table-cell office:value-type="float" office:value="38780" calcext:value-type="float">
            <text:p>3878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551" calcext:value-type="float">
            <text:p>4551</text:p>
          </table:table-cell>
          <table:table-cell office:value-type="float" office:value="10253" calcext:value-type="float">
            <text:p>10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9750" calcext:value-type="float">
            <text:p>19750</text:p>
          </table:table-cell>
          <table:table-cell office:value-type="float" office:value="8961" calcext:value-type="float">
            <text:p>8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519" calcext:value-type="float">
            <text:p>25519</text:p>
          </table:table-cell>
          <table:table-cell office:value-type="float" office:value="118536" calcext:value-type="float">
            <text:p>118536</text:p>
          </table:table-cell>
          <table:table-cell office:value-type="float" office:value="80713" calcext:value-type="float">
            <text:p>80713</text:p>
          </table:table-cell>
          <table:table-cell office:value-type="float" office:value="29286" calcext:value-type="float">
            <text:p>292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2667" calcext:value-type="float">
            <text:p>22667</text:p>
          </table:table-cell>
          <table:table-cell office:value-type="float" office:value="57623" calcext:value-type="float">
            <text:p>57623</text:p>
          </table:table-cell>
          <table:table-cell office:value-type="float" office:value="113124" calcext:value-type="float">
            <text:p>1131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937" calcext:value-type="float">
            <text:p>35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00" calcext:value-type="float">
            <text:p>3100</text:p>
          </table:table-cell>
          <table:table-cell office:value-type="float" office:value="48810" calcext:value-type="float">
            <text:p>48810</text:p>
          </table:table-cell>
          <table:table-cell office:value-type="float" office:value="86714" calcext:value-type="float">
            <text:p>867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704" calcext:value-type="float">
            <text:p>10704</text:p>
          </table:table-cell>
          <table:table-cell office:value-type="float" office:value="25982" calcext:value-type="float">
            <text:p>25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6410" calcext:value-type="float">
            <text:p>36410</text:p>
          </table:table-cell>
          <table:table-cell office:value-type="float" office:value="22293" calcext:value-type="float">
            <text:p>22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1809" calcext:value-type="float">
            <text:p>51809</text:p>
          </table:table-cell>
          <table:table-cell office:value-type="float" office:value="272026" calcext:value-type="float">
            <text:p>272026</text:p>
          </table:table-cell>
          <table:table-cell office:value-type="float" office:value="252832" calcext:value-type="float">
            <text:p>252832</text:p>
          </table:table-cell>
          <table:table-cell office:value-type="float" office:value="64938" calcext:value-type="float">
            <text:p>6493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1139" calcext:value-type="float">
            <text:p>51139</text:p>
          </table:table-cell>
          <table:table-cell office:value-type="float" office:value="128178" calcext:value-type="float">
            <text:p>128178</text:p>
          </table:table-cell>
          <table:table-cell office:value-type="float" office:value="382538" calcext:value-type="float">
            <text:p>3825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02999" calcext:value-type="float">
            <text:p>1029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144" calcext:value-type="float">
            <text:p>9144</text:p>
          </table:table-cell>
          <table:table-cell office:value-type="float" office:value="134197" calcext:value-type="float">
            <text:p>134197</text:p>
          </table:table-cell>
          <table:table-cell office:value-type="float" office:value="228720" calcext:value-type="float">
            <text:p>22872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1190" calcext:value-type="float">
            <text:p>21190</text:p>
          </table:table-cell>
          <table:table-cell office:value-type="float" office:value="70474" calcext:value-type="float">
            <text:p>70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2154" calcext:value-type="float">
            <text:p>92154</text:p>
          </table:table-cell>
          <table:table-cell office:value-type="float" office:value="69147" calcext:value-type="float">
            <text:p>691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6797" calcext:value-type="float">
            <text:p>176797</text:p>
          </table:table-cell>
          <table:table-cell office:value-type="float" office:value="866033" calcext:value-type="float">
            <text:p>866033</text:p>
          </table:table-cell>
          <table:table-cell office:value-type="float" office:value="969312" calcext:value-type="float">
            <text:p>969312</text:p>
          </table:table-cell>
          <table:table-cell office:value-type="float" office:value="185822" calcext:value-type="float">
            <text:p>18582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5129" calcext:value-type="float">
            <text:p>115129</text:p>
          </table:table-cell>
          <table:table-cell office:value-type="float" office:value="280858" calcext:value-type="float">
            <text:p>280858</text:p>
          </table:table-cell>
          <table:table-cell office:value-type="float" office:value="1210912" calcext:value-type="float">
            <text:p>12109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79760" calcext:value-type="float">
            <text:p>2797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1912" calcext:value-type="float">
            <text:p>21912</text:p>
          </table:table-cell>
          <table:table-cell office:value-type="float" office:value="309999" calcext:value-type="float">
            <text:p>309999</text:p>
          </table:table-cell>
          <table:table-cell office:value-type="float" office:value="574601" calcext:value-type="float">
            <text:p>5746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184" calcext:value-type="float">
            <text:p>49184</text:p>
          </table:table-cell>
          <table:table-cell office:value-type="float" office:value="241901" calcext:value-type="float">
            <text:p>2419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68815" calcext:value-type="float">
            <text:p>168815</text:p>
          </table:table-cell>
          <table:table-cell office:value-type="float" office:value="194156" calcext:value-type="float">
            <text:p>194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55790" calcext:value-type="float">
            <text:p>255790</text:p>
          </table:table-cell>
          <table:table-cell office:value-type="float" office:value="2024890" calcext:value-type="float">
            <text:p>2024890</text:p>
          </table:table-cell>
          <table:table-cell office:value-type="float" office:value="2632292" calcext:value-type="float">
            <text:p>2632292</text:p>
          </table:table-cell>
          <table:table-cell office:value-type="float" office:value="385824" calcext:value-type="float">
            <text:p>3858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10192" calcext:value-type="float">
            <text:p>210192</text:p>
          </table:table-cell>
          <table:table-cell office:value-type="float" office:value="612019" calcext:value-type="float">
            <text:p>612019</text:p>
          </table:table-cell>
          <table:table-cell office:value-type="float" office:value="2203394" calcext:value-type="float">
            <text:p>22033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02482" calcext:value-type="float">
            <text:p>6024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7610" calcext:value-type="float">
            <text:p>57610</text:p>
          </table:table-cell>
          <table:table-cell office:value-type="float" office:value="697332" calcext:value-type="float">
            <text:p>697332</text:p>
          </table:table-cell>
          <table:table-cell office:value-type="float" office:value="1145902" calcext:value-type="float">
            <text:p>11459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0246" calcext:value-type="float">
            <text:p>110246</text:p>
          </table:table-cell>
          <table:table-cell office:value-type="float" office:value="510309" calcext:value-type="float">
            <text:p>5103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49878" calcext:value-type="float">
            <text:p>349878</text:p>
          </table:table-cell>
          <table:table-cell office:value-type="float" office:value="469142" calcext:value-type="float">
            <text:p>4691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36578" calcext:value-type="float">
            <text:p>436578</text:p>
          </table:table-cell>
          <table:table-cell office:value-type="float" office:value="4475051" calcext:value-type="float">
            <text:p>4475051</text:p>
          </table:table-cell>
          <table:table-cell office:value-type="float" office:value="6999747" calcext:value-type="float">
            <text:p>6999747</text:p>
          </table:table-cell>
          <table:table-cell office:value-type="float" office:value="979020" calcext:value-type="float">
            <text:p>9790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11318" calcext:value-type="float">
            <text:p>411318</text:p>
          </table:table-cell>
          <table:table-cell office:value-type="float" office:value="1154174" calcext:value-type="float">
            <text:p>1154174</text:p>
          </table:table-cell>
          <table:table-cell office:value-type="float" office:value="7079802" calcext:value-type="float">
            <text:p>70798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71127" calcext:value-type="float">
            <text:p>1271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3563" calcext:value-type="float">
            <text:p>93563</text:p>
          </table:table-cell>
          <table:table-cell office:value-type="float" office:value="1558451" calcext:value-type="float">
            <text:p>1558451</text:p>
          </table:table-cell>
          <table:table-cell office:value-type="float" office:value="2331879" calcext:value-type="float">
            <text:p>23318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6880" calcext:value-type="float">
            <text:p>186880</text:p>
          </table:table-cell>
          <table:table-cell office:value-type="float" office:value="991681" calcext:value-type="float">
            <text:p>99168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37865" calcext:value-type="float">
            <text:p>1037865</text:p>
          </table:table-cell>
          <table:table-cell office:value-type="float" office:value="1220269" calcext:value-type="float">
            <text:p>1220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79742" calcext:value-type="float">
            <text:p>1679742</text:p>
          </table:table-cell>
          <table:table-cell office:value-type="float" office:value="12334039" calcext:value-type="float">
            <text:p>12334039</text:p>
          </table:table-cell>
          <table:table-cell office:value-type="float" office:value="0" calcext:value-type="float">
            <text:p>0</text:p>
          </table:table-cell>
          <table:table-cell office:value-type="float" office:value="12110075" calcext:value-type="float">
            <text:p>121100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88716" calcext:value-type="float">
            <text:p>1088716</text:p>
          </table:table-cell>
          <table:table-cell office:value-type="float" office:value="2878180" calcext:value-type="float">
            <text:p>2878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96798" calcext:value-type="float">
            <text:p>35967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33651" calcext:value-type="float">
            <text:p>333651</text:p>
          </table:table-cell>
          <table:table-cell office:value-type="float" office:value="3959289" calcext:value-type="float">
            <text:p>3959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15088" calcext:value-type="float">
            <text:p>515088</text:p>
          </table:table-cell>
          <table:table-cell office:value-type="float" office:value="2335644" calcext:value-type="float">
            <text:p>2335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34411" calcext:value-type="float">
            <text:p>2034411</text:p>
          </table:table-cell>
          <table:table-cell office:value-type="float" office:value="2752192" calcext:value-type="float">
            <text:p>2752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18308" calcext:value-type="float">
            <text:p>2618308</text:p>
          </table:table-cell>
          <table:table-cell office:value-type="float" office:value="26508532" calcext:value-type="float">
            <text:p>26508532</text:p>
          </table:table-cell>
          <table:table-cell office:value-type="float" office:value="0" calcext:value-type="float">
            <text:p>0</text:p>
          </table:table-cell>
          <table:table-cell office:value-type="float" office:value="26959673" calcext:value-type="float">
            <text:p>2695967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26014" calcext:value-type="float">
            <text:p>1926014</text:p>
          </table:table-cell>
          <table:table-cell office:value-type="float" office:value="6370234" calcext:value-type="float">
            <text:p>63702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686261" calcext:value-type="float">
            <text:p>76862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49269" calcext:value-type="float">
            <text:p>649269</text:p>
          </table:table-cell>
          <table:table-cell office:value-type="float" office:value="8232731" calcext:value-type="float">
            <text:p>82327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71673" calcext:value-type="float">
            <text:p>871673</text:p>
          </table:table-cell>
          <table:table-cell office:value-type="float" office:value="4941154" calcext:value-type="float">
            <text:p>49411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468973" calcext:value-type="float">
            <text:p>4468973</text:p>
          </table:table-cell>
          <table:table-cell office:value-type="float" office:value="5566229" calcext:value-type="float">
            <text:p>55662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964707" calcext:value-type="float">
            <text:p>5964707</text:p>
          </table:table-cell>
          <table:table-cell office:value-type="float" office:value="57494175" calcext:value-type="float">
            <text:p>57494175</text:p>
          </table:table-cell>
          <table:table-cell office:value-type="float" office:value="0" calcext:value-type="float">
            <text:p>0</text:p>
          </table:table-cell>
          <table:table-cell office:value-type="float" office:value="52669240" calcext:value-type="float">
            <text:p>526692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976496" calcext:value-type="float">
            <text:p>3976496</text:p>
          </table:table-cell>
          <table:table-cell office:value-type="float" office:value="12735668" calcext:value-type="float">
            <text:p>127356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6139474" calcext:value-type="float">
            <text:p>16139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51356" calcext:value-type="float">
            <text:p>1451356</text:p>
          </table:table-cell>
          <table:table-cell office:value-type="float" office:value="17106962" calcext:value-type="float">
            <text:p>17106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65353" calcext:value-type="float">
            <text:p>1765353</text:p>
          </table:table-cell>
          <table:table-cell office:value-type="float" office:value="10275405" calcext:value-type="float">
            <text:p>102754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bar2" table:style-name="ta7">
        <table:shapes>
          <draw:frame draw:z-index="0" draw:style-name="gr1" draw:text-style-name="P1" svg:width="6.2988in" svg:height="3.5429in" svg:x="5.8453in" svg:y="3.4165in">
            <draw:object draw:notify-on-update-of-ranges="bar2.G1:bar2.G1 bar2.G2:bar2.G17 bar2.H1:bar2.H1 bar2.H2:bar2.H17 bar2.I1:bar2.I1 bar2.I2:bar2.I17 bar2.J1:bar2.J1 bar2.J2:bar2.J17 bar2.K1:bar2.K1 bar2.K2:bar2.K17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bar+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72" calcext:value-type="float">
            <text:p>72</text:p>
          </table:table-cell>
          <table:table-cell table:formula="of:=[.C3]+[.C4]" office:value-type="float" office:value="288" calcext:value-type="float">
            <text:p>288</text:p>
          </table:table-cell>
          <table:table-cell table:formula="of:=[.D3]+[.D4]" office:value-type="float" office:value="138" calcext:value-type="float">
            <text:p>138</text:p>
          </table:table-cell>
          <table:table-cell table:formula="of:=[.E3]+[.E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70" calcext:value-type="float">
            <text:p>170</text:p>
          </table:table-cell>
          <table:table-cell table:formula="of:=[.C11]+[.C12]" office:value-type="float" office:value="649" calcext:value-type="float">
            <text:p>649</text:p>
          </table:table-cell>
          <table:table-cell table:formula="of:=[.D11]+[.D12]" office:value-type="float" office:value="331" calcext:value-type="float">
            <text:p>331</text:p>
          </table:table-cell>
          <table:table-cell table:formula="of:=[.E11]+[.E12]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5" calcext:value-type="float">
            <text:p>45</text:p>
          </table:table-cell>
          <table:table-cell office:value-type="float" office:value="270" calcext:value-type="float">
            <text:p>270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420" calcext:value-type="float">
            <text:p>420</text:p>
          </table:table-cell>
          <table:table-cell table:formula="of:=[.C19]+[.C20]" office:value-type="float" office:value="1285" calcext:value-type="float">
            <text:p>1285</text:p>
          </table:table-cell>
          <table:table-cell table:formula="of:=[.D19]+[.D20]" office:value-type="float" office:value="684" calcext:value-type="float">
            <text:p>684</text:p>
          </table:table-cell>
          <table:table-cell table:formula="of:=[.E19]+[.E20]" office:value-type="float" office:value="208" calcext:value-type="float">
            <text:p>208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787" calcext:value-type="float">
            <text:p>787</text:p>
          </table:table-cell>
          <table:table-cell table:formula="of:=[.C27]+[.C28]" office:value-type="float" office:value="3097" calcext:value-type="float">
            <text:p>3097</text:p>
          </table:table-cell>
          <table:table-cell table:formula="of:=[.D27]+[.D28]" office:value-type="float" office:value="1324" calcext:value-type="float">
            <text:p>1324</text:p>
          </table:table-cell>
          <table:table-cell table:formula="of:=[.E27]+[.E28]"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2437" calcext:value-type="float">
            <text:p>2437</text:p>
          </table:table-cell>
          <table:table-cell table:formula="of:=[.C35]+[.C36]" office:value-type="float" office:value="7655" calcext:value-type="float">
            <text:p>7655</text:p>
          </table:table-cell>
          <table:table-cell table:formula="of:=[.D35]+[.D36]" office:value-type="float" office:value="2615" calcext:value-type="float">
            <text:p>2615</text:p>
          </table:table-cell>
          <table:table-cell table:formula="of:=[.E35]+[.E36]" office:value-type="float" office:value="1237" calcext:value-type="float">
            <text:p>1237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201" calcext:value-type="float">
            <text:p>3201</text:p>
          </table:table-cell>
          <table:table-cell table:formula="of:=[.C43]+[.C44]" office:value-type="float" office:value="11527" calcext:value-type="float">
            <text:p>11527</text:p>
          </table:table-cell>
          <table:table-cell table:formula="of:=[.D43]+[.D44]" office:value-type="float" office:value="5465" calcext:value-type="float">
            <text:p>5465</text:p>
          </table:table-cell>
          <table:table-cell table:formula="of:=[.E43]+[.E44]"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6648" calcext:value-type="float">
            <text:p>6648</text:p>
          </table:table-cell>
          <table:table-cell table:formula="of:=[.C51]+[.C52]" office:value-type="float" office:value="25818" calcext:value-type="float">
            <text:p>25818</text:p>
          </table:table-cell>
          <table:table-cell table:formula="of:=[.D51]+[.D52]" office:value-type="float" office:value="16665" calcext:value-type="float">
            <text:p>16665</text:p>
          </table:table-cell>
          <table:table-cell table:formula="of:=[.E51]+[.E52]" office:value-type="float" office:value="4488" calcext:value-type="float">
            <text:p>4488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7473" calcext:value-type="float">
            <text:p>17473</text:p>
          </table:table-cell>
          <table:table-cell table:formula="of:=[.C59]+[.C60]" office:value-type="float" office:value="62984" calcext:value-type="float">
            <text:p>62984</text:p>
          </table:table-cell>
          <table:table-cell table:formula="of:=[.D59]+[.D60]" office:value-type="float" office:value="36784" calcext:value-type="float">
            <text:p>36784</text:p>
          </table:table-cell>
          <table:table-cell table:formula="of:=[.E59]+[.E60]" office:value-type="float" office:value="12221" calcext:value-type="float">
            <text:p>12221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44248" calcext:value-type="float">
            <text:p>44248</text:p>
          </table:table-cell>
          <table:table-cell table:formula="of:=[.C67]+[.C68]" office:value-type="float" office:value="156019" calcext:value-type="float">
            <text:p>156019</text:p>
          </table:table-cell>
          <table:table-cell table:formula="of:=[.D67]+[.D68]" office:value-type="float" office:value="86567" calcext:value-type="float">
            <text:p>86567</text:p>
          </table:table-cell>
          <table:table-cell table:formula="of:=[.E67]+[.E68]" office:value-type="float" office:value="25186" calcext:value-type="float">
            <text:p>25186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6643" calcext:value-type="float">
            <text:p>86643</text:p>
          </table:table-cell>
          <table:table-cell table:formula="of:=[.C75]+[.C76]" office:value-type="float" office:value="370052" calcext:value-type="float">
            <text:p>370052</text:p>
          </table:table-cell>
          <table:table-cell table:formula="of:=[.D75]+[.D76]" office:value-type="float" office:value="224513" calcext:value-type="float">
            <text:p>224513</text:p>
          </table:table-cell>
          <table:table-cell table:formula="of:=[.E75]+[.E76]" office:value-type="float" office:value="53217" calcext:value-type="float">
            <text:p>53217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4" calcext:value-type="float">
            <text:p>104</text:p>
          </table:table-cell>
          <table:table-cell office:value-type="float" office:value="608" calcext:value-type="float">
            <text:p>608</text:p>
          </table:table-cell>
          <table:table-cell office:value-type="float" office:value="331" calcext:value-type="float">
            <text:p>331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52922" calcext:value-type="float">
            <text:p>252922</text:p>
          </table:table-cell>
          <table:table-cell table:formula="of:=[.C83]+[.C84]" office:value-type="float" office:value="1057676" calcext:value-type="float">
            <text:p>1057676</text:p>
          </table:table-cell>
          <table:table-cell table:formula="of:=[.D83]+[.D84]" office:value-type="float" office:value="918995" calcext:value-type="float">
            <text:p>918995</text:p>
          </table:table-cell>
          <table:table-cell table:formula="of:=[.E83]+[.E84]" office:value-type="float" office:value="175703" calcext:value-type="float">
            <text:p>175703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6" calcext:value-type="float">
            <text:p>136</text:p>
          </table:table-cell>
          <table:table-cell office:value-type="float" office:value="283" calcext:value-type="float">
            <text:p>283</text:p>
          </table:table-cell>
          <table:table-cell office:value-type="float" office:value="487" calcext:value-type="float">
            <text:p>48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13707" calcext:value-type="float">
            <text:p>413707</text:p>
          </table:table-cell>
          <table:table-cell table:formula="of:=[.C91]+[.C92]" office:value-type="float" office:value="2252601" calcext:value-type="float">
            <text:p>2252601</text:p>
          </table:table-cell>
          <table:table-cell table:formula="of:=[.D91]+[.D92]" office:value-type="float" office:value="2649378" calcext:value-type="float">
            <text:p>2649378</text:p>
          </table:table-cell>
          <table:table-cell table:formula="of:=[.E91]+[.E92]" office:value-type="float" office:value="454423" calcext:value-type="float">
            <text:p>454423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852830" calcext:value-type="float">
            <text:p>852830</text:p>
          </table:table-cell>
          <table:table-cell table:formula="of:=[.C99]+[.C100]" office:value-type="float" office:value="4593596" calcext:value-type="float">
            <text:p>4593596</text:p>
          </table:table-cell>
          <table:table-cell table:formula="of:=[.D99]+[.D100]" office:value-type="float" office:value="7909664" calcext:value-type="float">
            <text:p>7909664</text:p>
          </table:table-cell>
          <table:table-cell table:formula="of:=[.E99]+[.E100]" office:value-type="float" office:value="1592526" calcext:value-type="float">
            <text:p>1592526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" calcext:value-type="float">
            <text:p>16</text:p>
          </table:table-cell>
          <table:table-cell office:value-type="float" office:value="226" calcext:value-type="float">
            <text:p>226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504948" calcext:value-type="float">
            <text:p>2504948</text:p>
          </table:table-cell>
          <table:table-cell table:formula="of:=[.C107]+[.C108]" office:value-type="float" office:value="12722344" calcext:value-type="float">
            <text:p>12722344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1949167" calcext:value-type="float">
            <text:p>11949167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4" calcext:value-type="float">
            <text:p>44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5016180" calcext:value-type="float">
            <text:p>5016180</text:p>
          </table:table-cell>
          <table:table-cell table:formula="of:=[.C115]+[.C116]" office:value-type="float" office:value="27159993" calcext:value-type="float">
            <text:p>27159993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75337579" calcext:value-type="float">
            <text:p>7533757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10457522" calcext:value-type="float">
            <text:p>10457522</text:p>
          </table:table-cell>
          <table:table-cell table:formula="of:=[.C123]+[.C124]" office:value-type="float" office:value="59393168" calcext:value-type="float">
            <text:p>59393168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5" calcext:value-type="float">
            <text:p>265</text:p>
          </table:table-cell>
          <table:table-cell office:value-type="float" office:value="1203" calcext:value-type="float">
            <text:p>1203</text:p>
          </table:table-cell>
          <table:table-cell office:value-type="float" office:value="684" calcext:value-type="float">
            <text:p>684</text:p>
          </table:table-cell>
          <table:table-cell office:value-type="float" office:value="208" calcext:value-type="float">
            <text:p>20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3" calcext:value-type="float">
            <text:p>293</text:p>
          </table:table-cell>
          <table:table-cell office:value-type="float" office:value="523" calcext:value-type="float">
            <text:p>523</text:p>
          </table:table-cell>
          <table:table-cell office:value-type="float" office:value="1145" calcext:value-type="float">
            <text:p>114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" calcext:value-type="float">
            <text:p>28</text:p>
          </table:table-cell>
          <table:table-cell office:value-type="float" office:value="414" calcext:value-type="float">
            <text:p>414</text:p>
          </table:table-cell>
          <table:table-cell office:value-type="float" office:value="773" calcext:value-type="float">
            <text:p>77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7" calcext:value-type="float">
            <text:p>87</text:p>
          </table:table-cell>
          <table:table-cell office:value-type="float" office:value="227" calcext:value-type="float">
            <text:p>2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0" calcext:value-type="float">
            <text:p>31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77" calcext:value-type="float">
            <text:p>477</text:p>
          </table:table-cell>
          <table:table-cell office:value-type="float" office:value="2931" calcext:value-type="float">
            <text:p>2931</text:p>
          </table:table-cell>
          <table:table-cell office:value-type="float" office:value="1324" calcext:value-type="float">
            <text:p>1324</text:p>
          </table:table-cell>
          <table:table-cell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87" calcext:value-type="float">
            <text:p>687</text:p>
          </table:table-cell>
          <table:table-cell office:value-type="float" office:value="1345" calcext:value-type="float">
            <text:p>1345</text:p>
          </table:table-cell>
          <table:table-cell office:value-type="float" office:value="2678" calcext:value-type="float">
            <text:p>267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48" calcext:value-type="float">
            <text:p>7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" calcext:value-type="float">
            <text:p>60</text:p>
          </table:table-cell>
          <table:table-cell office:value-type="float" office:value="862" calcext:value-type="float">
            <text:p>862</text:p>
          </table:table-cell>
          <table:table-cell office:value-type="float" office:value="1541" calcext:value-type="float">
            <text:p>154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0" calcext:value-type="float">
            <text:p>180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14" calcext:value-type="float">
            <text:p>914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523" calcext:value-type="float">
            <text:p>1523</text:p>
          </table:table-cell>
          <table:table-cell office:value-type="float" office:value="7219" calcext:value-type="float">
            <text:p>7219</text:p>
          </table:table-cell>
          <table:table-cell office:value-type="float" office:value="2615" calcext:value-type="float">
            <text:p>2615</text:p>
          </table:table-cell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65" calcext:value-type="float">
            <text:p>2065</text:p>
          </table:table-cell>
          <table:table-cell office:value-type="float" office:value="2739" calcext:value-type="float">
            <text:p>2739</text:p>
          </table:table-cell>
          <table:table-cell office:value-type="float" office:value="8401" calcext:value-type="float">
            <text:p>84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563" calcext:value-type="float">
            <text:p>15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60" calcext:value-type="float">
            <text:p>160</text:p>
          </table:table-cell>
          <table:table-cell office:value-type="float" office:value="1833" calcext:value-type="float">
            <text:p>1833</text:p>
          </table:table-cell>
          <table:table-cell office:value-type="float" office:value="4614" calcext:value-type="float">
            <text:p>461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21" calcext:value-type="float">
            <text:p>521</text:p>
          </table:table-cell>
          <table:table-cell office:value-type="float" office:value="867" calcext:value-type="float">
            <text:p>8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12" calcext:value-type="float">
            <text:p>1412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89" calcext:value-type="float">
            <text:p>1789</text:p>
          </table:table-cell>
          <table:table-cell office:value-type="float" office:value="10677" calcext:value-type="float">
            <text:p>10677</text:p>
          </table:table-cell>
          <table:table-cell office:value-type="float" office:value="5465" calcext:value-type="float">
            <text:p>5465</text:p>
          </table:table-cell>
          <table:table-cell office:value-type="float" office:value="1849" calcext:value-type="float">
            <text:p>18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822" calcext:value-type="float">
            <text:p>2822</text:p>
          </table:table-cell>
          <table:table-cell office:value-type="float" office:value="4845" calcext:value-type="float">
            <text:p>4845</text:p>
          </table:table-cell>
          <table:table-cell office:value-type="float" office:value="11743" calcext:value-type="float">
            <text:p>1174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188" calcext:value-type="float">
            <text:p>31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84" calcext:value-type="float">
            <text:p>384</text:p>
          </table:table-cell>
          <table:table-cell office:value-type="float" office:value="3605" calcext:value-type="float">
            <text:p>3605</text:p>
          </table:table-cell>
          <table:table-cell office:value-type="float" office:value="8919" calcext:value-type="float">
            <text:p>891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15" calcext:value-type="float">
            <text:p>815</text:p>
          </table:table-cell>
          <table:table-cell office:value-type="float" office:value="2246" calcext:value-type="float">
            <text:p>22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87" calcext:value-type="float">
            <text:p>2687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61" calcext:value-type="float">
            <text:p>3961</text:p>
          </table:table-cell>
          <table:table-cell office:value-type="float" office:value="24177" calcext:value-type="float">
            <text:p>24177</text:p>
          </table:table-cell>
          <table:table-cell office:value-type="float" office:value="16665" calcext:value-type="float">
            <text:p>16665</text:p>
          </table:table-cell>
          <table:table-cell office:value-type="float" office:value="4488" calcext:value-type="float">
            <text:p>448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714" calcext:value-type="float">
            <text:p>4714</text:p>
          </table:table-cell>
          <table:table-cell office:value-type="float" office:value="11021" calcext:value-type="float">
            <text:p>11021</text:p>
          </table:table-cell>
          <table:table-cell office:value-type="float" office:value="22254" calcext:value-type="float">
            <text:p>2225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543" calcext:value-type="float">
            <text:p>95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39" calcext:value-type="float">
            <text:p>539</text:p>
          </table:table-cell>
          <table:table-cell office:value-type="float" office:value="11016" calcext:value-type="float">
            <text:p>11016</text:p>
          </table:table-cell>
          <table:table-cell office:value-type="float" office:value="17656" calcext:value-type="float">
            <text:p>176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00" calcext:value-type="float">
            <text:p>1800</text:p>
          </table:table-cell>
          <table:table-cell office:value-type="float" office:value="4875" calcext:value-type="float">
            <text:p>48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168" calcext:value-type="float">
            <text:p>7168</text:p>
          </table:table-cell>
          <table:table-cell office:value-type="float" office:value="3419" calcext:value-type="float">
            <text:p>3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305" calcext:value-type="float">
            <text:p>10305</text:p>
          </table:table-cell>
          <table:table-cell office:value-type="float" office:value="59565" calcext:value-type="float">
            <text:p>59565</text:p>
          </table:table-cell>
          <table:table-cell office:value-type="float" office:value="36784" calcext:value-type="float">
            <text:p>36784</text:p>
          </table:table-cell>
          <table:table-cell office:value-type="float" office:value="12221" calcext:value-type="float">
            <text:p>122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177" calcext:value-type="float">
            <text:p>12177</text:p>
          </table:table-cell>
          <table:table-cell office:value-type="float" office:value="29212" calcext:value-type="float">
            <text:p>29212</text:p>
          </table:table-cell>
          <table:table-cell office:value-type="float" office:value="50379" calcext:value-type="float">
            <text:p>5037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526" calcext:value-type="float">
            <text:p>18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75" calcext:value-type="float">
            <text:p>1875</text:p>
          </table:table-cell>
          <table:table-cell office:value-type="float" office:value="22616" calcext:value-type="float">
            <text:p>22616</text:p>
          </table:table-cell>
          <table:table-cell office:value-type="float" office:value="37922" calcext:value-type="float">
            <text:p>3792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939" calcext:value-type="float">
            <text:p>3939</text:p>
          </table:table-cell>
          <table:table-cell office:value-type="float" office:value="10628" calcext:value-type="float">
            <text:p>106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6200" calcext:value-type="float">
            <text:p>16200</text:p>
          </table:table-cell>
          <table:table-cell office:value-type="float" office:value="7817" calcext:value-type="float">
            <text:p>78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048" calcext:value-type="float">
            <text:p>28048</text:p>
          </table:table-cell>
          <table:table-cell office:value-type="float" office:value="148202" calcext:value-type="float">
            <text:p>148202</text:p>
          </table:table-cell>
          <table:table-cell office:value-type="float" office:value="86567" calcext:value-type="float">
            <text:p>86567</text:p>
          </table:table-cell>
          <table:table-cell office:value-type="float" office:value="25186" calcext:value-type="float">
            <text:p>251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105" calcext:value-type="float">
            <text:p>23105</text:p>
          </table:table-cell>
          <table:table-cell office:value-type="float" office:value="57839" calcext:value-type="float">
            <text:p>57839</text:p>
          </table:table-cell>
          <table:table-cell office:value-type="float" office:value="109133" calcext:value-type="float">
            <text:p>10913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9419" calcext:value-type="float">
            <text:p>394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323" calcext:value-type="float">
            <text:p>3323</text:p>
          </table:table-cell>
          <table:table-cell office:value-type="float" office:value="42608" calcext:value-type="float">
            <text:p>42608</text:p>
          </table:table-cell>
          <table:table-cell office:value-type="float" office:value="90407" calcext:value-type="float">
            <text:p>9040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1020" calcext:value-type="float">
            <text:p>11020</text:p>
          </table:table-cell>
          <table:table-cell office:value-type="float" office:value="22367" calcext:value-type="float">
            <text:p>223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3957" calcext:value-type="float">
            <text:p>33957</text:p>
          </table:table-cell>
          <table:table-cell office:value-type="float" office:value="23371" calcext:value-type="float">
            <text:p>23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686" calcext:value-type="float">
            <text:p>52686</text:p>
          </table:table-cell>
          <table:table-cell office:value-type="float" office:value="346681" calcext:value-type="float">
            <text:p>346681</text:p>
          </table:table-cell>
          <table:table-cell office:value-type="float" office:value="224513" calcext:value-type="float">
            <text:p>224513</text:p>
          </table:table-cell>
          <table:table-cell office:value-type="float" office:value="53217" calcext:value-type="float">
            <text:p>532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1247" calcext:value-type="float">
            <text:p>41247</text:p>
          </table:table-cell>
          <table:table-cell office:value-type="float" office:value="118982" calcext:value-type="float">
            <text:p>118982</text:p>
          </table:table-cell>
          <table:table-cell office:value-type="float" office:value="320690" calcext:value-type="float">
            <text:p>32069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3130" calcext:value-type="float">
            <text:p>93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010" calcext:value-type="float">
            <text:p>8010</text:p>
          </table:table-cell>
          <table:table-cell office:value-type="float" office:value="121219" calcext:value-type="float">
            <text:p>121219</text:p>
          </table:table-cell>
          <table:table-cell office:value-type="float" office:value="185005" calcext:value-type="float">
            <text:p>18500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206" calcext:value-type="float">
            <text:p>23206</text:p>
          </table:table-cell>
          <table:table-cell office:value-type="float" office:value="61574" calcext:value-type="float">
            <text:p>615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5285" calcext:value-type="float">
            <text:p>85285</text:p>
          </table:table-cell>
          <table:table-cell office:value-type="float" office:value="91944" calcext:value-type="float">
            <text:p>91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7637" calcext:value-type="float">
            <text:p>167637</text:p>
          </table:table-cell>
          <table:table-cell office:value-type="float" office:value="965732" calcext:value-type="float">
            <text:p>965732</text:p>
          </table:table-cell>
          <table:table-cell office:value-type="float" office:value="918995" calcext:value-type="float">
            <text:p>918995</text:p>
          </table:table-cell>
          <table:table-cell office:value-type="float" office:value="175703" calcext:value-type="float">
            <text:p>1757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2373" calcext:value-type="float">
            <text:p>112373</text:p>
          </table:table-cell>
          <table:table-cell office:value-type="float" office:value="312563" calcext:value-type="float">
            <text:p>312563</text:p>
          </table:table-cell>
          <table:table-cell office:value-type="float" office:value="926008" calcext:value-type="float">
            <text:p>92600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86839" calcext:value-type="float">
            <text:p>2868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770" calcext:value-type="float">
            <text:p>29770</text:p>
          </table:table-cell>
          <table:table-cell office:value-type="float" office:value="324999" calcext:value-type="float">
            <text:p>324999</text:p>
          </table:table-cell>
          <table:table-cell office:value-type="float" office:value="518748" calcext:value-type="float">
            <text:p>5187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990" calcext:value-type="float">
            <text:p>50990</text:p>
          </table:table-cell>
          <table:table-cell office:value-type="float" office:value="183253" calcext:value-type="float">
            <text:p>1832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5585" calcext:value-type="float">
            <text:p>175585</text:p>
          </table:table-cell>
          <table:table-cell office:value-type="float" office:value="193225" calcext:value-type="float">
            <text:p>1932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8122" calcext:value-type="float">
            <text:p>238122</text:p>
          </table:table-cell>
          <table:table-cell office:value-type="float" office:value="2059376" calcext:value-type="float">
            <text:p>2059376</text:p>
          </table:table-cell>
          <table:table-cell office:value-type="float" office:value="2649378" calcext:value-type="float">
            <text:p>2649378</text:p>
          </table:table-cell>
          <table:table-cell office:value-type="float" office:value="454423" calcext:value-type="float">
            <text:p>4544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3270" calcext:value-type="float">
            <text:p>193270</text:p>
          </table:table-cell>
          <table:table-cell office:value-type="float" office:value="570672" calcext:value-type="float">
            <text:p>570672</text:p>
          </table:table-cell>
          <table:table-cell office:value-type="float" office:value="3166969" calcext:value-type="float">
            <text:p>316696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41971" calcext:value-type="float">
            <text:p>6419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4784" calcext:value-type="float">
            <text:p>54784</text:p>
          </table:table-cell>
          <table:table-cell office:value-type="float" office:value="734365" calcext:value-type="float">
            <text:p>734365</text:p>
          </table:table-cell>
          <table:table-cell office:value-type="float" office:value="1118336" calcext:value-type="float">
            <text:p>111833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586" calcext:value-type="float">
            <text:p>94586</text:p>
          </table:table-cell>
          <table:table-cell office:value-type="float" office:value="453245" calcext:value-type="float">
            <text:p>4532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57686" calcext:value-type="float">
            <text:p>357686</text:p>
          </table:table-cell>
          <table:table-cell office:value-type="float" office:value="435074" calcext:value-type="float">
            <text:p>4350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95144" calcext:value-type="float">
            <text:p>495144</text:p>
          </table:table-cell>
          <table:table-cell office:value-type="float" office:value="4158522" calcext:value-type="float">
            <text:p>4158522</text:p>
          </table:table-cell>
          <table:table-cell office:value-type="float" office:value="7909664" calcext:value-type="float">
            <text:p>7909664</text:p>
          </table:table-cell>
          <table:table-cell office:value-type="float" office:value="1592526" calcext:value-type="float">
            <text:p>159252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6174" calcext:value-type="float">
            <text:p>386174</text:p>
          </table:table-cell>
          <table:table-cell office:value-type="float" office:value="1096852" calcext:value-type="float">
            <text:p>1096852</text:p>
          </table:table-cell>
          <table:table-cell office:value-type="float" office:value="6155324" calcext:value-type="float">
            <text:p>615532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33206" calcext:value-type="float">
            <text:p>13332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4062" calcext:value-type="float">
            <text:p>114062</text:p>
          </table:table-cell>
          <table:table-cell office:value-type="float" office:value="1440784" calcext:value-type="float">
            <text:p>1440784</text:p>
          </table:table-cell>
          <table:table-cell office:value-type="float" office:value="2419156" calcext:value-type="float">
            <text:p>241915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9728" calcext:value-type="float">
            <text:p>179728</text:p>
          </table:table-cell>
          <table:table-cell office:value-type="float" office:value="957242" calcext:value-type="float">
            <text:p>9572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24154" calcext:value-type="float">
            <text:p>1024154</text:p>
          </table:table-cell>
          <table:table-cell office:value-type="float" office:value="1228474" calcext:value-type="float">
            <text:p>1228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480794" calcext:value-type="float">
            <text:p>1480794</text:p>
          </table:table-cell>
          <table:table-cell office:value-type="float" office:value="11493870" calcext:value-type="float">
            <text:p>11493870</text:p>
          </table:table-cell>
          <table:table-cell office:value-type="float" office:value="0" calcext:value-type="float">
            <text:p>0</text:p>
          </table:table-cell>
          <table:table-cell office:value-type="float" office:value="11949167" calcext:value-type="float">
            <text:p>11949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34172" calcext:value-type="float">
            <text:p>934172</text:p>
          </table:table-cell>
          <table:table-cell office:value-type="float" office:value="2920982" calcext:value-type="float">
            <text:p>29209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172614" calcext:value-type="float">
            <text:p>41726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6505" calcext:value-type="float">
            <text:p>296505</text:p>
          </table:table-cell>
          <table:table-cell office:value-type="float" office:value="3894893" calcext:value-type="float">
            <text:p>38948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4912" calcext:value-type="float">
            <text:p>434912</text:p>
          </table:table-cell>
          <table:table-cell office:value-type="float" office:value="2265138" calcext:value-type="float">
            <text:p>22651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41771" calcext:value-type="float">
            <text:p>2041771</text:p>
          </table:table-cell>
          <table:table-cell office:value-type="float" office:value="2822917" calcext:value-type="float">
            <text:p>28229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974409" calcext:value-type="float">
            <text:p>2974409</text:p>
          </table:table-cell>
          <table:table-cell office:value-type="float" office:value="24337076" calcext:value-type="float">
            <text:p>24337076</text:p>
          </table:table-cell>
          <table:table-cell office:value-type="float" office:value="0" calcext:value-type="float">
            <text:p>0</text:p>
          </table:table-cell>
          <table:table-cell office:value-type="float" office:value="75337579" calcext:value-type="float">
            <text:p>7533757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002862" calcext:value-type="float">
            <text:p>2002862</text:p>
          </table:table-cell>
          <table:table-cell office:value-type="float" office:value="5779530" calcext:value-type="float">
            <text:p>5779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309061" calcext:value-type="float">
            <text:p>93090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34097" calcext:value-type="float">
            <text:p>634097</text:p>
          </table:table-cell>
          <table:table-cell office:value-type="float" office:value="8289816" calcext:value-type="float">
            <text:p>82898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56983" calcext:value-type="float">
            <text:p>956983</text:p>
          </table:table-cell>
          <table:table-cell office:value-type="float" office:value="4781757" calcext:value-type="float">
            <text:p>47817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724679" calcext:value-type="float">
            <text:p>4724679</text:p>
          </table:table-cell>
          <table:table-cell office:value-type="float" office:value="5501335" calcext:value-type="float">
            <text:p>55013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732843" calcext:value-type="float">
            <text:p>5732843</text:p>
          </table:table-cell>
          <table:table-cell office:value-type="float" office:value="53891833" calcext:value-type="float">
            <text:p>538918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027529" calcext:value-type="float">
            <text:p>4027529</text:p>
          </table:table-cell>
          <table:table-cell office:value-type="float" office:value="12896536" calcext:value-type="float">
            <text:p>128965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065663" calcext:value-type="float">
            <text:p>210656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48080" calcext:value-type="float">
            <text:p>1748080</text:p>
          </table:table-cell>
          <table:table-cell office:value-type="float" office:value="16561939" calcext:value-type="float">
            <text:p>16561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84830" calcext:value-type="float">
            <text:p>1784830</text:p>
          </table:table-cell>
          <table:table-cell office:value-type="float" office:value="10372857" calcext:value-type="float">
            <text:p>10372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table table:name="bar3" table:style-name="ta7">
        <table:shapes>
          <draw:frame draw:z-index="0" draw:style-name="gr1" draw:text-style-name="P1" svg:width="6.2988in" svg:height="3.5429in" svg:x="5.8453in" svg:y="3.4165in">
            <draw:object draw:notify-on-update-of-ranges="bar3.G2:bar3.G17 bar3.H1:bar3.H1 bar3.H2:bar3.H17 bar3.I1:bar3.I1 bar3.I2:bar3.I17 bar3.J1:bar3.J1 bar3.J2:bar3.J17 bar3.K1:bar3.K1 bar3.K2:bar3.K17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>
            <table:cell-range-source table:name="CSV_all" xlink:type="simple" xlink:href="../bench_bar-.txt" table:filter-name="Text - txt - csv (StarCalc)" table:filter-options="32/MRG,34,76,1,,0,false,true,true,false,false" table:last-column-spanned="5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DEL[us]</text:p>
          </table:table-cell>
          <table:table-cell table:number-columns-repeated="2"/>
          <table:table-cell office:value-type="string" calcext:value-type="string">
            <text:p>DLB</text:p>
          </table:table-cell>
          <table:table-cell office:value-type="string" calcext:value-type="string">
            <text:p>CDT</text:p>
          </table:table-cell>
          <table:table-cell office:value-type="string" calcext:value-type="string">
            <text:p>FAD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5"/>
          <table:table-cell table:style-name="ce1" office:value-type="float" office:value="100" calcext:value-type="float">
            <text:p>100</text:p>
          </table:table-cell>
          <table:table-cell table:formula="of:=[.B3]+[.B4]" office:value-type="float" office:value="52" calcext:value-type="float">
            <text:p>52</text:p>
          </table:table-cell>
          <table:table-cell table:formula="of:=[.C3]+[.C4]" office:value-type="float" office:value="241" calcext:value-type="float">
            <text:p>241</text:p>
          </table:table-cell>
          <table:table-cell table:formula="of:=[.D3]+[.D4]" office:value-type="float" office:value="108" calcext:value-type="float">
            <text:p>108</text:p>
          </table:table-cell>
          <table:table-cell table:formula="of:=[.E3]+[.E4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float" office:value="250" calcext:value-type="float">
            <text:p>250</text:p>
          </table:table-cell>
          <table:table-cell table:formula="of:=[.B11]+[.B12]" office:value-type="float" office:value="169" calcext:value-type="float">
            <text:p>169</text:p>
          </table:table-cell>
          <table:table-cell table:formula="of:=[.C11]+[.C12]" office:value-type="float" office:value="558" calcext:value-type="float">
            <text:p>558</text:p>
          </table:table-cell>
          <table:table-cell table:formula="of:=[.D11]+[.D12]" office:value-type="float" office:value="272" calcext:value-type="float">
            <text:p>272</text:p>
          </table:table-cell>
          <table:table-cell table:formula="of:=[.E11]+[.E12]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2" calcext:value-type="float">
            <text:p>32</text:p>
          </table:table-cell>
          <table:table-cell office:value-type="float" office:value="224" calcext:value-type="float">
            <text:p>224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float" office:value="500" calcext:value-type="float">
            <text:p>500</text:p>
          </table:table-cell>
          <table:table-cell table:formula="of:=[.B19]+[.B20]" office:value-type="float" office:value="419" calcext:value-type="float">
            <text:p>419</text:p>
          </table:table-cell>
          <table:table-cell table:formula="of:=[.C19]+[.C20]" office:value-type="float" office:value="1459" calcext:value-type="float">
            <text:p>1459</text:p>
          </table:table-cell>
          <table:table-cell table:formula="of:=[.D19]+[.D20]" office:value-type="float" office:value="668" calcext:value-type="float">
            <text:p>668</text:p>
          </table:table-cell>
          <table:table-cell table:formula="of:=[.E19]+[.E20]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K</text:p>
          </table:table-cell>
          <table:table-cell table:formula="of:=[.B27]+[.B28]" office:value-type="float" office:value="816" calcext:value-type="float">
            <text:p>816</text:p>
          </table:table-cell>
          <table:table-cell table:formula="of:=[.C27]+[.C28]" office:value-type="float" office:value="3039" calcext:value-type="float">
            <text:p>3039</text:p>
          </table:table-cell>
          <table:table-cell table:formula="of:=[.D27]+[.D28]" office:value-type="float" office:value="1286" calcext:value-type="float">
            <text:p>1286</text:p>
          </table:table-cell>
          <table:table-cell table:formula="of:=[.E27]+[.E28]"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K</text:p>
          </table:table-cell>
          <table:table-cell table:formula="of:=[.B35]+[.B36]" office:value-type="float" office:value="1937" calcext:value-type="float">
            <text:p>1937</text:p>
          </table:table-cell>
          <table:table-cell table:formula="of:=[.C35]+[.C36]" office:value-type="float" office:value="7659" calcext:value-type="float">
            <text:p>7659</text:p>
          </table:table-cell>
          <table:table-cell table:formula="of:=[.D35]+[.D36]" office:value-type="float" office:value="2878" calcext:value-type="float">
            <text:p>2878</text:p>
          </table:table-cell>
          <table:table-cell table:formula="of:=[.E35]+[.E36]" office:value-type="float" office:value="1202" calcext:value-type="float">
            <text:p>1202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K</text:p>
          </table:table-cell>
          <table:table-cell table:formula="of:=[.B43]+[.B44]" office:value-type="float" office:value="3181" calcext:value-type="float">
            <text:p>3181</text:p>
          </table:table-cell>
          <table:table-cell table:formula="of:=[.C43]+[.C44]" office:value-type="float" office:value="11452" calcext:value-type="float">
            <text:p>11452</text:p>
          </table:table-cell>
          <table:table-cell table:formula="of:=[.D43]+[.D44]" office:value-type="float" office:value="7772" calcext:value-type="float">
            <text:p>7772</text:p>
          </table:table-cell>
          <table:table-cell table:formula="of:=[.E43]+[.E44]"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K</text:p>
          </table:table-cell>
          <table:table-cell table:formula="of:=[.B51]+[.B52]" office:value-type="float" office:value="7785" calcext:value-type="float">
            <text:p>7785</text:p>
          </table:table-cell>
          <table:table-cell table:formula="of:=[.C51]+[.C52]" office:value-type="float" office:value="26309" calcext:value-type="float">
            <text:p>26309</text:p>
          </table:table-cell>
          <table:table-cell table:formula="of:=[.D51]+[.D52]" office:value-type="float" office:value="13360" calcext:value-type="float">
            <text:p>13360</text:p>
          </table:table-cell>
          <table:table-cell table:formula="of:=[.E51]+[.E52]" office:value-type="float" office:value="3869" calcext:value-type="float">
            <text:p>3869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25K</text:p>
          </table:table-cell>
          <table:table-cell table:formula="of:=[.B59]+[.B60]" office:value-type="float" office:value="17698" calcext:value-type="float">
            <text:p>17698</text:p>
          </table:table-cell>
          <table:table-cell table:formula="of:=[.C59]+[.C60]" office:value-type="float" office:value="84992" calcext:value-type="float">
            <text:p>84992</text:p>
          </table:table-cell>
          <table:table-cell table:formula="of:=[.D59]+[.D60]" office:value-type="float" office:value="42138" calcext:value-type="float">
            <text:p>42138</text:p>
          </table:table-cell>
          <table:table-cell table:formula="of:=[.E59]+[.E60]" office:value-type="float" office:value="12760" calcext:value-type="float">
            <text:p>12760</text:p>
          </table:table-cell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5"/>
          <table:table-cell table:style-name="ce1" office:value-type="string" calcext:value-type="string">
            <text:p>50K</text:p>
          </table:table-cell>
          <table:table-cell table:formula="of:=[.B67]+[.B68]" office:value-type="float" office:value="50435" calcext:value-type="float">
            <text:p>50435</text:p>
          </table:table-cell>
          <table:table-cell table:formula="of:=[.C67]+[.C68]" office:value-type="float" office:value="147903" calcext:value-type="float">
            <text:p>147903</text:p>
          </table:table-cell>
          <table:table-cell table:formula="of:=[.D67]+[.D68]" office:value-type="float" office:value="87391" calcext:value-type="float">
            <text:p>87391</text:p>
          </table:table-cell>
          <table:table-cell table:formula="of:=[.E67]+[.E68]" office:value-type="float" office:value="28239" calcext:value-type="float">
            <text:p>28239</text:p>
          </table:table-cell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00K</text:p>
          </table:table-cell>
          <table:table-cell table:formula="of:=[.B75]+[.B76]" office:value-type="float" office:value="87636" calcext:value-type="float">
            <text:p>87636</text:p>
          </table:table-cell>
          <table:table-cell table:formula="of:=[.C75]+[.C76]" office:value-type="float" office:value="379730" calcext:value-type="float">
            <text:p>379730</text:p>
          </table:table-cell>
          <table:table-cell table:formula="of:=[.D75]+[.D76]" office:value-type="float" office:value="218548" calcext:value-type="float">
            <text:p>218548</text:p>
          </table:table-cell>
          <table:table-cell table:formula="of:=[.E75]+[.E76]" office:value-type="float" office:value="53975" calcext:value-type="float">
            <text:p>53975</text:p>
          </table:table-cell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6" calcext:value-type="float">
            <text:p>106</text:p>
          </table:table-cell>
          <table:table-cell office:value-type="float" office:value="516" calcext:value-type="float">
            <text:p>516</text:p>
          </table:table-cell>
          <table:table-cell office:value-type="float" office:value="272" calcext:value-type="float">
            <text:p>272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" office:value-type="string" calcext:value-type="string">
            <text:p>250K</text:p>
          </table:table-cell>
          <table:table-cell table:formula="of:=[.B83]+[.B84]" office:value-type="float" office:value="255248" calcext:value-type="float">
            <text:p>255248</text:p>
          </table:table-cell>
          <table:table-cell table:formula="of:=[.C83]+[.C84]" office:value-type="float" office:value="923156" calcext:value-type="float">
            <text:p>923156</text:p>
          </table:table-cell>
          <table:table-cell table:formula="of:=[.D83]+[.D84]" office:value-type="float" office:value="952788" calcext:value-type="float">
            <text:p>952788</text:p>
          </table:table-cell>
          <table:table-cell table:formula="of:=[.E83]+[.E84]" office:value-type="float" office:value="179427" calcext:value-type="float">
            <text:p>179427</text:p>
          </table:table-cell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7" calcext:value-type="float">
            <text:p>127</text:p>
          </table:table-cell>
          <table:table-cell office:value-type="float" office:value="249" calcext:value-type="float">
            <text:p>249</text:p>
          </table:table-cell>
          <table:table-cell office:value-type="float" office:value="418" calcext:value-type="float">
            <text:p>418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00K</text:p>
          </table:table-cell>
          <table:table-cell table:formula="of:=[.B91]+[.B92]" office:value-type="float" office:value="415552" calcext:value-type="float">
            <text:p>415552</text:p>
          </table:table-cell>
          <table:table-cell table:formula="of:=[.C91]+[.C92]" office:value-type="float" office:value="2183522" calcext:value-type="float">
            <text:p>2183522</text:p>
          </table:table-cell>
          <table:table-cell table:formula="of:=[.D91]+[.D92]" office:value-type="float" office:value="2611869" calcext:value-type="float">
            <text:p>2611869</text:p>
          </table:table-cell>
          <table:table-cell table:formula="of:=[.E91]+[.E92]" office:value-type="float" office:value="513964" calcext:value-type="float">
            <text:p>513964</text:p>
          </table:table-cell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1M</text:p>
          </table:table-cell>
          <table:table-cell table:formula="of:=[.B99]+[.B100]" office:value-type="float" office:value="862353" calcext:value-type="float">
            <text:p>862353</text:p>
          </table:table-cell>
          <table:table-cell table:formula="of:=[.C99]+[.C100]" office:value-type="float" office:value="4761363" calcext:value-type="float">
            <text:p>4761363</text:p>
          </table:table-cell>
          <table:table-cell table:formula="of:=[.D99]+[.D100]" office:value-type="float" office:value="7887054" calcext:value-type="float">
            <text:p>7887054</text:p>
          </table:table-cell>
          <table:table-cell table:formula="of:=[.E99]+[.E100]" office:value-type="float" office:value="1679999" calcext:value-type="float">
            <text:p>1679999</text:p>
          </table:table-cell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" calcext:value-type="float">
            <text:p>13</text:p>
          </table:table-cell>
          <table:table-cell office:value-type="float" office:value="216" calcext:value-type="float">
            <text:p>216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2.5M</text:p>
          </table:table-cell>
          <table:table-cell table:formula="of:=[.B107]+[.B108]" office:value-type="float" office:value="2709890" calcext:value-type="float">
            <text:p>2709890</text:p>
          </table:table-cell>
          <table:table-cell table:formula="of:=[.C107]+[.C108]" office:value-type="float" office:value="13246257" calcext:value-type="float">
            <text:p>13246257</text:p>
          </table:table-cell>
          <table:table-cell table:formula="of:=[.D107]+[.D108]" office:value-type="float" office:value="0" calcext:value-type="float">
            <text:p>0</text:p>
          </table:table-cell>
          <table:table-cell table:formula="of:=[.E107]+[.E108]" office:value-type="float" office:value="13412699" calcext:value-type="float">
            <text:p>13412699</text:p>
          </table:table-cell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7" calcext:value-type="float">
            <text:p>37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5M</text:p>
          </table:table-cell>
          <table:table-cell table:formula="of:=[.B115]+[.B116]" office:value-type="float" office:value="5254572" calcext:value-type="float">
            <text:p>5254572</text:p>
          </table:table-cell>
          <table:table-cell table:formula="of:=[.C115]+[.C116]" office:value-type="float" office:value="28253450" calcext:value-type="float">
            <text:p>28253450</text:p>
          </table:table-cell>
          <table:table-cell table:formula="of:=[.D115]+[.D116]" office:value-type="float" office:value="0" calcext:value-type="float">
            <text:p>0</text:p>
          </table:table-cell>
          <table:table-cell table:formula="of:=[.E115]+[.E116]" office:value-type="float" office:value="81224740" calcext:value-type="float">
            <text:p>8122474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10M</text:p>
          </table:table-cell>
          <table:table-cell table:formula="of:=[.B123]+[.B124]" office:value-type="float" office:value="9798837" calcext:value-type="float">
            <text:p>9798837</text:p>
          </table:table-cell>
          <table:table-cell table:formula="of:=[.C123]+[.C124]" office:value-type="float" office:value="61974364" calcext:value-type="float">
            <text:p>61974364</text:p>
          </table:table-cell>
          <table:table-cell table:formula="of:=[.D123]+[.D124]" office:value-type="float" office:value="0" calcext:value-type="float">
            <text:p>0</text:p>
          </table:table-cell>
          <table:table-cell table:formula="of:=[.E123]+[.E12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3" calcext:value-type="float">
            <text:p>263</text:p>
          </table:table-cell>
          <table:table-cell office:value-type="float" office:value="1376" calcext:value-type="float">
            <text:p>1376</text:p>
          </table:table-cell>
          <table:table-cell office:value-type="float" office:value="668" calcext:value-type="float">
            <text:p>668</text:p>
          </table:table-cell>
          <table:table-cell office:value-type="float" office:value="207" calcext:value-type="float">
            <text:p>2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96" calcext:value-type="float">
            <text:p>296</text:p>
          </table:table-cell>
          <table:table-cell office:value-type="float" office:value="578" calcext:value-type="float">
            <text:p>578</text:p>
          </table:table-cell>
          <table:table-cell office:value-type="float" office:value="1171" calcext:value-type="float">
            <text:p>11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1" calcext:value-type="float">
            <text:p>31</text:p>
          </table:table-cell>
          <table:table-cell office:value-type="float" office:value="444" calcext:value-type="float">
            <text:p>444</text:p>
          </table:table-cell>
          <table:table-cell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4" calcext:value-type="float">
            <text:p>94</text:p>
          </table:table-cell>
          <table:table-cell office:value-type="float" office:value="221" calcext:value-type="float">
            <text:p>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33" calcext:value-type="float">
            <text:p>333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83" calcext:value-type="float">
            <text:p>483</text:p>
          </table:table-cell>
          <table:table-cell office:value-type="float" office:value="2876" calcext:value-type="float">
            <text:p>2876</text:p>
          </table:table-cell>
          <table:table-cell office:value-type="float" office:value="1286" calcext:value-type="float">
            <text:p>1286</text:p>
          </table:table-cell>
          <table:table-cell office:value-type="float" office:value="427" calcext:value-type="float">
            <text:p>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714" calcext:value-type="float">
            <text:p>714</text:p>
          </table:table-cell>
          <table:table-cell office:value-type="float" office:value="1336" calcext:value-type="float">
            <text:p>1336</text:p>
          </table:table-cell>
          <table:table-cell office:value-type="float" office:value="2752" calcext:value-type="float">
            <text:p>275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30" calcext:value-type="float">
            <text:p>7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0" calcext:value-type="float">
            <text:p>60</text:p>
          </table:table-cell>
          <table:table-cell office:value-type="float" office:value="868" calcext:value-type="float">
            <text:p>868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90" calcext:value-type="float">
            <text:p>190</text:p>
          </table:table-cell>
          <table:table-cell office:value-type="float" office:value="456" calcext:value-type="float">
            <text:p>4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04" calcext:value-type="float">
            <text:p>904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033" calcext:value-type="float">
            <text:p>1033</text:p>
          </table:table-cell>
          <table:table-cell office:value-type="float" office:value="7234" calcext:value-type="float">
            <text:p>7234</text:p>
          </table:table-cell>
          <table:table-cell office:value-type="float" office:value="2878" calcext:value-type="float">
            <text:p>2878</text:p>
          </table:table-cell>
          <table:table-cell office:value-type="float" office:value="1202" calcext:value-type="float">
            <text:p>12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00" calcext:value-type="float">
            <text:p>1200</text:p>
          </table:table-cell>
          <table:table-cell office:value-type="float" office:value="3335" calcext:value-type="float">
            <text:p>3335</text:p>
          </table:table-cell>
          <table:table-cell office:value-type="float" office:value="5832" calcext:value-type="float">
            <text:p>583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21" calcext:value-type="float">
            <text:p>121</text:p>
          </table:table-cell>
          <table:table-cell office:value-type="float" office:value="2365" calcext:value-type="float">
            <text:p>2365</text:p>
          </table:table-cell>
          <table:table-cell office:value-type="float" office:value="4916" calcext:value-type="float">
            <text:p>4916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00" calcext:value-type="float">
            <text:p>400</text:p>
          </table:table-cell>
          <table:table-cell office:value-type="float" office:value="1005" calcext:value-type="float">
            <text:p>10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516" calcext:value-type="float">
            <text:p>1516</text:p>
          </table:table-cell>
          <table:table-cell office:value-type="float" office:value="765" calcext:value-type="float">
            <text:p>7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65" calcext:value-type="float">
            <text:p>1665</text:p>
          </table:table-cell>
          <table:table-cell office:value-type="float" office:value="10687" calcext:value-type="float">
            <text:p>10687</text:p>
          </table:table-cell>
          <table:table-cell office:value-type="float" office:value="7772" calcext:value-type="float">
            <text:p>7772</text:p>
          </table:table-cell>
          <table:table-cell office:value-type="float" office:value="1865" calcext:value-type="float">
            <text:p>186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111" calcext:value-type="float">
            <text:p>3111</text:p>
          </table:table-cell>
          <table:table-cell office:value-type="float" office:value="6837" calcext:value-type="float">
            <text:p>6837</text:p>
          </table:table-cell>
          <table:table-cell office:value-type="float" office:value="12715" calcext:value-type="float">
            <text:p>127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825" calcext:value-type="float">
            <text:p>28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41" calcext:value-type="float">
            <text:p>241</text:p>
          </table:table-cell>
          <table:table-cell office:value-type="float" office:value="5000" calcext:value-type="float">
            <text:p>5000</text:p>
          </table:table-cell>
          <table:table-cell office:value-type="float" office:value="8674" calcext:value-type="float">
            <text:p>867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08" calcext:value-type="float">
            <text:p>708</text:p>
          </table:table-cell>
          <table:table-cell office:value-type="float" office:value="2137" calcext:value-type="float">
            <text:p>21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968" calcext:value-type="float">
            <text:p>2968</text:p>
          </table:table-cell>
          <table:table-cell office:value-type="float" office:value="1326" calcext:value-type="float">
            <text:p>13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817" calcext:value-type="float">
            <text:p>4817</text:p>
          </table:table-cell>
          <table:table-cell office:value-type="float" office:value="24983" calcext:value-type="float">
            <text:p>24983</text:p>
          </table:table-cell>
          <table:table-cell office:value-type="float" office:value="13360" calcext:value-type="float">
            <text:p>13360</text:p>
          </table:table-cell>
          <table:table-cell office:value-type="float" office:value="3869" calcext:value-type="float">
            <text:p>386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656" calcext:value-type="float">
            <text:p>5656</text:p>
          </table:table-cell>
          <table:table-cell office:value-type="float" office:value="11016" calcext:value-type="float">
            <text:p>11016</text:p>
          </table:table-cell>
          <table:table-cell office:value-type="float" office:value="26194" calcext:value-type="float">
            <text:p>2619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5813" calcext:value-type="float">
            <text:p>58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18" calcext:value-type="float">
            <text:p>518</text:p>
          </table:table-cell>
          <table:table-cell office:value-type="float" office:value="9040" calcext:value-type="float">
            <text:p>9040</text:p>
          </table:table-cell>
          <table:table-cell office:value-type="float" office:value="15938" calcext:value-type="float">
            <text:p>15938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545" calcext:value-type="float">
            <text:p>1545</text:p>
          </table:table-cell>
          <table:table-cell office:value-type="float" office:value="4075" calcext:value-type="float">
            <text:p>4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878" calcext:value-type="float">
            <text:p>7878</text:p>
          </table:table-cell>
          <table:table-cell office:value-type="float" office:value="5514" calcext:value-type="float">
            <text:p>55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9820" calcext:value-type="float">
            <text:p>9820</text:p>
          </table:table-cell>
          <table:table-cell office:value-type="float" office:value="79478" calcext:value-type="float">
            <text:p>79478</text:p>
          </table:table-cell>
          <table:table-cell office:value-type="float" office:value="42138" calcext:value-type="float">
            <text:p>42138</text:p>
          </table:table-cell>
          <table:table-cell office:value-type="float" office:value="12760" calcext:value-type="float">
            <text:p>127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2709" calcext:value-type="float">
            <text:p>12709</text:p>
          </table:table-cell>
          <table:table-cell office:value-type="float" office:value="27411" calcext:value-type="float">
            <text:p>27411</text:p>
          </table:table-cell>
          <table:table-cell office:value-type="float" office:value="47771" calcext:value-type="float">
            <text:p>4777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233" calcext:value-type="float">
            <text:p>21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885" calcext:value-type="float">
            <text:p>1885</text:p>
          </table:table-cell>
          <table:table-cell office:value-type="float" office:value="23834" calcext:value-type="float">
            <text:p>23834</text:p>
          </table:table-cell>
          <table:table-cell office:value-type="float" office:value="46001" calcext:value-type="float">
            <text:p>4600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96" calcext:value-type="float">
            <text:p>4896</text:p>
          </table:table-cell>
          <table:table-cell office:value-type="float" office:value="16131" calcext:value-type="float">
            <text:p>161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8049" calcext:value-type="float">
            <text:p>18049</text:p>
          </table:table-cell>
          <table:table-cell office:value-type="float" office:value="10214" calcext:value-type="float">
            <text:p>102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2386" calcext:value-type="float">
            <text:p>32386</text:p>
          </table:table-cell>
          <table:table-cell office:value-type="float" office:value="137689" calcext:value-type="float">
            <text:p>137689</text:p>
          </table:table-cell>
          <table:table-cell office:value-type="float" office:value="87391" calcext:value-type="float">
            <text:p>87391</text:p>
          </table:table-cell>
          <table:table-cell office:value-type="float" office:value="28239" calcext:value-type="float">
            <text:p>282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4524" calcext:value-type="float">
            <text:p>24524</text:p>
          </table:table-cell>
          <table:table-cell office:value-type="float" office:value="55776" calcext:value-type="float">
            <text:p>55776</text:p>
          </table:table-cell>
          <table:table-cell office:value-type="float" office:value="117612" calcext:value-type="float">
            <text:p>11761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3774" calcext:value-type="float">
            <text:p>43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849" calcext:value-type="float">
            <text:p>3849</text:p>
          </table:table-cell>
          <table:table-cell office:value-type="float" office:value="48947" calcext:value-type="float">
            <text:p>48947</text:p>
          </table:table-cell>
          <table:table-cell office:value-type="float" office:value="104613" calcext:value-type="float">
            <text:p>1046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675" calcext:value-type="float">
            <text:p>10675</text:p>
          </table:table-cell>
          <table:table-cell office:value-type="float" office:value="28560" calcext:value-type="float">
            <text:p>28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4807" calcext:value-type="float">
            <text:p>34807</text:p>
          </table:table-cell>
          <table:table-cell office:value-type="float" office:value="34895" calcext:value-type="float">
            <text:p>34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2829" calcext:value-type="float">
            <text:p>52829</text:p>
          </table:table-cell>
          <table:table-cell office:value-type="float" office:value="344835" calcext:value-type="float">
            <text:p>344835</text:p>
          </table:table-cell>
          <table:table-cell office:value-type="float" office:value="218548" calcext:value-type="float">
            <text:p>218548</text:p>
          </table:table-cell>
          <table:table-cell office:value-type="float" office:value="53975" calcext:value-type="float">
            <text:p>5397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5786" calcext:value-type="float">
            <text:p>45786</text:p>
          </table:table-cell>
          <table:table-cell office:value-type="float" office:value="120452" calcext:value-type="float">
            <text:p>120452</text:p>
          </table:table-cell>
          <table:table-cell office:value-type="float" office:value="292813" calcext:value-type="float">
            <text:p>2928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0886" calcext:value-type="float">
            <text:p>80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281" calcext:value-type="float">
            <text:p>7281</text:p>
          </table:table-cell>
          <table:table-cell office:value-type="float" office:value="111201" calcext:value-type="float">
            <text:p>111201</text:p>
          </table:table-cell>
          <table:table-cell office:value-type="float" office:value="186213" calcext:value-type="float">
            <text:p>18621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4346" calcext:value-type="float">
            <text:p>24346</text:p>
          </table:table-cell>
          <table:table-cell office:value-type="float" office:value="56366" calcext:value-type="float">
            <text:p>563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5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0518" calcext:value-type="float">
            <text:p>90518</text:p>
          </table:table-cell>
          <table:table-cell office:value-type="float" office:value="63942" calcext:value-type="float">
            <text:p>63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4730" calcext:value-type="float">
            <text:p>164730</text:p>
          </table:table-cell>
          <table:table-cell office:value-type="float" office:value="859214" calcext:value-type="float">
            <text:p>859214</text:p>
          </table:table-cell>
          <table:table-cell office:value-type="float" office:value="952788" calcext:value-type="float">
            <text:p>952788</text:p>
          </table:table-cell>
          <table:table-cell office:value-type="float" office:value="179427" calcext:value-type="float">
            <text:p>1794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98471" calcext:value-type="float">
            <text:p>98471</text:p>
          </table:table-cell>
          <table:table-cell office:value-type="float" office:value="277253" calcext:value-type="float">
            <text:p>277253</text:p>
          </table:table-cell>
          <table:table-cell office:value-type="float" office:value="957715" calcext:value-type="float">
            <text:p>957715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62433" calcext:value-type="float">
            <text:p>2624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3671" calcext:value-type="float">
            <text:p>23671</text:p>
          </table:table-cell>
          <table:table-cell office:value-type="float" office:value="275216" calcext:value-type="float">
            <text:p>275216</text:p>
          </table:table-cell>
          <table:table-cell office:value-type="float" office:value="594251" calcext:value-type="float">
            <text:p>594251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9575" calcext:value-type="float">
            <text:p>49575</text:p>
          </table:table-cell>
          <table:table-cell office:value-type="float" office:value="186277" calcext:value-type="float">
            <text:p>1862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6280" calcext:value-type="float">
            <text:p>176280</text:p>
          </table:table-cell>
          <table:table-cell office:value-type="float" office:value="180449" calcext:value-type="float">
            <text:p>180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9272" calcext:value-type="float">
            <text:p>239272</text:p>
          </table:table-cell>
          <table:table-cell office:value-type="float" office:value="2003073" calcext:value-type="float">
            <text:p>2003073</text:p>
          </table:table-cell>
          <table:table-cell office:value-type="float" office:value="2611869" calcext:value-type="float">
            <text:p>2611869</text:p>
          </table:table-cell>
          <table:table-cell office:value-type="float" office:value="513964" calcext:value-type="float">
            <text:p>5139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94808" calcext:value-type="float">
            <text:p>194808</text:p>
          </table:table-cell>
          <table:table-cell office:value-type="float" office:value="577022" calcext:value-type="float">
            <text:p>577022</text:p>
          </table:table-cell>
          <table:table-cell office:value-type="float" office:value="3281600" calcext:value-type="float">
            <text:p>32816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628063" calcext:value-type="float">
            <text:p>6280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53834" calcext:value-type="float">
            <text:p>53834</text:p>
          </table:table-cell>
          <table:table-cell office:value-type="float" office:value="680080" calcext:value-type="float">
            <text:p>680080</text:p>
          </table:table-cell>
          <table:table-cell office:value-type="float" office:value="1184602" calcext:value-type="float">
            <text:p>1184602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2727" calcext:value-type="float">
            <text:p>92727</text:p>
          </table:table-cell>
          <table:table-cell office:value-type="float" office:value="450240" calcext:value-type="float">
            <text:p>450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73045" calcext:value-type="float">
            <text:p>373045</text:p>
          </table:table-cell>
          <table:table-cell office:value-type="float" office:value="503026" calcext:value-type="float">
            <text:p>5030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489308" calcext:value-type="float">
            <text:p>489308</text:p>
          </table:table-cell>
          <table:table-cell office:value-type="float" office:value="4258337" calcext:value-type="float">
            <text:p>4258337</text:p>
          </table:table-cell>
          <table:table-cell office:value-type="float" office:value="7887054" calcext:value-type="float">
            <text:p>7887054</text:p>
          </table:table-cell>
          <table:table-cell office:value-type="float" office:value="1679999" calcext:value-type="float">
            <text:p>167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83558" calcext:value-type="float">
            <text:p>383558</text:p>
          </table:table-cell>
          <table:table-cell office:value-type="float" office:value="1101907" calcext:value-type="float">
            <text:p>1101907</text:p>
          </table:table-cell>
          <table:table-cell office:value-type="float" office:value="6357429" calcext:value-type="float">
            <text:p>635742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352039" calcext:value-type="float">
            <text:p>1352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12762" calcext:value-type="float">
            <text:p>112762</text:p>
          </table:table-cell>
          <table:table-cell office:value-type="float" office:value="1472792" calcext:value-type="float">
            <text:p>1472792</text:p>
          </table:table-cell>
          <table:table-cell office:value-type="float" office:value="2327803" calcext:value-type="float">
            <text:p>2327803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80686" calcext:value-type="float">
            <text:p>180686</text:p>
          </table:table-cell>
          <table:table-cell office:value-type="float" office:value="1001499" calcext:value-type="float">
            <text:p>10014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2,5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060152" calcext:value-type="float">
            <text:p>1060152</text:p>
          </table:table-cell>
          <table:table-cell office:value-type="float" office:value="1394293" calcext:value-type="float">
            <text:p>13942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649738" calcext:value-type="float">
            <text:p>1649738</text:p>
          </table:table-cell>
          <table:table-cell office:value-type="float" office:value="11851964" calcext:value-type="float">
            <text:p>11851964</text:p>
          </table:table-cell>
          <table:table-cell office:value-type="float" office:value="0" calcext:value-type="float">
            <text:p>0</text:p>
          </table:table-cell>
          <table:table-cell office:value-type="float" office:value="13412699" calcext:value-type="float">
            <text:p>134126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131679" calcext:value-type="float">
            <text:p>1131679</text:p>
          </table:table-cell>
          <table:table-cell office:value-type="float" office:value="2838369" calcext:value-type="float">
            <text:p>28383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567977" calcext:value-type="float">
            <text:p>45679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9595" calcext:value-type="float">
            <text:p>299595</text:p>
          </table:table-cell>
          <table:table-cell office:value-type="float" office:value="4157868" calcext:value-type="float">
            <text:p>41578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80419" calcext:value-type="float">
            <text:p>480419</text:p>
          </table:table-cell>
          <table:table-cell office:value-type="float" office:value="2234268" calcext:value-type="float">
            <text:p>22342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5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221625" calcext:value-type="float">
            <text:p>2221625</text:p>
          </table:table-cell>
          <table:table-cell office:value-type="float" office:value="2636599" calcext:value-type="float">
            <text:p>26365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32947" calcext:value-type="float">
            <text:p>3032947</text:p>
          </table:table-cell>
          <table:table-cell office:value-type="float" office:value="25616851" calcext:value-type="float">
            <text:p>25616851</text:p>
          </table:table-cell>
          <table:table-cell office:value-type="float" office:value="0" calcext:value-type="float">
            <text:p>0</text:p>
          </table:table-cell>
          <table:table-cell office:value-type="float" office:value="81224740" calcext:value-type="float">
            <text:p>812247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61308" calcext:value-type="float">
            <text:p>1861308</text:p>
          </table:table-cell>
          <table:table-cell office:value-type="float" office:value="6014721" calcext:value-type="float">
            <text:p>60147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814607" calcext:value-type="float">
            <text:p>9814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31296" calcext:value-type="float">
            <text:p>631296</text:p>
          </table:table-cell>
          <table:table-cell office:value-type="float" office:value="8265197" calcext:value-type="float">
            <text:p>82651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25866" calcext:value-type="float">
            <text:p>925866</text:p>
          </table:table-cell>
          <table:table-cell office:value-type="float" office:value="5132162" calcext:value-type="float">
            <text:p>51321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=10,000,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399299" calcext:value-type="float">
            <text:p>4399299</text:p>
          </table:table-cell>
          <table:table-cell office:value-type="float" office:value="5916645" calcext:value-type="float">
            <text:p>5916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5399538" calcext:value-type="float">
            <text:p>5399538</text:p>
          </table:table-cell>
          <table:table-cell office:value-type="float" office:value="56057719" calcext:value-type="float">
            <text:p>560577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598351" calcext:value-type="float">
            <text:p>3598351</text:p>
          </table:table-cell>
          <table:table-cell office:value-type="float" office:value="12533546" calcext:value-type="float">
            <text:p>12533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1096056" calcext:value-type="float">
            <text:p>210960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23214" calcext:value-type="float">
            <text:p>1423214</text:p>
          </table:table-cell>
          <table:table-cell office:value-type="float" office:value="17984743" calcext:value-type="float">
            <text:p>179847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77046" calcext:value-type="float">
            <text:p>1777046</text:p>
          </table:table-cell>
          <table:table-cell office:value-type="float" office:value="10054645" calcext:value-type="float">
            <text:p>10054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number:number-style style:name="N122" number:title="User-defined">
      <number:scientific-number number:decimal-places="0" loext:min-decimal-places="0" number:min-integer-digits="2" number:min-exponent-digits="1" loext:exponent-interval="2" loext:forced-exponent-sign="true"/>
    </number:number-style>
    <number:number-style style:name="N123" number:title="User-defined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23:49:27.991742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18:15:59.773458744</meta:creation-date>
    <dc:date>2022-08-27T23:56:03.121441720</dc:date>
    <meta:editing-duration>PT30M18S</meta:editing-duration>
    <meta:editing-cycles>9</meta:editing-cycles>
    <meta:generator>LibreOffice/6.4.7.2$Linux_X86_64 LibreOffice_project/40$Build-2</meta:generator>
    <meta:document-statistic meta:table-count="21" meta:cell-count="12264" meta:object-count="2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uni1.G2:uni1.K17 uni1.H1:uni1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uni1.G2:uni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uni1.H2:uni1.H17" chart:label-cell-address="uni1.H1:uni1.H1" chart:class="chart:line">
            <chart:data-point chart:repeated="16"/>
          </chart:series>
          <chart:series chart:style-name="ch10" chart:values-cell-range-address="uni1.I2:uni1.I17" chart:label-cell-address="uni1.I1:uni1.I1" chart:class="chart:line">
            <chart:data-point chart:repeated="16"/>
          </chart:series>
          <chart:series chart:style-name="ch11" chart:values-cell-range-address="uni1.J2:uni1.J17" chart:label-cell-address="uni1.J1:uni1.J1" chart:class="chart:line">
            <chart:data-point chart:repeated="16"/>
          </chart:series>
          <chart:series chart:style-name="ch12" chart:values-cell-range-address="uni1.K2:uni1.K17" chart:label-cell-address="uni1.K1:uni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uni1.H1:uni1.H1</svg:desc>
                </draw:g>
              </table:table-cell>
              <table:table-cell office:value-type="string">
                <text:p>CDT</text:p>
                <draw:g>
                  <svg:desc>uni1.I1:uni1.I1</svg:desc>
                </draw:g>
              </table:table-cell>
              <table:table-cell office:value-type="string">
                <text:p>FAD</text:p>
                <draw:g>
                  <svg:desc>uni1.J1:uni1.J1</svg:desc>
                </draw:g>
              </table:table-cell>
              <table:table-cell office:value-type="string">
                <text:p>DEL</text:p>
                <draw:g>
                  <svg:desc>uni1.K1:uni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uni1.G2:uni1.G17</svg:desc>
                </draw:g>
              </table:table-cell>
              <table:table-cell office:value-type="float" office:value="72">
                <text:p>72</text:p>
                <draw:g>
                  <svg:desc>uni1.H2:uni1.H17</svg:desc>
                </draw:g>
              </table:table-cell>
              <table:table-cell office:value-type="float" office:value="325">
                <text:p>325</text:p>
                <draw:g>
                  <svg:desc>uni1.I2:uni1.I17</svg:desc>
                </draw:g>
              </table:table-cell>
              <table:table-cell office:value-type="float" office:value="140">
                <text:p>140</text:p>
                <draw:g>
                  <svg:desc>uni1.J2:uni1.J17</svg:desc>
                </draw:g>
              </table:table-cell>
              <table:table-cell office:value-type="float" office:value="54">
                <text:p>54</text:p>
                <draw:g>
                  <svg:desc>uni1.K2:uni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1">
                <text:p>151</text:p>
              </table:table-cell>
              <table:table-cell office:value-type="float" office:value="584">
                <text:p>584</text:p>
              </table:table-cell>
              <table:table-cell office:value-type="float" office:value="257">
                <text:p>2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5">
                <text:p>285</text:p>
              </table:table-cell>
              <table:table-cell office:value-type="float" office:value="1125">
                <text:p>1125</text:p>
              </table:table-cell>
              <table:table-cell office:value-type="float" office:value="381">
                <text:p>3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652">
                <text:p>652</text:p>
              </table:table-cell>
              <table:table-cell office:value-type="float" office:value="1872">
                <text:p>1872</text:p>
              </table:table-cell>
              <table:table-cell office:value-type="float" office:value="677">
                <text:p>677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650">
                <text:p>1650</text:p>
              </table:table-cell>
              <table:table-cell office:value-type="float" office:value="5192">
                <text:p>5192</text:p>
              </table:table-cell>
              <table:table-cell office:value-type="float" office:value="1459">
                <text:p>1459</text:p>
              </table:table-cell>
              <table:table-cell office:value-type="float" office:value="1244">
                <text:p>1244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477">
                <text:p>4477</text:p>
              </table:table-cell>
              <table:table-cell office:value-type="float" office:value="15200">
                <text:p>15200</text:p>
              </table:table-cell>
              <table:table-cell office:value-type="float" office:value="2859">
                <text:p>2859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144">
                <text:p>7144</text:p>
              </table:table-cell>
              <table:table-cell office:value-type="float" office:value="23460">
                <text:p>23460</text:p>
              </table:table-cell>
              <table:table-cell office:value-type="float" office:value="6642">
                <text:p>6642</text:p>
              </table:table-cell>
              <table:table-cell office:value-type="float" office:value="4596">
                <text:p>4596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9417">
                <text:p>19417</text:p>
              </table:table-cell>
              <table:table-cell office:value-type="float" office:value="71694">
                <text:p>71694</text:p>
              </table:table-cell>
              <table:table-cell office:value-type="float" office:value="13803">
                <text:p>13803</text:p>
              </table:table-cell>
              <table:table-cell office:value-type="float" office:value="13810">
                <text:p>13810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38980">
                <text:p>38980</text:p>
              </table:table-cell>
              <table:table-cell office:value-type="float" office:value="127695">
                <text:p>127695</text:p>
              </table:table-cell>
              <table:table-cell office:value-type="float" office:value="30679">
                <text:p>30679</text:p>
              </table:table-cell>
              <table:table-cell office:value-type="float" office:value="31347">
                <text:p>3134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0548">
                <text:p>80548</text:p>
              </table:table-cell>
              <table:table-cell office:value-type="float" office:value="286224">
                <text:p>286224</text:p>
              </table:table-cell>
              <table:table-cell office:value-type="float" office:value="60390">
                <text:p>60390</text:p>
              </table:table-cell>
              <table:table-cell office:value-type="float" office:value="74706">
                <text:p>74706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93635">
                <text:p>193635</text:p>
              </table:table-cell>
              <table:table-cell office:value-type="float" office:value="994601">
                <text:p>994601</text:p>
              </table:table-cell>
              <table:table-cell office:value-type="float" office:value="135878">
                <text:p>135878</text:p>
              </table:table-cell>
              <table:table-cell office:value-type="float" office:value="180650">
                <text:p>180650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00316">
                <text:p>400316</text:p>
              </table:table-cell>
              <table:table-cell office:value-type="float" office:value="2211089">
                <text:p>2211089</text:p>
              </table:table-cell>
              <table:table-cell office:value-type="float" office:value="284868">
                <text:p>284868</text:p>
              </table:table-cell>
              <table:table-cell office:value-type="float" office:value="440758">
                <text:p>440758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844530">
                <text:p>844530</text:p>
              </table:table-cell>
              <table:table-cell office:value-type="float" office:value="4769385">
                <text:p>4769385</text:p>
              </table:table-cell>
              <table:table-cell office:value-type="float" office:value="653197">
                <text:p>653197</text:p>
              </table:table-cell>
              <table:table-cell office:value-type="float" office:value="946380">
                <text:p>946380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154164">
                <text:p>2154164</text:p>
              </table:table-cell>
              <table:table-cell office:value-type="float" office:value="12656304">
                <text:p>12656304</text:p>
              </table:table-cell>
              <table:table-cell office:value-type="float" office:value="0">
                <text:p>0</text:p>
              </table:table-cell>
              <table:table-cell office:value-type="float" office:value="2731954">
                <text:p>2731954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819948">
                <text:p>4819948</text:p>
              </table:table-cell>
              <table:table-cell office:value-type="float" office:value="26583700">
                <text:p>26583700</text:p>
              </table:table-cell>
              <table:table-cell office:value-type="float" office:value="0">
                <text:p>0</text:p>
              </table:table-cell>
              <table:table-cell office:value-type="float" office:value="6402975">
                <text:p>640297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036099">
                <text:p>10036099</text:p>
              </table:table-cell>
              <table:table-cell office:value-type="float" office:value="56812088">
                <text:p>56812088</text:p>
              </table:table-cell>
              <table:table-cell office:value-type="float" office:value="0">
                <text:p>0</text:p>
              </table:table-cell>
              <table:table-cell office:value-type="float" office:value="13785468">
                <text:p>137854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ym1.G2:sym1.K17 sym1.H1:sym1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sym1.G2:sym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sym1.H2:sym1.H17" chart:label-cell-address="sym1.H1:sym1.H1" chart:class="chart:line">
            <chart:data-point chart:repeated="16"/>
          </chart:series>
          <chart:series chart:style-name="ch10" chart:values-cell-range-address="sym1.I2:sym1.I17" chart:label-cell-address="sym1.I1:sym1.I1" chart:class="chart:line">
            <chart:data-point chart:repeated="16"/>
          </chart:series>
          <chart:series chart:style-name="ch11" chart:values-cell-range-address="sym1.J2:sym1.J17" chart:label-cell-address="sym1.J1:sym1.J1" chart:class="chart:line">
            <chart:data-point chart:repeated="16"/>
          </chart:series>
          <chart:series chart:style-name="ch12" chart:values-cell-range-address="sym1.K2:sym1.K17" chart:label-cell-address="sym1.K1:sym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sym1.H1:sym1.H1</svg:desc>
                </draw:g>
              </table:table-cell>
              <table:table-cell office:value-type="string">
                <text:p>CDT</text:p>
                <draw:g>
                  <svg:desc>sym1.I1:sym1.I1</svg:desc>
                </draw:g>
              </table:table-cell>
              <table:table-cell office:value-type="string">
                <text:p>FAD</text:p>
                <draw:g>
                  <svg:desc>sym1.J1:sym1.J1</svg:desc>
                </draw:g>
              </table:table-cell>
              <table:table-cell office:value-type="string">
                <text:p>DEL</text:p>
                <draw:g>
                  <svg:desc>sym1.K1:sym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ym1.G2:sym1.G17</svg:desc>
                </draw:g>
              </table:table-cell>
              <table:table-cell office:value-type="float" office:value="534">
                <text:p>534</text:p>
                <draw:g>
                  <svg:desc>sym1.H2:sym1.H17</svg:desc>
                </draw:g>
              </table:table-cell>
              <table:table-cell office:value-type="float" office:value="574">
                <text:p>574</text:p>
                <draw:g>
                  <svg:desc>sym1.I2:sym1.I17</svg:desc>
                </draw:g>
              </table:table-cell>
              <table:table-cell office:value-type="float" office:value="589">
                <text:p>589</text:p>
                <draw:g>
                  <svg:desc>sym1.J2:sym1.J17</svg:desc>
                </draw:g>
              </table:table-cell>
              <table:table-cell office:value-type="float" office:value="46">
                <text:p>46</text:p>
                <draw:g>
                  <svg:desc>sym1.K2:sym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053">
                <text:p>1053</text:p>
              </table:table-cell>
              <table:table-cell office:value-type="float" office:value="1276">
                <text:p>1276</text:p>
              </table:table-cell>
              <table:table-cell office:value-type="float" office:value="1300">
                <text:p>1300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995">
                <text:p>1995</text:p>
              </table:table-cell>
              <table:table-cell office:value-type="float" office:value="2715">
                <text:p>2715</text:p>
              </table:table-cell>
              <table:table-cell office:value-type="float" office:value="2815">
                <text:p>281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2931">
                <text:p>2931</text:p>
              </table:table-cell>
              <table:table-cell office:value-type="float" office:value="4765">
                <text:p>4765</text:p>
              </table:table-cell>
              <table:table-cell office:value-type="float" office:value="6208">
                <text:p>6208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0069">
                <text:p>10069</text:p>
              </table:table-cell>
              <table:table-cell office:value-type="float" office:value="10547">
                <text:p>10547</text:p>
              </table:table-cell>
              <table:table-cell office:value-type="float" office:value="11556">
                <text:p>11556</text:p>
              </table:table-cell>
              <table:table-cell office:value-type="float" office:value="1238">
                <text:p>1238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12595">
                <text:p>12595</text:p>
              </table:table-cell>
              <table:table-cell office:value-type="float" office:value="18178">
                <text:p>18178</text:p>
              </table:table-cell>
              <table:table-cell office:value-type="float" office:value="19727">
                <text:p>19727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22564">
                <text:p>22564</text:p>
              </table:table-cell>
              <table:table-cell office:value-type="float" office:value="41053">
                <text:p>41053</text:p>
              </table:table-cell>
              <table:table-cell office:value-type="float" office:value="40268">
                <text:p>40268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61788">
                <text:p>61788</text:p>
              </table:table-cell>
              <table:table-cell office:value-type="float" office:value="103101">
                <text:p>103101</text:p>
              </table:table-cell>
              <table:table-cell office:value-type="float" office:value="98681">
                <text:p>98681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101096">
                <text:p>101096</text:p>
              </table:table-cell>
              <table:table-cell office:value-type="float" office:value="171938">
                <text:p>171938</text:p>
              </table:table-cell>
              <table:table-cell office:value-type="float" office:value="227548">
                <text:p>227548</text:p>
              </table:table-cell>
              <table:table-cell office:value-type="float" office:value="10067">
                <text:p>1006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87251">
                <text:p>187251</text:p>
              </table:table-cell>
              <table:table-cell office:value-type="float" office:value="419803">
                <text:p>419803</text:p>
              </table:table-cell>
              <table:table-cell office:value-type="float" office:value="591616">
                <text:p>591616</text:p>
              </table:table-cell>
              <table:table-cell office:value-type="float" office:value="21773">
                <text:p>21773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446008">
                <text:p>446008</text:p>
              </table:table-cell>
              <table:table-cell office:value-type="float" office:value="1092464">
                <text:p>1092464</text:p>
              </table:table-cell>
              <table:table-cell office:value-type="float" office:value="2214489">
                <text:p>2214489</text:p>
              </table:table-cell>
              <table:table-cell office:value-type="float" office:value="69369">
                <text:p>69369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919366">
                <text:p>919366</text:p>
              </table:table-cell>
              <table:table-cell office:value-type="float" office:value="2432837">
                <text:p>2432837</text:p>
              </table:table-cell>
              <table:table-cell office:value-type="float" office:value="6240071">
                <text:p>6240071</text:p>
              </table:table-cell>
              <table:table-cell office:value-type="float" office:value="421212">
                <text:p>421212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734988">
                <text:p>1734988</text:p>
              </table:table-cell>
              <table:table-cell office:value-type="float" office:value="5160378">
                <text:p>5160378</text:p>
              </table:table-cell>
              <table:table-cell office:value-type="float" office:value="19690501">
                <text:p>19690501</text:p>
              </table:table-cell>
              <table:table-cell office:value-type="float" office:value="552803">
                <text:p>552803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4403149">
                <text:p>4403149</text:p>
              </table:table-cell>
              <table:table-cell office:value-type="float" office:value="13772245">
                <text:p>13772245</text:p>
              </table:table-cell>
              <table:table-cell office:value-type="float" office:value="0">
                <text:p>0</text:p>
              </table:table-cell>
              <table:table-cell office:value-type="float" office:value="1448681">
                <text:p>1448681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9220766">
                <text:p>9220766</text:p>
              </table:table-cell>
              <table:table-cell office:value-type="float" office:value="28997353">
                <text:p>28997353</text:p>
              </table:table-cell>
              <table:table-cell office:value-type="float" office:value="0">
                <text:p>0</text:p>
              </table:table-cell>
              <table:table-cell office:value-type="float" office:value="5444461">
                <text:p>5444461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8487863">
                <text:p>18487863</text:p>
              </table:table-cell>
              <table:table-cell office:value-type="float" office:value="63387239">
                <text:p>63387239</text:p>
              </table:table-cell>
              <table:table-cell office:value-type="float" office:value="0">
                <text:p>0</text:p>
              </table:table-cell>
              <table:table-cell office:value-type="float" office:value="18389300">
                <text:p>1838930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ym2.G2:sym2.K17 sym2.H1:sym2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sym2.G2:sym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sym2.H2:sym2.H17" chart:label-cell-address="sym2.H1:sym2.H1" chart:class="chart:line">
            <chart:data-point chart:repeated="16"/>
          </chart:series>
          <chart:series chart:style-name="ch10" chart:values-cell-range-address="sym2.I2:sym2.I17" chart:label-cell-address="sym2.I1:sym2.I1" chart:class="chart:line">
            <chart:data-point chart:repeated="16"/>
          </chart:series>
          <chart:series chart:style-name="ch11" chart:values-cell-range-address="sym2.J2:sym2.J17" chart:label-cell-address="sym2.J1:sym2.J1" chart:class="chart:line">
            <chart:data-point chart:repeated="16"/>
          </chart:series>
          <chart:series chart:style-name="ch12" chart:values-cell-range-address="sym2.K2:sym2.K17" chart:label-cell-address="sym2.K1:sym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sym2.H1:sym2.H1</svg:desc>
                </draw:g>
              </table:table-cell>
              <table:table-cell office:value-type="string">
                <text:p>CDT</text:p>
                <draw:g>
                  <svg:desc>sym2.I1:sym2.I1</svg:desc>
                </draw:g>
              </table:table-cell>
              <table:table-cell office:value-type="string">
                <text:p>FAD</text:p>
                <draw:g>
                  <svg:desc>sym2.J1:sym2.J1</svg:desc>
                </draw:g>
              </table:table-cell>
              <table:table-cell office:value-type="string">
                <text:p>DEL</text:p>
                <draw:g>
                  <svg:desc>sym2.K1:sym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ym2.G2:sym2.G17</svg:desc>
                </draw:g>
              </table:table-cell>
              <table:table-cell office:value-type="float" office:value="186">
                <text:p>186</text:p>
                <draw:g>
                  <svg:desc>sym2.H2:sym2.H17</svg:desc>
                </draw:g>
              </table:table-cell>
              <table:table-cell office:value-type="float" office:value="348">
                <text:p>348</text:p>
                <draw:g>
                  <svg:desc>sym2.I2:sym2.I17</svg:desc>
                </draw:g>
              </table:table-cell>
              <table:table-cell office:value-type="float" office:value="638">
                <text:p>638</text:p>
                <draw:g>
                  <svg:desc>sym2.J2:sym2.J17</svg:desc>
                </draw:g>
              </table:table-cell>
              <table:table-cell office:value-type="float" office:value="42">
                <text:p>42</text:p>
                <draw:g>
                  <svg:desc>sym2.K2:sym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55">
                <text:p>455</text:p>
              </table:table-cell>
              <table:table-cell office:value-type="float" office:value="900">
                <text:p>900</text:p>
              </table:table-cell>
              <table:table-cell office:value-type="float" office:value="1648">
                <text:p>1648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01">
                <text:p>701</text:p>
              </table:table-cell>
              <table:table-cell office:value-type="float" office:value="1701">
                <text:p>1701</text:p>
              </table:table-cell>
              <table:table-cell office:value-type="float" office:value="2377">
                <text:p>2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060">
                <text:p>1060</text:p>
              </table:table-cell>
              <table:table-cell office:value-type="float" office:value="2257">
                <text:p>2257</text:p>
              </table:table-cell>
              <table:table-cell office:value-type="float" office:value="3029">
                <text:p>3029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492">
                <text:p>2492</text:p>
              </table:table-cell>
              <table:table-cell office:value-type="float" office:value="8434">
                <text:p>8434</text:p>
              </table:table-cell>
              <table:table-cell office:value-type="float" office:value="10125">
                <text:p>1012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6451">
                <text:p>6451</text:p>
              </table:table-cell>
              <table:table-cell office:value-type="float" office:value="11554">
                <text:p>11554</text:p>
              </table:table-cell>
              <table:table-cell office:value-type="float" office:value="14882">
                <text:p>14882</text:p>
              </table:table-cell>
              <table:table-cell office:value-type="float" office:value="2141">
                <text:p>2141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10679">
                <text:p>10679</text:p>
              </table:table-cell>
              <table:table-cell office:value-type="float" office:value="32111">
                <text:p>32111</text:p>
              </table:table-cell>
              <table:table-cell office:value-type="float" office:value="30588">
                <text:p>30588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23300">
                <text:p>23300</text:p>
              </table:table-cell>
              <table:table-cell office:value-type="float" office:value="63675">
                <text:p>63675</text:p>
              </table:table-cell>
              <table:table-cell office:value-type="float" office:value="81111">
                <text:p>81111</text:p>
              </table:table-cell>
              <table:table-cell office:value-type="float" office:value="9442">
                <text:p>9442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6927">
                <text:p>46927</text:p>
              </table:table-cell>
              <table:table-cell office:value-type="float" office:value="131877">
                <text:p>131877</text:p>
              </table:table-cell>
              <table:table-cell office:value-type="float" office:value="189790">
                <text:p>189790</text:p>
              </table:table-cell>
              <table:table-cell office:value-type="float" office:value="20419">
                <text:p>2041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94173">
                <text:p>94173</text:p>
              </table:table-cell>
              <table:table-cell office:value-type="float" office:value="310242">
                <text:p>310242</text:p>
              </table:table-cell>
              <table:table-cell office:value-type="float" office:value="517419">
                <text:p>517419</text:p>
              </table:table-cell>
              <table:table-cell office:value-type="float" office:value="39230">
                <text:p>39230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28487">
                <text:p>228487</text:p>
              </table:table-cell>
              <table:table-cell office:value-type="float" office:value="882304">
                <text:p>882304</text:p>
              </table:table-cell>
              <table:table-cell office:value-type="float" office:value="1873607">
                <text:p>1873607</text:p>
              </table:table-cell>
              <table:table-cell office:value-type="float" office:value="102120">
                <text:p>102120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75145">
                <text:p>475145</text:p>
              </table:table-cell>
              <table:table-cell office:value-type="float" office:value="1985491">
                <text:p>1985491</text:p>
              </table:table-cell>
              <table:table-cell office:value-type="float" office:value="5744887">
                <text:p>5744887</text:p>
              </table:table-cell>
              <table:table-cell office:value-type="float" office:value="206382">
                <text:p>206382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001230">
                <text:p>1001230</text:p>
              </table:table-cell>
              <table:table-cell office:value-type="float" office:value="4346732">
                <text:p>4346732</text:p>
              </table:table-cell>
              <table:table-cell office:value-type="float" office:value="19022896">
                <text:p>19022896</text:p>
              </table:table-cell>
              <table:table-cell office:value-type="float" office:value="451778">
                <text:p>451778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559622">
                <text:p>2559622</text:p>
              </table:table-cell>
              <table:table-cell office:value-type="float" office:value="11759485">
                <text:p>11759485</text:p>
              </table:table-cell>
              <table:table-cell office:value-type="float" office:value="0">
                <text:p>0</text:p>
              </table:table-cell>
              <table:table-cell office:value-type="float" office:value="1194272">
                <text:p>1194272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775255">
                <text:p>5775255</text:p>
              </table:table-cell>
              <table:table-cell office:value-type="float" office:value="24989603">
                <text:p>24989603</text:p>
              </table:table-cell>
              <table:table-cell office:value-type="float" office:value="0">
                <text:p>0</text:p>
              </table:table-cell>
              <table:table-cell office:value-type="float" office:value="2543726">
                <text:p>2543726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2260968">
                <text:p>12260968</text:p>
              </table:table-cell>
              <table:table-cell office:value-type="float" office:value="55346462">
                <text:p>55346462</text:p>
              </table:table-cell>
              <table:table-cell office:value-type="float" office:value="0">
                <text:p>0</text:p>
              </table:table-cell>
              <table:table-cell office:value-type="float" office:value="5584060">
                <text:p>558406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ym3.G2:sym3.K17 sym3.H1:sym3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sym3.G2:sym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sym3.H2:sym3.H17" chart:label-cell-address="sym3.H1:sym3.H1" chart:class="chart:line">
            <chart:data-point chart:repeated="16"/>
          </chart:series>
          <chart:series chart:style-name="ch10" chart:values-cell-range-address="sym3.I2:sym3.I17" chart:label-cell-address="sym3.I1:sym3.I1" chart:class="chart:line">
            <chart:data-point chart:repeated="16"/>
          </chart:series>
          <chart:series chart:style-name="ch11" chart:values-cell-range-address="sym3.J2:sym3.J17" chart:label-cell-address="sym3.J1:sym3.J1" chart:class="chart:line">
            <chart:data-point chart:repeated="16"/>
          </chart:series>
          <chart:series chart:style-name="ch12" chart:values-cell-range-address="sym3.K2:sym3.K17" chart:label-cell-address="sym3.K1:sym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sym3.H1:sym3.H1</svg:desc>
                </draw:g>
              </table:table-cell>
              <table:table-cell office:value-type="string">
                <text:p>CDT</text:p>
                <draw:g>
                  <svg:desc>sym3.I1:sym3.I1</svg:desc>
                </draw:g>
              </table:table-cell>
              <table:table-cell office:value-type="string">
                <text:p>FAD</text:p>
                <draw:g>
                  <svg:desc>sym3.J1:sym3.J1</svg:desc>
                </draw:g>
              </table:table-cell>
              <table:table-cell office:value-type="string">
                <text:p>DEL</text:p>
                <draw:g>
                  <svg:desc>sym3.K1:sym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ym3.G2:sym3.G17</svg:desc>
                </draw:g>
              </table:table-cell>
              <table:table-cell office:value-type="float" office:value="195">
                <text:p>195</text:p>
                <draw:g>
                  <svg:desc>sym3.H2:sym3.H17</svg:desc>
                </draw:g>
              </table:table-cell>
              <table:table-cell office:value-type="float" office:value="356">
                <text:p>356</text:p>
                <draw:g>
                  <svg:desc>sym3.I2:sym3.I17</svg:desc>
                </draw:g>
              </table:table-cell>
              <table:table-cell office:value-type="float" office:value="515">
                <text:p>515</text:p>
                <draw:g>
                  <svg:desc>sym3.J2:sym3.J17</svg:desc>
                </draw:g>
              </table:table-cell>
              <table:table-cell office:value-type="float" office:value="34">
                <text:p>34</text:p>
                <draw:g>
                  <svg:desc>sym3.K2:sym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83">
                <text:p>383</text:p>
              </table:table-cell>
              <table:table-cell office:value-type="float" office:value="713">
                <text:p>713</text:p>
              </table:table-cell>
              <table:table-cell office:value-type="float" office:value="1049">
                <text:p>10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81">
                <text:p>781</text:p>
              </table:table-cell>
              <table:table-cell office:value-type="float" office:value="1561">
                <text:p>1561</text:p>
              </table:table-cell>
              <table:table-cell office:value-type="float" office:value="2789">
                <text:p>278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208">
                <text:p>1208</text:p>
              </table:table-cell>
              <table:table-cell office:value-type="float" office:value="3259">
                <text:p>3259</text:p>
              </table:table-cell>
              <table:table-cell office:value-type="float" office:value="4903">
                <text:p>490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332">
                <text:p>2332</text:p>
              </table:table-cell>
              <table:table-cell office:value-type="float" office:value="7976">
                <text:p>7976</text:p>
              </table:table-cell>
              <table:table-cell office:value-type="float" office:value="11241">
                <text:p>1124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5198">
                <text:p>5198</text:p>
              </table:table-cell>
              <table:table-cell office:value-type="float" office:value="13066">
                <text:p>13066</text:p>
              </table:table-cell>
              <table:table-cell office:value-type="float" office:value="16105">
                <text:p>16105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8629">
                <text:p>8629</text:p>
              </table:table-cell>
              <table:table-cell office:value-type="float" office:value="25397">
                <text:p>25397</text:p>
              </table:table-cell>
              <table:table-cell office:value-type="float" office:value="31247">
                <text:p>31247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25042">
                <text:p>25042</text:p>
              </table:table-cell>
              <table:table-cell office:value-type="float" office:value="63984">
                <text:p>63984</text:p>
              </table:table-cell>
              <table:table-cell office:value-type="float" office:value="105884">
                <text:p>105884</text:p>
              </table:table-cell>
              <table:table-cell office:value-type="float" office:value="8636">
                <text:p>8636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7417">
                <text:p>47417</text:p>
              </table:table-cell>
              <table:table-cell office:value-type="float" office:value="134078">
                <text:p>134078</text:p>
              </table:table-cell>
              <table:table-cell office:value-type="float" office:value="202849">
                <text:p>202849</text:p>
              </table:table-cell>
              <table:table-cell office:value-type="float" office:value="18485">
                <text:p>18485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92921">
                <text:p>92921</text:p>
              </table:table-cell>
              <table:table-cell office:value-type="float" office:value="334942">
                <text:p>334942</text:p>
              </table:table-cell>
              <table:table-cell office:value-type="float" office:value="534706">
                <text:p>534706</text:p>
              </table:table-cell>
              <table:table-cell office:value-type="float" office:value="40882">
                <text:p>40882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32145">
                <text:p>232145</text:p>
              </table:table-cell>
              <table:table-cell office:value-type="float" office:value="878098">
                <text:p>878098</text:p>
              </table:table-cell>
              <table:table-cell office:value-type="float" office:value="1871953">
                <text:p>1871953</text:p>
              </table:table-cell>
              <table:table-cell office:value-type="float" office:value="104479">
                <text:p>104479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85142">
                <text:p>485142</text:p>
              </table:table-cell>
              <table:table-cell office:value-type="float" office:value="1979286">
                <text:p>1979286</text:p>
              </table:table-cell>
              <table:table-cell office:value-type="float" office:value="5828269">
                <text:p>5828269</text:p>
              </table:table-cell>
              <table:table-cell office:value-type="float" office:value="214546">
                <text:p>214546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998542">
                <text:p>998542</text:p>
              </table:table-cell>
              <table:table-cell office:value-type="float" office:value="4344456">
                <text:p>4344456</text:p>
              </table:table-cell>
              <table:table-cell office:value-type="float" office:value="19057733">
                <text:p>19057733</text:p>
              </table:table-cell>
              <table:table-cell office:value-type="float" office:value="433333">
                <text:p>433333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557925">
                <text:p>2557925</text:p>
              </table:table-cell>
              <table:table-cell office:value-type="float" office:value="11760483">
                <text:p>11760483</text:p>
              </table:table-cell>
              <table:table-cell office:value-type="float" office:value="0">
                <text:p>0</text:p>
              </table:table-cell>
              <table:table-cell office:value-type="float" office:value="1186871">
                <text:p>1186871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772276">
                <text:p>5772276</text:p>
              </table:table-cell>
              <table:table-cell office:value-type="float" office:value="25038755">
                <text:p>25038755</text:p>
              </table:table-cell>
              <table:table-cell office:value-type="float" office:value="0">
                <text:p>0</text:p>
              </table:table-cell>
              <table:table-cell office:value-type="float" office:value="2531195">
                <text:p>2531195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2304417">
                <text:p>12304417</text:p>
              </table:table-cell>
              <table:table-cell office:value-type="float" office:value="55384013">
                <text:p>55384013</text:p>
              </table:table-cell>
              <table:table-cell office:value-type="float" office:value="0">
                <text:p>0</text:p>
              </table:table-cell>
              <table:table-cell office:value-type="float" office:value="5649335">
                <text:p>56493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cir1.G2:cir1.K17 cir1.H1:cir1.K1" chart:data-source-has-labels="both" svg:x="1.22cm" svg:y="0.278cm" svg:width="11.709cm" svg:height="8.15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cir1.G2:cir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cir1.H2:cir1.H17" chart:label-cell-address="cir1.H1:cir1.H1" chart:class="chart:line">
            <chart:data-point chart:repeated="16"/>
          </chart:series>
          <chart:series chart:style-name="ch10" chart:values-cell-range-address="cir1.I2:cir1.I17" chart:label-cell-address="cir1.I1:cir1.I1" chart:class="chart:line">
            <chart:data-point chart:repeated="16"/>
          </chart:series>
          <chart:series chart:style-name="ch11" chart:values-cell-range-address="cir1.J2:cir1.J17" chart:label-cell-address="cir1.J1:cir1.J1" chart:class="chart:line">
            <chart:data-point chart:repeated="16"/>
          </chart:series>
          <chart:series chart:style-name="ch12" chart:values-cell-range-address="cir1.K2:cir1.K17" chart:label-cell-address="cir1.K1:cir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cir1.H1:cir1.H1</svg:desc>
                </draw:g>
              </table:table-cell>
              <table:table-cell office:value-type="string">
                <text:p>CDT</text:p>
                <draw:g>
                  <svg:desc>cir1.I1:cir1.I1</svg:desc>
                </draw:g>
              </table:table-cell>
              <table:table-cell office:value-type="string">
                <text:p>FAD</text:p>
                <draw:g>
                  <svg:desc>cir1.J1:cir1.J1</svg:desc>
                </draw:g>
              </table:table-cell>
              <table:table-cell office:value-type="string">
                <text:p>DEL</text:p>
                <draw:g>
                  <svg:desc>cir1.K1:cir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ir1.G2:cir1.G17</svg:desc>
                </draw:g>
              </table:table-cell>
              <table:table-cell office:value-type="float" office:value="906">
                <text:p>906</text:p>
                <draw:g>
                  <svg:desc>cir1.H2:cir1.H17</svg:desc>
                </draw:g>
              </table:table-cell>
              <table:table-cell office:value-type="float" office:value="584">
                <text:p>584</text:p>
                <draw:g>
                  <svg:desc>cir1.I2:cir1.I17</svg:desc>
                </draw:g>
              </table:table-cell>
              <table:table-cell office:value-type="float" office:value="1829">
                <text:p>1829</text:p>
                <draw:g>
                  <svg:desc>cir1.J2:cir1.J17</svg:desc>
                </draw:g>
              </table:table-cell>
              <table:table-cell office:value-type="float" office:value="52">
                <text:p>52</text:p>
                <draw:g>
                  <svg:desc>cir1.K2:cir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478">
                <text:p>1478</text:p>
              </table:table-cell>
              <table:table-cell office:value-type="float" office:value="1474">
                <text:p>1474</text:p>
              </table:table-cell>
              <table:table-cell office:value-type="float" office:value="4722">
                <text:p>472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273">
                <text:p>2273</text:p>
              </table:table-cell>
              <table:table-cell office:value-type="float" office:value="2250">
                <text:p>2250</text:p>
              </table:table-cell>
              <table:table-cell office:value-type="float" office:value="9370">
                <text:p>9370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3105">
                <text:p>3105</text:p>
              </table:table-cell>
              <table:table-cell office:value-type="float" office:value="3696">
                <text:p>3696</text:p>
              </table:table-cell>
              <table:table-cell office:value-type="float" office:value="10417">
                <text:p>1041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5128">
                <text:p>5128</text:p>
              </table:table-cell>
              <table:table-cell office:value-type="float" office:value="8095">
                <text:p>8095</text:p>
              </table:table-cell>
              <table:table-cell office:value-type="float" office:value="21870">
                <text:p>21870</text:p>
              </table:table-cell>
              <table:table-cell office:value-type="float" office:value="1089">
                <text:p>1089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14225">
                <text:p>14225</text:p>
              </table:table-cell>
              <table:table-cell office:value-type="float" office:value="16689">
                <text:p>16689</text:p>
              </table:table-cell>
              <table:table-cell office:value-type="float" office:value="35628">
                <text:p>35628</text:p>
              </table:table-cell>
              <table:table-cell office:value-type="float" office:value="2581">
                <text:p>2581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14113">
                <text:p>14113</text:p>
              </table:table-cell>
              <table:table-cell office:value-type="float" office:value="30825">
                <text:p>30825</text:p>
              </table:table-cell>
              <table:table-cell office:value-type="float" office:value="60480">
                <text:p>60480</text:p>
              </table:table-cell>
              <table:table-cell office:value-type="float" office:value="9319">
                <text:p>9319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48379">
                <text:p>48379</text:p>
              </table:table-cell>
              <table:table-cell office:value-type="float" office:value="78038">
                <text:p>78038</text:p>
              </table:table-cell>
              <table:table-cell office:value-type="float" office:value="107232">
                <text:p>107232</text:p>
              </table:table-cell>
              <table:table-cell office:value-type="float" office:value="76334">
                <text:p>76334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100041">
                <text:p>100041</text:p>
              </table:table-cell>
              <table:table-cell office:value-type="float" office:value="118582">
                <text:p>118582</text:p>
              </table:table-cell>
              <table:table-cell office:value-type="float" office:value="159775">
                <text:p>159775</text:p>
              </table:table-cell>
              <table:table-cell office:value-type="float" office:value="475123">
                <text:p>47512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92950">
                <text:p>92950</text:p>
              </table:table-cell>
              <table:table-cell office:value-type="float" office:value="280436">
                <text:p>280436</text:p>
              </table:table-cell>
              <table:table-cell office:value-type="float" office:value="254660">
                <text:p>254660</text:p>
              </table:table-cell>
              <table:table-cell office:value-type="float" office:value="1869501">
                <text:p>1869501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62921">
                <text:p>262921</text:p>
              </table:table-cell>
              <table:table-cell office:value-type="float" office:value="789234">
                <text:p>789234</text:p>
              </table:table-cell>
              <table:table-cell office:value-type="float" office:value="495547">
                <text:p>495547</text:p>
              </table:table-cell>
              <table:table-cell office:value-type="float" office:value="14803151">
                <text:p>1480315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34914">
                <text:p>334914</text:p>
              </table:table-cell>
              <table:table-cell office:value-type="float" office:value="1820524">
                <text:p>1820524</text:p>
              </table:table-cell>
              <table:table-cell office:value-type="float" office:value="850498">
                <text:p>850498</text:p>
              </table:table-cell>
              <table:table-cell office:value-type="float" office:value="132012171">
                <text:p>132012171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455749">
                <text:p>1455749</text:p>
              </table:table-cell>
              <table:table-cell office:value-type="float" office:value="3984983">
                <text:p>3984983</text:p>
              </table:table-cell>
              <table:table-cell office:value-type="float" office:value="1513350">
                <text:p>1513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3053045">
                <text:p>3053045</text:p>
              </table:table-cell>
              <table:table-cell office:value-type="float" office:value="10828774">
                <text:p>108287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120377">
                <text:p>4120377</text:p>
              </table:table-cell>
              <table:table-cell office:value-type="float" office:value="23709834">
                <text:p>237098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9645350">
                <text:p>9645350</text:p>
              </table:table-cell>
              <table:table-cell office:value-type="float" office:value="58287374">
                <text:p>58287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cir2.G2:cir2.K17 cir2.H1:cir2.K1" chart:data-source-has-labels="both" svg:x="1.22cm" svg:y="0.278cm" svg:width="11.709cm" svg:height="8.15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cir2.G2:cir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cir2.H2:cir2.H17" chart:label-cell-address="cir2.H1:cir2.H1" chart:class="chart:line">
            <chart:data-point chart:repeated="16"/>
          </chart:series>
          <chart:series chart:style-name="ch10" chart:values-cell-range-address="cir2.I2:cir2.I17" chart:label-cell-address="cir2.I1:cir2.I1" chart:class="chart:line">
            <chart:data-point chart:repeated="16"/>
          </chart:series>
          <chart:series chart:style-name="ch11" chart:values-cell-range-address="cir2.J2:cir2.J17" chart:label-cell-address="cir2.J1:cir2.J1" chart:class="chart:line">
            <chart:data-point chart:repeated="16"/>
          </chart:series>
          <chart:series chart:style-name="ch12" chart:values-cell-range-address="cir2.K2:cir2.K17" chart:label-cell-address="cir2.K1:cir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cir2.H1:cir2.H1</svg:desc>
                </draw:g>
              </table:table-cell>
              <table:table-cell office:value-type="string">
                <text:p>CDT</text:p>
                <draw:g>
                  <svg:desc>cir2.I1:cir2.I1</svg:desc>
                </draw:g>
              </table:table-cell>
              <table:table-cell office:value-type="string">
                <text:p>FAD</text:p>
                <draw:g>
                  <svg:desc>cir2.J1:cir2.J1</svg:desc>
                </draw:g>
              </table:table-cell>
              <table:table-cell office:value-type="string">
                <text:p>DEL</text:p>
                <draw:g>
                  <svg:desc>cir2.K1:cir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ir2.G2:cir2.G17</svg:desc>
                </draw:g>
              </table:table-cell>
              <table:table-cell office:value-type="float" office:value="339">
                <text:p>339</text:p>
                <draw:g>
                  <svg:desc>cir2.H2:cir2.H17</svg:desc>
                </draw:g>
              </table:table-cell>
              <table:table-cell office:value-type="float" office:value="404">
                <text:p>404</text:p>
                <draw:g>
                  <svg:desc>cir2.I2:cir2.I17</svg:desc>
                </draw:g>
              </table:table-cell>
              <table:table-cell office:value-type="float" office:value="1106">
                <text:p>1106</text:p>
                <draw:g>
                  <svg:desc>cir2.J2:cir2.J17</svg:desc>
                </draw:g>
              </table:table-cell>
              <table:table-cell office:value-type="float" office:value="43">
                <text:p>43</text:p>
                <draw:g>
                  <svg:desc>cir2.K2:cir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72">
                <text:p>472</text:p>
              </table:table-cell>
              <table:table-cell office:value-type="float" office:value="689">
                <text:p>689</text:p>
              </table:table-cell>
              <table:table-cell office:value-type="float" office:value="1701">
                <text:p>1701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50">
                <text:p>650</text:p>
              </table:table-cell>
              <table:table-cell office:value-type="float" office:value="1697">
                <text:p>1697</text:p>
              </table:table-cell>
              <table:table-cell office:value-type="float" office:value="4082">
                <text:p>408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611">
                <text:p>1611</text:p>
              </table:table-cell>
              <table:table-cell office:value-type="float" office:value="2872">
                <text:p>2872</text:p>
              </table:table-cell>
              <table:table-cell office:value-type="float" office:value="7316">
                <text:p>7316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905">
                <text:p>2905</text:p>
              </table:table-cell>
              <table:table-cell office:value-type="float" office:value="5499">
                <text:p>5499</text:p>
              </table:table-cell>
              <table:table-cell office:value-type="float" office:value="13842">
                <text:p>13842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6210">
                <text:p>6210</text:p>
              </table:table-cell>
              <table:table-cell office:value-type="float" office:value="10160">
                <text:p>10160</text:p>
              </table:table-cell>
              <table:table-cell office:value-type="float" office:value="13047">
                <text:p>13047</text:p>
              </table:table-cell>
              <table:table-cell office:value-type="float" office:value="4755">
                <text:p>4755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563">
                <text:p>7563</text:p>
              </table:table-cell>
              <table:table-cell office:value-type="float" office:value="19981">
                <text:p>19981</text:p>
              </table:table-cell>
              <table:table-cell office:value-type="float" office:value="24425">
                <text:p>24425</text:p>
              </table:table-cell>
              <table:table-cell office:value-type="float" office:value="13768">
                <text:p>13768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21714">
                <text:p>21714</text:p>
              </table:table-cell>
              <table:table-cell office:value-type="float" office:value="53760">
                <text:p>53760</text:p>
              </table:table-cell>
              <table:table-cell office:value-type="float" office:value="47652">
                <text:p>47652</text:p>
              </table:table-cell>
              <table:table-cell office:value-type="float" office:value="123757">
                <text:p>123757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52053">
                <text:p>52053</text:p>
              </table:table-cell>
              <table:table-cell office:value-type="float" office:value="112460">
                <text:p>112460</text:p>
              </table:table-cell>
              <table:table-cell office:value-type="float" office:value="76869">
                <text:p>76869</text:p>
              </table:table-cell>
              <table:table-cell office:value-type="float" office:value="702544">
                <text:p>70254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69465">
                <text:p>69465</text:p>
              </table:table-cell>
              <table:table-cell office:value-type="float" office:value="270400">
                <text:p>270400</text:p>
              </table:table-cell>
              <table:table-cell office:value-type="float" office:value="132030">
                <text:p>132030</text:p>
              </table:table-cell>
              <table:table-cell office:value-type="float" office:value="3281255">
                <text:p>3281255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72943">
                <text:p>172943</text:p>
              </table:table-cell>
              <table:table-cell office:value-type="float" office:value="781702">
                <text:p>781702</text:p>
              </table:table-cell>
              <table:table-cell office:value-type="float" office:value="284942">
                <text:p>284942</text:p>
              </table:table-cell>
              <table:table-cell office:value-type="float" office:value="24900650">
                <text:p>24900650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80666">
                <text:p>280666</text:p>
              </table:table-cell>
              <table:table-cell office:value-type="float" office:value="1777968">
                <text:p>1777968</text:p>
              </table:table-cell>
              <table:table-cell office:value-type="float" office:value="562385">
                <text:p>562385</text:p>
              </table:table-cell>
              <table:table-cell office:value-type="float" office:value="220197077">
                <text:p>220197077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724529">
                <text:p>724529</text:p>
              </table:table-cell>
              <table:table-cell office:value-type="float" office:value="3954663">
                <text:p>3954663</text:p>
              </table:table-cell>
              <table:table-cell office:value-type="float" office:value="1118148">
                <text:p>11181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1868748">
                <text:p>1868748</text:p>
              </table:table-cell>
              <table:table-cell office:value-type="float" office:value="11511510">
                <text:p>11511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3369884">
                <text:p>3369884</text:p>
              </table:table-cell>
              <table:table-cell office:value-type="float" office:value="33356563">
                <text:p>33356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7524411">
                <text:p>7524411</text:p>
              </table:table-cell>
              <table:table-cell office:value-type="float" office:value="161394881">
                <text:p>1613948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cir3.G2:cir3.K17 cir3.H1:cir3.K1" chart:data-source-has-labels="both" svg:x="1.22cm" svg:y="0.278cm" svg:width="11.709cm" svg:height="8.15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cir3.G2:cir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cir3.H2:cir3.H17" chart:label-cell-address="cir3.H1:cir3.H1" chart:class="chart:line">
            <chart:data-point chart:repeated="16"/>
          </chart:series>
          <chart:series chart:style-name="ch10" chart:values-cell-range-address="cir3.I2:cir3.I17" chart:label-cell-address="cir3.I1:cir3.I1" chart:class="chart:line">
            <chart:data-point chart:repeated="16"/>
          </chart:series>
          <chart:series chart:style-name="ch11" chart:values-cell-range-address="cir3.J2:cir3.J17" chart:label-cell-address="cir3.J1:cir3.J1" chart:class="chart:line">
            <chart:data-point chart:repeated="16"/>
          </chart:series>
          <chart:series chart:style-name="ch12" chart:values-cell-range-address="cir3.K2:cir3.K17" chart:label-cell-address="cir3.K1:cir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cir3.H1:cir3.H1</svg:desc>
                </draw:g>
              </table:table-cell>
              <table:table-cell office:value-type="string">
                <text:p>CDT</text:p>
                <draw:g>
                  <svg:desc>cir3.I1:cir3.I1</svg:desc>
                </draw:g>
              </table:table-cell>
              <table:table-cell office:value-type="string">
                <text:p>FAD</text:p>
                <draw:g>
                  <svg:desc>cir3.J1:cir3.J1</svg:desc>
                </draw:g>
              </table:table-cell>
              <table:table-cell office:value-type="string">
                <text:p>DEL</text:p>
                <draw:g>
                  <svg:desc>cir3.K1:cir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cir3.G2:cir3.G17</svg:desc>
                </draw:g>
              </table:table-cell>
              <table:table-cell office:value-type="float" office:value="307">
                <text:p>307</text:p>
                <draw:g>
                  <svg:desc>cir3.H2:cir3.H17</svg:desc>
                </draw:g>
              </table:table-cell>
              <table:table-cell office:value-type="float" office:value="402">
                <text:p>402</text:p>
                <draw:g>
                  <svg:desc>cir3.I2:cir3.I17</svg:desc>
                </draw:g>
              </table:table-cell>
              <table:table-cell office:value-type="float" office:value="1098">
                <text:p>1098</text:p>
                <draw:g>
                  <svg:desc>cir3.J2:cir3.J17</svg:desc>
                </draw:g>
              </table:table-cell>
              <table:table-cell office:value-type="float" office:value="48">
                <text:p>48</text:p>
                <draw:g>
                  <svg:desc>cir3.K2:cir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506">
                <text:p>506</text:p>
              </table:table-cell>
              <table:table-cell office:value-type="float" office:value="741">
                <text:p>741</text:p>
              </table:table-cell>
              <table:table-cell office:value-type="float" office:value="1675">
                <text:p>167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66">
                <text:p>566</text:p>
              </table:table-cell>
              <table:table-cell office:value-type="float" office:value="1181">
                <text:p>1181</text:p>
              </table:table-cell>
              <table:table-cell office:value-type="float" office:value="2813">
                <text:p>281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558">
                <text:p>1558</text:p>
              </table:table-cell>
              <table:table-cell office:value-type="float" office:value="2173">
                <text:p>2173</text:p>
              </table:table-cell>
              <table:table-cell office:value-type="float" office:value="5184">
                <text:p>5184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974">
                <text:p>1974</text:p>
              </table:table-cell>
              <table:table-cell office:value-type="float" office:value="7247">
                <text:p>7247</text:p>
              </table:table-cell>
              <table:table-cell office:value-type="float" office:value="13838">
                <text:p>13838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6567">
                <text:p>6567</text:p>
              </table:table-cell>
              <table:table-cell office:value-type="float" office:value="10051">
                <text:p>10051</text:p>
              </table:table-cell>
              <table:table-cell office:value-type="float" office:value="13753">
                <text:p>13753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503">
                <text:p>7503</text:p>
              </table:table-cell>
              <table:table-cell office:value-type="float" office:value="18812">
                <text:p>18812</text:p>
              </table:table-cell>
              <table:table-cell office:value-type="float" office:value="23062">
                <text:p>23062</text:p>
              </table:table-cell>
              <table:table-cell office:value-type="float" office:value="13102">
                <text:p>13102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21218">
                <text:p>21218</text:p>
              </table:table-cell>
              <table:table-cell office:value-type="float" office:value="53548">
                <text:p>53548</text:p>
              </table:table-cell>
              <table:table-cell office:value-type="float" office:value="45996">
                <text:p>45996</text:p>
              </table:table-cell>
              <table:table-cell office:value-type="float" office:value="130097">
                <text:p>130097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8722">
                <text:p>48722</text:p>
              </table:table-cell>
              <table:table-cell office:value-type="float" office:value="130730">
                <text:p>130730</text:p>
              </table:table-cell>
              <table:table-cell office:value-type="float" office:value="78830">
                <text:p>78830</text:p>
              </table:table-cell>
              <table:table-cell office:value-type="float" office:value="725470">
                <text:p>725470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65340">
                <text:p>65340</text:p>
              </table:table-cell>
              <table:table-cell office:value-type="float" office:value="272873">
                <text:p>272873</text:p>
              </table:table-cell>
              <table:table-cell office:value-type="float" office:value="129666">
                <text:p>129666</text:p>
              </table:table-cell>
              <table:table-cell office:value-type="float" office:value="3229656">
                <text:p>3229656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88555">
                <text:p>188555</text:p>
              </table:table-cell>
              <table:table-cell office:value-type="float" office:value="785916">
                <text:p>785916</text:p>
              </table:table-cell>
              <table:table-cell office:value-type="float" office:value="285177">
                <text:p>285177</text:p>
              </table:table-cell>
              <table:table-cell office:value-type="float" office:value="26001577">
                <text:p>2600157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286331">
                <text:p>286331</text:p>
              </table:table-cell>
              <table:table-cell office:value-type="float" office:value="1928872">
                <text:p>1928872</text:p>
              </table:table-cell>
              <table:table-cell office:value-type="float" office:value="597940">
                <text:p>597940</text:p>
              </table:table-cell>
              <table:table-cell office:value-type="float" office:value="231911076">
                <text:p>231911076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728942">
                <text:p>728942</text:p>
              </table:table-cell>
              <table:table-cell office:value-type="float" office:value="3970445">
                <text:p>3970445</text:p>
              </table:table-cell>
              <table:table-cell office:value-type="float" office:value="1128118">
                <text:p>1128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1876541">
                <text:p>1876541</text:p>
              </table:table-cell>
              <table:table-cell office:value-type="float" office:value="11533929">
                <text:p>11533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3378966">
                <text:p>3378966</text:p>
              </table:table-cell>
              <table:table-cell office:value-type="float" office:value="33317904">
                <text:p>333179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7518883">
                <text:p>7518883</text:p>
              </table:table-cell>
              <table:table-cell office:value-type="float" office:value="162133733">
                <text:p>1621337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hex1.G2:hex1.K17 hex1.H1:hex1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hex1.G2:hex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hex1.H2:hex1.H17" chart:label-cell-address="hex1.H1:hex1.H1" chart:class="chart:line">
            <chart:data-point chart:repeated="16"/>
          </chart:series>
          <chart:series chart:style-name="ch10" chart:values-cell-range-address="hex1.I2:hex1.I17" chart:label-cell-address="hex1.I1:hex1.I1" chart:class="chart:line">
            <chart:data-point chart:repeated="16"/>
          </chart:series>
          <chart:series chart:style-name="ch11" chart:values-cell-range-address="hex1.J2:hex1.J17" chart:label-cell-address="hex1.J1:hex1.J1" chart:class="chart:line">
            <chart:data-point chart:repeated="16"/>
          </chart:series>
          <chart:series chart:style-name="ch12" chart:values-cell-range-address="hex1.K2:hex1.K17" chart:label-cell-address="hex1.K1:hex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hex1.H1:hex1.H1</svg:desc>
                </draw:g>
              </table:table-cell>
              <table:table-cell office:value-type="string">
                <text:p>CDT</text:p>
                <draw:g>
                  <svg:desc>hex1.I1:hex1.I1</svg:desc>
                </draw:g>
              </table:table-cell>
              <table:table-cell office:value-type="string">
                <text:p>FAD</text:p>
                <draw:g>
                  <svg:desc>hex1.J1:hex1.J1</svg:desc>
                </draw:g>
              </table:table-cell>
              <table:table-cell office:value-type="string">
                <text:p>DEL</text:p>
                <draw:g>
                  <svg:desc>hex1.K1:hex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ex1.G2:hex1.G17</svg:desc>
                </draw:g>
              </table:table-cell>
              <table:table-cell office:value-type="float" office:value="147">
                <text:p>147</text:p>
                <draw:g>
                  <svg:desc>hex1.H2:hex1.H17</svg:desc>
                </draw:g>
              </table:table-cell>
              <table:table-cell office:value-type="float" office:value="287">
                <text:p>287</text:p>
                <draw:g>
                  <svg:desc>hex1.I2:hex1.I17</svg:desc>
                </draw:g>
              </table:table-cell>
              <table:table-cell office:value-type="float" office:value="650">
                <text:p>650</text:p>
                <draw:g>
                  <svg:desc>hex1.J2:hex1.J17</svg:desc>
                </draw:g>
              </table:table-cell>
              <table:table-cell office:value-type="float" office:value="41">
                <text:p>41</text:p>
                <draw:g>
                  <svg:desc>hex1.K2:hex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31">
                <text:p>431</text:p>
              </table:table-cell>
              <table:table-cell office:value-type="float" office:value="750">
                <text:p>750</text:p>
              </table:table-cell>
              <table:table-cell office:value-type="float" office:value="2123">
                <text:p>212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40">
                <text:p>840</text:p>
              </table:table-cell>
              <table:table-cell office:value-type="float" office:value="1610">
                <text:p>1610</text:p>
              </table:table-cell>
              <table:table-cell office:value-type="float" office:value="3630">
                <text:p>363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279">
                <text:p>1279</text:p>
              </table:table-cell>
              <table:table-cell office:value-type="float" office:value="2562">
                <text:p>2562</text:p>
              </table:table-cell>
              <table:table-cell office:value-type="float" office:value="5570">
                <text:p>557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6143">
                <text:p>6143</text:p>
              </table:table-cell>
              <table:table-cell office:value-type="float" office:value="5450">
                <text:p>5450</text:p>
              </table:table-cell>
              <table:table-cell office:value-type="float" office:value="16732">
                <text:p>16732</text:p>
              </table:table-cell>
              <table:table-cell office:value-type="float" office:value="1735">
                <text:p>1735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7988">
                <text:p>7988</text:p>
              </table:table-cell>
              <table:table-cell office:value-type="float" office:value="17750">
                <text:p>17750</text:p>
              </table:table-cell>
              <table:table-cell office:value-type="float" office:value="26152">
                <text:p>26152</text:p>
              </table:table-cell>
              <table:table-cell office:value-type="float" office:value="2445">
                <text:p>2445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13841">
                <text:p>13841</text:p>
              </table:table-cell>
              <table:table-cell office:value-type="float" office:value="28214">
                <text:p>28214</text:p>
              </table:table-cell>
              <table:table-cell office:value-type="float" office:value="55957">
                <text:p>55957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37175">
                <text:p>37175</text:p>
              </table:table-cell>
              <table:table-cell office:value-type="float" office:value="62919">
                <text:p>62919</text:p>
              </table:table-cell>
              <table:table-cell office:value-type="float" office:value="130251">
                <text:p>130251</text:p>
              </table:table-cell>
              <table:table-cell office:value-type="float" office:value="12633">
                <text:p>12633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75004">
                <text:p>75004</text:p>
              </table:table-cell>
              <table:table-cell office:value-type="float" office:value="130135">
                <text:p>130135</text:p>
              </table:table-cell>
              <table:table-cell office:value-type="float" office:value="257946">
                <text:p>257946</text:p>
              </table:table-cell>
              <table:table-cell office:value-type="float" office:value="23291">
                <text:p>23291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39356">
                <text:p>139356</text:p>
              </table:table-cell>
              <table:table-cell office:value-type="float" office:value="309511">
                <text:p>309511</text:p>
              </table:table-cell>
              <table:table-cell office:value-type="float" office:value="501354">
                <text:p>501354</text:p>
              </table:table-cell>
              <table:table-cell office:value-type="float" office:value="46010">
                <text:p>46010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367285">
                <text:p>367285</text:p>
              </table:table-cell>
              <table:table-cell office:value-type="float" office:value="850916">
                <text:p>850916</text:p>
              </table:table-cell>
              <table:table-cell office:value-type="float" office:value="1266715">
                <text:p>1266715</text:p>
              </table:table-cell>
              <table:table-cell office:value-type="float" office:value="123344">
                <text:p>123344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732081">
                <text:p>732081</text:p>
              </table:table-cell>
              <table:table-cell office:value-type="float" office:value="1819819">
                <text:p>1819819</text:p>
              </table:table-cell>
              <table:table-cell office:value-type="float" office:value="2519406">
                <text:p>2519406</text:p>
              </table:table-cell>
              <table:table-cell office:value-type="float" office:value="265082">
                <text:p>265082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508154">
                <text:p>1508154</text:p>
              </table:table-cell>
              <table:table-cell office:value-type="float" office:value="3963636">
                <text:p>3963636</text:p>
              </table:table-cell>
              <table:table-cell office:value-type="float" office:value="5033431">
                <text:p>5033431</text:p>
              </table:table-cell>
              <table:table-cell office:value-type="float" office:value="575142">
                <text:p>575142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3976901">
                <text:p>3976901</text:p>
              </table:table-cell>
              <table:table-cell office:value-type="float" office:value="10610834">
                <text:p>10610834</text:p>
              </table:table-cell>
              <table:table-cell office:value-type="float" office:value="0">
                <text:p>0</text:p>
              </table:table-cell>
              <table:table-cell office:value-type="float" office:value="1675463">
                <text:p>1675463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8483720">
                <text:p>8483720</text:p>
              </table:table-cell>
              <table:table-cell office:value-type="float" office:value="22427343">
                <text:p>22427343</text:p>
              </table:table-cell>
              <table:table-cell office:value-type="float" office:value="0">
                <text:p>0</text:p>
              </table:table-cell>
              <table:table-cell office:value-type="float" office:value="3671424">
                <text:p>3671424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8508462">
                <text:p>18508462</text:p>
              </table:table-cell>
              <table:table-cell office:value-type="float" office:value="48816431">
                <text:p>48816431</text:p>
              </table:table-cell>
              <table:table-cell office:value-type="float" office:value="0">
                <text:p>0</text:p>
              </table:table-cell>
              <table:table-cell office:value-type="float" office:value="8408352">
                <text:p>84083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hex2.G2:hex2.K17 hex2.H1:hex2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hex2.G2:hex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hex2.H2:hex2.H17" chart:label-cell-address="hex2.H1:hex2.H1" chart:class="chart:line">
            <chart:data-point chart:repeated="16"/>
          </chart:series>
          <chart:series chart:style-name="ch10" chart:values-cell-range-address="hex2.I2:hex2.I17" chart:label-cell-address="hex2.I1:hex2.I1" chart:class="chart:line">
            <chart:data-point chart:repeated="16"/>
          </chart:series>
          <chart:series chart:style-name="ch11" chart:values-cell-range-address="hex2.J2:hex2.J17" chart:label-cell-address="hex2.J1:hex2.J1" chart:class="chart:line">
            <chart:data-point chart:repeated="16"/>
          </chart:series>
          <chart:series chart:style-name="ch12" chart:values-cell-range-address="hex2.K2:hex2.K17" chart:label-cell-address="hex2.K1:hex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hex2.H1:hex2.H1</svg:desc>
                </draw:g>
              </table:table-cell>
              <table:table-cell office:value-type="string">
                <text:p>CDT</text:p>
                <draw:g>
                  <svg:desc>hex2.I1:hex2.I1</svg:desc>
                </draw:g>
              </table:table-cell>
              <table:table-cell office:value-type="string">
                <text:p>FAD</text:p>
                <draw:g>
                  <svg:desc>hex2.J1:hex2.J1</svg:desc>
                </draw:g>
              </table:table-cell>
              <table:table-cell office:value-type="string">
                <text:p>DEL</text:p>
                <draw:g>
                  <svg:desc>hex2.K1:hex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ex2.G2:hex2.G17</svg:desc>
                </draw:g>
              </table:table-cell>
              <table:table-cell office:value-type="float" office:value="143">
                <text:p>143</text:p>
                <draw:g>
                  <svg:desc>hex2.H2:hex2.H17</svg:desc>
                </draw:g>
              </table:table-cell>
              <table:table-cell office:value-type="float" office:value="265">
                <text:p>265</text:p>
                <draw:g>
                  <svg:desc>hex2.I2:hex2.I17</svg:desc>
                </draw:g>
              </table:table-cell>
              <table:table-cell office:value-type="float" office:value="528">
                <text:p>528</text:p>
                <draw:g>
                  <svg:desc>hex2.J2:hex2.J17</svg:desc>
                </draw:g>
              </table:table-cell>
              <table:table-cell office:value-type="float" office:value="43">
                <text:p>43</text:p>
                <draw:g>
                  <svg:desc>hex2.K2:hex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413">
                <text:p>413</text:p>
              </table:table-cell>
              <table:table-cell office:value-type="float" office:value="768">
                <text:p>768</text:p>
              </table:table-cell>
              <table:table-cell office:value-type="float" office:value="2007">
                <text:p>2007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98">
                <text:p>798</text:p>
              </table:table-cell>
              <table:table-cell office:value-type="float" office:value="1325">
                <text:p>1325</text:p>
              </table:table-cell>
              <table:table-cell office:value-type="float" office:value="2885">
                <text:p>288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364">
                <text:p>1364</text:p>
              </table:table-cell>
              <table:table-cell office:value-type="float" office:value="3213">
                <text:p>3213</text:p>
              </table:table-cell>
              <table:table-cell office:value-type="float" office:value="5672">
                <text:p>567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3702">
                <text:p>3702</text:p>
              </table:table-cell>
              <table:table-cell office:value-type="float" office:value="8291">
                <text:p>8291</text:p>
              </table:table-cell>
              <table:table-cell office:value-type="float" office:value="14431">
                <text:p>14431</text:p>
              </table:table-cell>
              <table:table-cell office:value-type="float" office:value="881">
                <text:p>88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7112">
                <text:p>7112</text:p>
              </table:table-cell>
              <table:table-cell office:value-type="float" office:value="11466">
                <text:p>11466</text:p>
              </table:table-cell>
              <table:table-cell office:value-type="float" office:value="28181">
                <text:p>28181</text:p>
              </table:table-cell>
              <table:table-cell office:value-type="float" office:value="1945">
                <text:p>1945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14751">
                <text:p>14751</text:p>
              </table:table-cell>
              <table:table-cell office:value-type="float" office:value="25916">
                <text:p>25916</text:p>
              </table:table-cell>
              <table:table-cell office:value-type="float" office:value="53824">
                <text:p>53824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36640">
                <text:p>36640</text:p>
              </table:table-cell>
              <table:table-cell office:value-type="float" office:value="75048">
                <text:p>75048</text:p>
              </table:table-cell>
              <table:table-cell office:value-type="float" office:value="128963">
                <text:p>128963</text:p>
              </table:table-cell>
              <table:table-cell office:value-type="float" office:value="10717">
                <text:p>10717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72514">
                <text:p>72514</text:p>
              </table:table-cell>
              <table:table-cell office:value-type="float" office:value="130862">
                <text:p>130862</text:p>
              </table:table-cell>
              <table:table-cell office:value-type="float" office:value="250451">
                <text:p>250451</text:p>
              </table:table-cell>
              <table:table-cell office:value-type="float" office:value="26003">
                <text:p>2600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34828">
                <text:p>134828</text:p>
              </table:table-cell>
              <table:table-cell office:value-type="float" office:value="308677">
                <text:p>308677</text:p>
              </table:table-cell>
              <table:table-cell office:value-type="float" office:value="496366">
                <text:p>496366</text:p>
              </table:table-cell>
              <table:table-cell office:value-type="float" office:value="44860">
                <text:p>44860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368998">
                <text:p>368998</text:p>
              </table:table-cell>
              <table:table-cell office:value-type="float" office:value="824214">
                <text:p>824214</text:p>
              </table:table-cell>
              <table:table-cell office:value-type="float" office:value="1262264">
                <text:p>1262264</text:p>
              </table:table-cell>
              <table:table-cell office:value-type="float" office:value="132668">
                <text:p>13266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733916">
                <text:p>733916</text:p>
              </table:table-cell>
              <table:table-cell office:value-type="float" office:value="1824073">
                <text:p>1824073</text:p>
              </table:table-cell>
              <table:table-cell office:value-type="float" office:value="2531623">
                <text:p>2531623</text:p>
              </table:table-cell>
              <table:table-cell office:value-type="float" office:value="266109">
                <text:p>266109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503375">
                <text:p>1503375</text:p>
              </table:table-cell>
              <table:table-cell office:value-type="float" office:value="3967681">
                <text:p>3967681</text:p>
              </table:table-cell>
              <table:table-cell office:value-type="float" office:value="5014122">
                <text:p>5014122</text:p>
              </table:table-cell>
              <table:table-cell office:value-type="float" office:value="579242">
                <text:p>579242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3978385">
                <text:p>3978385</text:p>
              </table:table-cell>
              <table:table-cell office:value-type="float" office:value="10643607">
                <text:p>10643607</text:p>
              </table:table-cell>
              <table:table-cell office:value-type="float" office:value="0">
                <text:p>0</text:p>
              </table:table-cell>
              <table:table-cell office:value-type="float" office:value="1646297">
                <text:p>1646297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8454102">
                <text:p>8454102</text:p>
              </table:table-cell>
              <table:table-cell office:value-type="float" office:value="22462156">
                <text:p>22462156</text:p>
              </table:table-cell>
              <table:table-cell office:value-type="float" office:value="0">
                <text:p>0</text:p>
              </table:table-cell>
              <table:table-cell office:value-type="float" office:value="3672128">
                <text:p>3672128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8549139">
                <text:p>18549139</text:p>
              </table:table-cell>
              <table:table-cell office:value-type="float" office:value="48775652">
                <text:p>48775652</text:p>
              </table:table-cell>
              <table:table-cell office:value-type="float" office:value="0">
                <text:p>0</text:p>
              </table:table-cell>
              <table:table-cell office:value-type="float" office:value="8960670">
                <text:p>896067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hex3.G2:hex3.K17 hex3.H1:hex3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hex3.G2:hex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hex3.H2:hex3.H17" chart:label-cell-address="hex3.H1:hex3.H1" chart:class="chart:line">
            <chart:data-point chart:repeated="16"/>
          </chart:series>
          <chart:series chart:style-name="ch10" chart:values-cell-range-address="hex3.I2:hex3.I17" chart:label-cell-address="hex3.I1:hex3.I1" chart:class="chart:line">
            <chart:data-point chart:repeated="16"/>
          </chart:series>
          <chart:series chart:style-name="ch11" chart:values-cell-range-address="hex3.J2:hex3.J17" chart:label-cell-address="hex3.J1:hex3.J1" chart:class="chart:line">
            <chart:data-point chart:repeated="16"/>
          </chart:series>
          <chart:series chart:style-name="ch12" chart:values-cell-range-address="hex3.K2:hex3.K17" chart:label-cell-address="hex3.K1:hex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hex3.H1:hex3.H1</svg:desc>
                </draw:g>
              </table:table-cell>
              <table:table-cell office:value-type="string">
                <text:p>CDT</text:p>
                <draw:g>
                  <svg:desc>hex3.I1:hex3.I1</svg:desc>
                </draw:g>
              </table:table-cell>
              <table:table-cell office:value-type="string">
                <text:p>FAD</text:p>
                <draw:g>
                  <svg:desc>hex3.J1:hex3.J1</svg:desc>
                </draw:g>
              </table:table-cell>
              <table:table-cell office:value-type="string">
                <text:p>DEL</text:p>
                <draw:g>
                  <svg:desc>hex3.K1:hex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hex3.G2:hex3.G17</svg:desc>
                </draw:g>
              </table:table-cell>
              <table:table-cell office:value-type="float" office:value="167">
                <text:p>167</text:p>
                <draw:g>
                  <svg:desc>hex3.H2:hex3.H17</svg:desc>
                </draw:g>
              </table:table-cell>
              <table:table-cell office:value-type="float" office:value="293">
                <text:p>293</text:p>
                <draw:g>
                  <svg:desc>hex3.I2:hex3.I17</svg:desc>
                </draw:g>
              </table:table-cell>
              <table:table-cell office:value-type="float" office:value="1291">
                <text:p>1291</text:p>
                <draw:g>
                  <svg:desc>hex3.J2:hex3.J17</svg:desc>
                </draw:g>
              </table:table-cell>
              <table:table-cell office:value-type="float" office:value="44">
                <text:p>44</text:p>
                <draw:g>
                  <svg:desc>hex3.K2:hex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396">
                <text:p>396</text:p>
              </table:table-cell>
              <table:table-cell office:value-type="float" office:value="648">
                <text:p>648</text:p>
              </table:table-cell>
              <table:table-cell office:value-type="float" office:value="1579">
                <text:p>15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96">
                <text:p>896</text:p>
              </table:table-cell>
              <table:table-cell office:value-type="float" office:value="1476">
                <text:p>1476</text:p>
              </table:table-cell>
              <table:table-cell office:value-type="float" office:value="3569">
                <text:p>356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1283">
                <text:p>1283</text:p>
              </table:table-cell>
              <table:table-cell office:value-type="float" office:value="2731">
                <text:p>2731</text:p>
              </table:table-cell>
              <table:table-cell office:value-type="float" office:value="5249">
                <text:p>5249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4992">
                <text:p>4992</text:p>
              </table:table-cell>
              <table:table-cell office:value-type="float" office:value="6098">
                <text:p>6098</text:p>
              </table:table-cell>
              <table:table-cell office:value-type="float" office:value="14851">
                <text:p>14851</text:p>
              </table:table-cell>
              <table:table-cell office:value-type="float" office:value="1163">
                <text:p>1163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8817">
                <text:p>8817</text:p>
              </table:table-cell>
              <table:table-cell office:value-type="float" office:value="17680">
                <text:p>17680</text:p>
              </table:table-cell>
              <table:table-cell office:value-type="float" office:value="28386">
                <text:p>28386</text:p>
              </table:table-cell>
              <table:table-cell office:value-type="float" office:value="2145">
                <text:p>2145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13724">
                <text:p>13724</text:p>
              </table:table-cell>
              <table:table-cell office:value-type="float" office:value="27207">
                <text:p>27207</text:p>
              </table:table-cell>
              <table:table-cell office:value-type="float" office:value="57128">
                <text:p>57128</text:p>
              </table:table-cell>
              <table:table-cell office:value-type="float" office:value="5134">
                <text:p>5134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35381">
                <text:p>35381</text:p>
              </table:table-cell>
              <table:table-cell office:value-type="float" office:value="78292">
                <text:p>78292</text:p>
              </table:table-cell>
              <table:table-cell office:value-type="float" office:value="134901">
                <text:p>134901</text:p>
              </table:table-cell>
              <table:table-cell office:value-type="float" office:value="10640">
                <text:p>10640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73075">
                <text:p>73075</text:p>
              </table:table-cell>
              <table:table-cell office:value-type="float" office:value="147207">
                <text:p>147207</text:p>
              </table:table-cell>
              <table:table-cell office:value-type="float" office:value="267346">
                <text:p>267346</text:p>
              </table:table-cell>
              <table:table-cell office:value-type="float" office:value="22069">
                <text:p>2206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37364">
                <text:p>137364</text:p>
              </table:table-cell>
              <table:table-cell office:value-type="float" office:value="305116">
                <text:p>305116</text:p>
              </table:table-cell>
              <table:table-cell office:value-type="float" office:value="505009">
                <text:p>505009</text:p>
              </table:table-cell>
              <table:table-cell office:value-type="float" office:value="46020">
                <text:p>46020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370930">
                <text:p>370930</text:p>
              </table:table-cell>
              <table:table-cell office:value-type="float" office:value="836243">
                <text:p>836243</text:p>
              </table:table-cell>
              <table:table-cell office:value-type="float" office:value="1265309">
                <text:p>1265309</text:p>
              </table:table-cell>
              <table:table-cell office:value-type="float" office:value="123856">
                <text:p>123856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734518">
                <text:p>734518</text:p>
              </table:table-cell>
              <table:table-cell office:value-type="float" office:value="1837615">
                <text:p>1837615</text:p>
              </table:table-cell>
              <table:table-cell office:value-type="float" office:value="2515260">
                <text:p>2515260</text:p>
              </table:table-cell>
              <table:table-cell office:value-type="float" office:value="267865">
                <text:p>267865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509681">
                <text:p>1509681</text:p>
              </table:table-cell>
              <table:table-cell office:value-type="float" office:value="4004240">
                <text:p>4004240</text:p>
              </table:table-cell>
              <table:table-cell office:value-type="float" office:value="5012521">
                <text:p>5012521</text:p>
              </table:table-cell>
              <table:table-cell office:value-type="float" office:value="582099">
                <text:p>582099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3959615">
                <text:p>3959615</text:p>
              </table:table-cell>
              <table:table-cell office:value-type="float" office:value="10689694">
                <text:p>10689694</text:p>
              </table:table-cell>
              <table:table-cell office:value-type="float" office:value="0">
                <text:p>0</text:p>
              </table:table-cell>
              <table:table-cell office:value-type="float" office:value="1679486">
                <text:p>1679486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8277307">
                <text:p>8277307</text:p>
              </table:table-cell>
              <table:table-cell office:value-type="float" office:value="22287160">
                <text:p>22287160</text:p>
              </table:table-cell>
              <table:table-cell office:value-type="float" office:value="0">
                <text:p>0</text:p>
              </table:table-cell>
              <table:table-cell office:value-type="float" office:value="3680980">
                <text:p>368098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8535096">
                <text:p>18535096</text:p>
              </table:table-cell>
              <table:table-cell office:value-type="float" office:value="50509288">
                <text:p>50509288</text:p>
              </table:table-cell>
              <table:table-cell office:value-type="float" office:value="0">
                <text:p>0</text:p>
              </table:table-cell>
              <table:table-cell office:value-type="float" office:value="8457240">
                <text:p>845724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bar1.G2:bar1.K17 bar1.H1:bar1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bar1.G2:bar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bar1.H2:bar1.H17" chart:label-cell-address="bar1.H1:bar1.H1" chart:class="chart:line">
            <chart:data-point chart:repeated="16"/>
          </chart:series>
          <chart:series chart:style-name="ch10" chart:values-cell-range-address="bar1.I2:bar1.I17" chart:label-cell-address="bar1.I1:bar1.I1" chart:class="chart:line">
            <chart:data-point chart:repeated="16"/>
          </chart:series>
          <chart:series chart:style-name="ch11" chart:values-cell-range-address="bar1.J2:bar1.J17" chart:label-cell-address="bar1.J1:bar1.J1" chart:class="chart:line">
            <chart:data-point chart:repeated="16"/>
          </chart:series>
          <chart:series chart:style-name="ch12" chart:values-cell-range-address="bar1.K2:bar1.K17" chart:label-cell-address="bar1.K1:bar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bar1.H1:bar1.H1</svg:desc>
                </draw:g>
              </table:table-cell>
              <table:table-cell office:value-type="string">
                <text:p>CDT</text:p>
                <draw:g>
                  <svg:desc>bar1.I1:bar1.I1</svg:desc>
                </draw:g>
              </table:table-cell>
              <table:table-cell office:value-type="string">
                <text:p>FAD</text:p>
                <draw:g>
                  <svg:desc>bar1.J1:bar1.J1</svg:desc>
                </draw:g>
              </table:table-cell>
              <table:table-cell office:value-type="string">
                <text:p>DEL</text:p>
                <draw:g>
                  <svg:desc>bar1.K1:bar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ar1.G2:bar1.G17</svg:desc>
                </draw:g>
              </table:table-cell>
              <table:table-cell office:value-type="float" office:value="136">
                <text:p>136</text:p>
                <draw:g>
                  <svg:desc>bar1.H2:bar1.H17</svg:desc>
                </draw:g>
              </table:table-cell>
              <table:table-cell office:value-type="float" office:value="552">
                <text:p>552</text:p>
                <draw:g>
                  <svg:desc>bar1.I2:bar1.I17</svg:desc>
                </draw:g>
              </table:table-cell>
              <table:table-cell office:value-type="float" office:value="270">
                <text:p>270</text:p>
                <draw:g>
                  <svg:desc>bar1.J2:bar1.J17</svg:desc>
                </draw:g>
              </table:table-cell>
              <table:table-cell office:value-type="float" office:value="87">
                <text:p>87</text:p>
                <draw:g>
                  <svg:desc>bar1.K2:bar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98">
                <text:p>198</text:p>
              </table:table-cell>
              <table:table-cell office:value-type="float" office:value="745">
                <text:p>745</text:p>
              </table:table-cell>
              <table:table-cell office:value-type="float" office:value="383">
                <text:p>3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49">
                <text:p>449</text:p>
              </table:table-cell>
              <table:table-cell office:value-type="float" office:value="1574">
                <text:p>1574</text:p>
              </table:table-cell>
              <table:table-cell office:value-type="float" office:value="677">
                <text:p>67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869">
                <text:p>869</text:p>
              </table:table-cell>
              <table:table-cell office:value-type="float" office:value="3006">
                <text:p>3006</text:p>
              </table:table-cell>
              <table:table-cell office:value-type="float" office:value="1308">
                <text:p>1308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291">
                <text:p>2291</text:p>
              </table:table-cell>
              <table:table-cell office:value-type="float" office:value="8354">
                <text:p>8354</text:p>
              </table:table-cell>
              <table:table-cell office:value-type="float" office:value="3711">
                <text:p>3711</text:p>
              </table:table-cell>
              <table:table-cell office:value-type="float" office:value="1114">
                <text:p>1114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697">
                <text:p>3697</text:p>
              </table:table-cell>
              <table:table-cell office:value-type="float" office:value="12476">
                <text:p>12476</text:p>
              </table:table-cell>
              <table:table-cell office:value-type="float" office:value="5482">
                <text:p>5482</text:p>
              </table:table-cell>
              <table:table-cell office:value-type="float" office:value="2280">
                <text:p>2280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678">
                <text:p>7678</text:p>
              </table:table-cell>
              <table:table-cell office:value-type="float" office:value="24283">
                <text:p>24283</text:p>
              </table:table-cell>
              <table:table-cell office:value-type="float" office:value="15197">
                <text:p>1519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7522">
                <text:p>17522</text:p>
              </table:table-cell>
              <table:table-cell office:value-type="float" office:value="66709">
                <text:p>66709</text:p>
              </table:table-cell>
              <table:table-cell office:value-type="float" office:value="35134">
                <text:p>35134</text:p>
              </table:table-cell>
              <table:table-cell office:value-type="float" office:value="15529">
                <text:p>15529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5269">
                <text:p>45269</text:p>
              </table:table-cell>
              <table:table-cell office:value-type="float" office:value="127497">
                <text:p>127497</text:p>
              </table:table-cell>
              <table:table-cell office:value-type="float" office:value="80713">
                <text:p>80713</text:p>
              </table:table-cell>
              <table:table-cell office:value-type="float" office:value="29286">
                <text:p>29286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8219">
                <text:p>88219</text:p>
              </table:table-cell>
              <table:table-cell office:value-type="float" office:value="294319">
                <text:p>294319</text:p>
              </table:table-cell>
              <table:table-cell office:value-type="float" office:value="252832">
                <text:p>252832</text:p>
              </table:table-cell>
              <table:table-cell office:value-type="float" office:value="64938">
                <text:p>64938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68951">
                <text:p>268951</text:p>
              </table:table-cell>
              <table:table-cell office:value-type="float" office:value="935180">
                <text:p>935180</text:p>
              </table:table-cell>
              <table:table-cell office:value-type="float" office:value="969312">
                <text:p>969312</text:p>
              </table:table-cell>
              <table:table-cell office:value-type="float" office:value="185822">
                <text:p>185822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24605">
                <text:p>424605</text:p>
              </table:table-cell>
              <table:table-cell office:value-type="float" office:value="2219046">
                <text:p>2219046</text:p>
              </table:table-cell>
              <table:table-cell office:value-type="float" office:value="2632292">
                <text:p>2632292</text:p>
              </table:table-cell>
              <table:table-cell office:value-type="float" office:value="385824">
                <text:p>385824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786456">
                <text:p>786456</text:p>
              </table:table-cell>
              <table:table-cell office:value-type="float" office:value="4944193">
                <text:p>4944193</text:p>
              </table:table-cell>
              <table:table-cell office:value-type="float" office:value="6999747">
                <text:p>6999747</text:p>
              </table:table-cell>
              <table:table-cell office:value-type="float" office:value="979020">
                <text:p>979020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717607">
                <text:p>2717607</text:p>
              </table:table-cell>
              <table:table-cell office:value-type="float" office:value="13554308">
                <text:p>13554308</text:p>
              </table:table-cell>
              <table:table-cell office:value-type="float" office:value="0">
                <text:p>0</text:p>
              </table:table-cell>
              <table:table-cell office:value-type="float" office:value="12110075">
                <text:p>12110075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652719">
                <text:p>4652719</text:p>
              </table:table-cell>
              <table:table-cell office:value-type="float" office:value="29260724">
                <text:p>29260724</text:p>
              </table:table-cell>
              <table:table-cell office:value-type="float" office:value="0">
                <text:p>0</text:p>
              </table:table-cell>
              <table:table-cell office:value-type="float" office:value="26959673">
                <text:p>26959673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433680">
                <text:p>10433680</text:p>
              </table:table-cell>
              <table:table-cell office:value-type="float" office:value="63060404">
                <text:p>63060404</text:p>
              </table:table-cell>
              <table:table-cell office:value-type="float" office:value="0">
                <text:p>0</text:p>
              </table:table-cell>
              <table:table-cell office:value-type="float" office:value="52669240">
                <text:p>52669240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uni2.G2:uni2.K17 uni2.H1:uni2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uni2.G2:uni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uni2.H2:uni2.H17" chart:label-cell-address="uni2.H1:uni2.H1" chart:class="chart:line">
            <chart:data-point chart:repeated="16"/>
          </chart:series>
          <chart:series chart:style-name="ch10" chart:values-cell-range-address="uni2.I2:uni2.I17" chart:label-cell-address="uni2.I1:uni2.I1" chart:class="chart:line">
            <chart:data-point chart:repeated="16"/>
          </chart:series>
          <chart:series chart:style-name="ch11" chart:values-cell-range-address="uni2.J2:uni2.J17" chart:label-cell-address="uni2.J1:uni2.J1" chart:class="chart:line">
            <chart:data-point chart:repeated="16"/>
          </chart:series>
          <chart:series chart:style-name="ch12" chart:values-cell-range-address="uni2.K2:uni2.K17" chart:label-cell-address="uni2.K1:uni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uni2.H1:uni2.H1</svg:desc>
                </draw:g>
              </table:table-cell>
              <table:table-cell office:value-type="string">
                <text:p>CDT</text:p>
                <draw:g>
                  <svg:desc>uni2.I1:uni2.I1</svg:desc>
                </draw:g>
              </table:table-cell>
              <table:table-cell office:value-type="string">
                <text:p>FAD</text:p>
                <draw:g>
                  <svg:desc>uni2.J1:uni2.J1</svg:desc>
                </draw:g>
              </table:table-cell>
              <table:table-cell office:value-type="string">
                <text:p>DEL</text:p>
                <draw:g>
                  <svg:desc>uni2.K1:uni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uni2.G2:uni2.G17</svg:desc>
                </draw:g>
              </table:table-cell>
              <table:table-cell office:value-type="float" office:value="57">
                <text:p>57</text:p>
                <draw:g>
                  <svg:desc>uni2.H2:uni2.H17</svg:desc>
                </draw:g>
              </table:table-cell>
              <table:table-cell office:value-type="float" office:value="184">
                <text:p>184</text:p>
                <draw:g>
                  <svg:desc>uni2.I2:uni2.I17</svg:desc>
                </draw:g>
              </table:table-cell>
              <table:table-cell office:value-type="float" office:value="87">
                <text:p>87</text:p>
                <draw:g>
                  <svg:desc>uni2.J2:uni2.J17</svg:desc>
                </draw:g>
              </table:table-cell>
              <table:table-cell office:value-type="float" office:value="39">
                <text:p>39</text:p>
                <draw:g>
                  <svg:desc>uni2.K2:uni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39">
                <text:p>139</text:p>
              </table:table-cell>
              <table:table-cell office:value-type="float" office:value="440">
                <text:p>440</text:p>
              </table:table-cell>
              <table:table-cell office:value-type="float" office:value="184">
                <text:p>184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83">
                <text:p>283</text:p>
              </table:table-cell>
              <table:table-cell office:value-type="float" office:value="1090">
                <text:p>1090</text:p>
              </table:table-cell>
              <table:table-cell office:value-type="float" office:value="442">
                <text:p>442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707">
                <text:p>707</text:p>
              </table:table-cell>
              <table:table-cell office:value-type="float" office:value="2683">
                <text:p>2683</text:p>
              </table:table-cell>
              <table:table-cell office:value-type="float" office:value="559">
                <text:p>559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998">
                <text:p>1998</text:p>
              </table:table-cell>
              <table:table-cell office:value-type="float" office:value="5261">
                <text:p>5261</text:p>
              </table:table-cell>
              <table:table-cell office:value-type="float" office:value="2009">
                <text:p>2009</text:p>
              </table:table-cell>
              <table:table-cell office:value-type="float" office:value="1167">
                <text:p>1167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566">
                <text:p>4566</text:p>
              </table:table-cell>
              <table:table-cell office:value-type="float" office:value="14137">
                <text:p>14137</text:p>
              </table:table-cell>
              <table:table-cell office:value-type="float" office:value="3084">
                <text:p>3084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6194">
                <text:p>6194</text:p>
              </table:table-cell>
              <table:table-cell office:value-type="float" office:value="21271">
                <text:p>21271</text:p>
              </table:table-cell>
              <table:table-cell office:value-type="float" office:value="6304">
                <text:p>6304</text:p>
              </table:table-cell>
              <table:table-cell office:value-type="float" office:value="5603">
                <text:p>5603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6666">
                <text:p>16666</text:p>
              </table:table-cell>
              <table:table-cell office:value-type="float" office:value="72635">
                <text:p>72635</text:p>
              </table:table-cell>
              <table:table-cell office:value-type="float" office:value="13676">
                <text:p>13676</text:p>
              </table:table-cell>
              <table:table-cell office:value-type="float" office:value="13978">
                <text:p>13978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35536">
                <text:p>35536</text:p>
              </table:table-cell>
              <table:table-cell office:value-type="float" office:value="115566">
                <text:p>115566</text:p>
              </table:table-cell>
              <table:table-cell office:value-type="float" office:value="27754">
                <text:p>27754</text:p>
              </table:table-cell>
              <table:table-cell office:value-type="float" office:value="29888">
                <text:p>2988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75648">
                <text:p>75648</text:p>
              </table:table-cell>
              <table:table-cell office:value-type="float" office:value="273967">
                <text:p>273967</text:p>
              </table:table-cell>
              <table:table-cell office:value-type="float" office:value="55249">
                <text:p>55249</text:p>
              </table:table-cell>
              <table:table-cell office:value-type="float" office:value="61236">
                <text:p>61236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87643">
                <text:p>187643</text:p>
              </table:table-cell>
              <table:table-cell office:value-type="float" office:value="879490">
                <text:p>879490</text:p>
              </table:table-cell>
              <table:table-cell office:value-type="float" office:value="134521">
                <text:p>134521</text:p>
              </table:table-cell>
              <table:table-cell office:value-type="float" office:value="175801">
                <text:p>175801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78964">
                <text:p>378964</text:p>
              </table:table-cell>
              <table:table-cell office:value-type="float" office:value="2006452">
                <text:p>2006452</text:p>
              </table:table-cell>
              <table:table-cell office:value-type="float" office:value="268579">
                <text:p>268579</text:p>
              </table:table-cell>
              <table:table-cell office:value-type="float" office:value="398050">
                <text:p>398050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783921">
                <text:p>783921</text:p>
              </table:table-cell>
              <table:table-cell office:value-type="float" office:value="4412513">
                <text:p>4412513</text:p>
              </table:table-cell>
              <table:table-cell office:value-type="float" office:value="547653">
                <text:p>547653</text:p>
              </table:table-cell>
              <table:table-cell office:value-type="float" office:value="901627">
                <text:p>901627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139976">
                <text:p>2139976</text:p>
              </table:table-cell>
              <table:table-cell office:value-type="float" office:value="11900415">
                <text:p>11900415</text:p>
              </table:table-cell>
              <table:table-cell office:value-type="float" office:value="0">
                <text:p>0</text:p>
              </table:table-cell>
              <table:table-cell office:value-type="float" office:value="2586285">
                <text:p>2586285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584677">
                <text:p>4584677</text:p>
              </table:table-cell>
              <table:table-cell office:value-type="float" office:value="25588885">
                <text:p>25588885</text:p>
              </table:table-cell>
              <table:table-cell office:value-type="float" office:value="0">
                <text:p>0</text:p>
              </table:table-cell>
              <table:table-cell office:value-type="float" office:value="5971323">
                <text:p>5971323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9935039">
                <text:p>9935039</text:p>
              </table:table-cell>
              <table:table-cell office:value-type="float" office:value="56534569">
                <text:p>56534569</text:p>
              </table:table-cell>
              <table:table-cell office:value-type="float" office:value="0">
                <text:p>0</text:p>
              </table:table-cell>
              <table:table-cell office:value-type="float" office:value="13741579">
                <text:p>137415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bar2.G1:bar2.K17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bar2.G2:bar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bar2.H2:bar2.H17" chart:label-cell-address="bar2.H1:bar2.H1" chart:class="chart:line">
            <chart:data-point chart:repeated="16"/>
          </chart:series>
          <chart:series chart:style-name="ch10" chart:values-cell-range-address="bar2.I2:bar2.I17" chart:label-cell-address="bar2.I1:bar2.I1" chart:class="chart:line">
            <chart:data-point chart:repeated="16"/>
          </chart:series>
          <chart:series chart:style-name="ch11" chart:values-cell-range-address="bar2.J2:bar2.J17" chart:label-cell-address="bar2.J1:bar2.J1" chart:class="chart:line">
            <chart:data-point chart:repeated="16"/>
          </chart:series>
          <chart:series chart:style-name="ch12" chart:values-cell-range-address="bar2.K2:bar2.K17" chart:label-cell-address="bar2.K1:bar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bar2.H1:bar2.H1</svg:desc>
                </draw:g>
              </table:table-cell>
              <table:table-cell office:value-type="string">
                <text:p>CDT</text:p>
                <draw:g>
                  <svg:desc>bar2.I1:bar2.I1</svg:desc>
                </draw:g>
              </table:table-cell>
              <table:table-cell office:value-type="string">
                <text:p>FAD</text:p>
                <draw:g>
                  <svg:desc>bar2.J1:bar2.J1</svg:desc>
                </draw:g>
              </table:table-cell>
              <table:table-cell office:value-type="string">
                <text:p>DEL</text:p>
                <draw:g>
                  <svg:desc>bar2.K1:bar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ar2.G2:bar2.G17</svg:desc>
                </draw:g>
              </table:table-cell>
              <table:table-cell office:value-type="float" office:value="72">
                <text:p>72</text:p>
                <draw:g>
                  <svg:desc>bar2.H2:bar2.H17</svg:desc>
                </draw:g>
              </table:table-cell>
              <table:table-cell office:value-type="float" office:value="288">
                <text:p>288</text:p>
                <draw:g>
                  <svg:desc>bar2.I2:bar2.I17</svg:desc>
                </draw:g>
              </table:table-cell>
              <table:table-cell office:value-type="float" office:value="138">
                <text:p>138</text:p>
                <draw:g>
                  <svg:desc>bar2.J2:bar2.J17</svg:desc>
                </draw:g>
              </table:table-cell>
              <table:table-cell office:value-type="float" office:value="42">
                <text:p>42</text:p>
                <draw:g>
                  <svg:desc>bar2.K2:bar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70">
                <text:p>170</text:p>
              </table:table-cell>
              <table:table-cell office:value-type="float" office:value="649">
                <text:p>649</text:p>
              </table:table-cell>
              <table:table-cell office:value-type="float" office:value="331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20">
                <text:p>420</text:p>
              </table:table-cell>
              <table:table-cell office:value-type="float" office:value="1285">
                <text:p>1285</text:p>
              </table:table-cell>
              <table:table-cell office:value-type="float" office:value="684">
                <text:p>68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787">
                <text:p>787</text:p>
              </table:table-cell>
              <table:table-cell office:value-type="float" office:value="3097">
                <text:p>3097</text:p>
              </table:table-cell>
              <table:table-cell office:value-type="float" office:value="1324">
                <text:p>1324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437">
                <text:p>2437</text:p>
              </table:table-cell>
              <table:table-cell office:value-type="float" office:value="7655">
                <text:p>7655</text:p>
              </table:table-cell>
              <table:table-cell office:value-type="float" office:value="2615">
                <text:p>2615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201">
                <text:p>3201</text:p>
              </table:table-cell>
              <table:table-cell office:value-type="float" office:value="11527">
                <text:p>11527</text:p>
              </table:table-cell>
              <table:table-cell office:value-type="float" office:value="5465">
                <text:p>5465</text:p>
              </table:table-cell>
              <table:table-cell office:value-type="float" office:value="1849">
                <text:p>1849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6648">
                <text:p>6648</text:p>
              </table:table-cell>
              <table:table-cell office:value-type="float" office:value="25818">
                <text:p>25818</text:p>
              </table:table-cell>
              <table:table-cell office:value-type="float" office:value="16665">
                <text:p>16665</text:p>
              </table:table-cell>
              <table:table-cell office:value-type="float" office:value="4488">
                <text:p>4488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7473">
                <text:p>17473</text:p>
              </table:table-cell>
              <table:table-cell office:value-type="float" office:value="62984">
                <text:p>62984</text:p>
              </table:table-cell>
              <table:table-cell office:value-type="float" office:value="36784">
                <text:p>36784</text:p>
              </table:table-cell>
              <table:table-cell office:value-type="float" office:value="12221">
                <text:p>12221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4248">
                <text:p>44248</text:p>
              </table:table-cell>
              <table:table-cell office:value-type="float" office:value="156019">
                <text:p>156019</text:p>
              </table:table-cell>
              <table:table-cell office:value-type="float" office:value="86567">
                <text:p>86567</text:p>
              </table:table-cell>
              <table:table-cell office:value-type="float" office:value="25186">
                <text:p>25186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6643">
                <text:p>86643</text:p>
              </table:table-cell>
              <table:table-cell office:value-type="float" office:value="370052">
                <text:p>370052</text:p>
              </table:table-cell>
              <table:table-cell office:value-type="float" office:value="224513">
                <text:p>224513</text:p>
              </table:table-cell>
              <table:table-cell office:value-type="float" office:value="53217">
                <text:p>53217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52922">
                <text:p>252922</text:p>
              </table:table-cell>
              <table:table-cell office:value-type="float" office:value="1057676">
                <text:p>1057676</text:p>
              </table:table-cell>
              <table:table-cell office:value-type="float" office:value="918995">
                <text:p>918995</text:p>
              </table:table-cell>
              <table:table-cell office:value-type="float" office:value="175703">
                <text:p>17570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13707">
                <text:p>413707</text:p>
              </table:table-cell>
              <table:table-cell office:value-type="float" office:value="2252601">
                <text:p>2252601</text:p>
              </table:table-cell>
              <table:table-cell office:value-type="float" office:value="2649378">
                <text:p>2649378</text:p>
              </table:table-cell>
              <table:table-cell office:value-type="float" office:value="454423">
                <text:p>454423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852830">
                <text:p>852830</text:p>
              </table:table-cell>
              <table:table-cell office:value-type="float" office:value="4593596">
                <text:p>4593596</text:p>
              </table:table-cell>
              <table:table-cell office:value-type="float" office:value="7909664">
                <text:p>7909664</text:p>
              </table:table-cell>
              <table:table-cell office:value-type="float" office:value="1592526">
                <text:p>1592526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504948">
                <text:p>2504948</text:p>
              </table:table-cell>
              <table:table-cell office:value-type="float" office:value="12722344">
                <text:p>12722344</text:p>
              </table:table-cell>
              <table:table-cell office:value-type="float" office:value="0">
                <text:p>0</text:p>
              </table:table-cell>
              <table:table-cell office:value-type="float" office:value="11949167">
                <text:p>11949167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016180">
                <text:p>5016180</text:p>
              </table:table-cell>
              <table:table-cell office:value-type="float" office:value="27159993">
                <text:p>27159993</text:p>
              </table:table-cell>
              <table:table-cell office:value-type="float" office:value="0">
                <text:p>0</text:p>
              </table:table-cell>
              <table:table-cell office:value-type="float" office:value="75337579">
                <text:p>7533757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457522">
                <text:p>10457522</text:p>
              </table:table-cell>
              <table:table-cell office:value-type="float" office:value="59393168">
                <text:p>593931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bar3.G1:bar3.K17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bar3.G2:bar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bar3.H2:bar3.H17" chart:label-cell-address="bar3.H1:bar3.H1" chart:class="chart:line">
            <chart:data-point chart:repeated="16"/>
          </chart:series>
          <chart:series chart:style-name="ch10" chart:values-cell-range-address="bar3.I2:bar3.I17" chart:label-cell-address="bar3.I1:bar3.I1" chart:class="chart:line">
            <chart:data-point chart:repeated="16"/>
          </chart:series>
          <chart:series chart:style-name="ch11" chart:values-cell-range-address="bar3.J2:bar3.J17" chart:label-cell-address="bar3.J1:bar3.J1" chart:class="chart:line">
            <chart:data-point chart:repeated="16"/>
          </chart:series>
          <chart:series chart:style-name="ch12" chart:values-cell-range-address="bar3.K2:bar3.K17" chart:label-cell-address="bar3.K1:bar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bar3.H1:bar3.H1</svg:desc>
                </draw:g>
              </table:table-cell>
              <table:table-cell office:value-type="string">
                <text:p>CDT</text:p>
                <draw:g>
                  <svg:desc>bar3.I1:bar3.I1</svg:desc>
                </draw:g>
              </table:table-cell>
              <table:table-cell office:value-type="string">
                <text:p>FAD</text:p>
                <draw:g>
                  <svg:desc>bar3.J1:bar3.J1</svg:desc>
                </draw:g>
              </table:table-cell>
              <table:table-cell office:value-type="string">
                <text:p>DEL</text:p>
                <draw:g>
                  <svg:desc>bar3.K1:bar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bar3.G2:bar3.G17</svg:desc>
                </draw:g>
              </table:table-cell>
              <table:table-cell office:value-type="float" office:value="52">
                <text:p>52</text:p>
                <draw:g>
                  <svg:desc>bar3.H2:bar3.H17</svg:desc>
                </draw:g>
              </table:table-cell>
              <table:table-cell office:value-type="float" office:value="241">
                <text:p>241</text:p>
                <draw:g>
                  <svg:desc>bar3.I2:bar3.I17</svg:desc>
                </draw:g>
              </table:table-cell>
              <table:table-cell office:value-type="float" office:value="108">
                <text:p>108</text:p>
                <draw:g>
                  <svg:desc>bar3.J2:bar3.J17</svg:desc>
                </draw:g>
              </table:table-cell>
              <table:table-cell office:value-type="float" office:value="33">
                <text:p>33</text:p>
                <draw:g>
                  <svg:desc>bar3.K2:bar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9">
                <text:p>169</text:p>
              </table:table-cell>
              <table:table-cell office:value-type="float" office:value="558">
                <text:p>558</text:p>
              </table:table-cell>
              <table:table-cell office:value-type="float" office:value="272">
                <text:p>272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419">
                <text:p>419</text:p>
              </table:table-cell>
              <table:table-cell office:value-type="float" office:value="1459">
                <text:p>1459</text:p>
              </table:table-cell>
              <table:table-cell office:value-type="float" office:value="668">
                <text:p>66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816">
                <text:p>816</text:p>
              </table:table-cell>
              <table:table-cell office:value-type="float" office:value="3039">
                <text:p>3039</text:p>
              </table:table-cell>
              <table:table-cell office:value-type="float" office:value="1286">
                <text:p>1286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937">
                <text:p>1937</text:p>
              </table:table-cell>
              <table:table-cell office:value-type="float" office:value="7659">
                <text:p>7659</text:p>
              </table:table-cell>
              <table:table-cell office:value-type="float" office:value="2878">
                <text:p>2878</text:p>
              </table:table-cell>
              <table:table-cell office:value-type="float" office:value="1202">
                <text:p>1202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181">
                <text:p>3181</text:p>
              </table:table-cell>
              <table:table-cell office:value-type="float" office:value="11452">
                <text:p>11452</text:p>
              </table:table-cell>
              <table:table-cell office:value-type="float" office:value="7772">
                <text:p>7772</text:p>
              </table:table-cell>
              <table:table-cell office:value-type="float" office:value="1865">
                <text:p>1865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785">
                <text:p>7785</text:p>
              </table:table-cell>
              <table:table-cell office:value-type="float" office:value="26309">
                <text:p>26309</text:p>
              </table:table-cell>
              <table:table-cell office:value-type="float" office:value="13360">
                <text:p>13360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7698">
                <text:p>17698</text:p>
              </table:table-cell>
              <table:table-cell office:value-type="float" office:value="84992">
                <text:p>84992</text:p>
              </table:table-cell>
              <table:table-cell office:value-type="float" office:value="42138">
                <text:p>42138</text:p>
              </table:table-cell>
              <table:table-cell office:value-type="float" office:value="12760">
                <text:p>12760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50435">
                <text:p>50435</text:p>
              </table:table-cell>
              <table:table-cell office:value-type="float" office:value="147903">
                <text:p>147903</text:p>
              </table:table-cell>
              <table:table-cell office:value-type="float" office:value="87391">
                <text:p>87391</text:p>
              </table:table-cell>
              <table:table-cell office:value-type="float" office:value="28239">
                <text:p>2823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7636">
                <text:p>87636</text:p>
              </table:table-cell>
              <table:table-cell office:value-type="float" office:value="379730">
                <text:p>379730</text:p>
              </table:table-cell>
              <table:table-cell office:value-type="float" office:value="218548">
                <text:p>218548</text:p>
              </table:table-cell>
              <table:table-cell office:value-type="float" office:value="53975">
                <text:p>53975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55248">
                <text:p>255248</text:p>
              </table:table-cell>
              <table:table-cell office:value-type="float" office:value="923156">
                <text:p>923156</text:p>
              </table:table-cell>
              <table:table-cell office:value-type="float" office:value="952788">
                <text:p>952788</text:p>
              </table:table-cell>
              <table:table-cell office:value-type="float" office:value="179427">
                <text:p>179427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15552">
                <text:p>415552</text:p>
              </table:table-cell>
              <table:table-cell office:value-type="float" office:value="2183522">
                <text:p>2183522</text:p>
              </table:table-cell>
              <table:table-cell office:value-type="float" office:value="2611869">
                <text:p>2611869</text:p>
              </table:table-cell>
              <table:table-cell office:value-type="float" office:value="513964">
                <text:p>513964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862353">
                <text:p>862353</text:p>
              </table:table-cell>
              <table:table-cell office:value-type="float" office:value="4761363">
                <text:p>4761363</text:p>
              </table:table-cell>
              <table:table-cell office:value-type="float" office:value="7887054">
                <text:p>7887054</text:p>
              </table:table-cell>
              <table:table-cell office:value-type="float" office:value="1679999">
                <text:p>1679999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709890">
                <text:p>2709890</text:p>
              </table:table-cell>
              <table:table-cell office:value-type="float" office:value="13246257">
                <text:p>13246257</text:p>
              </table:table-cell>
              <table:table-cell office:value-type="float" office:value="0">
                <text:p>0</text:p>
              </table:table-cell>
              <table:table-cell office:value-type="float" office:value="13412699">
                <text:p>13412699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254572">
                <text:p>5254572</text:p>
              </table:table-cell>
              <table:table-cell office:value-type="float" office:value="28253450">
                <text:p>28253450</text:p>
              </table:table-cell>
              <table:table-cell office:value-type="float" office:value="0">
                <text:p>0</text:p>
              </table:table-cell>
              <table:table-cell office:value-type="float" office:value="81224740">
                <text:p>8122474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9798837">
                <text:p>9798837</text:p>
              </table:table-cell>
              <table:table-cell office:value-type="float" office:value="61974364">
                <text:p>61974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uni3.G2:uni3.K17 uni3.H1:uni3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uni3.G2:uni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uni3.H2:uni3.H17" chart:label-cell-address="uni3.H1:uni3.H1" chart:class="chart:line">
            <chart:data-point chart:repeated="16"/>
          </chart:series>
          <chart:series chart:style-name="ch10" chart:values-cell-range-address="uni3.I2:uni3.I17" chart:label-cell-address="uni3.I1:uni3.I1" chart:class="chart:line">
            <chart:data-point chart:repeated="16"/>
          </chart:series>
          <chart:series chart:style-name="ch11" chart:values-cell-range-address="uni3.J2:uni3.J17" chart:label-cell-address="uni3.J1:uni3.J1" chart:class="chart:line">
            <chart:data-point chart:repeated="16"/>
          </chart:series>
          <chart:series chart:style-name="ch12" chart:values-cell-range-address="uni3.K2:uni3.K17" chart:label-cell-address="uni3.K1:uni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uni3.H1:uni3.H1</svg:desc>
                </draw:g>
              </table:table-cell>
              <table:table-cell office:value-type="string">
                <text:p>CDT</text:p>
                <draw:g>
                  <svg:desc>uni3.I1:uni3.I1</svg:desc>
                </draw:g>
              </table:table-cell>
              <table:table-cell office:value-type="string">
                <text:p>FAD</text:p>
                <draw:g>
                  <svg:desc>uni3.J1:uni3.J1</svg:desc>
                </draw:g>
              </table:table-cell>
              <table:table-cell office:value-type="string">
                <text:p>DEL</text:p>
                <draw:g>
                  <svg:desc>uni3.K1:uni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uni3.G2:uni3.G17</svg:desc>
                </draw:g>
              </table:table-cell>
              <table:table-cell office:value-type="float" office:value="61">
                <text:p>61</text:p>
                <draw:g>
                  <svg:desc>uni3.H2:uni3.H17</svg:desc>
                </draw:g>
              </table:table-cell>
              <table:table-cell office:value-type="float" office:value="219">
                <text:p>219</text:p>
                <draw:g>
                  <svg:desc>uni3.I2:uni3.I17</svg:desc>
                </draw:g>
              </table:table-cell>
              <table:table-cell office:value-type="float" office:value="105">
                <text:p>105</text:p>
                <draw:g>
                  <svg:desc>uni3.J2:uni3.J17</svg:desc>
                </draw:g>
              </table:table-cell>
              <table:table-cell office:value-type="float" office:value="46">
                <text:p>46</text:p>
                <draw:g>
                  <svg:desc>uni3.K2:uni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2">
                <text:p>152</text:p>
              </table:table-cell>
              <table:table-cell office:value-type="float" office:value="554">
                <text:p>554</text:p>
              </table:table-cell>
              <table:table-cell office:value-type="float" office:value="187">
                <text:p>187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72">
                <text:p>272</text:p>
              </table:table-cell>
              <table:table-cell office:value-type="float" office:value="968">
                <text:p>968</text:p>
              </table:table-cell>
              <table:table-cell office:value-type="float" office:value="325">
                <text:p>32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757">
                <text:p>757</text:p>
              </table:table-cell>
              <table:table-cell office:value-type="float" office:value="1993">
                <text:p>1993</text:p>
              </table:table-cell>
              <table:table-cell office:value-type="float" office:value="576">
                <text:p>576</text:p>
              </table:table-cell>
              <table:table-cell office:value-type="float" office:value="562">
                <text:p>562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029">
                <text:p>2029</text:p>
              </table:table-cell>
              <table:table-cell office:value-type="float" office:value="5492">
                <text:p>5492</text:p>
              </table:table-cell>
              <table:table-cell office:value-type="float" office:value="1544">
                <text:p>1544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397">
                <text:p>3397</text:p>
              </table:table-cell>
              <table:table-cell office:value-type="float" office:value="13524">
                <text:p>13524</text:p>
              </table:table-cell>
              <table:table-cell office:value-type="float" office:value="3848">
                <text:p>3848</text:p>
              </table:table-cell>
              <table:table-cell office:value-type="float" office:value="2170">
                <text:p>2170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9020">
                <text:p>9020</text:p>
              </table:table-cell>
              <table:table-cell office:value-type="float" office:value="25300">
                <text:p>25300</text:p>
              </table:table-cell>
              <table:table-cell office:value-type="float" office:value="6013">
                <text:p>6013</text:p>
              </table:table-cell>
              <table:table-cell office:value-type="float" office:value="4958">
                <text:p>4958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8114">
                <text:p>18114</text:p>
              </table:table-cell>
              <table:table-cell office:value-type="float" office:value="58327">
                <text:p>58327</text:p>
              </table:table-cell>
              <table:table-cell office:value-type="float" office:value="14087">
                <text:p>14087</text:p>
              </table:table-cell>
              <table:table-cell office:value-type="float" office:value="14553">
                <text:p>14553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1708">
                <text:p>41708</text:p>
              </table:table-cell>
              <table:table-cell office:value-type="float" office:value="155914">
                <text:p>155914</text:p>
              </table:table-cell>
              <table:table-cell office:value-type="float" office:value="29291">
                <text:p>29291</text:p>
              </table:table-cell>
              <table:table-cell office:value-type="float" office:value="31629">
                <text:p>31629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72870">
                <text:p>72870</text:p>
              </table:table-cell>
              <table:table-cell office:value-type="float" office:value="308798">
                <text:p>308798</text:p>
              </table:table-cell>
              <table:table-cell office:value-type="float" office:value="55486">
                <text:p>55486</text:p>
              </table:table-cell>
              <table:table-cell office:value-type="float" office:value="68667">
                <text:p>68667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93614">
                <text:p>193614</text:p>
              </table:table-cell>
              <table:table-cell office:value-type="float" office:value="874238">
                <text:p>874238</text:p>
              </table:table-cell>
              <table:table-cell office:value-type="float" office:value="135367">
                <text:p>135367</text:p>
              </table:table-cell>
              <table:table-cell office:value-type="float" office:value="175285">
                <text:p>175285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375083">
                <text:p>375083</text:p>
              </table:table-cell>
              <table:table-cell office:value-type="float" office:value="1986637">
                <text:p>1986637</text:p>
              </table:table-cell>
              <table:table-cell office:value-type="float" office:value="271820">
                <text:p>271820</text:p>
              </table:table-cell>
              <table:table-cell office:value-type="float" office:value="398001">
                <text:p>398001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777570">
                <text:p>777570</text:p>
              </table:table-cell>
              <table:table-cell office:value-type="float" office:value="4416430">
                <text:p>4416430</text:p>
              </table:table-cell>
              <table:table-cell office:value-type="float" office:value="547455">
                <text:p>547455</text:p>
              </table:table-cell>
              <table:table-cell office:value-type="float" office:value="903427">
                <text:p>903427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075166">
                <text:p>2075166</text:p>
              </table:table-cell>
              <table:table-cell office:value-type="float" office:value="11932806">
                <text:p>11932806</text:p>
              </table:table-cell>
              <table:table-cell office:value-type="float" office:value="0">
                <text:p>0</text:p>
              </table:table-cell>
              <table:table-cell office:value-type="float" office:value="2589160">
                <text:p>2589160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566774">
                <text:p>4566774</text:p>
              </table:table-cell>
              <table:table-cell office:value-type="float" office:value="25522459">
                <text:p>25522459</text:p>
              </table:table-cell>
              <table:table-cell office:value-type="float" office:value="0">
                <text:p>0</text:p>
              </table:table-cell>
              <table:table-cell office:value-type="float" office:value="5985777">
                <text:p>5985777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084866">
                <text:p>10084866</text:p>
              </table:table-cell>
              <table:table-cell office:value-type="float" office:value="56474754">
                <text:p>56474754</text:p>
              </table:table-cell>
              <table:table-cell office:value-type="float" office:value="0">
                <text:p>0</text:p>
              </table:table-cell>
              <table:table-cell office:value-type="float" office:value="13791448">
                <text:p>137914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td1.G2:std1.K17 std1.H1:std1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std1.G2:std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std1.H2:std1.H17" chart:label-cell-address="std1.H1:std1.H1" chart:class="chart:line">
            <chart:data-point chart:repeated="16"/>
          </chart:series>
          <chart:series chart:style-name="ch10" chart:values-cell-range-address="std1.I2:std1.I17" chart:label-cell-address="std1.I1:std1.I1" chart:class="chart:line">
            <chart:data-point chart:repeated="16"/>
          </chart:series>
          <chart:series chart:style-name="ch11" chart:values-cell-range-address="std1.J2:std1.J17" chart:label-cell-address="std1.J1:std1.J1" chart:class="chart:line">
            <chart:data-point chart:repeated="16"/>
          </chart:series>
          <chart:series chart:style-name="ch12" chart:values-cell-range-address="std1.K2:std1.K17" chart:label-cell-address="std1.K1:std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std1.H1:std1.H1</svg:desc>
                </draw:g>
              </table:table-cell>
              <table:table-cell office:value-type="string">
                <text:p>CDT</text:p>
                <draw:g>
                  <svg:desc>std1.I1:std1.I1</svg:desc>
                </draw:g>
              </table:table-cell>
              <table:table-cell office:value-type="string">
                <text:p>FAD</text:p>
                <draw:g>
                  <svg:desc>std1.J1:std1.J1</svg:desc>
                </draw:g>
              </table:table-cell>
              <table:table-cell office:value-type="string">
                <text:p>DEL</text:p>
                <draw:g>
                  <svg:desc>std1.K1:std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d1.G2:std1.G17</svg:desc>
                </draw:g>
              </table:table-cell>
              <table:table-cell office:value-type="float" office:value="56">
                <text:p>56</text:p>
                <draw:g>
                  <svg:desc>std1.H2:std1.H17</svg:desc>
                </draw:g>
              </table:table-cell>
              <table:table-cell office:value-type="float" office:value="218">
                <text:p>218</text:p>
                <draw:g>
                  <svg:desc>std1.I2:std1.I17</svg:desc>
                </draw:g>
              </table:table-cell>
              <table:table-cell office:value-type="float" office:value="88">
                <text:p>88</text:p>
                <draw:g>
                  <svg:desc>std1.J2:std1.J17</svg:desc>
                </draw:g>
              </table:table-cell>
              <table:table-cell office:value-type="float" office:value="46">
                <text:p>46</text:p>
                <draw:g>
                  <svg:desc>std1.K2:std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3">
                <text:p>153</text:p>
              </table:table-cell>
              <table:table-cell office:value-type="float" office:value="489">
                <text:p>489</text:p>
              </table:table-cell>
              <table:table-cell office:value-type="float" office:value="172">
                <text:p>17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77">
                <text:p>377</text:p>
              </table:table-cell>
              <table:table-cell office:value-type="float" office:value="914">
                <text:p>914</text:p>
              </table:table-cell>
              <table:table-cell office:value-type="float" office:value="400">
                <text:p>40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680">
                <text:p>680</text:p>
              </table:table-cell>
              <table:table-cell office:value-type="float" office:value="2096">
                <text:p>2096</text:p>
              </table:table-cell>
              <table:table-cell office:value-type="float" office:value="608">
                <text:p>608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714">
                <text:p>1714</text:p>
              </table:table-cell>
              <table:table-cell office:value-type="float" office:value="5117">
                <text:p>5117</text:p>
              </table:table-cell>
              <table:table-cell office:value-type="float" office:value="1407">
                <text:p>1407</text:p>
              </table:table-cell>
              <table:table-cell office:value-type="float" office:value="1217">
                <text:p>1217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362">
                <text:p>3362</text:p>
              </table:table-cell>
              <table:table-cell office:value-type="float" office:value="12944">
                <text:p>12944</text:p>
              </table:table-cell>
              <table:table-cell office:value-type="float" office:value="3749">
                <text:p>3749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6110">
                <text:p>6110</text:p>
              </table:table-cell>
              <table:table-cell office:value-type="float" office:value="21402">
                <text:p>21402</text:p>
              </table:table-cell>
              <table:table-cell office:value-type="float" office:value="6953">
                <text:p>695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7994">
                <text:p>17994</text:p>
              </table:table-cell>
              <table:table-cell office:value-type="float" office:value="64252">
                <text:p>64252</text:p>
              </table:table-cell>
              <table:table-cell office:value-type="float" office:value="14286">
                <text:p>14286</text:p>
              </table:table-cell>
              <table:table-cell office:value-type="float" office:value="15355">
                <text:p>15355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37459">
                <text:p>37459</text:p>
              </table:table-cell>
              <table:table-cell office:value-type="float" office:value="113586">
                <text:p>113586</text:p>
              </table:table-cell>
              <table:table-cell office:value-type="float" office:value="28367">
                <text:p>28367</text:p>
              </table:table-cell>
              <table:table-cell office:value-type="float" office:value="28498">
                <text:p>28498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2315">
                <text:p>82315</text:p>
              </table:table-cell>
              <table:table-cell office:value-type="float" office:value="275249">
                <text:p>275249</text:p>
              </table:table-cell>
              <table:table-cell office:value-type="float" office:value="54426">
                <text:p>54426</text:p>
              </table:table-cell>
              <table:table-cell office:value-type="float" office:value="64974">
                <text:p>64974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91456">
                <text:p>191456</text:p>
              </table:table-cell>
              <table:table-cell office:value-type="float" office:value="881943">
                <text:p>881943</text:p>
              </table:table-cell>
              <table:table-cell office:value-type="float" office:value="133569">
                <text:p>133569</text:p>
              </table:table-cell>
              <table:table-cell office:value-type="float" office:value="170283">
                <text:p>170283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10676">
                <text:p>410676</text:p>
              </table:table-cell>
              <table:table-cell office:value-type="float" office:value="2004107">
                <text:p>2004107</text:p>
              </table:table-cell>
              <table:table-cell office:value-type="float" office:value="267820">
                <text:p>267820</text:p>
              </table:table-cell>
              <table:table-cell office:value-type="float" office:value="398725">
                <text:p>398725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832067">
                <text:p>832067</text:p>
              </table:table-cell>
              <table:table-cell office:value-type="float" office:value="4431734">
                <text:p>4431734</text:p>
              </table:table-cell>
              <table:table-cell office:value-type="float" office:value="543055">
                <text:p>543055</text:p>
              </table:table-cell>
              <table:table-cell office:value-type="float" office:value="888075">
                <text:p>888075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258893">
                <text:p>2258893</text:p>
              </table:table-cell>
              <table:table-cell office:value-type="float" office:value="11931519">
                <text:p>11931519</text:p>
              </table:table-cell>
              <table:table-cell office:value-type="float" office:value="0">
                <text:p>0</text:p>
              </table:table-cell>
              <table:table-cell office:value-type="float" office:value="2551242">
                <text:p>2551242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892584">
                <text:p>4892584</text:p>
              </table:table-cell>
              <table:table-cell office:value-type="float" office:value="25657422">
                <text:p>25657422</text:p>
              </table:table-cell>
              <table:table-cell office:value-type="float" office:value="0">
                <text:p>0</text:p>
              </table:table-cell>
              <table:table-cell office:value-type="float" office:value="5703559">
                <text:p>5703559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083993">
                <text:p>10083993</text:p>
              </table:table-cell>
              <table:table-cell office:value-type="float" office:value="56679590">
                <text:p>56679590</text:p>
              </table:table-cell>
              <table:table-cell office:value-type="float" office:value="0">
                <text:p>0</text:p>
              </table:table-cell>
              <table:table-cell office:value-type="float" office:value="13812063">
                <text:p>138120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td2.G2:std2.K17 std2.H1:std2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std2.G2:std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std2.H2:std2.H17" chart:label-cell-address="std2.H1:std2.H1" chart:class="chart:line">
            <chart:data-point chart:repeated="16"/>
          </chart:series>
          <chart:series chart:style-name="ch10" chart:values-cell-range-address="std2.I2:std2.I17" chart:label-cell-address="std2.I1:std2.I1" chart:class="chart:line">
            <chart:data-point chart:repeated="16"/>
          </chart:series>
          <chart:series chart:style-name="ch11" chart:values-cell-range-address="std2.J2:std2.J17" chart:label-cell-address="std2.J1:std2.J1" chart:class="chart:line">
            <chart:data-point chart:repeated="16"/>
          </chart:series>
          <chart:series chart:style-name="ch12" chart:values-cell-range-address="std2.K2:std2.K17" chart:label-cell-address="std2.K1:std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std2.H1:std2.H1</svg:desc>
                </draw:g>
              </table:table-cell>
              <table:table-cell office:value-type="string">
                <text:p>CDT</text:p>
                <draw:g>
                  <svg:desc>std2.I1:std2.I1</svg:desc>
                </draw:g>
              </table:table-cell>
              <table:table-cell office:value-type="string">
                <text:p>FAD</text:p>
                <draw:g>
                  <svg:desc>std2.J1:std2.J1</svg:desc>
                </draw:g>
              </table:table-cell>
              <table:table-cell office:value-type="string">
                <text:p>DEL</text:p>
                <draw:g>
                  <svg:desc>std2.K1:std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d2.G2:std2.G17</svg:desc>
                </draw:g>
              </table:table-cell>
              <table:table-cell office:value-type="float" office:value="51">
                <text:p>51</text:p>
                <draw:g>
                  <svg:desc>std2.H2:std2.H17</svg:desc>
                </draw:g>
              </table:table-cell>
              <table:table-cell office:value-type="float" office:value="191">
                <text:p>191</text:p>
                <draw:g>
                  <svg:desc>std2.I2:std2.I17</svg:desc>
                </draw:g>
              </table:table-cell>
              <table:table-cell office:value-type="float" office:value="71">
                <text:p>71</text:p>
                <draw:g>
                  <svg:desc>std2.J2:std2.J17</svg:desc>
                </draw:g>
              </table:table-cell>
              <table:table-cell office:value-type="float" office:value="40">
                <text:p>40</text:p>
                <draw:g>
                  <svg:desc>std2.K2:std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2">
                <text:p>152</text:p>
              </table:table-cell>
              <table:table-cell office:value-type="float" office:value="454">
                <text:p>454</text:p>
              </table:table-cell>
              <table:table-cell office:value-type="float" office:value="167">
                <text:p>16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66">
                <text:p>366</text:p>
              </table:table-cell>
              <table:table-cell office:value-type="float" office:value="894">
                <text:p>894</text:p>
              </table:table-cell>
              <table:table-cell office:value-type="float" office:value="331">
                <text:p>33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714">
                <text:p>714</text:p>
              </table:table-cell>
              <table:table-cell office:value-type="float" office:value="2034">
                <text:p>2034</text:p>
              </table:table-cell>
              <table:table-cell office:value-type="float" office:value="572">
                <text:p>57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848">
                <text:p>1848</text:p>
              </table:table-cell>
              <table:table-cell office:value-type="float" office:value="4967">
                <text:p>4967</text:p>
              </table:table-cell>
              <table:table-cell office:value-type="float" office:value="1719">
                <text:p>1719</text:p>
              </table:table-cell>
              <table:table-cell office:value-type="float" office:value="1218">
                <text:p>1218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364">
                <text:p>4364</text:p>
              </table:table-cell>
              <table:table-cell office:value-type="float" office:value="13908">
                <text:p>13908</text:p>
              </table:table-cell>
              <table:table-cell office:value-type="float" office:value="3833">
                <text:p>3833</text:p>
              </table:table-cell>
              <table:table-cell office:value-type="float" office:value="3310">
                <text:p>3310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289">
                <text:p>7289</text:p>
              </table:table-cell>
              <table:table-cell office:value-type="float" office:value="20825">
                <text:p>20825</text:p>
              </table:table-cell>
              <table:table-cell office:value-type="float" office:value="5633">
                <text:p>5633</text:p>
              </table:table-cell>
              <table:table-cell office:value-type="float" office:value="4373">
                <text:p>4373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8452">
                <text:p>18452</text:p>
              </table:table-cell>
              <table:table-cell office:value-type="float" office:value="56118">
                <text:p>56118</text:p>
              </table:table-cell>
              <table:table-cell office:value-type="float" office:value="14829">
                <text:p>14829</text:p>
              </table:table-cell>
              <table:table-cell office:value-type="float" office:value="14892">
                <text:p>14892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37393">
                <text:p>37393</text:p>
              </table:table-cell>
              <table:table-cell office:value-type="float" office:value="128714">
                <text:p>128714</text:p>
              </table:table-cell>
              <table:table-cell office:value-type="float" office:value="29085">
                <text:p>29085</text:p>
              </table:table-cell>
              <table:table-cell office:value-type="float" office:value="33803">
                <text:p>3380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77445">
                <text:p>77445</text:p>
              </table:table-cell>
              <table:table-cell office:value-type="float" office:value="269574">
                <text:p>269574</text:p>
              </table:table-cell>
              <table:table-cell office:value-type="float" office:value="56058">
                <text:p>56058</text:p>
              </table:table-cell>
              <table:table-cell office:value-type="float" office:value="62446">
                <text:p>62446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91251">
                <text:p>191251</text:p>
              </table:table-cell>
              <table:table-cell office:value-type="float" office:value="890232">
                <text:p>890232</text:p>
              </table:table-cell>
              <table:table-cell office:value-type="float" office:value="133111">
                <text:p>133111</text:p>
              </table:table-cell>
              <table:table-cell office:value-type="float" office:value="169035">
                <text:p>169035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04063">
                <text:p>404063</text:p>
              </table:table-cell>
              <table:table-cell office:value-type="float" office:value="1999802">
                <text:p>1999802</text:p>
              </table:table-cell>
              <table:table-cell office:value-type="float" office:value="270325">
                <text:p>270325</text:p>
              </table:table-cell>
              <table:table-cell office:value-type="float" office:value="395124">
                <text:p>395124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831312">
                <text:p>831312</text:p>
              </table:table-cell>
              <table:table-cell office:value-type="float" office:value="4408589">
                <text:p>4408589</text:p>
              </table:table-cell>
              <table:table-cell office:value-type="float" office:value="539806">
                <text:p>539806</text:p>
              </table:table-cell>
              <table:table-cell office:value-type="float" office:value="875107">
                <text:p>875107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192094">
                <text:p>2192094</text:p>
              </table:table-cell>
              <table:table-cell office:value-type="float" office:value="11935432">
                <text:p>11935432</text:p>
              </table:table-cell>
              <table:table-cell office:value-type="float" office:value="0">
                <text:p>0</text:p>
              </table:table-cell>
              <table:table-cell office:value-type="float" office:value="2552318">
                <text:p>2552318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909877">
                <text:p>4909877</text:p>
              </table:table-cell>
              <table:table-cell office:value-type="float" office:value="25740382">
                <text:p>25740382</text:p>
              </table:table-cell>
              <table:table-cell office:value-type="float" office:value="0">
                <text:p>0</text:p>
              </table:table-cell>
              <table:table-cell office:value-type="float" office:value="5743302">
                <text:p>5743302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093894">
                <text:p>10093894</text:p>
              </table:table-cell>
              <table:table-cell office:value-type="float" office:value="56813260">
                <text:p>56813260</text:p>
              </table:table-cell>
              <table:table-cell office:value-type="float" office:value="0">
                <text:p>0</text:p>
              </table:table-cell>
              <table:table-cell office:value-type="float" office:value="13382915">
                <text:p>133829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std3.G2:std3.K17 std3.H1:std3.K1" chart:data-source-has-labels="both" svg:x="1.22cm" svg:y="0.279cm" svg:width="11.709cm" svg:height="8.149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std3.G2:std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std3.H2:std3.H17" chart:label-cell-address="std3.H1:std3.H1" chart:class="chart:line">
            <chart:data-point chart:repeated="16"/>
          </chart:series>
          <chart:series chart:style-name="ch10" chart:values-cell-range-address="std3.I2:std3.I17" chart:label-cell-address="std3.I1:std3.I1" chart:class="chart:line">
            <chart:data-point chart:repeated="16"/>
          </chart:series>
          <chart:series chart:style-name="ch11" chart:values-cell-range-address="std3.J2:std3.J17" chart:label-cell-address="std3.J1:std3.J1" chart:class="chart:line">
            <chart:data-point chart:repeated="16"/>
          </chart:series>
          <chart:series chart:style-name="ch12" chart:values-cell-range-address="std3.K2:std3.K17" chart:label-cell-address="std3.K1:std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std3.H1:std3.H1</svg:desc>
                </draw:g>
              </table:table-cell>
              <table:table-cell office:value-type="string">
                <text:p>CDT</text:p>
                <draw:g>
                  <svg:desc>std3.I1:std3.I1</svg:desc>
                </draw:g>
              </table:table-cell>
              <table:table-cell office:value-type="string">
                <text:p>FAD</text:p>
                <draw:g>
                  <svg:desc>std3.J1:std3.J1</svg:desc>
                </draw:g>
              </table:table-cell>
              <table:table-cell office:value-type="string">
                <text:p>DEL</text:p>
                <draw:g>
                  <svg:desc>std3.K1:std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td3.G2:std3.G17</svg:desc>
                </draw:g>
              </table:table-cell>
              <table:table-cell office:value-type="float" office:value="70">
                <text:p>70</text:p>
                <draw:g>
                  <svg:desc>std3.H2:std3.H17</svg:desc>
                </draw:g>
              </table:table-cell>
              <table:table-cell office:value-type="float" office:value="233">
                <text:p>233</text:p>
                <draw:g>
                  <svg:desc>std3.I2:std3.I17</svg:desc>
                </draw:g>
              </table:table-cell>
              <table:table-cell office:value-type="float" office:value="92">
                <text:p>92</text:p>
                <draw:g>
                  <svg:desc>std3.J2:std3.J17</svg:desc>
                </draw:g>
              </table:table-cell>
              <table:table-cell office:value-type="float" office:value="50">
                <text:p>50</text:p>
                <draw:g>
                  <svg:desc>std3.K2:std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9">
                <text:p>159</text:p>
              </table:table-cell>
              <table:table-cell office:value-type="float" office:value="451">
                <text:p>451</text:p>
              </table:table-cell>
              <table:table-cell office:value-type="float" office:value="166">
                <text:p>16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25">
                <text:p>325</text:p>
              </table:table-cell>
              <table:table-cell office:value-type="float" office:value="898">
                <text:p>898</text:p>
              </table:table-cell>
              <table:table-cell office:value-type="float" office:value="333">
                <text:p>333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631">
                <text:p>631</text:p>
              </table:table-cell>
              <table:table-cell office:value-type="float" office:value="1825">
                <text:p>1825</text:p>
              </table:table-cell>
              <table:table-cell office:value-type="float" office:value="689">
                <text:p>689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525">
                <text:p>1525</text:p>
              </table:table-cell>
              <table:table-cell office:value-type="float" office:value="4769">
                <text:p>4769</text:p>
              </table:table-cell>
              <table:table-cell office:value-type="float" office:value="1509">
                <text:p>1509</text:p>
              </table:table-cell>
              <table:table-cell office:value-type="float" office:value="1115">
                <text:p>1115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369">
                <text:p>4369</text:p>
              </table:table-cell>
              <table:table-cell office:value-type="float" office:value="10175">
                <text:p>10175</text:p>
              </table:table-cell>
              <table:table-cell office:value-type="float" office:value="3023">
                <text:p>3023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6244">
                <text:p>6244</text:p>
              </table:table-cell>
              <table:table-cell office:value-type="float" office:value="27279">
                <text:p>27279</text:p>
              </table:table-cell>
              <table:table-cell office:value-type="float" office:value="7523">
                <text:p>7523</text:p>
              </table:table-cell>
              <table:table-cell office:value-type="float" office:value="5496">
                <text:p>5496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7860">
                <text:p>17860</text:p>
              </table:table-cell>
              <table:table-cell office:value-type="float" office:value="59495">
                <text:p>59495</text:p>
              </table:table-cell>
              <table:table-cell office:value-type="float" office:value="14019">
                <text:p>14019</text:p>
              </table:table-cell>
              <table:table-cell office:value-type="float" office:value="14069">
                <text:p>14069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37913">
                <text:p>37913</text:p>
              </table:table-cell>
              <table:table-cell office:value-type="float" office:value="143686">
                <text:p>143686</text:p>
              </table:table-cell>
              <table:table-cell office:value-type="float" office:value="27614">
                <text:p>27614</text:p>
              </table:table-cell>
              <table:table-cell office:value-type="float" office:value="28614">
                <text:p>28614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75132">
                <text:p>75132</text:p>
              </table:table-cell>
              <table:table-cell office:value-type="float" office:value="299385">
                <text:p>299385</text:p>
              </table:table-cell>
              <table:table-cell office:value-type="float" office:value="57340">
                <text:p>57340</text:p>
              </table:table-cell>
              <table:table-cell office:value-type="float" office:value="66528">
                <text:p>66528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190381">
                <text:p>190381</text:p>
              </table:table-cell>
              <table:table-cell office:value-type="float" office:value="871184">
                <text:p>871184</text:p>
              </table:table-cell>
              <table:table-cell office:value-type="float" office:value="136702">
                <text:p>136702</text:p>
              </table:table-cell>
              <table:table-cell office:value-type="float" office:value="172338">
                <text:p>172338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05051">
                <text:p>405051</text:p>
              </table:table-cell>
              <table:table-cell office:value-type="float" office:value="2009505">
                <text:p>2009505</text:p>
              </table:table-cell>
              <table:table-cell office:value-type="float" office:value="268682">
                <text:p>268682</text:p>
              </table:table-cell>
              <table:table-cell office:value-type="float" office:value="390686">
                <text:p>390686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833793">
                <text:p>833793</text:p>
              </table:table-cell>
              <table:table-cell office:value-type="float" office:value="4413692">
                <text:p>4413692</text:p>
              </table:table-cell>
              <table:table-cell office:value-type="float" office:value="543339">
                <text:p>543339</text:p>
              </table:table-cell>
              <table:table-cell office:value-type="float" office:value="877545">
                <text:p>877545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185503">
                <text:p>2185503</text:p>
              </table:table-cell>
              <table:table-cell office:value-type="float" office:value="11967801">
                <text:p>11967801</text:p>
              </table:table-cell>
              <table:table-cell office:value-type="float" office:value="0">
                <text:p>0</text:p>
              </table:table-cell>
              <table:table-cell office:value-type="float" office:value="2541311">
                <text:p>2541311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4916235">
                <text:p>4916235</text:p>
              </table:table-cell>
              <table:table-cell office:value-type="float" office:value="25880098">
                <text:p>25880098</text:p>
              </table:table-cell>
              <table:table-cell office:value-type="float" office:value="0">
                <text:p>0</text:p>
              </table:table-cell>
              <table:table-cell office:value-type="float" office:value="5787363">
                <text:p>5787363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0029737">
                <text:p>10029737</text:p>
              </table:table-cell>
              <table:table-cell office:value-type="float" office:value="57436959">
                <text:p>57436959</text:p>
              </table:table-cell>
              <table:table-cell office:value-type="float" office:value="0">
                <text:p>0</text:p>
              </table:table-cell>
              <table:table-cell office:value-type="float" office:value="13517295">
                <text:p>135172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gam1.G2:gam1.K17 gam1.H1:gam1.K1" chart:data-source-has-labels="both" svg:x="1.22cm" svg:y="0.278cm" svg:width="11.709cm" svg:height="8.15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gam1.G2:gam1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gam1.H2:gam1.H17" chart:label-cell-address="gam1.H1:gam1.H1" chart:class="chart:line">
            <chart:data-point chart:repeated="16"/>
          </chart:series>
          <chart:series chart:style-name="ch10" chart:values-cell-range-address="gam1.I2:gam1.I17" chart:label-cell-address="gam1.I1:gam1.I1" chart:class="chart:line">
            <chart:data-point chart:repeated="16"/>
          </chart:series>
          <chart:series chart:style-name="ch11" chart:values-cell-range-address="gam1.J2:gam1.J17" chart:label-cell-address="gam1.J1:gam1.J1" chart:class="chart:line">
            <chart:data-point chart:repeated="16"/>
          </chart:series>
          <chart:series chart:style-name="ch12" chart:values-cell-range-address="gam1.K2:gam1.K17" chart:label-cell-address="gam1.K1:gam1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gam1.H1:gam1.H1</svg:desc>
                </draw:g>
              </table:table-cell>
              <table:table-cell office:value-type="string">
                <text:p>CDT</text:p>
                <draw:g>
                  <svg:desc>gam1.I1:gam1.I1</svg:desc>
                </draw:g>
              </table:table-cell>
              <table:table-cell office:value-type="string">
                <text:p>FAD</text:p>
                <draw:g>
                  <svg:desc>gam1.J1:gam1.J1</svg:desc>
                </draw:g>
              </table:table-cell>
              <table:table-cell office:value-type="string">
                <text:p>DEL</text:p>
                <draw:g>
                  <svg:desc>gam1.K1:gam1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gam1.G2:gam1.G17</svg:desc>
                </draw:g>
              </table:table-cell>
              <table:table-cell office:value-type="float" office:value="68">
                <text:p>68</text:p>
                <draw:g>
                  <svg:desc>gam1.H2:gam1.H17</svg:desc>
                </draw:g>
              </table:table-cell>
              <table:table-cell office:value-type="float" office:value="227">
                <text:p>227</text:p>
                <draw:g>
                  <svg:desc>gam1.I2:gam1.I17</svg:desc>
                </draw:g>
              </table:table-cell>
              <table:table-cell office:value-type="float" office:value="101">
                <text:p>101</text:p>
                <draw:g>
                  <svg:desc>gam1.J2:gam1.J17</svg:desc>
                </draw:g>
              </table:table-cell>
              <table:table-cell office:value-type="float" office:value="39">
                <text:p>39</text:p>
                <draw:g>
                  <svg:desc>gam1.K2:gam1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89">
                <text:p>189</text:p>
              </table:table-cell>
              <table:table-cell office:value-type="float" office:value="518">
                <text:p>518</text:p>
              </table:table-cell>
              <table:table-cell office:value-type="float" office:value="228">
                <text:p>22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93">
                <text:p>393</text:p>
              </table:table-cell>
              <table:table-cell office:value-type="float" office:value="1126">
                <text:p>1126</text:p>
              </table:table-cell>
              <table:table-cell office:value-type="float" office:value="485">
                <text:p>4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674">
                <text:p>674</text:p>
              </table:table-cell>
              <table:table-cell office:value-type="float" office:value="2292">
                <text:p>2292</text:p>
              </table:table-cell>
              <table:table-cell office:value-type="float" office:value="1028">
                <text:p>102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911">
                <text:p>1911</text:p>
              </table:table-cell>
              <table:table-cell office:value-type="float" office:value="6947">
                <text:p>6947</text:p>
              </table:table-cell>
              <table:table-cell office:value-type="float" office:value="3455">
                <text:p>3455</text:p>
              </table:table-cell>
              <table:table-cell office:value-type="float" office:value="1123">
                <text:p>1123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844">
                <text:p>3844</text:p>
              </table:table-cell>
              <table:table-cell office:value-type="float" office:value="18007">
                <text:p>18007</text:p>
              </table:table-cell>
              <table:table-cell office:value-type="float" office:value="9370">
                <text:p>9370</text:p>
              </table:table-cell>
              <table:table-cell office:value-type="float" office:value="2156">
                <text:p>2156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7354">
                <text:p>7354</text:p>
              </table:table-cell>
              <table:table-cell office:value-type="float" office:value="28357">
                <text:p>28357</text:p>
              </table:table-cell>
              <table:table-cell office:value-type="float" office:value="18586">
                <text:p>18586</text:p>
              </table:table-cell>
              <table:table-cell office:value-type="float" office:value="5196">
                <text:p>5196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9562">
                <text:p>19562</text:p>
              </table:table-cell>
              <table:table-cell office:value-type="float" office:value="71552">
                <text:p>71552</text:p>
              </table:table-cell>
              <table:table-cell office:value-type="float" office:value="72659">
                <text:p>72659</text:p>
              </table:table-cell>
              <table:table-cell office:value-type="float" office:value="12824">
                <text:p>12824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51042">
                <text:p>51042</text:p>
              </table:table-cell>
              <table:table-cell office:value-type="float" office:value="141757">
                <text:p>141757</text:p>
              </table:table-cell>
              <table:table-cell office:value-type="float" office:value="211552">
                <text:p>211552</text:p>
              </table:table-cell>
              <table:table-cell office:value-type="float" office:value="31923">
                <text:p>3192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106350">
                <text:p>106350</text:p>
              </table:table-cell>
              <table:table-cell office:value-type="float" office:value="368720">
                <text:p>368720</text:p>
              </table:table-cell>
              <table:table-cell office:value-type="float" office:value="711706">
                <text:p>711706</text:p>
              </table:table-cell>
              <table:table-cell office:value-type="float" office:value="84281">
                <text:p>84281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316160">
                <text:p>316160</text:p>
              </table:table-cell>
              <table:table-cell office:value-type="float" office:value="1016206">
                <text:p>1016206</text:p>
              </table:table-cell>
              <table:table-cell office:value-type="float" office:value="3035779">
                <text:p>3035779</text:p>
              </table:table-cell>
              <table:table-cell office:value-type="float" office:value="621902">
                <text:p>621902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570231">
                <text:p>570231</text:p>
              </table:table-cell>
              <table:table-cell office:value-type="float" office:value="2309304">
                <text:p>2309304</text:p>
              </table:table-cell>
              <table:table-cell office:value-type="float" office:value="12400843">
                <text:p>12400843</text:p>
              </table:table-cell>
              <table:table-cell office:value-type="float" office:value="936813">
                <text:p>936813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1197841">
                <text:p>1197841</text:p>
              </table:table-cell>
              <table:table-cell office:value-type="float" office:value="5068585">
                <text:p>5068585</text:p>
              </table:table-cell>
              <table:table-cell office:value-type="float" office:value="52323874">
                <text:p>52323874</text:p>
              </table:table-cell>
              <table:table-cell office:value-type="float" office:value="8235257">
                <text:p>8235257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842152">
                <text:p>2842152</text:p>
              </table:table-cell>
              <table:table-cell office:value-type="float" office:value="13666292">
                <text:p>13666292</text:p>
              </table:table-cell>
              <table:table-cell office:value-type="float" office:value="0">
                <text:p>0</text:p>
              </table:table-cell>
              <table:table-cell office:value-type="float" office:value="39873534">
                <text:p>39873534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6307822">
                <text:p>6307822</text:p>
              </table:table-cell>
              <table:table-cell office:value-type="float" office:value="29088398">
                <text:p>29088398</text:p>
              </table:table-cell>
              <table:table-cell office:value-type="float" office:value="0">
                <text:p>0</text:p>
              </table:table-cell>
              <table:table-cell office:value-type="float" office:value="146392853">
                <text:p>146392853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9821658">
                <text:p>19821658</text:p>
              </table:table-cell>
              <table:table-cell office:value-type="float" office:value="64244026">
                <text:p>642440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gam2.G2:gam2.K17 gam2.H1:gam2.K1" chart:data-source-has-labels="both" svg:x="1.22cm" svg:y="0.278cm" svg:width="11.709cm" svg:height="8.15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gam2.G2:gam2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gam2.H2:gam2.H17" chart:label-cell-address="gam2.H1:gam2.H1" chart:class="chart:line">
            <chart:data-point chart:repeated="16"/>
          </chart:series>
          <chart:series chart:style-name="ch10" chart:values-cell-range-address="gam2.I2:gam2.I17" chart:label-cell-address="gam2.I1:gam2.I1" chart:class="chart:line">
            <chart:data-point chart:repeated="16"/>
          </chart:series>
          <chart:series chart:style-name="ch11" chart:values-cell-range-address="gam2.J2:gam2.J17" chart:label-cell-address="gam2.J1:gam2.J1" chart:class="chart:line">
            <chart:data-point chart:repeated="16"/>
          </chart:series>
          <chart:series chart:style-name="ch12" chart:values-cell-range-address="gam2.K2:gam2.K17" chart:label-cell-address="gam2.K1:gam2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gam2.H1:gam2.H1</svg:desc>
                </draw:g>
              </table:table-cell>
              <table:table-cell office:value-type="string">
                <text:p>CDT</text:p>
                <draw:g>
                  <svg:desc>gam2.I1:gam2.I1</svg:desc>
                </draw:g>
              </table:table-cell>
              <table:table-cell office:value-type="string">
                <text:p>FAD</text:p>
                <draw:g>
                  <svg:desc>gam2.J1:gam2.J1</svg:desc>
                </draw:g>
              </table:table-cell>
              <table:table-cell office:value-type="string">
                <text:p>DEL</text:p>
                <draw:g>
                  <svg:desc>gam2.K1:gam2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gam2.G2:gam2.G17</svg:desc>
                </draw:g>
              </table:table-cell>
              <table:table-cell office:value-type="float" office:value="68">
                <text:p>68</text:p>
                <draw:g>
                  <svg:desc>gam2.H2:gam2.H17</svg:desc>
                </draw:g>
              </table:table-cell>
              <table:table-cell office:value-type="float" office:value="282">
                <text:p>282</text:p>
                <draw:g>
                  <svg:desc>gam2.I2:gam2.I17</svg:desc>
                </draw:g>
              </table:table-cell>
              <table:table-cell office:value-type="float" office:value="126">
                <text:p>126</text:p>
                <draw:g>
                  <svg:desc>gam2.J2:gam2.J17</svg:desc>
                </draw:g>
              </table:table-cell>
              <table:table-cell office:value-type="float" office:value="47">
                <text:p>47</text:p>
                <draw:g>
                  <svg:desc>gam2.K2:gam2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63">
                <text:p>163</text:p>
              </table:table-cell>
              <table:table-cell office:value-type="float" office:value="533">
                <text:p>533</text:p>
              </table:table-cell>
              <table:table-cell office:value-type="float" office:value="234">
                <text:p>23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46">
                <text:p>346</text:p>
              </table:table-cell>
              <table:table-cell office:value-type="float" office:value="1031">
                <text:p>1031</text:p>
              </table:table-cell>
              <table:table-cell office:value-type="float" office:value="465">
                <text:p>46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655">
                <text:p>655</text:p>
              </table:table-cell>
              <table:table-cell office:value-type="float" office:value="2113">
                <text:p>2113</text:p>
              </table:table-cell>
              <table:table-cell office:value-type="float" office:value="969">
                <text:p>969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061">
                <text:p>2061</text:p>
              </table:table-cell>
              <table:table-cell office:value-type="float" office:value="5922">
                <text:p>5922</text:p>
              </table:table-cell>
              <table:table-cell office:value-type="float" office:value="4202">
                <text:p>4202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810">
                <text:p>3810</text:p>
              </table:table-cell>
              <table:table-cell office:value-type="float" office:value="16492">
                <text:p>16492</text:p>
              </table:table-cell>
              <table:table-cell office:value-type="float" office:value="7705">
                <text:p>7705</text:p>
              </table:table-cell>
              <table:table-cell office:value-type="float" office:value="2180">
                <text:p>2180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6869">
                <text:p>6869</text:p>
              </table:table-cell>
              <table:table-cell office:value-type="float" office:value="24105">
                <text:p>24105</text:p>
              </table:table-cell>
              <table:table-cell office:value-type="float" office:value="20448">
                <text:p>20448</text:p>
              </table:table-cell>
              <table:table-cell office:value-type="float" office:value="4454">
                <text:p>4454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21313">
                <text:p>21313</text:p>
              </table:table-cell>
              <table:table-cell office:value-type="float" office:value="62886">
                <text:p>62886</text:p>
              </table:table-cell>
              <table:table-cell office:value-type="float" office:value="78341">
                <text:p>78341</text:p>
              </table:table-cell>
              <table:table-cell office:value-type="float" office:value="13379">
                <text:p>13379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3232">
                <text:p>43232</text:p>
              </table:table-cell>
              <table:table-cell office:value-type="float" office:value="153416">
                <text:p>153416</text:p>
              </table:table-cell>
              <table:table-cell office:value-type="float" office:value="229812">
                <text:p>229812</text:p>
              </table:table-cell>
              <table:table-cell office:value-type="float" office:value="32497">
                <text:p>32497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3173">
                <text:p>83173</text:p>
              </table:table-cell>
              <table:table-cell office:value-type="float" office:value="328485">
                <text:p>328485</text:p>
              </table:table-cell>
              <table:table-cell office:value-type="float" office:value="791238">
                <text:p>791238</text:p>
              </table:table-cell>
              <table:table-cell office:value-type="float" office:value="100978">
                <text:p>100978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27064">
                <text:p>227064</text:p>
              </table:table-cell>
              <table:table-cell office:value-type="float" office:value="945353">
                <text:p>945353</text:p>
              </table:table-cell>
              <table:table-cell office:value-type="float" office:value="0">
                <text:p>0</text:p>
              </table:table-cell>
              <table:table-cell office:value-type="float" office:value="907080">
                <text:p>907080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67174">
                <text:p>467174</text:p>
              </table:table-cell>
              <table:table-cell office:value-type="float" office:value="2160994">
                <text:p>2160994</text:p>
              </table:table-cell>
              <table:table-cell office:value-type="float" office:value="0">
                <text:p>0</text:p>
              </table:table-cell>
              <table:table-cell office:value-type="float" office:value="1966454">
                <text:p>1966454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994601">
                <text:p>994601</text:p>
              </table:table-cell>
              <table:table-cell office:value-type="float" office:value="4803058">
                <text:p>4803058</text:p>
              </table:table-cell>
              <table:table-cell office:value-type="float" office:value="0">
                <text:p>0</text:p>
              </table:table-cell>
              <table:table-cell office:value-type="float" office:value="35559101">
                <text:p>35559101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533608">
                <text:p>2533608</text:p>
              </table:table-cell>
              <table:table-cell office:value-type="float" office:value="12897352">
                <text:p>12897352</text:p>
              </table:table-cell>
              <table:table-cell office:value-type="float" office:value="0">
                <text:p>0</text:p>
              </table:table-cell>
              <table:table-cell office:value-type="float" office:value="620426638">
                <text:p>620426638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629268">
                <text:p>5629268</text:p>
              </table:table-cell>
              <table:table-cell office:value-type="float" office:value="27389794">
                <text:p>273897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1707285">
                <text:p>11707285</text:p>
              </table:table-cell>
              <table:table-cell office:value-type="float" office:value="60466937">
                <text:p>604669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text-style style:name="N100">
      <number:text-content/>
    </number:text-style>
    <number:number-style style:name="N121" number:title="User-defined">
      <number:scientific-number number:decimal-places="0" loext:min-decimal-places="0" number:min-integer-digits="1" number:min-exponent-digits="1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21">
      <style:chart-properties chart:display-label="true" chart:logarithmic="tru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68cm" svg:y="3.454cm" style:legend-expansion="high" chart:style-name="ch2"/>
        <chart:plot-area chart:style-name="ch3" table:cell-range-address="gam3.G2:gam3.K17 gam3.H1:gam3.K1" chart:data-source-has-labels="both" svg:x="1.22cm" svg:y="0.278cm" svg:width="11.709cm" svg:height="8.15cm">
          <chartooo:coordinate-region svg:x="2.291cm" svg:y="0.478cm" svg:width="10.498cm" svg:height="6.858cm"/>
          <chart:axis chart:dimension="x" chart:name="primary-x" chart:style-name="ch4" chartooo:axis-type="auto">
            <chartooo:date-scale/>
            <chart:title svg:x="6.58cm" svg:y="8.44cm" chart:style-name="ch5">
              <text:p>points</text:p>
            </chart:title>
            <chart:categories table:cell-range-address="gam3.G2:gam3.G17"/>
          </chart:axis>
          <chart:axis chart:dimension="y" chart:name="primary-y" chart:style-name="ch6">
            <chart:title svg:x="0.34cm" svg:y="5.006cm" chart:style-name="ch7">
              <text:p>time [µs]</text:p>
            </chart:title>
            <chart:grid chart:style-name="ch8" chart:class="major"/>
          </chart:axis>
          <chart:series chart:style-name="ch9" chart:values-cell-range-address="gam3.H2:gam3.H17" chart:label-cell-address="gam3.H1:gam3.H1" chart:class="chart:line">
            <chart:data-point chart:repeated="16"/>
          </chart:series>
          <chart:series chart:style-name="ch10" chart:values-cell-range-address="gam3.I2:gam3.I17" chart:label-cell-address="gam3.I1:gam3.I1" chart:class="chart:line">
            <chart:data-point chart:repeated="16"/>
          </chart:series>
          <chart:series chart:style-name="ch11" chart:values-cell-range-address="gam3.J2:gam3.J17" chart:label-cell-address="gam3.J1:gam3.J1" chart:class="chart:line">
            <chart:data-point chart:repeated="16"/>
          </chart:series>
          <chart:series chart:style-name="ch12" chart:values-cell-range-address="gam3.K2:gam3.K17" chart:label-cell-address="gam3.K1:gam3.K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</text:p>
                <draw:g>
                  <svg:desc>gam3.H1:gam3.H1</svg:desc>
                </draw:g>
              </table:table-cell>
              <table:table-cell office:value-type="string">
                <text:p>CDT</text:p>
                <draw:g>
                  <svg:desc>gam3.I1:gam3.I1</svg:desc>
                </draw:g>
              </table:table-cell>
              <table:table-cell office:value-type="string">
                <text:p>FAD</text:p>
                <draw:g>
                  <svg:desc>gam3.J1:gam3.J1</svg:desc>
                </draw:g>
              </table:table-cell>
              <table:table-cell office:value-type="string">
                <text:p>DEL</text:p>
                <draw:g>
                  <svg:desc>gam3.K1:gam3.K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gam3.G2:gam3.G17</svg:desc>
                </draw:g>
              </table:table-cell>
              <table:table-cell office:value-type="float" office:value="75">
                <text:p>75</text:p>
                <draw:g>
                  <svg:desc>gam3.H2:gam3.H17</svg:desc>
                </draw:g>
              </table:table-cell>
              <table:table-cell office:value-type="float" office:value="289">
                <text:p>289</text:p>
                <draw:g>
                  <svg:desc>gam3.I2:gam3.I17</svg:desc>
                </draw:g>
              </table:table-cell>
              <table:table-cell office:value-type="float" office:value="128">
                <text:p>128</text:p>
                <draw:g>
                  <svg:desc>gam3.J2:gam3.J17</svg:desc>
                </draw:g>
              </table:table-cell>
              <table:table-cell office:value-type="float" office:value="37">
                <text:p>37</text:p>
                <draw:g>
                  <svg:desc>gam3.K2:gam3.K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58">
                <text:p>158</text:p>
              </table:table-cell>
              <table:table-cell office:value-type="float" office:value="543">
                <text:p>543</text:p>
              </table:table-cell>
              <table:table-cell office:value-type="float" office:value="222">
                <text:p>22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57">
                <text:p>357</text:p>
              </table:table-cell>
              <table:table-cell office:value-type="float" office:value="1093">
                <text:p>1093</text:p>
              </table:table-cell>
              <table:table-cell office:value-type="float" office:value="462">
                <text:p>46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K</text:p>
              </table:table-cell>
              <table:table-cell office:value-type="float" office:value="608">
                <text:p>608</text:p>
              </table:table-cell>
              <table:table-cell office:value-type="float" office:value="2181">
                <text:p>2181</text:p>
              </table:table-cell>
              <table:table-cell office:value-type="float" office:value="863">
                <text:p>863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476">
                <text:p>2476</text:p>
              </table:table-cell>
              <table:table-cell office:value-type="float" office:value="5792">
                <text:p>5792</text:p>
              </table:table-cell>
              <table:table-cell office:value-type="float" office:value="3507">
                <text:p>3507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5400">
                <text:p>5400</text:p>
              </table:table-cell>
              <table:table-cell office:value-type="float" office:value="17920">
                <text:p>17920</text:p>
              </table:table-cell>
              <table:table-cell office:value-type="float" office:value="9582">
                <text:p>9582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string">
                <text:p>10K</text:p>
              </table:table-cell>
              <table:table-cell office:value-type="float" office:value="8586">
                <text:p>8586</text:p>
              </table:table-cell>
              <table:table-cell office:value-type="float" office:value="24874">
                <text:p>24874</text:p>
              </table:table-cell>
              <table:table-cell office:value-type="float" office:value="20699">
                <text:p>20699</text:p>
              </table:table-cell>
              <table:table-cell office:value-type="float" office:value="5761">
                <text:p>5761</text:p>
              </table:table-cell>
            </table:table-row>
            <table:table-row>
              <table:table-cell office:value-type="string">
                <text:p>25K</text:p>
              </table:table-cell>
              <table:table-cell office:value-type="float" office:value="19575">
                <text:p>19575</text:p>
              </table:table-cell>
              <table:table-cell office:value-type="float" office:value="69008">
                <text:p>69008</text:p>
              </table:table-cell>
              <table:table-cell office:value-type="float" office:value="93512">
                <text:p>93512</text:p>
              </table:table-cell>
              <table:table-cell office:value-type="float" office:value="13041">
                <text:p>13041</text:p>
              </table:table-cell>
            </table:table-row>
            <table:table-row>
              <table:table-cell office:value-type="string">
                <text:p>50K</text:p>
              </table:table-cell>
              <table:table-cell office:value-type="float" office:value="43940">
                <text:p>43940</text:p>
              </table:table-cell>
              <table:table-cell office:value-type="float" office:value="149595">
                <text:p>149595</text:p>
              </table:table-cell>
              <table:table-cell office:value-type="float" office:value="241581">
                <text:p>241581</text:p>
              </table:table-cell>
              <table:table-cell office:value-type="float" office:value="33263">
                <text:p>33263</text:p>
              </table:table-cell>
            </table:table-row>
            <table:table-row>
              <table:table-cell office:value-type="string">
                <text:p>100K</text:p>
              </table:table-cell>
              <table:table-cell office:value-type="float" office:value="84085">
                <text:p>84085</text:p>
              </table:table-cell>
              <table:table-cell office:value-type="float" office:value="319701">
                <text:p>319701</text:p>
              </table:table-cell>
              <table:table-cell office:value-type="float" office:value="771805">
                <text:p>771805</text:p>
              </table:table-cell>
              <table:table-cell office:value-type="float" office:value="100153">
                <text:p>100153</text:p>
              </table:table-cell>
            </table:table-row>
            <table:table-row>
              <table:table-cell office:value-type="string">
                <text:p>250K</text:p>
              </table:table-cell>
              <table:table-cell office:value-type="float" office:value="223647">
                <text:p>223647</text:p>
              </table:table-cell>
              <table:table-cell office:value-type="float" office:value="949576">
                <text:p>949576</text:p>
              </table:table-cell>
              <table:table-cell office:value-type="float" office:value="0">
                <text:p>0</text:p>
              </table:table-cell>
              <table:table-cell office:value-type="float" office:value="903252">
                <text:p>903252</text:p>
              </table:table-cell>
            </table:table-row>
            <table:table-row>
              <table:table-cell office:value-type="string">
                <text:p>500K</text:p>
              </table:table-cell>
              <table:table-cell office:value-type="float" office:value="466013">
                <text:p>466013</text:p>
              </table:table-cell>
              <table:table-cell office:value-type="float" office:value="2162135">
                <text:p>2162135</text:p>
              </table:table-cell>
              <table:table-cell office:value-type="float" office:value="0">
                <text:p>0</text:p>
              </table:table-cell>
              <table:table-cell office:value-type="float" office:value="1976025">
                <text:p>1976025</text:p>
              </table:table-cell>
            </table:table-row>
            <table:table-row>
              <table:table-cell office:value-type="string">
                <text:p>1M</text:p>
              </table:table-cell>
              <table:table-cell office:value-type="float" office:value="993688">
                <text:p>993688</text:p>
              </table:table-cell>
              <table:table-cell office:value-type="float" office:value="4825235">
                <text:p>4825235</text:p>
              </table:table-cell>
              <table:table-cell office:value-type="float" office:value="0">
                <text:p>0</text:p>
              </table:table-cell>
              <table:table-cell office:value-type="float" office:value="36340078">
                <text:p>36340078</text:p>
              </table:table-cell>
            </table:table-row>
            <table:table-row>
              <table:table-cell office:value-type="string">
                <text:p>2.5M</text:p>
              </table:table-cell>
              <table:table-cell office:value-type="float" office:value="2677017">
                <text:p>2677017</text:p>
              </table:table-cell>
              <table:table-cell office:value-type="float" office:value="12899634">
                <text:p>12899634</text:p>
              </table:table-cell>
              <table:table-cell office:value-type="float" office:value="0">
                <text:p>0</text:p>
              </table:table-cell>
              <table:table-cell office:value-type="float" office:value="636913112">
                <text:p>636913112</text:p>
              </table:table-cell>
            </table:table-row>
            <table:table-row>
              <table:table-cell office:value-type="string">
                <text:p>5M</text:p>
              </table:table-cell>
              <table:table-cell office:value-type="float" office:value="5838369">
                <text:p>5838369</text:p>
              </table:table-cell>
              <table:table-cell office:value-type="float" office:value="29759127">
                <text:p>29759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M</text:p>
              </table:table-cell>
              <table:table-cell office:value-type="float" office:value="11602287">
                <text:p>11602287</text:p>
              </table:table-cell>
              <table:table-cell office:value-type="float" office:value="64285053">
                <text:p>642850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